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0"/>
    <style:style style:name="ce4" style:family="table-cell" style:parent-style-name="Default" style:data-style-name="N61"/>
    <style:style style:name="ce5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8"/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4"/>
        <table:table-row table:style-name="ro1">
          <table:table-cell table:style-name="ce1" office:value-type="string">
            <text:p>ring.c derk.c Output</text:p>
          </table:table-cell>
          <table:table-cell table:style-name="ce2" table:number-columns-repeated="4"/>
          <table:table-cell/>
          <table:table-cell table:style-name="ce2" table:number-columns-repeated="2"/>
          <table:table-cell table:number-columns-repeated="3"/>
          <table:table-cell table:style-name="Default" table:number-columns-repeated="2"/>
        </table:table-row>
        <table:table-row table:style-name="ro2">
          <table:table-cell table:style-name="ce2" office:value-type="string">
            <text:p>1-T/Tc</text:p>
          </table:table-cell>
          <table:table-cell table:style-name="ce2" office:value-type="string">
            <text:p>l</text:p>
          </table:table-cell>
          <table:table-cell table:style-name="ce2" office:value-type="string">
            <text:p>K</text:p>
          </table:table-cell>
          <table:table-cell table:style-name="ce2" office:value-type="string">
            <text:p>y</text:p>
          </table:table-cell>
          <table:table-cell table:style-name="ce2"/>
          <table:table-cell/>
          <table:table-cell table:style-name="ce2" office:value-type="string">
            <text:p>superfl frac</text:p>
          </table:table-cell>
          <table:table-cell table:style-name="ce2" office:value-type="string">
            <text:p>a0/kr</text:p>
          </table:table-cell>
          <table:table-cell table:number-columns-repeated="3"/>
          <table:table-cell table:style-name="Default" table:number-columns-repeated="2"/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4.2856">
            <text:p>14.29</text:p>
          </table:table-cell>
          <table:table-cell office:value-type="float" office:value="5.00017">
            <text:p>5</text:p>
          </table:table-cell>
          <table:table-cell office:value-type="float" office:value="0.00000675029">
            <text:p>6.75E-006</text:p>
          </table:table-cell>
          <table:table-cell table:number-columns-repeated="2"/>
          <table:table-cell table:style-name="ce3" office:value-type="float" office:value="0.0000101079">
            <text:p>1.01E-005</text:p>
          </table:table-cell>
          <table:table-cell office:value-type="float" office:value="809642">
            <text:p>809642</text:p>
          </table:table-cell>
          <table:table-cell table:number-columns-repeated="5"/>
        </table:table-row>
        <table:table-row table:style-name="ro3">
          <table:table-cell office:value-type="float" office:value="0.0000000125893">
            <text:p>1.26E-008</text:p>
          </table:table-cell>
          <table:table-cell office:value-type="float" office:value="14.131">
            <text:p>14.13</text:p>
          </table:table-cell>
          <table:table-cell office:value-type="float" office:value="5.00048">
            <text:p>5</text:p>
          </table:table-cell>
          <table:table-cell office:value-type="float" office:value="0.00000675209">
            <text:p>6.75E-006</text:p>
          </table:table-cell>
          <table:table-cell table:number-columns-repeated="2"/>
          <table:table-cell table:style-name="ce3" office:value-type="float" office:value="0.0000117986">
            <text:p>1.18E-005</text:p>
          </table:table-cell>
          <table:table-cell office:value-type="float" office:value="693625">
            <text:p>693625</text:p>
          </table:table-cell>
          <table:table-cell table:number-columns-repeated="5"/>
        </table:table-row>
        <table:table-row table:style-name="ro3">
          <table:table-cell office:value-type="float" office:value="0.0000000158489">
            <text:p>1.58E-008</text:p>
          </table:table-cell>
          <table:table-cell office:value-type="float" office:value="13.9763">
            <text:p>13.98</text:p>
          </table:table-cell>
          <table:table-cell office:value-type="float" office:value="5.00029">
            <text:p>5</text:p>
          </table:table-cell>
          <table:table-cell office:value-type="float" office:value="0.00000675098">
            <text:p>6.75E-006</text:p>
          </table:table-cell>
          <table:table-cell table:number-columns-repeated="2"/>
          <table:table-cell table:style-name="ce3" office:value-type="float" office:value="0.0000137721">
            <text:p>1.38E-005</text:p>
          </table:table-cell>
          <table:table-cell office:value-type="float" office:value="594231">
            <text:p>594231</text:p>
          </table:table-cell>
          <table:table-cell table:number-columns-repeated="5"/>
        </table:table-row>
        <table:table-row table:style-name="ro3">
          <table:table-cell office:value-type="float" office:value="0.0000000199526">
            <text:p>2.00E-008</text:p>
          </table:table-cell>
          <table:table-cell office:value-type="float" office:value="13.8216">
            <text:p>13.82</text:p>
          </table:table-cell>
          <table:table-cell office:value-type="float" office:value="5.0001">
            <text:p>5</text:p>
          </table:table-cell>
          <table:table-cell office:value-type="float" office:value="0.00000674987">
            <text:p>6.75E-006</text:p>
          </table:table-cell>
          <table:table-cell table:number-columns-repeated="2"/>
          <table:table-cell table:style-name="ce3" office:value-type="float" office:value="0.0000160757">
            <text:p>1.61E-005</text:p>
          </table:table-cell>
          <table:table-cell office:value-type="float" office:value="509081">
            <text:p>509081</text:p>
          </table:table-cell>
          <table:table-cell table:number-columns-repeated="5"/>
        </table:table-row>
        <table:table-row table:style-name="ro3">
          <table:table-cell office:value-type="float" office:value="0.0000000251189">
            <text:p>2.51E-008</text:p>
          </table:table-cell>
          <table:table-cell office:value-type="float" office:value="13.667">
            <text:p>13.67</text:p>
          </table:table-cell>
          <table:table-cell office:value-type="float" office:value="5.00041">
            <text:p>5</text:p>
          </table:table-cell>
          <table:table-cell office:value-type="float" office:value="0.00000675167">
            <text:p>6.75E-006</text:p>
          </table:table-cell>
          <table:table-cell table:number-columns-repeated="2"/>
          <table:table-cell table:style-name="ce3" office:value-type="float" office:value="0.0000187645">
            <text:p>1.88E-005</text:p>
          </table:table-cell>
          <table:table-cell office:value-type="float" office:value="436132">
            <text:p>436132</text:p>
          </table:table-cell>
          <table:table-cell table:number-columns-repeated="5"/>
        </table:table-row>
        <table:table-row table:style-name="ro3">
          <table:table-cell office:value-type="float" office:value="0.0000000316228">
            <text:p>3.16E-008</text:p>
          </table:table-cell>
          <table:table-cell office:value-type="float" office:value="13.5123">
            <text:p>13.51</text:p>
          </table:table-cell>
          <table:table-cell office:value-type="float" office:value="5.00022">
            <text:p>5</text:p>
          </table:table-cell>
          <table:table-cell office:value-type="float" office:value="0.00000675057">
            <text:p>6.75E-006</text:p>
          </table:table-cell>
          <table:table-cell table:number-columns-repeated="2"/>
          <table:table-cell table:style-name="ce3" office:value-type="float" office:value="0.0000219031">
            <text:p>2.19E-005</text:p>
          </table:table-cell>
          <table:table-cell office:value-type="float" office:value="373636">
            <text:p>373636</text:p>
          </table:table-cell>
          <table:table-cell table:number-columns-repeated="5"/>
        </table:table-row>
        <table:table-row table:style-name="ro3">
          <table:table-cell office:value-type="float" office:value="0.0000000398107">
            <text:p>3.98E-008</text:p>
          </table:table-cell>
          <table:table-cell office:value-type="float" office:value="13.3576">
            <text:p>13.36</text:p>
          </table:table-cell>
          <table:table-cell office:value-type="float" office:value="5.00003">
            <text:p>5</text:p>
          </table:table-cell>
          <table:table-cell office:value-type="float" office:value="0.00000674946">
            <text:p>6.75E-006</text:p>
          </table:table-cell>
          <table:table-cell table:number-columns-repeated="2"/>
          <table:table-cell table:style-name="ce3" office:value-type="float" office:value="0.0000255667">
            <text:p>2.56E-005</text:p>
          </table:table-cell>
          <table:table-cell office:value-type="float" office:value="320096">
            <text:p>320096</text:p>
          </table:table-cell>
          <table:table-cell table:number-columns-repeated="5"/>
        </table:table-row>
        <table:table-row table:style-name="ro3">
          <table:table-cell office:value-type="float" office:value="0.0000000501187">
            <text:p>5.01E-008</text:p>
          </table:table-cell>
          <table:table-cell office:value-type="float" office:value="13.203">
            <text:p>13.2</text:p>
          </table:table-cell>
          <table:table-cell office:value-type="float" office:value="5.00033">
            <text:p>5</text:p>
          </table:table-cell>
          <table:table-cell office:value-type="float" office:value="0.00000675126">
            <text:p>6.75E-006</text:p>
          </table:table-cell>
          <table:table-cell table:number-columns-repeated="2"/>
          <table:table-cell table:style-name="ce3" office:value-type="float" office:value="0.0000298431">
            <text:p>2.98E-005</text:p>
          </table:table-cell>
          <table:table-cell office:value-type="float" office:value="274228">
            <text:p>274228</text:p>
          </table:table-cell>
          <table:table-cell table:number-columns-repeated="5"/>
        </table:table-row>
        <table:table-row table:style-name="ro3">
          <table:table-cell office:value-type="float" office:value="0.0000000630957">
            <text:p>6.31E-008</text:p>
          </table:table-cell>
          <table:table-cell office:value-type="float" office:value="13.0483">
            <text:p>13.05</text:p>
          </table:table-cell>
          <table:table-cell office:value-type="float" office:value="5.00014">
            <text:p>5</text:p>
          </table:table-cell>
          <table:table-cell office:value-type="float" office:value="0.00000675015">
            <text:p>6.75E-006</text:p>
          </table:table-cell>
          <table:table-cell table:number-columns-repeated="2"/>
          <table:table-cell table:style-name="ce3" office:value-type="float" office:value="0.0000348348">
            <text:p>3.48E-005</text:p>
          </table:table-cell>
          <table:table-cell office:value-type="float" office:value="234932">
            <text:p>234932</text:p>
          </table:table-cell>
          <table:table-cell table:number-columns-repeated="5"/>
        </table:table-row>
        <table:table-row table:style-name="ro3">
          <table:table-cell office:value-type="float" office:value="0.0000000794328">
            <text:p>7.94E-008</text:p>
          </table:table-cell>
          <table:table-cell office:value-type="float" office:value="12.8937">
            <text:p>12.89</text:p>
          </table:table-cell>
          <table:table-cell office:value-type="float" office:value="5.00045">
            <text:p>5</text:p>
          </table:table-cell>
          <table:table-cell office:value-type="float" office:value="0.00000675196">
            <text:p>6.75E-006</text:p>
          </table:table-cell>
          <table:table-cell table:number-columns-repeated="2"/>
          <table:table-cell table:style-name="ce3" office:value-type="float" office:value="0.0000406613">
            <text:p>4.07E-005</text:p>
          </table:table-cell>
          <table:table-cell office:value-type="float" office:value="201268">
            <text:p>201268</text:p>
          </table:table-cell>
          <table:table-cell table:number-columns-repeated="5"/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12.739">
            <text:p>12.74</text:p>
          </table:table-cell>
          <table:table-cell office:value-type="float" office:value="5.00026">
            <text:p>5</text:p>
          </table:table-cell>
          <table:table-cell office:value-type="float" office:value="0.00000675085">
            <text:p>6.75E-006</text:p>
          </table:table-cell>
          <table:table-cell table:number-columns-repeated="2"/>
          <table:table-cell table:style-name="ce3" office:value-type="float" office:value="0.0000474625">
            <text:p>4.75E-005</text:p>
          </table:table-cell>
          <table:table-cell office:value-type="float" office:value="172427">
            <text:p>172427</text:p>
          </table:table-cell>
          <table:table-cell table:number-columns-repeated="5"/>
        </table:table-row>
        <table:table-row table:style-name="ro3">
          <table:table-cell office:value-type="float" office:value="0.000000125893">
            <text:p>1.26E-007</text:p>
          </table:table-cell>
          <table:table-cell office:value-type="float" office:value="12.5843">
            <text:p>12.58</text:p>
          </table:table-cell>
          <table:table-cell office:value-type="float" office:value="5.00007">
            <text:p>5</text:p>
          </table:table-cell>
          <table:table-cell office:value-type="float" office:value="0.00000674974">
            <text:p>6.75E-006</text:p>
          </table:table-cell>
          <table:table-cell table:number-columns-repeated="2"/>
          <table:table-cell table:style-name="ce3" office:value-type="float" office:value="0.0000554012">
            <text:p>5.54E-005</text:p>
          </table:table-cell>
          <table:table-cell office:value-type="float" office:value="147719">
            <text:p>147719</text:p>
          </table:table-cell>
          <table:table-cell table:number-columns-repeated="5"/>
        </table:table-row>
        <table:table-row table:style-name="ro3">
          <table:table-cell office:value-type="float" office:value="0.000000158489">
            <text:p>1.58E-007</text:p>
          </table:table-cell>
          <table:table-cell office:value-type="float" office:value="12.4297">
            <text:p>12.43</text:p>
          </table:table-cell>
          <table:table-cell office:value-type="float" office:value="5.00038">
            <text:p>5</text:p>
          </table:table-cell>
          <table:table-cell office:value-type="float" office:value="0.00000675155">
            <text:p>6.75E-006</text:p>
          </table:table-cell>
          <table:table-cell table:number-columns-repeated="2"/>
          <table:table-cell table:style-name="ce3" office:value-type="float" office:value="0.0000646678">
            <text:p>6.47E-005</text:p>
          </table:table-cell>
          <table:table-cell office:value-type="float" office:value="126552">
            <text:p>126552</text:p>
          </table:table-cell>
          <table:table-cell table:number-columns-repeated="5"/>
        </table:table-row>
        <table:table-row table:style-name="ro3">
          <table:table-cell office:value-type="float" office:value="0.000000199526">
            <text:p>2.00E-007</text:p>
          </table:table-cell>
          <table:table-cell office:value-type="float" office:value="12.275">
            <text:p>12.28</text:p>
          </table:table-cell>
          <table:table-cell office:value-type="float" office:value="5.00019">
            <text:p>5</text:p>
          </table:table-cell>
          <table:table-cell office:value-type="float" office:value="0.00000675044">
            <text:p>6.75E-006</text:p>
          </table:table-cell>
          <table:table-cell table:number-columns-repeated="2"/>
          <table:table-cell table:style-name="ce3" office:value-type="float" office:value="0.0000754844">
            <text:p>7.55E-005</text:p>
          </table:table-cell>
          <table:table-cell office:value-type="float" office:value="108417">
            <text:p>108417</text:p>
          </table:table-cell>
          <table:table-cell table:number-columns-repeated="5"/>
        </table:table-row>
        <table:table-row table:style-name="ro3">
          <table:table-cell office:value-type="float" office:value="0.000000251189">
            <text:p>2.51E-007</text:p>
          </table:table-cell>
          <table:table-cell office:value-type="float" office:value="12.1203">
            <text:p>12.12</text:p>
          </table:table-cell>
          <table:table-cell office:value-type="float" office:value="5">
            <text:p>5</text:p>
          </table:table-cell>
          <table:table-cell office:value-type="float" office:value="0.00000674934">
            <text:p>6.75E-006</text:p>
          </table:table-cell>
          <table:table-cell table:number-columns-repeated="2"/>
          <table:table-cell table:style-name="ce3" office:value-type="float" office:value="0.0000881101">
            <text:p>8.81E-005</text:p>
          </table:table-cell>
          <table:table-cell office:value-type="float" office:value="92881.6">
            <text:p>92881.6</text:p>
          </table:table-cell>
          <table:table-cell table:number-columns-repeated="5"/>
        </table:table-row>
        <table:table-row table:style-name="ro3">
          <table:table-cell office:value-type="float" office:value="0.000000316228">
            <text:p>3.16E-007</text:p>
          </table:table-cell>
          <table:table-cell office:value-type="float" office:value="11.9657">
            <text:p>11.97</text:p>
          </table:table-cell>
          <table:table-cell office:value-type="float" office:value="5.00031">
            <text:p>5</text:p>
          </table:table-cell>
          <table:table-cell office:value-type="float" office:value="0.00000675114">
            <text:p>6.75E-006</text:p>
          </table:table-cell>
          <table:table-cell table:number-columns-repeated="2"/>
          <table:table-cell office:value-type="float" office:value="0.000102848">
            <text:p>0</text:p>
          </table:table-cell>
          <table:table-cell office:value-type="float" office:value="79572.1">
            <text:p>79572.1</text:p>
          </table:table-cell>
          <table:table-cell table:number-columns-repeated="5"/>
        </table:table-row>
        <table:table-row table:style-name="ro3">
          <table:table-cell office:value-type="float" office:value="0.000000398107">
            <text:p>3.98E-007</text:p>
          </table:table-cell>
          <table:table-cell office:value-type="float" office:value="11.811">
            <text:p>11.81</text:p>
          </table:table-cell>
          <table:table-cell office:value-type="float" office:value="5.00012">
            <text:p>5</text:p>
          </table:table-cell>
          <table:table-cell office:value-type="float" office:value="0.00000675003">
            <text:p>6.75E-006</text:p>
          </table:table-cell>
          <table:table-cell table:number-columns-repeated="2"/>
          <table:table-cell office:value-type="float" office:value="0.00012005">
            <text:p>0</text:p>
          </table:table-cell>
          <table:table-cell office:value-type="float" office:value="68169.8">
            <text:p>68169.8</text:p>
          </table:table-cell>
          <table:table-cell table:number-columns-repeated="5"/>
        </table:table-row>
        <table:table-row table:style-name="ro3">
          <table:table-cell office:value-type="float" office:value="0.000000501187">
            <text:p>5.01E-007</text:p>
          </table:table-cell>
          <table:table-cell office:value-type="float" office:value="11.6564">
            <text:p>11.66</text:p>
          </table:table-cell>
          <table:table-cell office:value-type="float" office:value="5.00043">
            <text:p>5</text:p>
          </table:table-cell>
          <table:table-cell office:value-type="float" office:value="0.00000675184">
            <text:p>6.75E-006</text:p>
          </table:table-cell>
          <table:table-cell table:number-columns-repeated="2"/>
          <table:table-cell office:value-type="float" office:value="0.00014013">
            <text:p>0</text:p>
          </table:table-cell>
          <table:table-cell office:value-type="float" office:value="58401.4">
            <text:p>58401.4</text:p>
          </table:table-cell>
          <table:table-cell table:number-columns-repeated="5"/>
        </table:table-row>
        <table:table-row table:style-name="ro3">
          <table:table-cell office:value-type="float" office:value="0.000000630957">
            <text:p>6.31E-007</text:p>
          </table:table-cell>
          <table:table-cell office:value-type="float" office:value="11.5017">
            <text:p>11.5</text:p>
          </table:table-cell>
          <table:table-cell office:value-type="float" office:value="5.00024">
            <text:p>5</text:p>
          </table:table-cell>
          <table:table-cell office:value-type="float" office:value="0.00000675073">
            <text:p>6.75E-006</text:p>
          </table:table-cell>
          <table:table-cell table:number-columns-repeated="2"/>
          <table:table-cell office:value-type="float" office:value="0.000163569">
            <text:p>0</text:p>
          </table:table-cell>
          <table:table-cell office:value-type="float" office:value="50032.7">
            <text:p>50032.7</text:p>
          </table:table-cell>
          <table:table-cell table:number-columns-repeated="5"/>
        </table:table-row>
        <table:table-row table:style-name="ro3">
          <table:table-cell office:value-type="float" office:value="0.000000794328">
            <text:p>7.94E-007</text:p>
          </table:table-cell>
          <table:table-cell office:value-type="float" office:value="11.347">
            <text:p>11.35</text:p>
          </table:table-cell>
          <table:table-cell office:value-type="float" office:value="5.00005">
            <text:p>5</text:p>
          </table:table-cell>
          <table:table-cell office:value-type="float" office:value="0.00000674963">
            <text:p>6.75E-006</text:p>
          </table:table-cell>
          <table:table-cell table:number-columns-repeated="2"/>
          <table:table-cell office:value-type="float" office:value="0.000190928">
            <text:p>0</text:p>
          </table:table-cell>
          <table:table-cell office:value-type="float" office:value="42863.3">
            <text:p>42863.3</text:p>
          </table:table-cell>
          <table:table-cell table:number-columns-repeated="5"/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11.1924">
            <text:p>11.19</text:p>
          </table:table-cell>
          <table:table-cell office:value-type="float" office:value="5.00036">
            <text:p>5</text:p>
          </table:table-cell>
          <table:table-cell office:value-type="float" office:value="0.00000675143">
            <text:p>6.75E-006</text:p>
          </table:table-cell>
          <table:table-cell table:number-columns-repeated="2"/>
          <table:table-cell office:value-type="float" office:value="0.000222863">
            <text:p>0</text:p>
          </table:table-cell>
          <table:table-cell office:value-type="float" office:value="36721.2">
            <text:p>36721.2</text:p>
          </table:table-cell>
          <table:table-cell table:number-columns-repeated="5"/>
        </table:table-row>
        <table:table-row table:style-name="ro3">
          <table:table-cell office:value-type="float" office:value="0.00000125893">
            <text:p>1.26E-006</text:p>
          </table:table-cell>
          <table:table-cell office:value-type="float" office:value="11.0377">
            <text:p>11.04</text:p>
          </table:table-cell>
          <table:table-cell office:value-type="float" office:value="5.00017">
            <text:p>5</text:p>
          </table:table-cell>
          <table:table-cell office:value-type="float" office:value="0.00000675033">
            <text:p>6.75E-006</text:p>
          </table:table-cell>
          <table:table-cell table:number-columns-repeated="2"/>
          <table:table-cell office:value-type="float" office:value="0.00026014">
            <text:p>0</text:p>
          </table:table-cell>
          <table:table-cell office:value-type="float" office:value="31459.2">
            <text:p>31459.2</text:p>
          </table:table-cell>
          <table:table-cell table:number-columns-repeated="5"/>
        </table:table-row>
        <table:table-row table:style-name="ro3">
          <table:table-cell office:value-type="float" office:value="0.00000158489">
            <text:p>1.58E-006</text:p>
          </table:table-cell>
          <table:table-cell office:value-type="float" office:value="10.8831">
            <text:p>10.88</text:p>
          </table:table-cell>
          <table:table-cell office:value-type="float" office:value="5.00048">
            <text:p>5</text:p>
          </table:table-cell>
          <table:table-cell office:value-type="float" office:value="0.00000675213">
            <text:p>6.75E-006</text:p>
          </table:table-cell>
          <table:table-cell table:number-columns-repeated="2"/>
          <table:table-cell office:value-type="float" office:value="0.000303652">
            <text:p>0</text:p>
          </table:table-cell>
          <table:table-cell office:value-type="float" office:value="26951.2">
            <text:p>26951.2</text:p>
          </table:table-cell>
          <table:table-cell table:number-columns-repeated="5"/>
        </table:table-row>
        <table:table-row table:style-name="ro3">
          <table:table-cell office:value-type="float" office:value="0.00000199526">
            <text:p>2.00E-006</text:p>
          </table:table-cell>
          <table:table-cell office:value-type="float" office:value="10.7284">
            <text:p>10.73</text:p>
          </table:table-cell>
          <table:table-cell office:value-type="float" office:value="5.0003">
            <text:p>5</text:p>
          </table:table-cell>
          <table:table-cell office:value-type="float" office:value="0.00000675103">
            <text:p>6.75E-006</text:p>
          </table:table-cell>
          <table:table-cell table:number-columns-repeated="2"/>
          <table:table-cell office:value-type="float" office:value="0.000354442">
            <text:p>0</text:p>
          </table:table-cell>
          <table:table-cell office:value-type="float" office:value="23089.2">
            <text:p>23089.2</text:p>
          </table:table-cell>
          <table:table-cell table:number-columns-repeated="5"/>
        </table:table-row>
        <table:table-row table:style-name="ro3">
          <table:table-cell office:value-type="float" office:value="0.00000251189">
            <text:p>2.51E-006</text:p>
          </table:table-cell>
          <table:table-cell office:value-type="float" office:value="10.5737">
            <text:p>10.57</text:p>
          </table:table-cell>
          <table:table-cell office:value-type="float" office:value="5.00011">
            <text:p>5</text:p>
          </table:table-cell>
          <table:table-cell office:value-type="float" office:value="0.00000674993">
            <text:p>6.75E-006</text:p>
          </table:table-cell>
          <table:table-cell table:number-columns-repeated="2"/>
          <table:table-cell office:value-type="float" office:value="0.000413727">
            <text:p>0</text:p>
          </table:table-cell>
          <table:table-cell office:value-type="float" office:value="19780.7">
            <text:p>19780.7</text:p>
          </table:table-cell>
          <table:table-cell table:number-columns-repeated="5"/>
        </table:table-row>
        <table:table-row table:style-name="ro3">
          <table:table-cell office:value-type="float" office:value="0.00000316228">
            <text:p>3.16E-006</text:p>
          </table:table-cell>
          <table:table-cell office:value-type="float" office:value="10.4191">
            <text:p>10.42</text:p>
          </table:table-cell>
          <table:table-cell office:value-type="float" office:value="5.00042">
            <text:p>5</text:p>
          </table:table-cell>
          <table:table-cell office:value-type="float" office:value="0.00000675174">
            <text:p>6.75E-006</text:p>
          </table:table-cell>
          <table:table-cell table:number-columns-repeated="2"/>
          <table:table-cell office:value-type="float" office:value="0.000482928">
            <text:p>0</text:p>
          </table:table-cell>
          <table:table-cell office:value-type="float" office:value="16946.2">
            <text:p>16946.2</text:p>
          </table:table-cell>
          <table:table-cell table:number-columns-repeated="5"/>
        </table:table-row>
        <table:table-row table:style-name="ro3">
          <table:table-cell office:value-type="float" office:value="0.00000398107">
            <text:p>3.98E-006</text:p>
          </table:table-cell>
          <table:table-cell office:value-type="float" office:value="10.2644">
            <text:p>10.26</text:p>
          </table:table-cell>
          <table:table-cell office:value-type="float" office:value="5.00023">
            <text:p>5</text:p>
          </table:table-cell>
          <table:table-cell office:value-type="float" office:value="0.00000675065">
            <text:p>6.75E-006</text:p>
          </table:table-cell>
          <table:table-cell table:number-columns-repeated="2"/>
          <table:table-cell office:value-type="float" office:value="0.000563704">
            <text:p>0</text:p>
          </table:table-cell>
          <table:table-cell office:value-type="float" office:value="14517.9">
            <text:p>14517.9</text:p>
          </table:table-cell>
          <table:table-cell table:number-columns-repeated="5"/>
        </table:table-row>
        <table:table-row table:style-name="ro3">
          <table:table-cell office:value-type="float" office:value="0.00000501187">
            <text:p>5.01E-006</text:p>
          </table:table-cell>
          <table:table-cell office:value-type="float" office:value="10.1097">
            <text:p>10.11</text:p>
          </table:table-cell>
          <table:table-cell office:value-type="float" office:value="5.00004">
            <text:p>5</text:p>
          </table:table-cell>
          <table:table-cell office:value-type="float" office:value="0.00000674956">
            <text:p>6.75E-006</text:p>
          </table:table-cell>
          <table:table-cell table:number-columns-repeated="2"/>
          <table:table-cell office:value-type="float" office:value="0.00065799">
            <text:p>0</text:p>
          </table:table-cell>
          <table:table-cell office:value-type="float" office:value="12437.5">
            <text:p>12437.5</text:p>
          </table:table-cell>
          <table:table-cell table:number-columns-repeated="5"/>
        </table:table-row>
        <table:table-row table:style-name="ro3">
          <table:table-cell office:value-type="float" office:value="0.00000630957">
            <text:p>6.31E-006</text:p>
          </table:table-cell>
          <table:table-cell office:value-type="float" office:value="9.9551">
            <text:p>9.96</text:p>
          </table:table-cell>
          <table:table-cell office:value-type="float" office:value="5.00035">
            <text:p>5</text:p>
          </table:table-cell>
          <table:table-cell office:value-type="float" office:value="0.00000675138">
            <text:p>6.75E-006</text:p>
          </table:table-cell>
          <table:table-cell table:number-columns-repeated="2"/>
          <table:table-cell office:value-type="float" office:value="0.000768047">
            <text:p>0</text:p>
          </table:table-cell>
          <table:table-cell office:value-type="float" office:value="10655.3">
            <text:p>10655.3</text:p>
          </table:table-cell>
          <table:table-cell table:number-columns-repeated="5"/>
        </table:table-row>
        <table:table-row table:style-name="ro3">
          <table:table-cell office:value-type="float" office:value="0.00000794328">
            <text:p>7.94E-006</text:p>
          </table:table-cell>
          <table:table-cell office:value-type="float" office:value="9.8004">
            <text:p>9.8</text:p>
          </table:table-cell>
          <table:table-cell office:value-type="float" office:value="5.00017">
            <text:p>5</text:p>
          </table:table-cell>
          <table:table-cell office:value-type="float" office:value="0.00000675029">
            <text:p>6.75E-006</text:p>
          </table:table-cell>
          <table:table-cell table:number-columns-repeated="2"/>
          <table:table-cell office:value-type="float" office:value="0.000896513">
            <text:p>0</text:p>
          </table:table-cell>
          <table:table-cell office:value-type="float" office:value="9128.42">
            <text:p>9128.42</text:p>
          </table:table-cell>
          <table:table-cell table:number-columns-repeated="5"/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9.6458">
            <text:p>9.65</text:p>
          </table:table-cell>
          <table:table-cell office:value-type="float" office:value="5.00048">
            <text:p>5</text:p>
          </table:table-cell>
          <table:table-cell office:value-type="float" office:value="0.00000675212">
            <text:p>6.75E-006</text:p>
          </table:table-cell>
          <table:table-cell table:number-columns-repeated="2"/>
          <table:table-cell office:value-type="float" office:value="0.00104647">
            <text:p>0</text:p>
          </table:table-cell>
          <table:table-cell office:value-type="float" office:value="7820.35">
            <text:p>7820.35</text:p>
          </table:table-cell>
          <table:table-cell table:number-columns-repeated="5"/>
        </table:table-row>
        <table:table-row table:style-name="ro3">
          <table:table-cell office:value-type="float" office:value="0.0000125893">
            <text:p>1.26E-005</text:p>
          </table:table-cell>
          <table:table-cell office:value-type="float" office:value="9.4911">
            <text:p>9.49</text:p>
          </table:table-cell>
          <table:table-cell office:value-type="float" office:value="5.0003">
            <text:p>5</text:p>
          </table:table-cell>
          <table:table-cell office:value-type="float" office:value="0.00000675105">
            <text:p>6.75E-006</text:p>
          </table:table-cell>
          <table:table-cell table:number-columns-repeated="2"/>
          <table:table-cell office:value-type="float" office:value="0.0012215">
            <text:p>0</text:p>
          </table:table-cell>
          <table:table-cell office:value-type="float" office:value="6699.72">
            <text:p>6699.72</text:p>
          </table:table-cell>
          <table:table-cell table:number-columns-repeated="5"/>
        </table:table-row>
        <table:table-row table:style-name="ro3">
          <table:table-cell office:value-type="float" office:value="0.0000158489">
            <text:p>1.58E-005</text:p>
          </table:table-cell>
          <table:table-cell office:value-type="float" office:value="9.3364">
            <text:p>9.34</text:p>
          </table:table-cell>
          <table:table-cell office:value-type="float" office:value="5.00012">
            <text:p>5</text:p>
          </table:table-cell>
          <table:table-cell office:value-type="float" office:value="0.00000674998">
            <text:p>6.75E-006</text:p>
          </table:table-cell>
          <table:table-cell table:number-columns-repeated="2"/>
          <table:table-cell office:value-type="float" office:value="0.00142581">
            <text:p>0</text:p>
          </table:table-cell>
          <table:table-cell office:value-type="float" office:value="5739.68">
            <text:p>5739.68</text:p>
          </table:table-cell>
          <table:table-cell table:number-columns-repeated="5"/>
        </table:table-row>
        <table:table-row table:style-name="ro3">
          <table:table-cell office:value-type="float" office:value="0.0000199526">
            <text:p>2.00E-005</text:p>
          </table:table-cell>
          <table:table-cell office:value-type="float" office:value="9.1818">
            <text:p>9.18</text:p>
          </table:table-cell>
          <table:table-cell office:value-type="float" office:value="5.00043">
            <text:p>5</text:p>
          </table:table-cell>
          <table:table-cell office:value-type="float" office:value="0.00000675184">
            <text:p>6.75E-006</text:p>
          </table:table-cell>
          <table:table-cell table:number-columns-repeated="2"/>
          <table:table-cell office:value-type="float" office:value="0.00166429">
            <text:p>0</text:p>
          </table:table-cell>
          <table:table-cell office:value-type="float" office:value="4917.2">
            <text:p>4917.2</text:p>
          </table:table-cell>
          <table:table-cell table:number-columns-repeated="5"/>
        </table:table-row>
        <table:table-row table:style-name="ro3">
          <table:table-cell office:value-type="float" office:value="0.0000251189">
            <text:p>2.51E-005</text:p>
          </table:table-cell>
          <table:table-cell office:value-type="float" office:value="9.0271">
            <text:p>9.03</text:p>
          </table:table-cell>
          <table:table-cell office:value-type="float" office:value="5.00026">
            <text:p>5</text:p>
          </table:table-cell>
          <table:table-cell office:value-type="float" office:value="0.0000067508">
            <text:p>6.75E-006</text:p>
          </table:table-cell>
          <table:table-cell table:number-columns-repeated="2"/>
          <table:table-cell office:value-type="float" office:value="0.00194266">
            <text:p>0</text:p>
          </table:table-cell>
          <table:table-cell office:value-type="float" office:value="4212.58">
            <text:p>4212.58</text:p>
          </table:table-cell>
          <table:table-cell table:number-columns-repeated="5"/>
        </table:table-row>
        <table:table-row table:style-name="ro3">
          <table:table-cell office:value-type="float" office:value="0.0000316228">
            <text:p>3.16E-005</text:p>
          </table:table-cell>
          <table:table-cell office:value-type="float" office:value="8.8724">
            <text:p>8.87</text:p>
          </table:table-cell>
          <table:table-cell office:value-type="float" office:value="5.00008">
            <text:p>5</text:p>
          </table:table-cell>
          <table:table-cell office:value-type="float" office:value="0.00000674978">
            <text:p>6.75E-006</text:p>
          </table:table-cell>
          <table:table-cell table:number-columns-repeated="2"/>
          <table:table-cell office:value-type="float" office:value="0.00226759">
            <text:p>0</text:p>
          </table:table-cell>
          <table:table-cell office:value-type="float" office:value="3608.92">
            <text:p>3608.92</text:p>
          </table:table-cell>
          <table:table-cell table:number-columns-repeated="5"/>
        </table:table-row>
        <table:table-row table:style-name="ro3">
          <table:table-cell office:value-type="float" office:value="0.0000398107">
            <text:p>3.98E-005</text:p>
          </table:table-cell>
          <table:table-cell office:value-type="float" office:value="8.7178">
            <text:p>8.72</text:p>
          </table:table-cell>
          <table:table-cell office:value-type="float" office:value="5.00041">
            <text:p>5</text:p>
          </table:table-cell>
          <table:table-cell office:value-type="float" office:value="0.00000675169">
            <text:p>6.75E-006</text:p>
          </table:table-cell>
          <table:table-cell table:number-columns-repeated="2"/>
          <table:table-cell office:value-type="float" office:value="0.00264686">
            <text:p>0</text:p>
          </table:table-cell>
          <table:table-cell office:value-type="float" office:value="3091.77">
            <text:p>3091.77</text:p>
          </table:table-cell>
          <table:table-cell table:number-columns-repeated="5"/>
        </table:table-row>
        <table:table-row table:style-name="ro3">
          <table:table-cell office:value-type="float" office:value="0.0000501187">
            <text:p>5.01E-005</text:p>
          </table:table-cell>
          <table:table-cell office:value-type="float" office:value="8.5631">
            <text:p>8.56</text:p>
          </table:table-cell>
          <table:table-cell office:value-type="float" office:value="5.00024">
            <text:p>5</text:p>
          </table:table-cell>
          <table:table-cell office:value-type="float" office:value="0.00000675072">
            <text:p>6.75E-006</text:p>
          </table:table-cell>
          <table:table-cell table:number-columns-repeated="2"/>
          <table:table-cell office:value-type="float" office:value="0.00308956">
            <text:p>0</text:p>
          </table:table-cell>
          <table:table-cell office:value-type="float" office:value="2648.72">
            <text:p>2648.72</text:p>
          </table:table-cell>
          <table:table-cell table:number-columns-repeated="5"/>
        </table:table-row>
        <table:table-row table:style-name="ro3">
          <table:table-cell office:value-type="float" office:value="0.0000630957">
            <text:p>6.31E-005</text:p>
          </table:table-cell>
          <table:table-cell office:value-type="float" office:value="8.4084">
            <text:p>8.41</text:p>
          </table:table-cell>
          <table:table-cell office:value-type="float" office:value="5.00008">
            <text:p>5</text:p>
          </table:table-cell>
          <table:table-cell office:value-type="float" office:value="0.00000674979">
            <text:p>6.75E-006</text:p>
          </table:table-cell>
          <table:table-cell table:number-columns-repeated="2"/>
          <table:table-cell office:value-type="float" office:value="0.00360631">
            <text:p>0</text:p>
          </table:table-cell>
          <table:table-cell office:value-type="float" office:value="2269.16">
            <text:p>2269.16</text:p>
          </table:table-cell>
          <table:table-cell table:number-columns-repeated="5"/>
        </table:table-row>
        <table:table-row table:style-name="ro3">
          <table:table-cell office:value-type="float" office:value="0.0000794328">
            <text:p>7.94E-005</text:p>
          </table:table-cell>
          <table:table-cell office:value-type="float" office:value="8.2538">
            <text:p>8.25</text:p>
          </table:table-cell>
          <table:table-cell office:value-type="float" office:value="5.00043">
            <text:p>5</text:p>
          </table:table-cell>
          <table:table-cell office:value-type="float" office:value="0.0000067518">
            <text:p>6.75E-006</text:p>
          </table:table-cell>
          <table:table-cell table:number-columns-repeated="2"/>
          <table:table-cell office:value-type="float" office:value="0.00420947">
            <text:p>0</text:p>
          </table:table-cell>
          <table:table-cell office:value-type="float" office:value="1943.99">
            <text:p>1943.99</text:p>
          </table:table-cell>
          <table:table-cell table:number-columns-repeated="5"/>
        </table:table-row>
        <table:table-row table:style-name="ro3">
          <table:table-cell table:style-name="Default" office:value-type="float" office:value="0.0001">
            <text:p>0</text:p>
          </table:table-cell>
          <table:table-cell office:value-type="float" office:value="8.0991">
            <text:p>8.1</text:p>
          </table:table-cell>
          <table:table-cell office:value-type="float" office:value="5.00029">
            <text:p>5</text:p>
          </table:table-cell>
          <table:table-cell office:value-type="float" office:value="0.00000675097">
            <text:p>6.75E-006</text:p>
          </table:table-cell>
          <table:table-cell table:number-columns-repeated="2"/>
          <table:table-cell office:value-type="float" office:value="0.00491351">
            <text:p>0</text:p>
          </table:table-cell>
          <table:table-cell office:value-type="float" office:value="1665.41">
            <text:p>1665.41</text:p>
          </table:table-cell>
          <table:table-cell table:number-columns-repeated="5"/>
        </table:table-row>
        <table:table-row table:style-name="ro3">
          <table:table-cell table:style-name="Default" office:value-type="float" office:value="0.000125893">
            <text:p>0</text:p>
          </table:table-cell>
          <table:table-cell office:value-type="float" office:value="7.9444">
            <text:p>7.94</text:p>
          </table:table-cell>
          <table:table-cell office:value-type="float" office:value="5.00015">
            <text:p>5</text:p>
          </table:table-cell>
          <table:table-cell office:value-type="float" office:value="0.0000067502">
            <text:p>6.75E-006</text:p>
          </table:table-cell>
          <table:table-cell table:number-columns-repeated="2"/>
          <table:table-cell office:value-type="float" office:value="0.00573528">
            <text:p>0.01</text:p>
          </table:table-cell>
          <table:table-cell office:value-type="float" office:value="1426.74">
            <text:p>1426.74</text:p>
          </table:table-cell>
          <table:table-cell table:number-columns-repeated="5"/>
        </table:table-row>
        <table:table-row table:style-name="ro3">
          <table:table-cell table:style-name="Default" office:value-type="float" office:value="0.000158489">
            <text:p>0</text:p>
          </table:table-cell>
          <table:table-cell office:value-type="float" office:value="7.7897">
            <text:p>7.79</text:p>
          </table:table-cell>
          <table:table-cell office:value-type="float" office:value="5.00004">
            <text:p>5</text:p>
          </table:table-cell>
          <table:table-cell office:value-type="float" office:value="0.00000674952">
            <text:p>6.75E-006</text:p>
          </table:table-cell>
          <table:table-cell table:number-columns-repeated="2"/>
          <table:table-cell office:value-type="float" office:value="0.00669446">
            <text:p>0.01</text:p>
          </table:table-cell>
          <table:table-cell office:value-type="float" office:value="1222.28">
            <text:p>1222.28</text:p>
          </table:table-cell>
          <table:table-cell table:number-columns-repeated="5"/>
        </table:table-row>
        <table:table-row table:style-name="ro3">
          <table:table-cell table:style-name="Default" office:value-type="float" office:value="0.000199526">
            <text:p>0</text:p>
          </table:table-cell>
          <table:table-cell office:value-type="float" office:value="7.6351">
            <text:p>7.64</text:p>
          </table:table-cell>
          <table:table-cell office:value-type="float" office:value="5.00044">
            <text:p>5</text:p>
          </table:table-cell>
          <table:table-cell office:value-type="float" office:value="0.00000675186">
            <text:p>6.75E-006</text:p>
          </table:table-cell>
          <table:table-cell table:number-columns-repeated="2"/>
          <table:table-cell office:value-type="float" office:value="0.00781402">
            <text:p>0.01</text:p>
          </table:table-cell>
          <table:table-cell office:value-type="float" office:value="1047.11">
            <text:p>1047.11</text:p>
          </table:table-cell>
          <table:table-cell table:number-columns-repeated="5"/>
        </table:table-row>
        <table:table-row table:style-name="ro3">
          <table:table-cell table:style-name="Default" office:value-type="float" office:value="0.000251189">
            <text:p>0</text:p>
          </table:table-cell>
          <table:table-cell office:value-type="float" office:value="7.4804">
            <text:p>7.48</text:p>
          </table:table-cell>
          <table:table-cell office:value-type="float" office:value="5.00037">
            <text:p>5</text:p>
          </table:table-cell>
          <table:table-cell office:value-type="float" office:value="0.00000675143">
            <text:p>6.75E-006</text:p>
          </table:table-cell>
          <table:table-cell table:number-columns-repeated="2"/>
          <table:table-cell office:value-type="float" office:value="0.00912077">
            <text:p>0.01</text:p>
          </table:table-cell>
          <table:table-cell office:value-type="float" office:value="897.047">
            <text:p>897.05</text:p>
          </table:table-cell>
          <table:table-cell table:number-columns-repeated="5"/>
        </table:table-row>
        <table:table-row table:style-name="ro3">
          <table:table-cell table:style-name="Default" office:value-type="float" office:value="0.000316228">
            <text:p>0</text:p>
          </table:table-cell>
          <table:table-cell office:value-type="float" office:value="7.3257">
            <text:p>7.33</text:p>
          </table:table-cell>
          <table:table-cell office:value-type="float" office:value="5.00032">
            <text:p>5</text:p>
          </table:table-cell>
          <table:table-cell office:value-type="float" office:value="0.00000675117">
            <text:p>6.75E-006</text:p>
          </table:table-cell>
          <table:table-cell table:number-columns-repeated="2"/>
          <table:table-cell office:value-type="float" office:value="0.010646">
            <text:p>0.01</text:p>
          </table:table-cell>
          <table:table-cell office:value-type="float" office:value="768.481">
            <text:p>768.48</text:p>
          </table:table-cell>
          <table:table-cell table:number-columns-repeated="5"/>
        </table:table-row>
        <table:table-row table:style-name="ro3">
          <table:table-cell table:style-name="Default" office:value-type="float" office:value="0.000398107">
            <text:p>0</text:p>
          </table:table-cell>
          <table:table-cell office:value-type="float" office:value="7.171">
            <text:p>7.17</text:p>
          </table:table-cell>
          <table:table-cell office:value-type="float" office:value="5.00032">
            <text:p>5</text:p>
          </table:table-cell>
          <table:table-cell office:value-type="float" office:value="0.00000675113">
            <text:p>6.75E-006</text:p>
          </table:table-cell>
          <table:table-cell table:number-columns-repeated="2"/>
          <table:table-cell office:value-type="float" office:value="0.0124261">
            <text:p>0.01</text:p>
          </table:table-cell>
          <table:table-cell office:value-type="float" office:value="658.337">
            <text:p>658.34</text:p>
          </table:table-cell>
          <table:table-cell table:number-columns-repeated="5"/>
        </table:table-row>
        <table:table-row table:style-name="ro3">
          <table:table-cell table:style-name="Default" office:value-type="float" office:value="0.000501187">
            <text:p>0</text:p>
          </table:table-cell>
          <table:table-cell office:value-type="float" office:value="7.0163">
            <text:p>7.02</text:p>
          </table:table-cell>
          <table:table-cell office:value-type="float" office:value="5.00036">
            <text:p>5</text:p>
          </table:table-cell>
          <table:table-cell office:value-type="float" office:value="0.00000675136">
            <text:p>6.75E-006</text:p>
          </table:table-cell>
          <table:table-cell table:number-columns-repeated="2"/>
          <table:table-cell office:value-type="float" office:value="0.0145037">
            <text:p>0.01</text:p>
          </table:table-cell>
          <table:table-cell office:value-type="float" office:value="563.974">
            <text:p>563.97</text:p>
          </table:table-cell>
          <table:table-cell table:number-columns-repeated="5"/>
        </table:table-row>
        <table:table-row table:style-name="ro3">
          <table:table-cell table:style-name="Default" office:value-type="float" office:value="0.000630957">
            <text:p>0</text:p>
          </table:table-cell>
          <table:table-cell office:value-type="float" office:value="6.8616">
            <text:p>6.86</text:p>
          </table:table-cell>
          <table:table-cell office:value-type="float" office:value="5.00047">
            <text:p>5</text:p>
          </table:table-cell>
          <table:table-cell office:value-type="float" office:value="0.00000675193">
            <text:p>6.75E-006</text:p>
          </table:table-cell>
          <table:table-cell table:number-columns-repeated="2"/>
          <table:table-cell office:value-type="float" office:value="0.0169284">
            <text:p>0.02</text:p>
          </table:table-cell>
          <table:table-cell office:value-type="float" office:value="483.131">
            <text:p>483.13</text:p>
          </table:table-cell>
          <table:table-cell table:number-columns-repeated="5"/>
        </table:table-row>
        <table:table-row table:style-name="ro3">
          <table:table-cell table:style-name="Default" office:value-type="float" office:value="0.000794328">
            <text:p>0</text:p>
          </table:table-cell>
          <table:table-cell office:value-type="float" office:value="6.7068">
            <text:p>6.71</text:p>
          </table:table-cell>
          <table:table-cell office:value-type="float" office:value="5.00014">
            <text:p>5</text:p>
          </table:table-cell>
          <table:table-cell office:value-type="float" office:value="0.00000675001">
            <text:p>6.75E-006</text:p>
          </table:table-cell>
          <table:table-cell table:number-columns-repeated="2"/>
          <table:table-cell office:value-type="float" office:value="0.0197581">
            <text:p>0.02</text:p>
          </table:table-cell>
          <table:table-cell office:value-type="float" office:value="413.87">
            <text:p>413.87</text:p>
          </table:table-cell>
          <table:table-cell table:number-columns-repeated="5"/>
        </table:table-row>
        <table:table-row table:style-name="ro3">
          <table:table-cell table:style-name="Default" office:value-type="float" office:value="0.001">
            <text:p>0</text:p>
          </table:table-cell>
          <table:table-cell office:value-type="float" office:value="6.5521">
            <text:p>6.55</text:p>
          </table:table-cell>
          <table:table-cell office:value-type="float" office:value="5.00042">
            <text:p>5</text:p>
          </table:table-cell>
          <table:table-cell office:value-type="float" office:value="0.00000675153">
            <text:p>6.75E-006</text:p>
          </table:table-cell>
          <table:table-cell table:number-columns-repeated="2"/>
          <table:table-cell office:value-type="float" office:value="0.0230603">
            <text:p>0.02</text:p>
          </table:table-cell>
          <table:table-cell office:value-type="float" office:value="354.532">
            <text:p>354.53</text:p>
          </table:table-cell>
          <table:table-cell table:number-columns-repeated="5"/>
        </table:table-row>
        <table:table-row table:style-name="ro3">
          <table:table-cell table:style-name="Default" office:value-type="float" office:value="0.00125893">
            <text:p>0</text:p>
          </table:table-cell>
          <table:table-cell office:value-type="float" office:value="6.3973">
            <text:p>6.4</text:p>
          </table:table-cell>
          <table:table-cell office:value-type="float" office:value="5.00031">
            <text:p>5</text:p>
          </table:table-cell>
          <table:table-cell office:value-type="float" office:value="0.00000675081">
            <text:p>6.75E-006</text:p>
          </table:table-cell>
          <table:table-cell table:number-columns-repeated="2"/>
          <table:table-cell office:value-type="float" office:value="0.0269137">
            <text:p>0.03</text:p>
          </table:table-cell>
          <table:table-cell office:value-type="float" office:value="303.694">
            <text:p>303.69</text:p>
          </table:table-cell>
          <table:table-cell table:number-columns-repeated="5"/>
        </table:table-row>
        <table:table-row table:style-name="ro3">
          <table:table-cell table:style-name="Default" office:value-type="float" office:value="0.00158489">
            <text:p>0</text:p>
          </table:table-cell>
          <table:table-cell office:value-type="float" office:value="6.2425">
            <text:p>6.24</text:p>
          </table:table-cell>
          <table:table-cell office:value-type="float" office:value="5.00035">
            <text:p>5</text:p>
          </table:table-cell>
          <table:table-cell office:value-type="float" office:value="0.00000675091">
            <text:p>6.75E-006</text:p>
          </table:table-cell>
          <table:table-cell table:number-columns-repeated="2"/>
          <table:table-cell office:value-type="float" office:value="0.0314097">
            <text:p>0.03</text:p>
          </table:table-cell>
          <table:table-cell office:value-type="float" office:value="260.138">
            <text:p>260.14</text:p>
          </table:table-cell>
          <table:table-cell table:number-columns-repeated="5"/>
        </table:table-row>
        <table:table-row table:style-name="ro3">
          <table:table-cell table:style-name="Default" office:value-type="float" office:value="0.00199526">
            <text:p>0</text:p>
          </table:table-cell>
          <table:table-cell office:value-type="float" office:value="6.0876">
            <text:p>6.09</text:p>
          </table:table-cell>
          <table:table-cell office:value-type="float" office:value="5.00008">
            <text:p>5</text:p>
          </table:table-cell>
          <table:table-cell office:value-type="float" office:value="0.00000674912">
            <text:p>6.75E-006</text:p>
          </table:table-cell>
          <table:table-cell table:number-columns-repeated="2"/>
          <table:table-cell office:value-type="float" office:value="0.036655">
            <text:p>0.04</text:p>
          </table:table-cell>
          <table:table-cell office:value-type="float" office:value="222.82">
            <text:p>222.82</text:p>
          </table:table-cell>
          <table:table-cell table:number-columns-repeated="5"/>
        </table:table-row>
        <table:table-row table:style-name="ro3">
          <table:table-cell table:style-name="Default" office:value-type="float" office:value="0.00251189">
            <text:p>0</text:p>
          </table:table-cell>
          <table:table-cell office:value-type="float" office:value="5.9327">
            <text:p>5.93</text:p>
          </table:table-cell>
          <table:table-cell office:value-type="float" office:value="5.00004">
            <text:p>5</text:p>
          </table:table-cell>
          <table:table-cell office:value-type="float" office:value="0.00000674861">
            <text:p>6.75E-006</text:p>
          </table:table-cell>
          <table:table-cell table:number-columns-repeated="2"/>
          <table:table-cell office:value-type="float" office:value="0.0427738">
            <text:p>0.04</text:p>
          </table:table-cell>
          <table:table-cell office:value-type="float" office:value="190.847">
            <text:p>190.85</text:p>
          </table:table-cell>
          <table:table-cell table:number-columns-repeated="5"/>
        </table:table-row>
        <table:table-row table:style-name="ro3">
          <table:table-cell table:style-name="Default" office:value-type="float" office:value="0.00316228">
            <text:p>0</text:p>
          </table:table-cell>
          <table:table-cell office:value-type="float" office:value="5.7778">
            <text:p>5.78</text:p>
          </table:table-cell>
          <table:table-cell office:value-type="float" office:value="5.0003">
            <text:p>5</text:p>
          </table:table-cell>
          <table:table-cell office:value-type="float" office:value="0.00000674966">
            <text:p>6.75E-006</text:p>
          </table:table-cell>
          <table:table-cell table:number-columns-repeated="2"/>
          <table:table-cell office:value-type="float" office:value="0.0499102">
            <text:p>0.05</text:p>
          </table:table-cell>
          <table:table-cell office:value-type="float" office:value="163.452">
            <text:p>163.45</text:p>
          </table:table-cell>
          <table:table-cell table:number-columns-repeated="5"/>
        </table:table-row>
        <table:table-row table:style-name="ro3">
          <table:table-cell table:style-name="Default" office:value-type="float" office:value="0.00398107">
            <text:p>0</text:p>
          </table:table-cell>
          <table:table-cell office:value-type="float" office:value="5.6228">
            <text:p>5.62</text:p>
          </table:table-cell>
          <table:table-cell office:value-type="float" office:value="5.00043">
            <text:p>5</text:p>
          </table:table-cell>
          <table:table-cell office:value-type="float" office:value="0.00000674973">
            <text:p>6.75E-006</text:p>
          </table:table-cell>
          <table:table-cell table:number-columns-repeated="2"/>
          <table:table-cell office:value-type="float" office:value="0.0582316">
            <text:p>0.06</text:p>
          </table:table-cell>
          <table:table-cell office:value-type="float" office:value="139.979">
            <text:p>139.98</text:p>
          </table:table-cell>
          <table:table-cell table:number-columns-repeated="5"/>
        </table:table-row>
        <table:table-row table:style-name="ro3">
          <table:table-cell table:style-name="Default" office:value-type="float" office:value="0.00501187">
            <text:p>0.01</text:p>
          </table:table-cell>
          <table:table-cell office:value-type="float" office:value="5.4676">
            <text:p>5.47</text:p>
          </table:table-cell>
          <table:table-cell office:value-type="float" office:value="5.00002">
            <text:p>5</text:p>
          </table:table-cell>
          <table:table-cell office:value-type="float" office:value="0.00000674637">
            <text:p>6.75E-006</text:p>
          </table:table-cell>
          <table:table-cell table:number-columns-repeated="2"/>
          <table:table-cell office:value-type="float" office:value="0.0679323">
            <text:p>0.07</text:p>
          </table:table-cell>
          <table:table-cell office:value-type="float" office:value="119.866">
            <text:p>119.87</text:p>
          </table:table-cell>
          <table:table-cell table:number-columns-repeated="5"/>
        </table:table-row>
        <table:table-row table:style-name="ro3">
          <table:table-cell table:style-name="Default" office:value-type="float" office:value="0.00630957">
            <text:p>0.01</text:p>
          </table:table-cell>
          <table:table-cell office:value-type="float" office:value="5.3124">
            <text:p>5.31</text:p>
          </table:table-cell>
          <table:table-cell office:value-type="float" office:value="5.00019">
            <text:p>5</text:p>
          </table:table-cell>
          <table:table-cell office:value-type="float" office:value="0.00000674592">
            <text:p>6.75E-006</text:p>
          </table:table-cell>
          <table:table-cell table:number-columns-repeated="2"/>
          <table:table-cell office:value-type="float" office:value="0.0792367">
            <text:p>0.08</text:p>
          </table:table-cell>
          <table:table-cell office:value-type="float" office:value="102.631">
            <text:p>102.63</text:p>
          </table:table-cell>
          <table:table-cell table:number-columns-repeated="5"/>
        </table:table-row>
        <table:table-row table:style-name="ro3">
          <table:table-cell table:style-name="Default" office:value-type="float" office:value="0.00794328">
            <text:p>0.01</text:p>
          </table:table-cell>
          <table:table-cell office:value-type="float" office:value="5.157">
            <text:p>5.16</text:p>
          </table:table-cell>
          <table:table-cell office:value-type="float" office:value="5.00008">
            <text:p>5</text:p>
          </table:table-cell>
          <table:table-cell office:value-type="float" office:value="0.00000674317">
            <text:p>6.74E-006</text:p>
          </table:table-cell>
          <table:table-cell table:number-columns-repeated="2"/>
          <table:table-cell office:value-type="float" office:value="0.0924043">
            <text:p>0.09</text:p>
          </table:table-cell>
          <table:table-cell office:value-type="float" office:value="87.8618">
            <text:p>87.86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9"/>
        </table:table-row>
      </table:table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6"/>
        <table:table-row table:style-name="ro3">
          <table:table-cell table:style-name="Default" office:value-type="string">
            <text:p>ring1.c derk1.c Output</text:p>
          </table:table-cell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</table:table-row>
        <table:table-row table:style-name="ro3">
          <table:table-cell table:style-name="ce2" office:value-type="string">
            <text:p>1-T/Tc</text:p>
          </table:table-cell>
          <table:table-cell table:style-name="ce2" office:value-type="string">
            <text:p>l</text:p>
          </table:table-cell>
          <table:table-cell table:style-name="ce2" office:value-type="string">
            <text:p>K</text:p>
          </table:table-cell>
          <table:table-cell table:style-name="ce2" office:value-type="string">
            <text:p>y</text:p>
          </table:table-cell>
          <table:table-cell table:style-name="ce2" office:value-type="string">
            <text:p>F</text:p>
          </table:table-cell>
          <table:table-cell table:style-name="ce2" office:value-type="string">
            <text:p>a</text:p>
          </table:table-cell>
          <table:table-cell table:style-name="ce2" office:value-type="string">
            <text:p>Kr/K0</text:p>
          </table:table-cell>
          <table:table-cell table:style-name="ce2" office:value-type="string">
            <text:p>a0/Kr</text:p>
          </table:table-cell>
          <table:table-cell table:number-columns-repeated="2"/>
          <table:table-cell table:style-name="ce5" office:value-type="string">
            <text:p>1-T/Tc</text:p>
          </table:table-cell>
          <table:table-cell table:style-name="ce5" office:value-type="string">
            <text:p>K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4.2856">
            <text:p>14.29</text:p>
          </table:table-cell>
          <table:table-cell office:value-type="float" office:value="5.00017">
            <text:p>5</text:p>
          </table:table-cell>
          <table:table-cell office:value-type="float" office:value="0.00000675029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4048350">
            <text:p>4.05E+006</text:p>
          </table:table-cell>
          <table:table-cell table:style-name="ce3" office:value-type="float" office:value="0.0000101079">
            <text:p>1.01E-005</text:p>
          </table:table-cell>
          <table:table-cell office:value-type="float" office:value="809642">
            <text:p>809642</text:p>
          </table:table-cell>
          <table:table-cell table:number-columns-repeated="2"/>
          <table:table-cell office:value-type="float" office:value="0.00000001">
            <text:p>0.0000000</text:p>
          </table:table-cell>
          <table:table-cell office:value-type="float" office:value="5.00017">
            <text:p>5.0001700</text:p>
          </table:table-cell>
        </table:table-row>
        <table:table-row table:style-name="ro3">
          <table:table-cell office:value-type="float" office:value="0.0000000125893">
            <text:p>1.26E-008</text:p>
          </table:table-cell>
          <table:table-cell office:value-type="float" office:value="14.131">
            <text:p>14.13</text:p>
          </table:table-cell>
          <table:table-cell office:value-type="float" office:value="5.00048">
            <text:p>5</text:p>
          </table:table-cell>
          <table:table-cell office:value-type="float" office:value="0.00000675209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3468450">
            <text:p>3.47E+006</text:p>
          </table:table-cell>
          <table:table-cell table:style-name="ce3" office:value-type="float" office:value="0.0000117986">
            <text:p>1.18E-005</text:p>
          </table:table-cell>
          <table:table-cell office:value-type="float" office:value="693625">
            <text:p>693625</text:p>
          </table:table-cell>
          <table:table-cell table:number-columns-repeated="2"/>
          <table:table-cell office:value-type="float" office:value="0.0000000125893">
            <text:p>0.0000000</text:p>
          </table:table-cell>
          <table:table-cell office:value-type="float" office:value="5.00048">
            <text:p>5.0004800</text:p>
          </table:table-cell>
        </table:table-row>
        <table:table-row table:style-name="ro3">
          <table:table-cell office:value-type="float" office:value="0.0000000158489">
            <text:p>1.58E-008</text:p>
          </table:table-cell>
          <table:table-cell office:value-type="float" office:value="13.9763">
            <text:p>13.98</text:p>
          </table:table-cell>
          <table:table-cell office:value-type="float" office:value="5.00029">
            <text:p>5</text:p>
          </table:table-cell>
          <table:table-cell office:value-type="float" office:value="0.00000675098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2971330">
            <text:p>2.97E+006</text:p>
          </table:table-cell>
          <table:table-cell table:style-name="ce3" office:value-type="float" office:value="0.0000137721">
            <text:p>1.38E-005</text:p>
          </table:table-cell>
          <table:table-cell office:value-type="float" office:value="594231">
            <text:p>594231</text:p>
          </table:table-cell>
          <table:table-cell/>
          <table:table-cell table:style-name="ce3"/>
          <table:table-cell office:value-type="float" office:value="0.0000000158489">
            <text:p>0.0000000</text:p>
          </table:table-cell>
          <table:table-cell office:value-type="float" office:value="5.00029">
            <text:p>5.0002900</text:p>
          </table:table-cell>
        </table:table-row>
        <table:table-row table:style-name="ro3">
          <table:table-cell office:value-type="float" office:value="0.0000000199526">
            <text:p>2.00E-008</text:p>
          </table:table-cell>
          <table:table-cell office:value-type="float" office:value="13.8216">
            <text:p>13.82</text:p>
          </table:table-cell>
          <table:table-cell office:value-type="float" office:value="5.0001">
            <text:p>5</text:p>
          </table:table-cell>
          <table:table-cell office:value-type="float" office:value="0.00000674987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2545450">
            <text:p>2.55E+006</text:p>
          </table:table-cell>
          <table:table-cell table:style-name="ce3" office:value-type="float" office:value="0.0000160757">
            <text:p>1.61E-005</text:p>
          </table:table-cell>
          <table:table-cell office:value-type="float" office:value="509081">
            <text:p>509081</text:p>
          </table:table-cell>
          <table:table-cell table:number-columns-repeated="2"/>
          <table:table-cell office:value-type="float" office:value="0.0000000199526">
            <text:p>0.0000000</text:p>
          </table:table-cell>
          <table:table-cell office:value-type="float" office:value="5.0001">
            <text:p>5.0001000</text:p>
          </table:table-cell>
        </table:table-row>
        <table:table-row table:style-name="ro3">
          <table:table-cell office:value-type="float" office:value="0.0000000251189">
            <text:p>2.51E-008</text:p>
          </table:table-cell>
          <table:table-cell office:value-type="float" office:value="13.667">
            <text:p>13.67</text:p>
          </table:table-cell>
          <table:table-cell office:value-type="float" office:value="5.00041">
            <text:p>5</text:p>
          </table:table-cell>
          <table:table-cell office:value-type="float" office:value="0.00000675167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2180840">
            <text:p>2.18E+006</text:p>
          </table:table-cell>
          <table:table-cell table:style-name="ce3" office:value-type="float" office:value="0.0000187645">
            <text:p>1.88E-005</text:p>
          </table:table-cell>
          <table:table-cell office:value-type="float" office:value="436132">
            <text:p>436132</text:p>
          </table:table-cell>
          <table:table-cell table:number-columns-repeated="2"/>
          <table:table-cell office:value-type="float" office:value="0.0000000251189">
            <text:p>0.0000000</text:p>
          </table:table-cell>
          <table:table-cell office:value-type="float" office:value="5.00041">
            <text:p>5.0004100</text:p>
          </table:table-cell>
        </table:table-row>
        <table:table-row table:style-name="ro3">
          <table:table-cell office:value-type="float" office:value="0.0000000316228">
            <text:p>3.16E-008</text:p>
          </table:table-cell>
          <table:table-cell office:value-type="float" office:value="13.5123">
            <text:p>13.51</text:p>
          </table:table-cell>
          <table:table-cell office:value-type="float" office:value="5.00022">
            <text:p>5</text:p>
          </table:table-cell>
          <table:table-cell office:value-type="float" office:value="0.00000675057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1868260">
            <text:p>1.87E+006</text:p>
          </table:table-cell>
          <table:table-cell table:style-name="ce3" office:value-type="float" office:value="0.0000219031">
            <text:p>2.19E-005</text:p>
          </table:table-cell>
          <table:table-cell office:value-type="float" office:value="373636">
            <text:p>373636</text:p>
          </table:table-cell>
          <table:table-cell table:number-columns-repeated="2"/>
          <table:table-cell office:value-type="float" office:value="0.0000000316228">
            <text:p>0.0000000</text:p>
          </table:table-cell>
          <table:table-cell office:value-type="float" office:value="5.00022">
            <text:p>5.0002200</text:p>
          </table:table-cell>
        </table:table-row>
        <table:table-row table:style-name="ro3">
          <table:table-cell office:value-type="float" office:value="0.0000000398107">
            <text:p>3.98E-008</text:p>
          </table:table-cell>
          <table:table-cell office:value-type="float" office:value="13.3576">
            <text:p>13.36</text:p>
          </table:table-cell>
          <table:table-cell office:value-type="float" office:value="5.00003">
            <text:p>5</text:p>
          </table:table-cell>
          <table:table-cell office:value-type="float" office:value="0.00000674946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1600490">
            <text:p>1.60E+006</text:p>
          </table:table-cell>
          <table:table-cell table:style-name="ce3" office:value-type="float" office:value="0.0000255667">
            <text:p>2.56E-005</text:p>
          </table:table-cell>
          <table:table-cell office:value-type="float" office:value="320096">
            <text:p>320096</text:p>
          </table:table-cell>
          <table:table-cell table:number-columns-repeated="2"/>
          <table:table-cell office:value-type="float" office:value="0.0000000398107">
            <text:p>0.0000000</text:p>
          </table:table-cell>
          <table:table-cell office:value-type="float" office:value="5.00003">
            <text:p>5.0000300</text:p>
          </table:table-cell>
        </table:table-row>
        <table:table-row table:style-name="ro3">
          <table:table-cell office:value-type="float" office:value="0.0000000501187">
            <text:p>5.01E-008</text:p>
          </table:table-cell>
          <table:table-cell office:value-type="float" office:value="13.203">
            <text:p>13.2</text:p>
          </table:table-cell>
          <table:table-cell office:value-type="float" office:value="5.00033">
            <text:p>5</text:p>
          </table:table-cell>
          <table:table-cell office:value-type="float" office:value="0.00000675126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1371230">
            <text:p>1.37E+006</text:p>
          </table:table-cell>
          <table:table-cell table:style-name="ce3" office:value-type="float" office:value="0.0000298431">
            <text:p>2.98E-005</text:p>
          </table:table-cell>
          <table:table-cell office:value-type="float" office:value="274228">
            <text:p>274228</text:p>
          </table:table-cell>
          <table:table-cell table:number-columns-repeated="2"/>
          <table:table-cell office:value-type="float" office:value="0.0000000501187">
            <text:p>0.0000001</text:p>
          </table:table-cell>
          <table:table-cell office:value-type="float" office:value="5.00033">
            <text:p>5.0003300</text:p>
          </table:table-cell>
        </table:table-row>
        <table:table-row table:style-name="ro3">
          <table:table-cell office:value-type="float" office:value="0.0000000630957">
            <text:p>6.31E-008</text:p>
          </table:table-cell>
          <table:table-cell office:value-type="float" office:value="13.0483">
            <text:p>13.05</text:p>
          </table:table-cell>
          <table:table-cell office:value-type="float" office:value="5.00014">
            <text:p>5</text:p>
          </table:table-cell>
          <table:table-cell office:value-type="float" office:value="0.00000675015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1174700">
            <text:p>1.17E+006</text:p>
          </table:table-cell>
          <table:table-cell table:style-name="ce3" office:value-type="float" office:value="0.0000348348">
            <text:p>3.48E-005</text:p>
          </table:table-cell>
          <table:table-cell office:value-type="float" office:value="234932">
            <text:p>234932</text:p>
          </table:table-cell>
          <table:table-cell table:number-columns-repeated="2"/>
          <table:table-cell office:value-type="float" office:value="0.0000000630957">
            <text:p>0.0000001</text:p>
          </table:table-cell>
          <table:table-cell office:value-type="float" office:value="5.00014">
            <text:p>5.0001400</text:p>
          </table:table-cell>
        </table:table-row>
        <table:table-row table:style-name="ro3">
          <table:table-cell office:value-type="float" office:value="0.0000000794328">
            <text:p>7.94E-008</text:p>
          </table:table-cell>
          <table:table-cell office:value-type="float" office:value="12.8937">
            <text:p>12.89</text:p>
          </table:table-cell>
          <table:table-cell office:value-type="float" office:value="5.00045">
            <text:p>5</text:p>
          </table:table-cell>
          <table:table-cell office:value-type="float" office:value="0.00000675196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1006430">
            <text:p>1.01E+006</text:p>
          </table:table-cell>
          <table:table-cell table:style-name="ce3" office:value-type="float" office:value="0.0000406613">
            <text:p>4.07E-005</text:p>
          </table:table-cell>
          <table:table-cell office:value-type="float" office:value="201268">
            <text:p>201268</text:p>
          </table:table-cell>
          <table:table-cell table:number-columns-repeated="2"/>
          <table:table-cell office:value-type="float" office:value="0.0000000794328">
            <text:p>0.0000001</text:p>
          </table:table-cell>
          <table:table-cell office:value-type="float" office:value="5.00045">
            <text:p>5.0004500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12.739">
            <text:p>12.74</text:p>
          </table:table-cell>
          <table:table-cell office:value-type="float" office:value="5.00026">
            <text:p>5</text:p>
          </table:table-cell>
          <table:table-cell office:value-type="float" office:value="0.00000675085">
            <text:p>6.75E-006</text:p>
          </table:table-cell>
          <table:table-cell office:value-type="float" office:value="-0.0532385">
            <text:p>-0.05</text:p>
          </table:table-cell>
          <table:table-cell office:value-type="float" office:value="862180">
            <text:p>862180</text:p>
          </table:table-cell>
          <table:table-cell table:style-name="ce3" office:value-type="float" office:value="0.0000474625">
            <text:p>4.75E-005</text:p>
          </table:table-cell>
          <table:table-cell office:value-type="float" office:value="172427">
            <text:p>172427</text:p>
          </table:table-cell>
          <table:table-cell table:number-columns-repeated="2"/>
          <table:table-cell office:value-type="float" office:value="0.0000001">
            <text:p>0.0000001</text:p>
          </table:table-cell>
          <table:table-cell office:value-type="float" office:value="5.00026">
            <text:p>5.0002600</text:p>
          </table:table-cell>
        </table:table-row>
        <table:table-row table:style-name="ro3">
          <table:table-cell office:value-type="float" office:value="0.000000125893">
            <text:p>1.26E-007</text:p>
          </table:table-cell>
          <table:table-cell office:value-type="float" office:value="12.5843">
            <text:p>12.58</text:p>
          </table:table-cell>
          <table:table-cell office:value-type="float" office:value="5.00007">
            <text:p>5</text:p>
          </table:table-cell>
          <table:table-cell office:value-type="float" office:value="0.00000674974">
            <text:p>6.75E-006</text:p>
          </table:table-cell>
          <table:table-cell office:value-type="float" office:value="-0.0532385">
            <text:p>-0.05</text:p>
          </table:table-cell>
          <table:table-cell office:value-type="float" office:value="738606">
            <text:p>738606</text:p>
          </table:table-cell>
          <table:table-cell table:style-name="ce3" office:value-type="float" office:value="0.0000554012">
            <text:p>5.54E-005</text:p>
          </table:table-cell>
          <table:table-cell office:value-type="float" office:value="147719">
            <text:p>147719</text:p>
          </table:table-cell>
          <table:table-cell table:number-columns-repeated="2"/>
          <table:table-cell office:value-type="float" office:value="0.000000125893">
            <text:p>0.0000001</text:p>
          </table:table-cell>
          <table:table-cell office:value-type="float" office:value="5.00007">
            <text:p>5.0000700</text:p>
          </table:table-cell>
        </table:table-row>
        <table:table-row table:style-name="ro3">
          <table:table-cell office:value-type="float" office:value="0.000000158489">
            <text:p>1.58E-007</text:p>
          </table:table-cell>
          <table:table-cell office:value-type="float" office:value="12.4297">
            <text:p>12.43</text:p>
          </table:table-cell>
          <table:table-cell office:value-type="float" office:value="5.00038">
            <text:p>5</text:p>
          </table:table-cell>
          <table:table-cell office:value-type="float" office:value="0.00000675155">
            <text:p>6.75E-006</text:p>
          </table:table-cell>
          <table:table-cell office:value-type="float" office:value="-0.0532385">
            <text:p>-0.05</text:p>
          </table:table-cell>
          <table:table-cell office:value-type="float" office:value="632806">
            <text:p>632806</text:p>
          </table:table-cell>
          <table:table-cell table:style-name="ce3" office:value-type="float" office:value="0.0000646678">
            <text:p>6.47E-005</text:p>
          </table:table-cell>
          <table:table-cell office:value-type="float" office:value="126552">
            <text:p>126552</text:p>
          </table:table-cell>
          <table:table-cell table:number-columns-repeated="2"/>
          <table:table-cell office:value-type="float" office:value="0.000000158489">
            <text:p>0.0000002</text:p>
          </table:table-cell>
          <table:table-cell office:value-type="float" office:value="5.00038">
            <text:p>5.0003800</text:p>
          </table:table-cell>
        </table:table-row>
        <table:table-row table:style-name="ro3">
          <table:table-cell office:value-type="float" office:value="0.000000199526">
            <text:p>2.00E-007</text:p>
          </table:table-cell>
          <table:table-cell office:value-type="float" office:value="12.275">
            <text:p>12.28</text:p>
          </table:table-cell>
          <table:table-cell office:value-type="float" office:value="5.00019">
            <text:p>5</text:p>
          </table:table-cell>
          <table:table-cell office:value-type="float" office:value="0.00000675044">
            <text:p>6.75E-006</text:p>
          </table:table-cell>
          <table:table-cell office:value-type="float" office:value="-0.0532384">
            <text:p>-0.05</text:p>
          </table:table-cell>
          <table:table-cell office:value-type="float" office:value="542107">
            <text:p>542107</text:p>
          </table:table-cell>
          <table:table-cell table:style-name="ce3" office:value-type="float" office:value="0.0000754844">
            <text:p>7.55E-005</text:p>
          </table:table-cell>
          <table:table-cell office:value-type="float" office:value="108417">
            <text:p>108417</text:p>
          </table:table-cell>
          <table:table-cell table:number-columns-repeated="2"/>
          <table:table-cell office:value-type="float" office:value="0.000000199526">
            <text:p>0.0000002</text:p>
          </table:table-cell>
          <table:table-cell office:value-type="float" office:value="5.00019">
            <text:p>5.0001900</text:p>
          </table:table-cell>
        </table:table-row>
        <table:table-row table:style-name="ro3">
          <table:table-cell office:value-type="float" office:value="0.000000251189">
            <text:p>2.51E-007</text:p>
          </table:table-cell>
          <table:table-cell office:value-type="float" office:value="12.1203">
            <text:p>12.12</text:p>
          </table:table-cell>
          <table:table-cell office:value-type="float" office:value="5">
            <text:p>5</text:p>
          </table:table-cell>
          <table:table-cell office:value-type="float" office:value="0.00000674934">
            <text:p>6.75E-006</text:p>
          </table:table-cell>
          <table:table-cell office:value-type="float" office:value="-0.0532384">
            <text:p>-0.05</text:p>
          </table:table-cell>
          <table:table-cell office:value-type="float" office:value="464408">
            <text:p>464408</text:p>
          </table:table-cell>
          <table:table-cell table:style-name="ce3" office:value-type="float" office:value="0.0000881101">
            <text:p>8.81E-005</text:p>
          </table:table-cell>
          <table:table-cell office:value-type="float" office:value="92881.6">
            <text:p>92881.6</text:p>
          </table:table-cell>
          <table:table-cell table:number-columns-repeated="2"/>
          <table:table-cell office:value-type="float" office:value="0.000000251189">
            <text:p>0.0000003</text:p>
          </table:table-cell>
          <table:table-cell office:value-type="float" office:value="5">
            <text:p>5.0000000</text:p>
          </table:table-cell>
        </table:table-row>
        <table:table-row table:style-name="ro3">
          <table:table-cell office:value-type="float" office:value="0.000000316228">
            <text:p>3.16E-007</text:p>
          </table:table-cell>
          <table:table-cell office:value-type="float" office:value="11.9657">
            <text:p>11.97</text:p>
          </table:table-cell>
          <table:table-cell office:value-type="float" office:value="5.00031">
            <text:p>5</text:p>
          </table:table-cell>
          <table:table-cell office:value-type="float" office:value="0.00000675114">
            <text:p>6.75E-006</text:p>
          </table:table-cell>
          <table:table-cell office:value-type="float" office:value="-0.0532384">
            <text:p>-0.05</text:p>
          </table:table-cell>
          <table:table-cell office:value-type="float" office:value="397885">
            <text:p>397885</text:p>
          </table:table-cell>
          <table:table-cell office:value-type="float" office:value="0.000102848">
            <text:p>0</text:p>
          </table:table-cell>
          <table:table-cell office:value-type="float" office:value="79572.1">
            <text:p>79572.1</text:p>
          </table:table-cell>
          <table:table-cell table:number-columns-repeated="2"/>
          <table:table-cell office:value-type="float" office:value="0.000000316228">
            <text:p>0.0000003</text:p>
          </table:table-cell>
          <table:table-cell office:value-type="float" office:value="5.00031">
            <text:p>5.0003100</text:p>
          </table:table-cell>
        </table:table-row>
        <table:table-row table:style-name="ro3">
          <table:table-cell office:value-type="float" office:value="0.000000398107">
            <text:p>3.98E-007</text:p>
          </table:table-cell>
          <table:table-cell office:value-type="float" office:value="11.811">
            <text:p>11.81</text:p>
          </table:table-cell>
          <table:table-cell office:value-type="float" office:value="5.00012">
            <text:p>5</text:p>
          </table:table-cell>
          <table:table-cell office:value-type="float" office:value="0.00000675003">
            <text:p>6.75E-006</text:p>
          </table:table-cell>
          <table:table-cell office:value-type="float" office:value="-0.0532384">
            <text:p>-0.05</text:p>
          </table:table-cell>
          <table:table-cell office:value-type="float" office:value="340857">
            <text:p>340857</text:p>
          </table:table-cell>
          <table:table-cell office:value-type="float" office:value="0.00012005">
            <text:p>0</text:p>
          </table:table-cell>
          <table:table-cell office:value-type="float" office:value="68169.8">
            <text:p>68169.8</text:p>
          </table:table-cell>
          <table:table-cell table:number-columns-repeated="2"/>
          <table:table-cell office:value-type="float" office:value="0.000000398107">
            <text:p>0.0000004</text:p>
          </table:table-cell>
          <table:table-cell office:value-type="float" office:value="5.00012">
            <text:p>5.0001200</text:p>
          </table:table-cell>
        </table:table-row>
        <table:table-row table:style-name="ro3">
          <table:table-cell office:value-type="float" office:value="0.000000501187">
            <text:p>5.01E-007</text:p>
          </table:table-cell>
          <table:table-cell office:value-type="float" office:value="11.6564">
            <text:p>11.66</text:p>
          </table:table-cell>
          <table:table-cell office:value-type="float" office:value="5.00043">
            <text:p>5</text:p>
          </table:table-cell>
          <table:table-cell office:value-type="float" office:value="0.00000675184">
            <text:p>6.75E-006</text:p>
          </table:table-cell>
          <table:table-cell office:value-type="float" office:value="-0.0532383">
            <text:p>-0.05</text:p>
          </table:table-cell>
          <table:table-cell office:value-type="float" office:value="292032">
            <text:p>292032</text:p>
          </table:table-cell>
          <table:table-cell office:value-type="float" office:value="0.00014013">
            <text:p>0</text:p>
          </table:table-cell>
          <table:table-cell office:value-type="float" office:value="58401.4">
            <text:p>58401.4</text:p>
          </table:table-cell>
          <table:table-cell table:number-columns-repeated="2"/>
          <table:table-cell office:value-type="float" office:value="0.000000501187">
            <text:p>0.0000005</text:p>
          </table:table-cell>
          <table:table-cell office:value-type="float" office:value="5.00043">
            <text:p>5.0004300</text:p>
          </table:table-cell>
        </table:table-row>
        <table:table-row table:style-name="ro3">
          <table:table-cell office:value-type="float" office:value="0.000000630957">
            <text:p>6.31E-007</text:p>
          </table:table-cell>
          <table:table-cell office:value-type="float" office:value="11.5017">
            <text:p>11.5</text:p>
          </table:table-cell>
          <table:table-cell office:value-type="float" office:value="5.00024">
            <text:p>5</text:p>
          </table:table-cell>
          <table:table-cell office:value-type="float" office:value="0.00000675073">
            <text:p>6.75E-006</text:p>
          </table:table-cell>
          <table:table-cell office:value-type="float" office:value="-0.0532383">
            <text:p>-0.05</text:p>
          </table:table-cell>
          <table:table-cell office:value-type="float" office:value="250176">
            <text:p>250176</text:p>
          </table:table-cell>
          <table:table-cell office:value-type="float" office:value="0.000163569">
            <text:p>0</text:p>
          </table:table-cell>
          <table:table-cell office:value-type="float" office:value="50032.7">
            <text:p>50032.7</text:p>
          </table:table-cell>
          <table:table-cell table:number-columns-repeated="2"/>
          <table:table-cell office:value-type="float" office:value="0.000000630957">
            <text:p>0.0000006</text:p>
          </table:table-cell>
          <table:table-cell office:value-type="float" office:value="5.00024">
            <text:p>5.0002400</text:p>
          </table:table-cell>
        </table:table-row>
        <table:table-row table:style-name="ro3">
          <table:table-cell office:value-type="float" office:value="0.000000794328">
            <text:p>7.94E-007</text:p>
          </table:table-cell>
          <table:table-cell office:value-type="float" office:value="11.347">
            <text:p>11.35</text:p>
          </table:table-cell>
          <table:table-cell office:value-type="float" office:value="5.00005">
            <text:p>5</text:p>
          </table:table-cell>
          <table:table-cell office:value-type="float" office:value="0.00000674963">
            <text:p>6.75E-006</text:p>
          </table:table-cell>
          <table:table-cell office:value-type="float" office:value="-0.0532383">
            <text:p>-0.05</text:p>
          </table:table-cell>
          <table:table-cell office:value-type="float" office:value="214319">
            <text:p>214319</text:p>
          </table:table-cell>
          <table:table-cell office:value-type="float" office:value="0.000190928">
            <text:p>0</text:p>
          </table:table-cell>
          <table:table-cell office:value-type="float" office:value="42863.3">
            <text:p>42863.3</text:p>
          </table:table-cell>
          <table:table-cell table:number-columns-repeated="2"/>
          <table:table-cell office:value-type="float" office:value="0.000000794328">
            <text:p>0.0000008</text:p>
          </table:table-cell>
          <table:table-cell office:value-type="float" office:value="5.00005">
            <text:p>5.0000500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11.1924">
            <text:p>11.19</text:p>
          </table:table-cell>
          <table:table-cell office:value-type="float" office:value="5.00036">
            <text:p>5</text:p>
          </table:table-cell>
          <table:table-cell office:value-type="float" office:value="0.00000675143">
            <text:p>6.75E-006</text:p>
          </table:table-cell>
          <table:table-cell office:value-type="float" office:value="-0.0532382">
            <text:p>-0.05</text:p>
          </table:table-cell>
          <table:table-cell office:value-type="float" office:value="183619">
            <text:p>183619</text:p>
          </table:table-cell>
          <table:table-cell office:value-type="float" office:value="0.000222863">
            <text:p>0</text:p>
          </table:table-cell>
          <table:table-cell office:value-type="float" office:value="36721.2">
            <text:p>36721.2</text:p>
          </table:table-cell>
          <table:table-cell table:number-columns-repeated="2"/>
          <table:table-cell office:value-type="float" office:value="0.000001">
            <text:p>0.0000010</text:p>
          </table:table-cell>
          <table:table-cell office:value-type="float" office:value="5.00036">
            <text:p>5.0003600</text:p>
          </table:table-cell>
        </table:table-row>
        <table:table-row table:style-name="ro3">
          <table:table-cell office:value-type="float" office:value="0.00000125893">
            <text:p>1.26E-006</text:p>
          </table:table-cell>
          <table:table-cell office:value-type="float" office:value="11.0377">
            <text:p>11.04</text:p>
          </table:table-cell>
          <table:table-cell office:value-type="float" office:value="5.00017">
            <text:p>5</text:p>
          </table:table-cell>
          <table:table-cell office:value-type="float" office:value="0.00000675033">
            <text:p>6.75E-006</text:p>
          </table:table-cell>
          <table:table-cell office:value-type="float" office:value="-0.0532381">
            <text:p>-0.05</text:p>
          </table:table-cell>
          <table:table-cell office:value-type="float" office:value="157301">
            <text:p>157301</text:p>
          </table:table-cell>
          <table:table-cell office:value-type="float" office:value="0.00026014">
            <text:p>0</text:p>
          </table:table-cell>
          <table:table-cell office:value-type="float" office:value="31459.2">
            <text:p>31459.2</text:p>
          </table:table-cell>
          <table:table-cell table:number-columns-repeated="2"/>
          <table:table-cell office:value-type="float" office:value="0.00000125893">
            <text:p>0.0000013</text:p>
          </table:table-cell>
          <table:table-cell office:value-type="float" office:value="5.00017">
            <text:p>5.0001700</text:p>
          </table:table-cell>
        </table:table-row>
        <table:table-row table:style-name="ro3">
          <table:table-cell office:value-type="float" office:value="0.00000158489">
            <text:p>1.58E-006</text:p>
          </table:table-cell>
          <table:table-cell office:value-type="float" office:value="10.8831">
            <text:p>10.88</text:p>
          </table:table-cell>
          <table:table-cell office:value-type="float" office:value="5.00048">
            <text:p>5</text:p>
          </table:table-cell>
          <table:table-cell office:value-type="float" office:value="0.00000675213">
            <text:p>6.75E-006</text:p>
          </table:table-cell>
          <table:table-cell office:value-type="float" office:value="-0.053238">
            <text:p>-0.05</text:p>
          </table:table-cell>
          <table:table-cell office:value-type="float" office:value="134769">
            <text:p>134769</text:p>
          </table:table-cell>
          <table:table-cell office:value-type="float" office:value="0.000303652">
            <text:p>0</text:p>
          </table:table-cell>
          <table:table-cell office:value-type="float" office:value="26951.2">
            <text:p>26951.2</text:p>
          </table:table-cell>
          <table:table-cell table:number-columns-repeated="2"/>
          <table:table-cell office:value-type="float" office:value="0.00000158489">
            <text:p>0.0000016</text:p>
          </table:table-cell>
          <table:table-cell office:value-type="float" office:value="5.00048">
            <text:p>5.0004800</text:p>
          </table:table-cell>
        </table:table-row>
        <table:table-row table:style-name="ro3">
          <table:table-cell office:value-type="float" office:value="0.00000199526">
            <text:p>2.00E-006</text:p>
          </table:table-cell>
          <table:table-cell office:value-type="float" office:value="10.7284">
            <text:p>10.73</text:p>
          </table:table-cell>
          <table:table-cell office:value-type="float" office:value="5.0003">
            <text:p>5</text:p>
          </table:table-cell>
          <table:table-cell office:value-type="float" office:value="0.00000675103">
            <text:p>6.75E-006</text:p>
          </table:table-cell>
          <table:table-cell office:value-type="float" office:value="-0.0532379">
            <text:p>-0.05</text:p>
          </table:table-cell>
          <table:table-cell office:value-type="float" office:value="115453">
            <text:p>115453</text:p>
          </table:table-cell>
          <table:table-cell office:value-type="float" office:value="0.000354442">
            <text:p>0</text:p>
          </table:table-cell>
          <table:table-cell office:value-type="float" office:value="23089.2">
            <text:p>23089.2</text:p>
          </table:table-cell>
          <table:table-cell table:number-columns-repeated="2"/>
          <table:table-cell office:value-type="float" office:value="0.00000199526">
            <text:p>0.0000020</text:p>
          </table:table-cell>
          <table:table-cell office:value-type="float" office:value="5.0003">
            <text:p>5.0003000</text:p>
          </table:table-cell>
        </table:table-row>
        <table:table-row table:style-name="ro3">
          <table:table-cell office:value-type="float" office:value="0.00000251189">
            <text:p>2.51E-006</text:p>
          </table:table-cell>
          <table:table-cell office:value-type="float" office:value="10.5737">
            <text:p>10.57</text:p>
          </table:table-cell>
          <table:table-cell office:value-type="float" office:value="5.00011">
            <text:p>5</text:p>
          </table:table-cell>
          <table:table-cell office:value-type="float" office:value="0.00000674993">
            <text:p>6.75E-006</text:p>
          </table:table-cell>
          <table:table-cell office:value-type="float" office:value="-0.0532377">
            <text:p>-0.05</text:p>
          </table:table-cell>
          <table:table-cell office:value-type="float" office:value="98905.4">
            <text:p>98905.4</text:p>
          </table:table-cell>
          <table:table-cell office:value-type="float" office:value="0.000413727">
            <text:p>0</text:p>
          </table:table-cell>
          <table:table-cell office:value-type="float" office:value="19780.7">
            <text:p>19780.7</text:p>
          </table:table-cell>
          <table:table-cell table:number-columns-repeated="2"/>
          <table:table-cell office:value-type="float" office:value="0.00000251189">
            <text:p>0.0000025</text:p>
          </table:table-cell>
          <table:table-cell office:value-type="float" office:value="5.00011">
            <text:p>5.0001100</text:p>
          </table:table-cell>
        </table:table-row>
        <table:table-row table:style-name="ro3">
          <table:table-cell office:value-type="float" office:value="0.00000316228">
            <text:p>3.16E-006</text:p>
          </table:table-cell>
          <table:table-cell office:value-type="float" office:value="10.4191">
            <text:p>10.42</text:p>
          </table:table-cell>
          <table:table-cell office:value-type="float" office:value="5.00042">
            <text:p>5</text:p>
          </table:table-cell>
          <table:table-cell office:value-type="float" office:value="0.00000675174">
            <text:p>6.75E-006</text:p>
          </table:table-cell>
          <table:table-cell office:value-type="float" office:value="-0.0532375">
            <text:p>-0.05</text:p>
          </table:table-cell>
          <table:table-cell office:value-type="float" office:value="84738">
            <text:p>84738</text:p>
          </table:table-cell>
          <table:table-cell office:value-type="float" office:value="0.000482928">
            <text:p>0</text:p>
          </table:table-cell>
          <table:table-cell office:value-type="float" office:value="16946.2">
            <text:p>16946.2</text:p>
          </table:table-cell>
          <table:table-cell table:number-columns-repeated="2"/>
          <table:table-cell office:value-type="float" office:value="0.00000316228">
            <text:p>0.0000032</text:p>
          </table:table-cell>
          <table:table-cell office:value-type="float" office:value="5.00042">
            <text:p>5.0004200</text:p>
          </table:table-cell>
        </table:table-row>
        <table:table-row table:style-name="ro3">
          <table:table-cell office:value-type="float" office:value="0.00000398107">
            <text:p>3.98E-006</text:p>
          </table:table-cell>
          <table:table-cell office:value-type="float" office:value="10.2644">
            <text:p>10.26</text:p>
          </table:table-cell>
          <table:table-cell office:value-type="float" office:value="5.00023">
            <text:p>5</text:p>
          </table:table-cell>
          <table:table-cell office:value-type="float" office:value="0.00000675065">
            <text:p>6.75E-006</text:p>
          </table:table-cell>
          <table:table-cell office:value-type="float" office:value="-0.0532373">
            <text:p>-0.05</text:p>
          </table:table-cell>
          <table:table-cell office:value-type="float" office:value="72592.7">
            <text:p>72592.7</text:p>
          </table:table-cell>
          <table:table-cell office:value-type="float" office:value="0.000563704">
            <text:p>0</text:p>
          </table:table-cell>
          <table:table-cell office:value-type="float" office:value="14517.9">
            <text:p>14517.9</text:p>
          </table:table-cell>
          <table:table-cell table:number-columns-repeated="2"/>
          <table:table-cell office:value-type="float" office:value="0.00000398107">
            <text:p>0.0000040</text:p>
          </table:table-cell>
          <table:table-cell office:value-type="float" office:value="5.00023">
            <text:p>5.0002300</text:p>
          </table:table-cell>
        </table:table-row>
        <table:table-row table:style-name="ro3">
          <table:table-cell office:value-type="float" office:value="0.00000501187">
            <text:p>5.01E-006</text:p>
          </table:table-cell>
          <table:table-cell office:value-type="float" office:value="10.1097">
            <text:p>10.11</text:p>
          </table:table-cell>
          <table:table-cell office:value-type="float" office:value="5.00004">
            <text:p>5</text:p>
          </table:table-cell>
          <table:table-cell office:value-type="float" office:value="0.00000674956">
            <text:p>6.75E-006</text:p>
          </table:table-cell>
          <table:table-cell office:value-type="float" office:value="-0.053237">
            <text:p>-0.05</text:p>
          </table:table-cell>
          <table:table-cell office:value-type="float" office:value="62188.1">
            <text:p>62188.1</text:p>
          </table:table-cell>
          <table:table-cell office:value-type="float" office:value="0.00065799">
            <text:p>0</text:p>
          </table:table-cell>
          <table:table-cell office:value-type="float" office:value="12437.5">
            <text:p>12437.5</text:p>
          </table:table-cell>
          <table:table-cell table:number-columns-repeated="2"/>
          <table:table-cell office:value-type="float" office:value="0.00000501187">
            <text:p>0.0000050</text:p>
          </table:table-cell>
          <table:table-cell office:value-type="float" office:value="5.00004">
            <text:p>5.0000400</text:p>
          </table:table-cell>
        </table:table-row>
        <table:table-row table:style-name="ro3">
          <table:table-cell office:value-type="float" office:value="0.00000630957">
            <text:p>6.31E-006</text:p>
          </table:table-cell>
          <table:table-cell office:value-type="float" office:value="9.9551">
            <text:p>9.96</text:p>
          </table:table-cell>
          <table:table-cell office:value-type="float" office:value="5.00035">
            <text:p>5</text:p>
          </table:table-cell>
          <table:table-cell office:value-type="float" office:value="0.00000675138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53280.2">
            <text:p>53280.2</text:p>
          </table:table-cell>
          <table:table-cell office:value-type="float" office:value="0.000768047">
            <text:p>0</text:p>
          </table:table-cell>
          <table:table-cell office:value-type="float" office:value="10655.3">
            <text:p>10655.3</text:p>
          </table:table-cell>
          <table:table-cell table:number-columns-repeated="2"/>
          <table:table-cell office:value-type="float" office:value="0.00000630957">
            <text:p>0.0000063</text:p>
          </table:table-cell>
          <table:table-cell office:value-type="float" office:value="5.00035">
            <text:p>5.0003500</text:p>
          </table:table-cell>
        </table:table-row>
        <table:table-row table:style-name="ro3">
          <table:table-cell office:value-type="float" office:value="0.00000794328">
            <text:p>7.94E-006</text:p>
          </table:table-cell>
          <table:table-cell office:value-type="float" office:value="9.8004">
            <text:p>9.8</text:p>
          </table:table-cell>
          <table:table-cell office:value-type="float" office:value="5.00017">
            <text:p>5</text:p>
          </table:table-cell>
          <table:table-cell office:value-type="float" office:value="0.00000675029">
            <text:p>6.75E-006</text:p>
          </table:table-cell>
          <table:table-cell office:value-type="float" office:value="-0.0532361">
            <text:p>-0.05</text:p>
          </table:table-cell>
          <table:table-cell office:value-type="float" office:value="45643.6">
            <text:p>45643.6</text:p>
          </table:table-cell>
          <table:table-cell office:value-type="float" office:value="0.000896513">
            <text:p>0</text:p>
          </table:table-cell>
          <table:table-cell office:value-type="float" office:value="9128.42">
            <text:p>9128.42</text:p>
          </table:table-cell>
          <table:table-cell table:number-columns-repeated="2"/>
          <table:table-cell office:value-type="float" office:value="0.00000794328">
            <text:p>0.0000079</text:p>
          </table:table-cell>
          <table:table-cell office:value-type="float" office:value="5.00017">
            <text:p>5.0001700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9.6458">
            <text:p>9.65</text:p>
          </table:table-cell>
          <table:table-cell office:value-type="float" office:value="5.00048">
            <text:p>5</text:p>
          </table:table-cell>
          <table:table-cell office:value-type="float" office:value="0.00000675212">
            <text:p>6.75E-006</text:p>
          </table:table-cell>
          <table:table-cell office:value-type="float" office:value="-0.0532355">
            <text:p>-0.05</text:p>
          </table:table-cell>
          <table:table-cell office:value-type="float" office:value="39105.5">
            <text:p>39105.5</text:p>
          </table:table-cell>
          <table:table-cell office:value-type="float" office:value="0.00104647">
            <text:p>0</text:p>
          </table:table-cell>
          <table:table-cell office:value-type="float" office:value="7820.35">
            <text:p>7820.35</text:p>
          </table:table-cell>
          <table:table-cell table:number-columns-repeated="2"/>
          <table:table-cell office:value-type="float" office:value="0.00001">
            <text:p>0.0000100</text:p>
          </table:table-cell>
          <table:table-cell office:value-type="float" office:value="5.00048">
            <text:p>5.0004800</text:p>
          </table:table-cell>
        </table:table-row>
        <table:table-row table:style-name="ro3">
          <table:table-cell office:value-type="float" office:value="0.0000125893">
            <text:p>1.26E-005</text:p>
          </table:table-cell>
          <table:table-cell office:value-type="float" office:value="9.4911">
            <text:p>9.49</text:p>
          </table:table-cell>
          <table:table-cell office:value-type="float" office:value="5.0003">
            <text:p>5</text:p>
          </table:table-cell>
          <table:table-cell office:value-type="float" office:value="0.00000675105">
            <text:p>6.75E-006</text:p>
          </table:table-cell>
          <table:table-cell office:value-type="float" office:value="-0.0532347">
            <text:p>-0.05</text:p>
          </table:table-cell>
          <table:table-cell office:value-type="float" office:value="33500.6">
            <text:p>33500.6</text:p>
          </table:table-cell>
          <table:table-cell office:value-type="float" office:value="0.0012215">
            <text:p>0</text:p>
          </table:table-cell>
          <table:table-cell office:value-type="float" office:value="6699.72">
            <text:p>6699.72</text:p>
          </table:table-cell>
          <table:table-cell table:number-columns-repeated="2"/>
          <table:table-cell office:value-type="float" office:value="0.0000125893">
            <text:p>0.0000126</text:p>
          </table:table-cell>
          <table:table-cell office:value-type="float" office:value="5.0003">
            <text:p>5.0003000</text:p>
          </table:table-cell>
        </table:table-row>
        <table:table-row table:style-name="ro3">
          <table:table-cell office:value-type="float" office:value="0.0000158489">
            <text:p>1.58E-005</text:p>
          </table:table-cell>
          <table:table-cell office:value-type="float" office:value="9.3364">
            <text:p>9.34</text:p>
          </table:table-cell>
          <table:table-cell office:value-type="float" office:value="5.00012">
            <text:p>5</text:p>
          </table:table-cell>
          <table:table-cell office:value-type="float" office:value="0.00000674998">
            <text:p>6.75E-006</text:p>
          </table:table-cell>
          <table:table-cell office:value-type="float" office:value="-0.0532337">
            <text:p>-0.05</text:p>
          </table:table-cell>
          <table:table-cell office:value-type="float" office:value="28699.1">
            <text:p>28699.1</text:p>
          </table:table-cell>
          <table:table-cell office:value-type="float" office:value="0.00142581">
            <text:p>0</text:p>
          </table:table-cell>
          <table:table-cell office:value-type="float" office:value="5739.68">
            <text:p>5739.68</text:p>
          </table:table-cell>
          <table:table-cell table:number-columns-repeated="2"/>
          <table:table-cell office:value-type="float" office:value="0.0000158489">
            <text:p>0.0000158</text:p>
          </table:table-cell>
          <table:table-cell office:value-type="float" office:value="5.00012">
            <text:p>5.0001200</text:p>
          </table:table-cell>
        </table:table-row>
        <table:table-row table:style-name="ro3">
          <table:table-cell office:value-type="float" office:value="0.0000199526">
            <text:p>2.00E-005</text:p>
          </table:table-cell>
          <table:table-cell office:value-type="float" office:value="9.1818">
            <text:p>9.18</text:p>
          </table:table-cell>
          <table:table-cell office:value-type="float" office:value="5.00043">
            <text:p>5</text:p>
          </table:table-cell>
          <table:table-cell office:value-type="float" office:value="0.00000675184">
            <text:p>6.75E-006</text:p>
          </table:table-cell>
          <table:table-cell office:value-type="float" office:value="-0.0532324">
            <text:p>-0.05</text:p>
          </table:table-cell>
          <table:table-cell office:value-type="float" office:value="24588.1">
            <text:p>24588.1</text:p>
          </table:table-cell>
          <table:table-cell office:value-type="float" office:value="0.00166429">
            <text:p>0</text:p>
          </table:table-cell>
          <table:table-cell office:value-type="float" office:value="4917.2">
            <text:p>4917.2</text:p>
          </table:table-cell>
          <table:table-cell table:number-columns-repeated="2"/>
          <table:table-cell office:value-type="float" office:value="0.0000199526">
            <text:p>0.0000200</text:p>
          </table:table-cell>
          <table:table-cell office:value-type="float" office:value="5.00043">
            <text:p>5.0004300</text:p>
          </table:table-cell>
        </table:table-row>
        <table:table-row table:style-name="ro3">
          <table:table-cell office:value-type="float" office:value="0.0000251189">
            <text:p>2.51E-005</text:p>
          </table:table-cell>
          <table:table-cell office:value-type="float" office:value="9.0271">
            <text:p>9.03</text:p>
          </table:table-cell>
          <table:table-cell office:value-type="float" office:value="5.00026">
            <text:p>5</text:p>
          </table:table-cell>
          <table:table-cell office:value-type="float" office:value="0.0000067508">
            <text:p>6.75E-006</text:p>
          </table:table-cell>
          <table:table-cell office:value-type="float" office:value="-0.0532308">
            <text:p>-0.05</text:p>
          </table:table-cell>
          <table:table-cell office:value-type="float" office:value="21064">
            <text:p>21064</text:p>
          </table:table-cell>
          <table:table-cell office:value-type="float" office:value="0.00194266">
            <text:p>0</text:p>
          </table:table-cell>
          <table:table-cell office:value-type="float" office:value="4212.58">
            <text:p>4212.58</text:p>
          </table:table-cell>
          <table:table-cell table:number-columns-repeated="2"/>
          <table:table-cell office:value-type="float" office:value="0.0000251189">
            <text:p>0.0000251</text:p>
          </table:table-cell>
          <table:table-cell office:value-type="float" office:value="5.00026">
            <text:p>5.0002600</text:p>
          </table:table-cell>
        </table:table-row>
        <table:table-row table:style-name="ro3">
          <table:table-cell office:value-type="float" office:value="0.0000316228">
            <text:p>3.16E-005</text:p>
          </table:table-cell>
          <table:table-cell office:value-type="float" office:value="8.8724">
            <text:p>8.87</text:p>
          </table:table-cell>
          <table:table-cell office:value-type="float" office:value="5.00008">
            <text:p>5</text:p>
          </table:table-cell>
          <table:table-cell office:value-type="float" office:value="0.00000674978">
            <text:p>6.75E-006</text:p>
          </table:table-cell>
          <table:table-cell office:value-type="float" office:value="-0.0532289">
            <text:p>-0.05</text:p>
          </table:table-cell>
          <table:table-cell office:value-type="float" office:value="18044.9">
            <text:p>18044.9</text:p>
          </table:table-cell>
          <table:table-cell office:value-type="float" office:value="0.00226759">
            <text:p>0</text:p>
          </table:table-cell>
          <table:table-cell office:value-type="float" office:value="3608.92">
            <text:p>3608.92</text:p>
          </table:table-cell>
          <table:table-cell table:number-columns-repeated="2"/>
          <table:table-cell office:value-type="float" office:value="0.0000316228">
            <text:p>0.0000316</text:p>
          </table:table-cell>
          <table:table-cell office:value-type="float" office:value="5.00008">
            <text:p>5.0000800</text:p>
          </table:table-cell>
        </table:table-row>
        <table:table-row table:style-name="ro3">
          <table:table-cell office:value-type="float" office:value="0.0000398107">
            <text:p>3.98E-005</text:p>
          </table:table-cell>
          <table:table-cell office:value-type="float" office:value="8.7178">
            <text:p>8.72</text:p>
          </table:table-cell>
          <table:table-cell office:value-type="float" office:value="5.00041">
            <text:p>5</text:p>
          </table:table-cell>
          <table:table-cell office:value-type="float" office:value="0.00000675169">
            <text:p>6.75E-006</text:p>
          </table:table-cell>
          <table:table-cell office:value-type="float" office:value="-0.0532264">
            <text:p>-0.05</text:p>
          </table:table-cell>
          <table:table-cell office:value-type="float" office:value="15460.1">
            <text:p>15460.1</text:p>
          </table:table-cell>
          <table:table-cell office:value-type="float" office:value="0.00264686">
            <text:p>0</text:p>
          </table:table-cell>
          <table:table-cell office:value-type="float" office:value="3091.77">
            <text:p>3091.77</text:p>
          </table:table-cell>
          <table:table-cell table:number-columns-repeated="2"/>
          <table:table-cell office:value-type="float" office:value="0.0000398107">
            <text:p>0.0000398</text:p>
          </table:table-cell>
          <table:table-cell office:value-type="float" office:value="5.00041">
            <text:p>5.0004100</text:p>
          </table:table-cell>
        </table:table-row>
        <table:table-row table:style-name="ro3">
          <table:table-cell office:value-type="float" office:value="0.0000501187">
            <text:p>5.01E-005</text:p>
          </table:table-cell>
          <table:table-cell office:value-type="float" office:value="8.5631">
            <text:p>8.56</text:p>
          </table:table-cell>
          <table:table-cell office:value-type="float" office:value="5.00024">
            <text:p>5</text:p>
          </table:table-cell>
          <table:table-cell office:value-type="float" office:value="0.00000675072">
            <text:p>6.75E-006</text:p>
          </table:table-cell>
          <table:table-cell office:value-type="float" office:value="-0.0532232">
            <text:p>-0.05</text:p>
          </table:table-cell>
          <table:table-cell office:value-type="float" office:value="13244.3">
            <text:p>13244.3</text:p>
          </table:table-cell>
          <table:table-cell office:value-type="float" office:value="0.00308956">
            <text:p>0</text:p>
          </table:table-cell>
          <table:table-cell office:value-type="float" office:value="2648.72">
            <text:p>2648.72</text:p>
          </table:table-cell>
          <table:table-cell table:number-columns-repeated="2"/>
          <table:table-cell office:value-type="float" office:value="0.0000501187">
            <text:p>0.0000501</text:p>
          </table:table-cell>
          <table:table-cell office:value-type="float" office:value="5.00024">
            <text:p>5.0002400</text:p>
          </table:table-cell>
        </table:table-row>
        <table:table-row table:style-name="ro3">
          <table:table-cell office:value-type="float" office:value="0.0000630957">
            <text:p>6.31E-005</text:p>
          </table:table-cell>
          <table:table-cell office:value-type="float" office:value="8.4084">
            <text:p>8.41</text:p>
          </table:table-cell>
          <table:table-cell office:value-type="float" office:value="5.00008">
            <text:p>5</text:p>
          </table:table-cell>
          <table:table-cell office:value-type="float" office:value="0.00000674979">
            <text:p>6.75E-006</text:p>
          </table:table-cell>
          <table:table-cell office:value-type="float" office:value="-0.0532193">
            <text:p>-0.05</text:p>
          </table:table-cell>
          <table:table-cell office:value-type="float" office:value="11346">
            <text:p>11346</text:p>
          </table:table-cell>
          <table:table-cell office:value-type="float" office:value="0.00360631">
            <text:p>0</text:p>
          </table:table-cell>
          <table:table-cell office:value-type="float" office:value="2269.16">
            <text:p>2269.16</text:p>
          </table:table-cell>
          <table:table-cell table:number-columns-repeated="2"/>
          <table:table-cell office:value-type="float" office:value="0.0000630957">
            <text:p>0.0000631</text:p>
          </table:table-cell>
          <table:table-cell office:value-type="float" office:value="5.00008">
            <text:p>5.0000800</text:p>
          </table:table-cell>
        </table:table-row>
        <table:table-row table:style-name="ro3">
          <table:table-cell office:value-type="float" office:value="0.0000794328">
            <text:p>7.94E-005</text:p>
          </table:table-cell>
          <table:table-cell office:value-type="float" office:value="8.2538">
            <text:p>8.25</text:p>
          </table:table-cell>
          <table:table-cell office:value-type="float" office:value="5.00043">
            <text:p>5</text:p>
          </table:table-cell>
          <table:table-cell office:value-type="float" office:value="0.0000067518">
            <text:p>6.75E-006</text:p>
          </table:table-cell>
          <table:table-cell office:value-type="float" office:value="-0.0532143">
            <text:p>-0.05</text:p>
          </table:table-cell>
          <table:table-cell office:value-type="float" office:value="9720.76">
            <text:p>9720.76</text:p>
          </table:table-cell>
          <table:table-cell office:value-type="float" office:value="0.00420947">
            <text:p>0</text:p>
          </table:table-cell>
          <table:table-cell office:value-type="float" office:value="1943.99">
            <text:p>1943.99</text:p>
          </table:table-cell>
          <table:table-cell table:number-columns-repeated="2"/>
          <table:table-cell office:value-type="float" office:value="0.0000794328">
            <text:p>0.0000794</text:p>
          </table:table-cell>
          <table:table-cell office:value-type="float" office:value="5.00043">
            <text:p>5.0004300</text:p>
          </table:table-cell>
        </table:table-row>
        <table:table-row table:style-name="ro3">
          <table:table-cell table:style-name="Default" office:value-type="float" office:value="0.0001">
            <text:p>0</text:p>
          </table:table-cell>
          <table:table-cell office:value-type="float" office:value="8.0991">
            <text:p>8.1</text:p>
          </table:table-cell>
          <table:table-cell office:value-type="float" office:value="5.00029">
            <text:p>5</text:p>
          </table:table-cell>
          <table:table-cell office:value-type="float" office:value="0.00000675097">
            <text:p>6.75E-006</text:p>
          </table:table-cell>
          <table:table-cell office:value-type="float" office:value="-0.053208">
            <text:p>-0.05</text:p>
          </table:table-cell>
          <table:table-cell office:value-type="float" office:value="8327.51">
            <text:p>8327.51</text:p>
          </table:table-cell>
          <table:table-cell office:value-type="float" office:value="0.00491351">
            <text:p>0</text:p>
          </table:table-cell>
          <table:table-cell office:value-type="float" office:value="1665.41">
            <text:p>1665.41</text:p>
          </table:table-cell>
          <table:table-cell table:number-columns-repeated="2"/>
          <table:table-cell office:value-type="float" office:value="0.0001">
            <text:p>0.0001000</text:p>
          </table:table-cell>
          <table:table-cell office:value-type="float" office:value="5.00029">
            <text:p>5.0002900</text:p>
          </table:table-cell>
        </table:table-row>
        <table:table-row table:style-name="ro3">
          <table:table-cell table:style-name="Default" office:value-type="float" office:value="0.000125893">
            <text:p>0</text:p>
          </table:table-cell>
          <table:table-cell office:value-type="float" office:value="7.9444">
            <text:p>7.94</text:p>
          </table:table-cell>
          <table:table-cell office:value-type="float" office:value="5.00015">
            <text:p>5</text:p>
          </table:table-cell>
          <table:table-cell office:value-type="float" office:value="0.0000067502">
            <text:p>6.75E-006</text:p>
          </table:table-cell>
          <table:table-cell office:value-type="float" office:value="-0.0532002">
            <text:p>-0.05</text:p>
          </table:table-cell>
          <table:table-cell office:value-type="float" office:value="7133.94">
            <text:p>7133.94</text:p>
          </table:table-cell>
          <table:table-cell office:value-type="float" office:value="0.00573528">
            <text:p>0.01</text:p>
          </table:table-cell>
          <table:table-cell office:value-type="float" office:value="1426.74">
            <text:p>1426.74</text:p>
          </table:table-cell>
          <table:table-cell table:number-columns-repeated="2"/>
          <table:table-cell office:value-type="float" office:value="0.000125893">
            <text:p>0.0001259</text:p>
          </table:table-cell>
          <table:table-cell office:value-type="float" office:value="5.00015">
            <text:p>5.0001500</text:p>
          </table:table-cell>
        </table:table-row>
        <table:table-row table:style-name="ro3">
          <table:table-cell table:style-name="Default" office:value-type="float" office:value="0.000158489">
            <text:p>0</text:p>
          </table:table-cell>
          <table:table-cell office:value-type="float" office:value="7.7897">
            <text:p>7.79</text:p>
          </table:table-cell>
          <table:table-cell office:value-type="float" office:value="5.00004">
            <text:p>5</text:p>
          </table:table-cell>
          <table:table-cell office:value-type="float" office:value="0.00000674952">
            <text:p>6.75E-006</text:p>
          </table:table-cell>
          <table:table-cell office:value-type="float" office:value="-0.0531902">
            <text:p>-0.05</text:p>
          </table:table-cell>
          <table:table-cell office:value-type="float" office:value="6111.45">
            <text:p>6111.45</text:p>
          </table:table-cell>
          <table:table-cell office:value-type="float" office:value="0.00669446">
            <text:p>0.01</text:p>
          </table:table-cell>
          <table:table-cell office:value-type="float" office:value="1222.28">
            <text:p>1222.28</text:p>
          </table:table-cell>
          <table:table-cell table:number-columns-repeated="2"/>
          <table:table-cell office:value-type="float" office:value="0.000158489">
            <text:p>0.0001585</text:p>
          </table:table-cell>
          <table:table-cell office:value-type="float" office:value="5.00004">
            <text:p>5.0000400</text:p>
          </table:table-cell>
        </table:table-row>
        <table:table-row table:style-name="ro3">
          <table:table-cell table:style-name="Default" office:value-type="float" office:value="0.000199526">
            <text:p>0</text:p>
          </table:table-cell>
          <table:table-cell office:value-type="float" office:value="7.6351">
            <text:p>7.64</text:p>
          </table:table-cell>
          <table:table-cell office:value-type="float" office:value="5.00044">
            <text:p>5</text:p>
          </table:table-cell>
          <table:table-cell office:value-type="float" office:value="0.00000675186">
            <text:p>6.75E-006</text:p>
          </table:table-cell>
          <table:table-cell office:value-type="float" office:value="-0.0531778">
            <text:p>-0.05</text:p>
          </table:table-cell>
          <table:table-cell office:value-type="float" office:value="5236.03">
            <text:p>5236.03</text:p>
          </table:table-cell>
          <table:table-cell office:value-type="float" office:value="0.00781402">
            <text:p>0.01</text:p>
          </table:table-cell>
          <table:table-cell office:value-type="float" office:value="1047.11">
            <text:p>1047.11</text:p>
          </table:table-cell>
          <table:table-cell table:number-columns-repeated="2"/>
          <table:table-cell office:value-type="float" office:value="0.000199526">
            <text:p>0.0001995</text:p>
          </table:table-cell>
          <table:table-cell office:value-type="float" office:value="5.00044">
            <text:p>5.0004400</text:p>
          </table:table-cell>
        </table:table-row>
        <table:table-row table:style-name="ro3">
          <table:table-cell table:style-name="Default" office:value-type="float" office:value="0.000251189">
            <text:p>0</text:p>
          </table:table-cell>
          <table:table-cell office:value-type="float" office:value="7.4804">
            <text:p>7.48</text:p>
          </table:table-cell>
          <table:table-cell office:value-type="float" office:value="5.00037">
            <text:p>5</text:p>
          </table:table-cell>
          <table:table-cell office:value-type="float" office:value="0.00000675143">
            <text:p>6.75E-006</text:p>
          </table:table-cell>
          <table:table-cell office:value-type="float" office:value="-0.0531621">
            <text:p>-0.05</text:p>
          </table:table-cell>
          <table:table-cell office:value-type="float" office:value="4485.56">
            <text:p>4485.56</text:p>
          </table:table-cell>
          <table:table-cell office:value-type="float" office:value="0.00912077">
            <text:p>0.01</text:p>
          </table:table-cell>
          <table:table-cell office:value-type="float" office:value="897.047">
            <text:p>897.05</text:p>
          </table:table-cell>
          <table:table-cell table:number-columns-repeated="2"/>
          <table:table-cell office:value-type="float" office:value="0.000251189">
            <text:p>0.0002512</text:p>
          </table:table-cell>
          <table:table-cell office:value-type="float" office:value="5.00037">
            <text:p>5.0003700</text:p>
          </table:table-cell>
        </table:table-row>
        <table:table-row table:style-name="ro3">
          <table:table-cell table:style-name="Default" office:value-type="float" office:value="0.000316228">
            <text:p>0</text:p>
          </table:table-cell>
          <table:table-cell office:value-type="float" office:value="7.3257">
            <text:p>7.33</text:p>
          </table:table-cell>
          <table:table-cell office:value-type="float" office:value="5.00032">
            <text:p>5</text:p>
          </table:table-cell>
          <table:table-cell office:value-type="float" office:value="0.00000675117">
            <text:p>6.75E-006</text:p>
          </table:table-cell>
          <table:table-cell office:value-type="float" office:value="-0.0531423">
            <text:p>-0.05</text:p>
          </table:table-cell>
          <table:table-cell office:value-type="float" office:value="3842.66">
            <text:p>3842.66</text:p>
          </table:table-cell>
          <table:table-cell office:value-type="float" office:value="0.010646">
            <text:p>0.01</text:p>
          </table:table-cell>
          <table:table-cell office:value-type="float" office:value="768.481">
            <text:p>768.48</text:p>
          </table:table-cell>
          <table:table-cell table:number-columns-repeated="2"/>
          <table:table-cell office:value-type="float" office:value="0.000316228">
            <text:p>0.0003162</text:p>
          </table:table-cell>
          <table:table-cell office:value-type="float" office:value="5.00032">
            <text:p>5.0003200</text:p>
          </table:table-cell>
        </table:table-row>
        <table:table-row table:style-name="ro3">
          <table:table-cell table:style-name="Default" office:value-type="float" office:value="0.000398107">
            <text:p>0</text:p>
          </table:table-cell>
          <table:table-cell office:value-type="float" office:value="7.171">
            <text:p>7.17</text:p>
          </table:table-cell>
          <table:table-cell office:value-type="float" office:value="5.00032">
            <text:p>5</text:p>
          </table:table-cell>
          <table:table-cell office:value-type="float" office:value="0.00000675113">
            <text:p>6.75E-006</text:p>
          </table:table-cell>
          <table:table-cell office:value-type="float" office:value="-0.0531175">
            <text:p>-0.05</text:p>
          </table:table-cell>
          <table:table-cell office:value-type="float" office:value="3291.9">
            <text:p>3291.9</text:p>
          </table:table-cell>
          <table:table-cell office:value-type="float" office:value="0.0124261">
            <text:p>0.01</text:p>
          </table:table-cell>
          <table:table-cell office:value-type="float" office:value="658.337">
            <text:p>658.34</text:p>
          </table:table-cell>
          <table:table-cell table:number-columns-repeated="2"/>
          <table:table-cell office:value-type="float" office:value="0.000398107">
            <text:p>0.0003981</text:p>
          </table:table-cell>
          <table:table-cell office:value-type="float" office:value="5.00032">
            <text:p>5.0003200</text:p>
          </table:table-cell>
        </table:table-row>
        <table:table-row table:style-name="ro3">
          <table:table-cell table:style-name="Default" office:value-type="float" office:value="0.000501187">
            <text:p>0</text:p>
          </table:table-cell>
          <table:table-cell office:value-type="float" office:value="7.0163">
            <text:p>7.02</text:p>
          </table:table-cell>
          <table:table-cell office:value-type="float" office:value="5.00036">
            <text:p>5</text:p>
          </table:table-cell>
          <table:table-cell office:value-type="float" office:value="0.00000675136">
            <text:p>6.75E-006</text:p>
          </table:table-cell>
          <table:table-cell office:value-type="float" office:value="-0.0530863">
            <text:p>-0.05</text:p>
          </table:table-cell>
          <table:table-cell office:value-type="float" office:value="2820.08">
            <text:p>2820.08</text:p>
          </table:table-cell>
          <table:table-cell office:value-type="float" office:value="0.0145037">
            <text:p>0.01</text:p>
          </table:table-cell>
          <table:table-cell office:value-type="float" office:value="563.974">
            <text:p>563.97</text:p>
          </table:table-cell>
          <table:table-cell table:number-columns-repeated="2"/>
          <table:table-cell office:value-type="float" office:value="0.000501187">
            <text:p>0.0005012</text:p>
          </table:table-cell>
          <table:table-cell office:value-type="float" office:value="5.00036">
            <text:p>5.0003600</text:p>
          </table:table-cell>
        </table:table-row>
        <table:table-row table:style-name="ro3">
          <table:table-cell table:style-name="Default" office:value-type="float" office:value="0.000630957">
            <text:p>0</text:p>
          </table:table-cell>
          <table:table-cell office:value-type="float" office:value="6.8616">
            <text:p>6.86</text:p>
          </table:table-cell>
          <table:table-cell office:value-type="float" office:value="5.00047">
            <text:p>5</text:p>
          </table:table-cell>
          <table:table-cell office:value-type="float" office:value="0.00000675193">
            <text:p>6.75E-006</text:p>
          </table:table-cell>
          <table:table-cell office:value-type="float" office:value="-0.0530471">
            <text:p>-0.05</text:p>
          </table:table-cell>
          <table:table-cell office:value-type="float" office:value="2415.88">
            <text:p>2415.88</text:p>
          </table:table-cell>
          <table:table-cell office:value-type="float" office:value="0.0169284">
            <text:p>0.02</text:p>
          </table:table-cell>
          <table:table-cell office:value-type="float" office:value="483.131">
            <text:p>483.13</text:p>
          </table:table-cell>
          <table:table-cell table:number-columns-repeated="2"/>
          <table:table-cell office:value-type="float" office:value="0.000630957">
            <text:p>0.0006310</text:p>
          </table:table-cell>
          <table:table-cell office:value-type="float" office:value="5.00047">
            <text:p>5.0004700</text:p>
          </table:table-cell>
        </table:table-row>
        <table:table-row table:style-name="ro3">
          <table:table-cell table:style-name="Default" office:value-type="float" office:value="0.000794328">
            <text:p>0</text:p>
          </table:table-cell>
          <table:table-cell office:value-type="float" office:value="6.7068">
            <text:p>6.71</text:p>
          </table:table-cell>
          <table:table-cell office:value-type="float" office:value="5.00014">
            <text:p>5</text:p>
          </table:table-cell>
          <table:table-cell office:value-type="float" office:value="0.00000675001">
            <text:p>6.75E-006</text:p>
          </table:table-cell>
          <table:table-cell office:value-type="float" office:value="-0.0529978">
            <text:p>-0.05</text:p>
          </table:table-cell>
          <table:table-cell office:value-type="float" office:value="2069.41">
            <text:p>2069.41</text:p>
          </table:table-cell>
          <table:table-cell office:value-type="float" office:value="0.0197581">
            <text:p>0.02</text:p>
          </table:table-cell>
          <table:table-cell office:value-type="float" office:value="413.87">
            <text:p>413.87</text:p>
          </table:table-cell>
          <table:table-cell table:number-columns-repeated="2"/>
          <table:table-cell office:value-type="float" office:value="0.000794328">
            <text:p>0.0007943</text:p>
          </table:table-cell>
          <table:table-cell office:value-type="float" office:value="5.00014">
            <text:p>5.0001400</text:p>
          </table:table-cell>
        </table:table-row>
        <table:table-row table:style-name="ro3">
          <table:table-cell table:style-name="Default" office:value-type="float" office:value="0.001">
            <text:p>0</text:p>
          </table:table-cell>
          <table:table-cell office:value-type="float" office:value="6.5521">
            <text:p>6.55</text:p>
          </table:table-cell>
          <table:table-cell office:value-type="float" office:value="5.00042">
            <text:p>5</text:p>
          </table:table-cell>
          <table:table-cell office:value-type="float" office:value="0.00000675153">
            <text:p>6.75E-006</text:p>
          </table:table-cell>
          <table:table-cell office:value-type="float" office:value="-0.052936">
            <text:p>-0.05</text:p>
          </table:table-cell>
          <table:table-cell office:value-type="float" office:value="1772.81">
            <text:p>1772.81</text:p>
          </table:table-cell>
          <table:table-cell office:value-type="float" office:value="0.0230603">
            <text:p>0.02</text:p>
          </table:table-cell>
          <table:table-cell office:value-type="float" office:value="354.532">
            <text:p>354.53</text:p>
          </table:table-cell>
          <table:table-cell table:number-columns-repeated="2"/>
          <table:table-cell office:value-type="float" office:value="0.001">
            <text:p>0.0010000</text:p>
          </table:table-cell>
          <table:table-cell office:value-type="float" office:value="5.00042">
            <text:p>5.0004200</text:p>
          </table:table-cell>
        </table:table-row>
        <table:table-row table:style-name="ro3">
          <table:table-cell table:style-name="Default" office:value-type="float" office:value="0.00125893">
            <text:p>0</text:p>
          </table:table-cell>
          <table:table-cell office:value-type="float" office:value="6.3973">
            <text:p>6.4</text:p>
          </table:table-cell>
          <table:table-cell office:value-type="float" office:value="5.00031">
            <text:p>5</text:p>
          </table:table-cell>
          <table:table-cell office:value-type="float" office:value="0.00000675081">
            <text:p>6.75E-006</text:p>
          </table:table-cell>
          <table:table-cell office:value-type="float" office:value="-0.0528583">
            <text:p>-0.05</text:p>
          </table:table-cell>
          <table:table-cell office:value-type="float" office:value="1518.56">
            <text:p>1518.56</text:p>
          </table:table-cell>
          <table:table-cell office:value-type="float" office:value="0.0269137">
            <text:p>0.03</text:p>
          </table:table-cell>
          <table:table-cell office:value-type="float" office:value="303.694">
            <text:p>303.69</text:p>
          </table:table-cell>
          <table:table-cell table:number-columns-repeated="2"/>
          <table:table-cell office:value-type="float" office:value="0.00125893">
            <text:p>0.0012589</text:p>
          </table:table-cell>
          <table:table-cell office:value-type="float" office:value="5.00031">
            <text:p>5.0003100</text:p>
          </table:table-cell>
        </table:table-row>
        <table:table-row table:style-name="ro3">
          <table:table-cell table:style-name="Default" office:value-type="float" office:value="0.00158489">
            <text:p>0</text:p>
          </table:table-cell>
          <table:table-cell office:value-type="float" office:value="6.2425">
            <text:p>6.24</text:p>
          </table:table-cell>
          <table:table-cell office:value-type="float" office:value="5.00035">
            <text:p>5</text:p>
          </table:table-cell>
          <table:table-cell office:value-type="float" office:value="0.00000675091">
            <text:p>6.75E-006</text:p>
          </table:table-cell>
          <table:table-cell office:value-type="float" office:value="-0.0527608">
            <text:p>-0.05</text:p>
          </table:table-cell>
          <table:table-cell office:value-type="float" office:value="1300.78">
            <text:p>1300.78</text:p>
          </table:table-cell>
          <table:table-cell office:value-type="float" office:value="0.0314097">
            <text:p>0.03</text:p>
          </table:table-cell>
          <table:table-cell office:value-type="float" office:value="260.138">
            <text:p>260.14</text:p>
          </table:table-cell>
          <table:table-cell table:number-columns-repeated="2"/>
          <table:table-cell office:value-type="float" office:value="0.00158489">
            <text:p>0.0015849</text:p>
          </table:table-cell>
          <table:table-cell office:value-type="float" office:value="5.00035">
            <text:p>5.0003500</text:p>
          </table:table-cell>
        </table:table-row>
        <table:table-row table:style-name="ro3">
          <table:table-cell table:style-name="Default" office:value-type="float" office:value="0.00199526">
            <text:p>0</text:p>
          </table:table-cell>
          <table:table-cell office:value-type="float" office:value="6.0876">
            <text:p>6.09</text:p>
          </table:table-cell>
          <table:table-cell office:value-type="float" office:value="5.00008">
            <text:p>5</text:p>
          </table:table-cell>
          <table:table-cell office:value-type="float" office:value="0.00000674912">
            <text:p>6.75E-006</text:p>
          </table:table-cell>
          <table:table-cell office:value-type="float" office:value="-0.0526387">
            <text:p>-0.05</text:p>
          </table:table-cell>
          <table:table-cell office:value-type="float" office:value="1114.12">
            <text:p>1114.12</text:p>
          </table:table-cell>
          <table:table-cell office:value-type="float" office:value="0.036655">
            <text:p>0.04</text:p>
          </table:table-cell>
          <table:table-cell office:value-type="float" office:value="222.82">
            <text:p>222.82</text:p>
          </table:table-cell>
          <table:table-cell table:number-columns-repeated="2"/>
          <table:table-cell office:value-type="float" office:value="0.00199526">
            <text:p>0.0019953</text:p>
          </table:table-cell>
          <table:table-cell office:value-type="float" office:value="5.00008">
            <text:p>5.0000800</text:p>
          </table:table-cell>
        </table:table-row>
        <table:table-row table:style-name="ro3">
          <table:table-cell table:style-name="Default" office:value-type="float" office:value="0.00251189">
            <text:p>0</text:p>
          </table:table-cell>
          <table:table-cell office:value-type="float" office:value="5.9327">
            <text:p>5.93</text:p>
          </table:table-cell>
          <table:table-cell office:value-type="float" office:value="5.00004">
            <text:p>5</text:p>
          </table:table-cell>
          <table:table-cell office:value-type="float" office:value="0.00000674861">
            <text:p>6.75E-006</text:p>
          </table:table-cell>
          <table:table-cell office:value-type="float" office:value="-0.0524856">
            <text:p>-0.05</text:p>
          </table:table-cell>
          <table:table-cell office:value-type="float" office:value="954.244">
            <text:p>954.24</text:p>
          </table:table-cell>
          <table:table-cell office:value-type="float" office:value="0.0427738">
            <text:p>0.04</text:p>
          </table:table-cell>
          <table:table-cell office:value-type="float" office:value="190.847">
            <text:p>190.85</text:p>
          </table:table-cell>
          <table:table-cell table:number-columns-repeated="2"/>
          <table:table-cell office:value-type="float" office:value="0.00251189">
            <text:p>0.0025119</text:p>
          </table:table-cell>
          <table:table-cell office:value-type="float" office:value="5.00004">
            <text:p>5.0000400</text:p>
          </table:table-cell>
        </table:table-row>
        <table:table-row table:style-name="ro3">
          <table:table-cell table:style-name="Default" office:value-type="float" office:value="0.00316228">
            <text:p>0</text:p>
          </table:table-cell>
          <table:table-cell office:value-type="float" office:value="5.7778">
            <text:p>5.78</text:p>
          </table:table-cell>
          <table:table-cell office:value-type="float" office:value="5.0003">
            <text:p>5</text:p>
          </table:table-cell>
          <table:table-cell office:value-type="float" office:value="0.00000674966">
            <text:p>6.75E-006</text:p>
          </table:table-cell>
          <table:table-cell office:value-type="float" office:value="-0.0522942">
            <text:p>-0.05</text:p>
          </table:table-cell>
          <table:table-cell office:value-type="float" office:value="817.311">
            <text:p>817.31</text:p>
          </table:table-cell>
          <table:table-cell office:value-type="float" office:value="0.0499102">
            <text:p>0.05</text:p>
          </table:table-cell>
          <table:table-cell office:value-type="float" office:value="163.452">
            <text:p>163.45</text:p>
          </table:table-cell>
          <table:table-cell table:number-columns-repeated="2"/>
          <table:table-cell office:value-type="float" office:value="0.00316228">
            <text:p>0.0031623</text:p>
          </table:table-cell>
          <table:table-cell office:value-type="float" office:value="5.0003">
            <text:p>5.0003000</text:p>
          </table:table-cell>
        </table:table-row>
        <table:table-row table:style-name="ro3">
          <table:table-cell table:style-name="Default" office:value-type="float" office:value="0.00398107">
            <text:p>0</text:p>
          </table:table-cell>
          <table:table-cell office:value-type="float" office:value="5.6228">
            <text:p>5.62</text:p>
          </table:table-cell>
          <table:table-cell office:value-type="float" office:value="5.00043">
            <text:p>5</text:p>
          </table:table-cell>
          <table:table-cell office:value-type="float" office:value="0.00000674973">
            <text:p>6.75E-006</text:p>
          </table:table-cell>
          <table:table-cell office:value-type="float" office:value="-0.0520549">
            <text:p>-0.05</text:p>
          </table:table-cell>
          <table:table-cell office:value-type="float" office:value="699.957">
            <text:p>699.96</text:p>
          </table:table-cell>
          <table:table-cell office:value-type="float" office:value="0.0582316">
            <text:p>0.06</text:p>
          </table:table-cell>
          <table:table-cell office:value-type="float" office:value="139.979">
            <text:p>139.98</text:p>
          </table:table-cell>
          <table:table-cell table:number-columns-repeated="2"/>
          <table:table-cell office:value-type="float" office:value="0.00398107">
            <text:p>0.0039811</text:p>
          </table:table-cell>
          <table:table-cell office:value-type="float" office:value="5.00043">
            <text:p>5.0004300</text:p>
          </table:table-cell>
        </table:table-row>
        <table:table-row table:style-name="ro3">
          <table:table-cell table:style-name="Default" office:value-type="float" office:value="0.00501187">
            <text:p>0.01</text:p>
          </table:table-cell>
          <table:table-cell office:value-type="float" office:value="5.4676">
            <text:p>5.47</text:p>
          </table:table-cell>
          <table:table-cell office:value-type="float" office:value="5.00002">
            <text:p>5</text:p>
          </table:table-cell>
          <table:table-cell office:value-type="float" office:value="0.00000674637">
            <text:p>6.75E-006</text:p>
          </table:table-cell>
          <table:table-cell office:value-type="float" office:value="-0.0517562">
            <text:p>-0.05</text:p>
          </table:table-cell>
          <table:table-cell office:value-type="float" office:value="599.334">
            <text:p>599.33</text:p>
          </table:table-cell>
          <table:table-cell office:value-type="float" office:value="0.0679323">
            <text:p>0.07</text:p>
          </table:table-cell>
          <table:table-cell office:value-type="float" office:value="119.866">
            <text:p>119.87</text:p>
          </table:table-cell>
          <table:table-cell table:number-columns-repeated="2"/>
          <table:table-cell office:value-type="float" office:value="0.00501187">
            <text:p>0.0050119</text:p>
          </table:table-cell>
          <table:table-cell office:value-type="float" office:value="5.00002">
            <text:p>5.0000200</text:p>
          </table:table-cell>
        </table:table-row>
        <table:table-row table:style-name="ro3">
          <table:table-cell table:style-name="Default" office:value-type="float" office:value="0.00630957">
            <text:p>0.01</text:p>
          </table:table-cell>
          <table:table-cell office:value-type="float" office:value="5.3124">
            <text:p>5.31</text:p>
          </table:table-cell>
          <table:table-cell office:value-type="float" office:value="5.00019">
            <text:p>5</text:p>
          </table:table-cell>
          <table:table-cell office:value-type="float" office:value="0.00000674592">
            <text:p>6.75E-006</text:p>
          </table:table-cell>
          <table:table-cell office:value-type="float" office:value="-0.0513842">
            <text:p>-0.05</text:p>
          </table:table-cell>
          <table:table-cell office:value-type="float" office:value="513.176">
            <text:p>513.18</text:p>
          </table:table-cell>
          <table:table-cell office:value-type="float" office:value="0.0792367">
            <text:p>0.08</text:p>
          </table:table-cell>
          <table:table-cell office:value-type="float" office:value="102.631">
            <text:p>102.63</text:p>
          </table:table-cell>
          <table:table-cell table:number-columns-repeated="2"/>
          <table:table-cell office:value-type="float" office:value="0.00630957">
            <text:p>0.0063096</text:p>
          </table:table-cell>
          <table:table-cell office:value-type="float" office:value="5.00019">
            <text:p>5.0001900</text:p>
          </table:table-cell>
        </table:table-row>
        <table:table-row table:style-name="ro3">
          <table:table-cell table:style-name="Default" office:value-type="float" office:value="0.00794328">
            <text:p>0.01</text:p>
          </table:table-cell>
          <table:table-cell office:value-type="float" office:value="5.157">
            <text:p>5.16</text:p>
          </table:table-cell>
          <table:table-cell office:value-type="float" office:value="5.00008">
            <text:p>5</text:p>
          </table:table-cell>
          <table:table-cell office:value-type="float" office:value="0.00000674317">
            <text:p>6.74E-006</text:p>
          </table:table-cell>
          <table:table-cell office:value-type="float" office:value="-0.0509215">
            <text:p>-0.05</text:p>
          </table:table-cell>
          <table:table-cell office:value-type="float" office:value="439.316">
            <text:p>439.32</text:p>
          </table:table-cell>
          <table:table-cell office:value-type="float" office:value="0.0924043">
            <text:p>0.09</text:p>
          </table:table-cell>
          <table:table-cell office:value-type="float" office:value="87.8618">
            <text:p>87.86</text:p>
          </table:table-cell>
          <table:table-cell table:number-columns-repeated="2"/>
          <table:table-cell office:value-type="float" office:value="0.00794328">
            <text:p>0.0079433</text:p>
          </table:table-cell>
          <table:table-cell office:value-type="float" office:value="5.00008">
            <text:p>5.0000800</text:p>
          </table:table-cell>
        </table:table-row>
      </table:table>
      <table:table table:name="Sheet2" table:style-name="ta1" table:print="false"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3">
          <table:table-cell table:style-name="Default" office:value-type="string">
            <text:p>ring2.c derk2.c Output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style-name="ce2" office:value-type="string">
            <text:p>1-T/Tc</text:p>
          </table:table-cell>
          <table:table-cell table:style-name="ce2" office:value-type="string">
            <text:p>l</text:p>
          </table:table-cell>
          <table:table-cell table:style-name="ce2" office:value-type="string">
            <text:p>K</text:p>
          </table:table-cell>
          <table:table-cell table:style-name="ce2" office:value-type="string">
            <text:p>y</text:p>
          </table:table-cell>
          <table:table-cell table:style-name="ce2" office:value-type="string">
            <text:p>F</text:p>
          </table:table-cell>
          <table:table-cell table:style-name="ce2" office:value-type="string">
            <text:p>a</text:p>
          </table:table-cell>
          <table:table-cell table:style-name="ce2" office:value-type="string">
            <text:p>Kr/K0</text:p>
          </table:table-cell>
          <table:table-cell table:style-name="ce2" office:value-type="string">
            <text:p>a0/Kr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4.2856">
            <text:p>14.29</text:p>
          </table:table-cell>
          <table:table-cell office:value-type="float" office:value="5.00017">
            <text:p>5</text:p>
          </table:table-cell>
          <table:table-cell office:value-type="float" office:value="0.00000675029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4048350">
            <text:p>4.05E+006</text:p>
          </table:table-cell>
          <table:table-cell table:style-name="ce3" office:value-type="float" office:value="0.0000101079">
            <text:p>1.01E-005</text:p>
          </table:table-cell>
          <table:table-cell office:value-type="float" office:value="809642">
            <text:p>809642</text:p>
          </table:table-cell>
        </table:table-row>
        <table:table-row table:style-name="ro3">
          <table:table-cell office:value-type="float" office:value="0.0000000125893">
            <text:p>1.26E-008</text:p>
          </table:table-cell>
          <table:table-cell office:value-type="float" office:value="14.131">
            <text:p>14.13</text:p>
          </table:table-cell>
          <table:table-cell office:value-type="float" office:value="5.00048">
            <text:p>5</text:p>
          </table:table-cell>
          <table:table-cell office:value-type="float" office:value="0.00000675209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3468450">
            <text:p>3.47E+006</text:p>
          </table:table-cell>
          <table:table-cell table:style-name="ce3" office:value-type="float" office:value="0.0000117986">
            <text:p>1.18E-005</text:p>
          </table:table-cell>
          <table:table-cell office:value-type="float" office:value="693625">
            <text:p>693625</text:p>
          </table:table-cell>
        </table:table-row>
        <table:table-row table:style-name="ro3">
          <table:table-cell office:value-type="float" office:value="0.0000000158489">
            <text:p>1.58E-008</text:p>
          </table:table-cell>
          <table:table-cell office:value-type="float" office:value="13.9763">
            <text:p>13.98</text:p>
          </table:table-cell>
          <table:table-cell office:value-type="float" office:value="5.00029">
            <text:p>5</text:p>
          </table:table-cell>
          <table:table-cell office:value-type="float" office:value="0.00000675098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2971330">
            <text:p>2.97E+006</text:p>
          </table:table-cell>
          <table:table-cell table:style-name="ce3" office:value-type="float" office:value="0.0000137721">
            <text:p>1.38E-005</text:p>
          </table:table-cell>
          <table:table-cell office:value-type="float" office:value="594231">
            <text:p>594231</text:p>
          </table:table-cell>
        </table:table-row>
        <table:table-row table:style-name="ro3">
          <table:table-cell office:value-type="float" office:value="0.0000000199526">
            <text:p>2.00E-008</text:p>
          </table:table-cell>
          <table:table-cell office:value-type="float" office:value="13.8216">
            <text:p>13.82</text:p>
          </table:table-cell>
          <table:table-cell office:value-type="float" office:value="5.0001">
            <text:p>5</text:p>
          </table:table-cell>
          <table:table-cell office:value-type="float" office:value="0.00000674987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2545450">
            <text:p>2.55E+006</text:p>
          </table:table-cell>
          <table:table-cell table:style-name="ce3" office:value-type="float" office:value="0.0000160757">
            <text:p>1.61E-005</text:p>
          </table:table-cell>
          <table:table-cell office:value-type="float" office:value="509081">
            <text:p>509081</text:p>
          </table:table-cell>
        </table:table-row>
        <table:table-row table:style-name="ro3">
          <table:table-cell office:value-type="float" office:value="0.0000000251189">
            <text:p>2.51E-008</text:p>
          </table:table-cell>
          <table:table-cell office:value-type="float" office:value="13.667">
            <text:p>13.67</text:p>
          </table:table-cell>
          <table:table-cell office:value-type="float" office:value="5.00041">
            <text:p>5</text:p>
          </table:table-cell>
          <table:table-cell office:value-type="float" office:value="0.00000675167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2180840">
            <text:p>2.18E+006</text:p>
          </table:table-cell>
          <table:table-cell table:style-name="ce3" office:value-type="float" office:value="0.0000187645">
            <text:p>1.88E-005</text:p>
          </table:table-cell>
          <table:table-cell office:value-type="float" office:value="436132">
            <text:p>436132</text:p>
          </table:table-cell>
        </table:table-row>
        <table:table-row table:style-name="ro3">
          <table:table-cell office:value-type="float" office:value="0.0000000316228">
            <text:p>3.16E-008</text:p>
          </table:table-cell>
          <table:table-cell office:value-type="float" office:value="13.5123">
            <text:p>13.51</text:p>
          </table:table-cell>
          <table:table-cell office:value-type="float" office:value="5.00022">
            <text:p>5</text:p>
          </table:table-cell>
          <table:table-cell office:value-type="float" office:value="0.00000675057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1868260">
            <text:p>1.87E+006</text:p>
          </table:table-cell>
          <table:table-cell table:style-name="ce3" office:value-type="float" office:value="0.0000219031">
            <text:p>2.19E-005</text:p>
          </table:table-cell>
          <table:table-cell office:value-type="float" office:value="373636">
            <text:p>373636</text:p>
          </table:table-cell>
        </table:table-row>
        <table:table-row table:style-name="ro3">
          <table:table-cell office:value-type="float" office:value="0.0000000398107">
            <text:p>3.98E-008</text:p>
          </table:table-cell>
          <table:table-cell office:value-type="float" office:value="13.3576">
            <text:p>13.36</text:p>
          </table:table-cell>
          <table:table-cell office:value-type="float" office:value="5.00003">
            <text:p>5</text:p>
          </table:table-cell>
          <table:table-cell office:value-type="float" office:value="0.00000674946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1600490">
            <text:p>1.60E+006</text:p>
          </table:table-cell>
          <table:table-cell table:style-name="ce3" office:value-type="float" office:value="0.0000255667">
            <text:p>2.56E-005</text:p>
          </table:table-cell>
          <table:table-cell office:value-type="float" office:value="320096">
            <text:p>320096</text:p>
          </table:table-cell>
        </table:table-row>
        <table:table-row table:style-name="ro3">
          <table:table-cell office:value-type="float" office:value="0.0000000501187">
            <text:p>5.01E-008</text:p>
          </table:table-cell>
          <table:table-cell office:value-type="float" office:value="13.203">
            <text:p>13.2</text:p>
          </table:table-cell>
          <table:table-cell office:value-type="float" office:value="5.00033">
            <text:p>5</text:p>
          </table:table-cell>
          <table:table-cell office:value-type="float" office:value="0.00000675126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1371230">
            <text:p>1.37E+006</text:p>
          </table:table-cell>
          <table:table-cell table:style-name="ce3" office:value-type="float" office:value="0.0000298431">
            <text:p>2.98E-005</text:p>
          </table:table-cell>
          <table:table-cell office:value-type="float" office:value="274228">
            <text:p>274228</text:p>
          </table:table-cell>
        </table:table-row>
        <table:table-row table:style-name="ro3">
          <table:table-cell office:value-type="float" office:value="0.0000000630957">
            <text:p>6.31E-008</text:p>
          </table:table-cell>
          <table:table-cell office:value-type="float" office:value="13.0483">
            <text:p>13.05</text:p>
          </table:table-cell>
          <table:table-cell office:value-type="float" office:value="5.00014">
            <text:p>5</text:p>
          </table:table-cell>
          <table:table-cell office:value-type="float" office:value="0.00000675015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1174700">
            <text:p>1.17E+006</text:p>
          </table:table-cell>
          <table:table-cell table:style-name="ce3" office:value-type="float" office:value="0.0000348348">
            <text:p>3.48E-005</text:p>
          </table:table-cell>
          <table:table-cell office:value-type="float" office:value="234932">
            <text:p>234932</text:p>
          </table:table-cell>
        </table:table-row>
        <table:table-row table:style-name="ro3">
          <table:table-cell office:value-type="float" office:value="0.0000000794328">
            <text:p>7.94E-008</text:p>
          </table:table-cell>
          <table:table-cell office:value-type="float" office:value="12.8937">
            <text:p>12.89</text:p>
          </table:table-cell>
          <table:table-cell office:value-type="float" office:value="5.00045">
            <text:p>5</text:p>
          </table:table-cell>
          <table:table-cell office:value-type="float" office:value="0.00000675196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1006430">
            <text:p>1.01E+006</text:p>
          </table:table-cell>
          <table:table-cell table:style-name="ce3" office:value-type="float" office:value="0.0000406613">
            <text:p>4.07E-005</text:p>
          </table:table-cell>
          <table:table-cell office:value-type="float" office:value="201268">
            <text:p>201268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12.739">
            <text:p>12.74</text:p>
          </table:table-cell>
          <table:table-cell office:value-type="float" office:value="5.00026">
            <text:p>5</text:p>
          </table:table-cell>
          <table:table-cell office:value-type="float" office:value="0.00000675085">
            <text:p>6.75E-006</text:p>
          </table:table-cell>
          <table:table-cell office:value-type="float" office:value="-0.0532385">
            <text:p>-0.05</text:p>
          </table:table-cell>
          <table:table-cell office:value-type="float" office:value="862180">
            <text:p>862180</text:p>
          </table:table-cell>
          <table:table-cell table:style-name="ce3" office:value-type="float" office:value="0.0000474625">
            <text:p>4.75E-005</text:p>
          </table:table-cell>
          <table:table-cell office:value-type="float" office:value="172427">
            <text:p>172427</text:p>
          </table:table-cell>
        </table:table-row>
        <table:table-row table:style-name="ro3">
          <table:table-cell office:value-type="float" office:value="0.000000125893">
            <text:p>1.26E-007</text:p>
          </table:table-cell>
          <table:table-cell office:value-type="float" office:value="12.5843">
            <text:p>12.58</text:p>
          </table:table-cell>
          <table:table-cell office:value-type="float" office:value="5.00007">
            <text:p>5</text:p>
          </table:table-cell>
          <table:table-cell office:value-type="float" office:value="0.00000674974">
            <text:p>6.75E-006</text:p>
          </table:table-cell>
          <table:table-cell office:value-type="float" office:value="-0.0532385">
            <text:p>-0.05</text:p>
          </table:table-cell>
          <table:table-cell office:value-type="float" office:value="738606">
            <text:p>738606</text:p>
          </table:table-cell>
          <table:table-cell table:style-name="ce3" office:value-type="float" office:value="0.0000554012">
            <text:p>5.54E-005</text:p>
          </table:table-cell>
          <table:table-cell office:value-type="float" office:value="147719">
            <text:p>147719</text:p>
          </table:table-cell>
        </table:table-row>
        <table:table-row table:style-name="ro3">
          <table:table-cell office:value-type="float" office:value="0.000000158489">
            <text:p>1.58E-007</text:p>
          </table:table-cell>
          <table:table-cell office:value-type="float" office:value="12.4297">
            <text:p>12.43</text:p>
          </table:table-cell>
          <table:table-cell office:value-type="float" office:value="5.00038">
            <text:p>5</text:p>
          </table:table-cell>
          <table:table-cell office:value-type="float" office:value="0.00000675155">
            <text:p>6.75E-006</text:p>
          </table:table-cell>
          <table:table-cell office:value-type="float" office:value="-0.0532385">
            <text:p>-0.05</text:p>
          </table:table-cell>
          <table:table-cell office:value-type="float" office:value="632806">
            <text:p>632806</text:p>
          </table:table-cell>
          <table:table-cell table:style-name="ce3" office:value-type="float" office:value="0.0000646678">
            <text:p>6.47E-005</text:p>
          </table:table-cell>
          <table:table-cell office:value-type="float" office:value="126552">
            <text:p>126552</text:p>
          </table:table-cell>
        </table:table-row>
        <table:table-row table:style-name="ro3">
          <table:table-cell office:value-type="float" office:value="0.000000199526">
            <text:p>2.00E-007</text:p>
          </table:table-cell>
          <table:table-cell office:value-type="float" office:value="12.275">
            <text:p>12.28</text:p>
          </table:table-cell>
          <table:table-cell office:value-type="float" office:value="5.00019">
            <text:p>5</text:p>
          </table:table-cell>
          <table:table-cell office:value-type="float" office:value="0.00000675044">
            <text:p>6.75E-006</text:p>
          </table:table-cell>
          <table:table-cell office:value-type="float" office:value="-0.0532384">
            <text:p>-0.05</text:p>
          </table:table-cell>
          <table:table-cell office:value-type="float" office:value="542107">
            <text:p>542107</text:p>
          </table:table-cell>
          <table:table-cell table:style-name="ce3" office:value-type="float" office:value="0.0000754844">
            <text:p>7.55E-005</text:p>
          </table:table-cell>
          <table:table-cell office:value-type="float" office:value="108417">
            <text:p>108417</text:p>
          </table:table-cell>
        </table:table-row>
        <table:table-row table:style-name="ro3">
          <table:table-cell office:value-type="float" office:value="0.000000251189">
            <text:p>2.51E-007</text:p>
          </table:table-cell>
          <table:table-cell office:value-type="float" office:value="12.1203">
            <text:p>12.12</text:p>
          </table:table-cell>
          <table:table-cell office:value-type="float" office:value="5">
            <text:p>5</text:p>
          </table:table-cell>
          <table:table-cell office:value-type="float" office:value="0.00000674934">
            <text:p>6.75E-006</text:p>
          </table:table-cell>
          <table:table-cell office:value-type="float" office:value="-0.0532384">
            <text:p>-0.05</text:p>
          </table:table-cell>
          <table:table-cell office:value-type="float" office:value="464408">
            <text:p>464408</text:p>
          </table:table-cell>
          <table:table-cell table:style-name="ce3" office:value-type="float" office:value="0.0000881101">
            <text:p>8.81E-005</text:p>
          </table:table-cell>
          <table:table-cell office:value-type="float" office:value="92881.6">
            <text:p>92881.6</text:p>
          </table:table-cell>
        </table:table-row>
        <table:table-row table:style-name="ro3">
          <table:table-cell office:value-type="float" office:value="0.000000316228">
            <text:p>3.16E-007</text:p>
          </table:table-cell>
          <table:table-cell office:value-type="float" office:value="11.9657">
            <text:p>11.97</text:p>
          </table:table-cell>
          <table:table-cell office:value-type="float" office:value="5.00031">
            <text:p>5</text:p>
          </table:table-cell>
          <table:table-cell office:value-type="float" office:value="0.00000675114">
            <text:p>6.75E-006</text:p>
          </table:table-cell>
          <table:table-cell office:value-type="float" office:value="-0.0532384">
            <text:p>-0.05</text:p>
          </table:table-cell>
          <table:table-cell office:value-type="float" office:value="397885">
            <text:p>397885</text:p>
          </table:table-cell>
          <table:table-cell office:value-type="float" office:value="0.000102848">
            <text:p>0</text:p>
          </table:table-cell>
          <table:table-cell office:value-type="float" office:value="79572.1">
            <text:p>79572.1</text:p>
          </table:table-cell>
        </table:table-row>
        <table:table-row table:style-name="ro3">
          <table:table-cell office:value-type="float" office:value="0.000000398107">
            <text:p>3.98E-007</text:p>
          </table:table-cell>
          <table:table-cell office:value-type="float" office:value="11.811">
            <text:p>11.81</text:p>
          </table:table-cell>
          <table:table-cell office:value-type="float" office:value="5.00012">
            <text:p>5</text:p>
          </table:table-cell>
          <table:table-cell office:value-type="float" office:value="0.00000675003">
            <text:p>6.75E-006</text:p>
          </table:table-cell>
          <table:table-cell office:value-type="float" office:value="-0.0532384">
            <text:p>-0.05</text:p>
          </table:table-cell>
          <table:table-cell office:value-type="float" office:value="340857">
            <text:p>340857</text:p>
          </table:table-cell>
          <table:table-cell office:value-type="float" office:value="0.00012005">
            <text:p>0</text:p>
          </table:table-cell>
          <table:table-cell office:value-type="float" office:value="68169.8">
            <text:p>68169.8</text:p>
          </table:table-cell>
        </table:table-row>
        <table:table-row table:style-name="ro3">
          <table:table-cell office:value-type="float" office:value="0.000000501187">
            <text:p>5.01E-007</text:p>
          </table:table-cell>
          <table:table-cell office:value-type="float" office:value="11.6564">
            <text:p>11.66</text:p>
          </table:table-cell>
          <table:table-cell office:value-type="float" office:value="5.00043">
            <text:p>5</text:p>
          </table:table-cell>
          <table:table-cell office:value-type="float" office:value="0.00000675184">
            <text:p>6.75E-006</text:p>
          </table:table-cell>
          <table:table-cell office:value-type="float" office:value="-0.0532383">
            <text:p>-0.05</text:p>
          </table:table-cell>
          <table:table-cell office:value-type="float" office:value="292032">
            <text:p>292032</text:p>
          </table:table-cell>
          <table:table-cell office:value-type="float" office:value="0.00014013">
            <text:p>0</text:p>
          </table:table-cell>
          <table:table-cell office:value-type="float" office:value="58401.4">
            <text:p>58401.4</text:p>
          </table:table-cell>
        </table:table-row>
        <table:table-row table:style-name="ro3">
          <table:table-cell office:value-type="float" office:value="0.000000630957">
            <text:p>6.31E-007</text:p>
          </table:table-cell>
          <table:table-cell office:value-type="float" office:value="11.5017">
            <text:p>11.5</text:p>
          </table:table-cell>
          <table:table-cell office:value-type="float" office:value="5.00024">
            <text:p>5</text:p>
          </table:table-cell>
          <table:table-cell office:value-type="float" office:value="0.00000675073">
            <text:p>6.75E-006</text:p>
          </table:table-cell>
          <table:table-cell office:value-type="float" office:value="-0.0532383">
            <text:p>-0.05</text:p>
          </table:table-cell>
          <table:table-cell office:value-type="float" office:value="250176">
            <text:p>250176</text:p>
          </table:table-cell>
          <table:table-cell office:value-type="float" office:value="0.000163569">
            <text:p>0</text:p>
          </table:table-cell>
          <table:table-cell office:value-type="float" office:value="50032.7">
            <text:p>50032.7</text:p>
          </table:table-cell>
        </table:table-row>
        <table:table-row table:style-name="ro3">
          <table:table-cell office:value-type="float" office:value="0.000000794328">
            <text:p>7.94E-007</text:p>
          </table:table-cell>
          <table:table-cell office:value-type="float" office:value="11.347">
            <text:p>11.35</text:p>
          </table:table-cell>
          <table:table-cell office:value-type="float" office:value="5.00005">
            <text:p>5</text:p>
          </table:table-cell>
          <table:table-cell office:value-type="float" office:value="0.00000674963">
            <text:p>6.75E-006</text:p>
          </table:table-cell>
          <table:table-cell office:value-type="float" office:value="-0.0532383">
            <text:p>-0.05</text:p>
          </table:table-cell>
          <table:table-cell office:value-type="float" office:value="214319">
            <text:p>214319</text:p>
          </table:table-cell>
          <table:table-cell office:value-type="float" office:value="0.000190928">
            <text:p>0</text:p>
          </table:table-cell>
          <table:table-cell office:value-type="float" office:value="42863.3">
            <text:p>42863.3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11.1924">
            <text:p>11.19</text:p>
          </table:table-cell>
          <table:table-cell office:value-type="float" office:value="5.00036">
            <text:p>5</text:p>
          </table:table-cell>
          <table:table-cell office:value-type="float" office:value="0.00000675143">
            <text:p>6.75E-006</text:p>
          </table:table-cell>
          <table:table-cell office:value-type="float" office:value="-0.0532382">
            <text:p>-0.05</text:p>
          </table:table-cell>
          <table:table-cell office:value-type="float" office:value="183619">
            <text:p>183619</text:p>
          </table:table-cell>
          <table:table-cell office:value-type="float" office:value="0.000222863">
            <text:p>0</text:p>
          </table:table-cell>
          <table:table-cell office:value-type="float" office:value="36721.2">
            <text:p>36721.2</text:p>
          </table:table-cell>
        </table:table-row>
        <table:table-row table:style-name="ro3">
          <table:table-cell office:value-type="float" office:value="0.00000125893">
            <text:p>1.26E-006</text:p>
          </table:table-cell>
          <table:table-cell office:value-type="float" office:value="11.0377">
            <text:p>11.04</text:p>
          </table:table-cell>
          <table:table-cell office:value-type="float" office:value="5.00017">
            <text:p>5</text:p>
          </table:table-cell>
          <table:table-cell office:value-type="float" office:value="0.00000675033">
            <text:p>6.75E-006</text:p>
          </table:table-cell>
          <table:table-cell office:value-type="float" office:value="-0.0532381">
            <text:p>-0.05</text:p>
          </table:table-cell>
          <table:table-cell office:value-type="float" office:value="157301">
            <text:p>157301</text:p>
          </table:table-cell>
          <table:table-cell office:value-type="float" office:value="0.00026014">
            <text:p>0</text:p>
          </table:table-cell>
          <table:table-cell office:value-type="float" office:value="31459.2">
            <text:p>31459.2</text:p>
          </table:table-cell>
        </table:table-row>
        <table:table-row table:style-name="ro3">
          <table:table-cell office:value-type="float" office:value="0.00000158489">
            <text:p>1.58E-006</text:p>
          </table:table-cell>
          <table:table-cell office:value-type="float" office:value="10.8831">
            <text:p>10.88</text:p>
          </table:table-cell>
          <table:table-cell office:value-type="float" office:value="5.00048">
            <text:p>5</text:p>
          </table:table-cell>
          <table:table-cell office:value-type="float" office:value="0.00000675213">
            <text:p>6.75E-006</text:p>
          </table:table-cell>
          <table:table-cell office:value-type="float" office:value="-0.053238">
            <text:p>-0.05</text:p>
          </table:table-cell>
          <table:table-cell office:value-type="float" office:value="134769">
            <text:p>134769</text:p>
          </table:table-cell>
          <table:table-cell office:value-type="float" office:value="0.000303652">
            <text:p>0</text:p>
          </table:table-cell>
          <table:table-cell office:value-type="float" office:value="26951.2">
            <text:p>26951.2</text:p>
          </table:table-cell>
        </table:table-row>
        <table:table-row table:style-name="ro3">
          <table:table-cell office:value-type="float" office:value="0.00000199526">
            <text:p>2.00E-006</text:p>
          </table:table-cell>
          <table:table-cell office:value-type="float" office:value="10.7284">
            <text:p>10.73</text:p>
          </table:table-cell>
          <table:table-cell office:value-type="float" office:value="5.0003">
            <text:p>5</text:p>
          </table:table-cell>
          <table:table-cell office:value-type="float" office:value="0.00000675103">
            <text:p>6.75E-006</text:p>
          </table:table-cell>
          <table:table-cell office:value-type="float" office:value="-0.0532379">
            <text:p>-0.05</text:p>
          </table:table-cell>
          <table:table-cell office:value-type="float" office:value="115453">
            <text:p>115453</text:p>
          </table:table-cell>
          <table:table-cell office:value-type="float" office:value="0.000354442">
            <text:p>0</text:p>
          </table:table-cell>
          <table:table-cell office:value-type="float" office:value="23089.2">
            <text:p>23089.2</text:p>
          </table:table-cell>
        </table:table-row>
        <table:table-row table:style-name="ro3">
          <table:table-cell office:value-type="float" office:value="0.00000251189">
            <text:p>2.51E-006</text:p>
          </table:table-cell>
          <table:table-cell office:value-type="float" office:value="10.5737">
            <text:p>10.57</text:p>
          </table:table-cell>
          <table:table-cell office:value-type="float" office:value="5.00011">
            <text:p>5</text:p>
          </table:table-cell>
          <table:table-cell office:value-type="float" office:value="0.00000674993">
            <text:p>6.75E-006</text:p>
          </table:table-cell>
          <table:table-cell office:value-type="float" office:value="-0.0532377">
            <text:p>-0.05</text:p>
          </table:table-cell>
          <table:table-cell office:value-type="float" office:value="98905.4">
            <text:p>98905.4</text:p>
          </table:table-cell>
          <table:table-cell office:value-type="float" office:value="0.000413727">
            <text:p>0</text:p>
          </table:table-cell>
          <table:table-cell office:value-type="float" office:value="19780.7">
            <text:p>19780.7</text:p>
          </table:table-cell>
        </table:table-row>
        <table:table-row table:style-name="ro3">
          <table:table-cell office:value-type="float" office:value="0.00000316228">
            <text:p>3.16E-006</text:p>
          </table:table-cell>
          <table:table-cell office:value-type="float" office:value="10.4191">
            <text:p>10.42</text:p>
          </table:table-cell>
          <table:table-cell office:value-type="float" office:value="5.00042">
            <text:p>5</text:p>
          </table:table-cell>
          <table:table-cell office:value-type="float" office:value="0.00000675174">
            <text:p>6.75E-006</text:p>
          </table:table-cell>
          <table:table-cell office:value-type="float" office:value="-0.0532375">
            <text:p>-0.05</text:p>
          </table:table-cell>
          <table:table-cell office:value-type="float" office:value="84738">
            <text:p>84738</text:p>
          </table:table-cell>
          <table:table-cell office:value-type="float" office:value="0.000482928">
            <text:p>0</text:p>
          </table:table-cell>
          <table:table-cell office:value-type="float" office:value="16946.2">
            <text:p>16946.2</text:p>
          </table:table-cell>
        </table:table-row>
        <table:table-row table:style-name="ro3">
          <table:table-cell office:value-type="float" office:value="0.00000398107">
            <text:p>3.98E-006</text:p>
          </table:table-cell>
          <table:table-cell office:value-type="float" office:value="10.2644">
            <text:p>10.26</text:p>
          </table:table-cell>
          <table:table-cell office:value-type="float" office:value="5.00023">
            <text:p>5</text:p>
          </table:table-cell>
          <table:table-cell office:value-type="float" office:value="0.00000675065">
            <text:p>6.75E-006</text:p>
          </table:table-cell>
          <table:table-cell office:value-type="float" office:value="-0.0532373">
            <text:p>-0.05</text:p>
          </table:table-cell>
          <table:table-cell office:value-type="float" office:value="72592.7">
            <text:p>72592.7</text:p>
          </table:table-cell>
          <table:table-cell office:value-type="float" office:value="0.000563704">
            <text:p>0</text:p>
          </table:table-cell>
          <table:table-cell office:value-type="float" office:value="14517.9">
            <text:p>14517.9</text:p>
          </table:table-cell>
        </table:table-row>
        <table:table-row table:style-name="ro3">
          <table:table-cell office:value-type="float" office:value="0.00000501187">
            <text:p>5.01E-006</text:p>
          </table:table-cell>
          <table:table-cell office:value-type="float" office:value="10.1097">
            <text:p>10.11</text:p>
          </table:table-cell>
          <table:table-cell office:value-type="float" office:value="5.00004">
            <text:p>5</text:p>
          </table:table-cell>
          <table:table-cell office:value-type="float" office:value="0.00000674956">
            <text:p>6.75E-006</text:p>
          </table:table-cell>
          <table:table-cell office:value-type="float" office:value="-0.053237">
            <text:p>-0.05</text:p>
          </table:table-cell>
          <table:table-cell office:value-type="float" office:value="62188.1">
            <text:p>62188.1</text:p>
          </table:table-cell>
          <table:table-cell office:value-type="float" office:value="0.00065799">
            <text:p>0</text:p>
          </table:table-cell>
          <table:table-cell office:value-type="float" office:value="12437.5">
            <text:p>12437.5</text:p>
          </table:table-cell>
        </table:table-row>
        <table:table-row table:style-name="ro3">
          <table:table-cell office:value-type="float" office:value="0.00000630957">
            <text:p>6.31E-006</text:p>
          </table:table-cell>
          <table:table-cell office:value-type="float" office:value="9.9551">
            <text:p>9.96</text:p>
          </table:table-cell>
          <table:table-cell office:value-type="float" office:value="5.00035">
            <text:p>5</text:p>
          </table:table-cell>
          <table:table-cell office:value-type="float" office:value="0.00000675138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53280.2">
            <text:p>53280.2</text:p>
          </table:table-cell>
          <table:table-cell office:value-type="float" office:value="0.000768047">
            <text:p>0</text:p>
          </table:table-cell>
          <table:table-cell office:value-type="float" office:value="10655.3">
            <text:p>10655.3</text:p>
          </table:table-cell>
        </table:table-row>
        <table:table-row table:style-name="ro3">
          <table:table-cell office:value-type="float" office:value="0.00000794328">
            <text:p>7.94E-006</text:p>
          </table:table-cell>
          <table:table-cell office:value-type="float" office:value="9.8004">
            <text:p>9.8</text:p>
          </table:table-cell>
          <table:table-cell office:value-type="float" office:value="5.00017">
            <text:p>5</text:p>
          </table:table-cell>
          <table:table-cell office:value-type="float" office:value="0.00000675029">
            <text:p>6.75E-006</text:p>
          </table:table-cell>
          <table:table-cell office:value-type="float" office:value="-0.0532361">
            <text:p>-0.05</text:p>
          </table:table-cell>
          <table:table-cell office:value-type="float" office:value="45643.6">
            <text:p>45643.6</text:p>
          </table:table-cell>
          <table:table-cell office:value-type="float" office:value="0.000896513">
            <text:p>0</text:p>
          </table:table-cell>
          <table:table-cell office:value-type="float" office:value="9128.42">
            <text:p>9128.42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9.6458">
            <text:p>9.65</text:p>
          </table:table-cell>
          <table:table-cell office:value-type="float" office:value="5.00048">
            <text:p>5</text:p>
          </table:table-cell>
          <table:table-cell office:value-type="float" office:value="0.00000675212">
            <text:p>6.75E-006</text:p>
          </table:table-cell>
          <table:table-cell office:value-type="float" office:value="-0.0532355">
            <text:p>-0.05</text:p>
          </table:table-cell>
          <table:table-cell office:value-type="float" office:value="39105.5">
            <text:p>39105.5</text:p>
          </table:table-cell>
          <table:table-cell office:value-type="float" office:value="0.00104647">
            <text:p>0</text:p>
          </table:table-cell>
          <table:table-cell office:value-type="float" office:value="7820.35">
            <text:p>7820.35</text:p>
          </table:table-cell>
        </table:table-row>
        <table:table-row table:style-name="ro3">
          <table:table-cell office:value-type="float" office:value="0.0000125893">
            <text:p>1.26E-005</text:p>
          </table:table-cell>
          <table:table-cell office:value-type="float" office:value="9.4911">
            <text:p>9.49</text:p>
          </table:table-cell>
          <table:table-cell office:value-type="float" office:value="5.0003">
            <text:p>5</text:p>
          </table:table-cell>
          <table:table-cell office:value-type="float" office:value="0.00000675105">
            <text:p>6.75E-006</text:p>
          </table:table-cell>
          <table:table-cell office:value-type="float" office:value="-0.0532347">
            <text:p>-0.05</text:p>
          </table:table-cell>
          <table:table-cell office:value-type="float" office:value="33500.6">
            <text:p>33500.6</text:p>
          </table:table-cell>
          <table:table-cell office:value-type="float" office:value="0.0012215">
            <text:p>0</text:p>
          </table:table-cell>
          <table:table-cell office:value-type="float" office:value="6699.72">
            <text:p>6699.72</text:p>
          </table:table-cell>
        </table:table-row>
        <table:table-row table:style-name="ro3">
          <table:table-cell office:value-type="float" office:value="0.0000158489">
            <text:p>1.58E-005</text:p>
          </table:table-cell>
          <table:table-cell office:value-type="float" office:value="9.3364">
            <text:p>9.34</text:p>
          </table:table-cell>
          <table:table-cell office:value-type="float" office:value="5.00012">
            <text:p>5</text:p>
          </table:table-cell>
          <table:table-cell office:value-type="float" office:value="0.00000674998">
            <text:p>6.75E-006</text:p>
          </table:table-cell>
          <table:table-cell office:value-type="float" office:value="-0.0532337">
            <text:p>-0.05</text:p>
          </table:table-cell>
          <table:table-cell office:value-type="float" office:value="28699.1">
            <text:p>28699.1</text:p>
          </table:table-cell>
          <table:table-cell office:value-type="float" office:value="0.00142581">
            <text:p>0</text:p>
          </table:table-cell>
          <table:table-cell office:value-type="float" office:value="5739.68">
            <text:p>5739.68</text:p>
          </table:table-cell>
        </table:table-row>
        <table:table-row table:style-name="ro3">
          <table:table-cell office:value-type="float" office:value="0.0000199526">
            <text:p>2.00E-005</text:p>
          </table:table-cell>
          <table:table-cell office:value-type="float" office:value="9.1818">
            <text:p>9.18</text:p>
          </table:table-cell>
          <table:table-cell office:value-type="float" office:value="5.00043">
            <text:p>5</text:p>
          </table:table-cell>
          <table:table-cell office:value-type="float" office:value="0.00000675184">
            <text:p>6.75E-006</text:p>
          </table:table-cell>
          <table:table-cell office:value-type="float" office:value="-0.0532324">
            <text:p>-0.05</text:p>
          </table:table-cell>
          <table:table-cell office:value-type="float" office:value="24588.1">
            <text:p>24588.1</text:p>
          </table:table-cell>
          <table:table-cell office:value-type="float" office:value="0.00166429">
            <text:p>0</text:p>
          </table:table-cell>
          <table:table-cell office:value-type="float" office:value="4917.2">
            <text:p>4917.2</text:p>
          </table:table-cell>
        </table:table-row>
        <table:table-row table:style-name="ro3">
          <table:table-cell office:value-type="float" office:value="0.0000251189">
            <text:p>2.51E-005</text:p>
          </table:table-cell>
          <table:table-cell office:value-type="float" office:value="9.0271">
            <text:p>9.03</text:p>
          </table:table-cell>
          <table:table-cell office:value-type="float" office:value="5.00026">
            <text:p>5</text:p>
          </table:table-cell>
          <table:table-cell office:value-type="float" office:value="0.0000067508">
            <text:p>6.75E-006</text:p>
          </table:table-cell>
          <table:table-cell office:value-type="float" office:value="-0.0532308">
            <text:p>-0.05</text:p>
          </table:table-cell>
          <table:table-cell office:value-type="float" office:value="21064">
            <text:p>21064</text:p>
          </table:table-cell>
          <table:table-cell office:value-type="float" office:value="0.00194266">
            <text:p>0</text:p>
          </table:table-cell>
          <table:table-cell office:value-type="float" office:value="4212.58">
            <text:p>4212.58</text:p>
          </table:table-cell>
        </table:table-row>
        <table:table-row table:style-name="ro3">
          <table:table-cell office:value-type="float" office:value="0.0000316228">
            <text:p>3.16E-005</text:p>
          </table:table-cell>
          <table:table-cell office:value-type="float" office:value="8.8724">
            <text:p>8.87</text:p>
          </table:table-cell>
          <table:table-cell office:value-type="float" office:value="5.00008">
            <text:p>5</text:p>
          </table:table-cell>
          <table:table-cell office:value-type="float" office:value="0.00000674978">
            <text:p>6.75E-006</text:p>
          </table:table-cell>
          <table:table-cell office:value-type="float" office:value="-0.0532289">
            <text:p>-0.05</text:p>
          </table:table-cell>
          <table:table-cell office:value-type="float" office:value="18044.9">
            <text:p>18044.9</text:p>
          </table:table-cell>
          <table:table-cell office:value-type="float" office:value="0.00226759">
            <text:p>0</text:p>
          </table:table-cell>
          <table:table-cell office:value-type="float" office:value="3608.92">
            <text:p>3608.92</text:p>
          </table:table-cell>
        </table:table-row>
        <table:table-row table:style-name="ro3">
          <table:table-cell office:value-type="float" office:value="0.0000398107">
            <text:p>3.98E-005</text:p>
          </table:table-cell>
          <table:table-cell office:value-type="float" office:value="8.7178">
            <text:p>8.72</text:p>
          </table:table-cell>
          <table:table-cell office:value-type="float" office:value="5.00041">
            <text:p>5</text:p>
          </table:table-cell>
          <table:table-cell office:value-type="float" office:value="0.00000675169">
            <text:p>6.75E-006</text:p>
          </table:table-cell>
          <table:table-cell office:value-type="float" office:value="-0.0532264">
            <text:p>-0.05</text:p>
          </table:table-cell>
          <table:table-cell office:value-type="float" office:value="15460.1">
            <text:p>15460.1</text:p>
          </table:table-cell>
          <table:table-cell office:value-type="float" office:value="0.00264686">
            <text:p>0</text:p>
          </table:table-cell>
          <table:table-cell office:value-type="float" office:value="3091.77">
            <text:p>3091.77</text:p>
          </table:table-cell>
        </table:table-row>
        <table:table-row table:style-name="ro3">
          <table:table-cell office:value-type="float" office:value="0.0000501187">
            <text:p>5.01E-005</text:p>
          </table:table-cell>
          <table:table-cell office:value-type="float" office:value="8.5631">
            <text:p>8.56</text:p>
          </table:table-cell>
          <table:table-cell office:value-type="float" office:value="5.00024">
            <text:p>5</text:p>
          </table:table-cell>
          <table:table-cell office:value-type="float" office:value="0.00000675072">
            <text:p>6.75E-006</text:p>
          </table:table-cell>
          <table:table-cell office:value-type="float" office:value="-0.0532232">
            <text:p>-0.05</text:p>
          </table:table-cell>
          <table:table-cell office:value-type="float" office:value="13244.3">
            <text:p>13244.3</text:p>
          </table:table-cell>
          <table:table-cell office:value-type="float" office:value="0.00308956">
            <text:p>0</text:p>
          </table:table-cell>
          <table:table-cell office:value-type="float" office:value="2648.72">
            <text:p>2648.72</text:p>
          </table:table-cell>
        </table:table-row>
        <table:table-row table:style-name="ro3">
          <table:table-cell office:value-type="float" office:value="0.0000630957">
            <text:p>6.31E-005</text:p>
          </table:table-cell>
          <table:table-cell office:value-type="float" office:value="8.4084">
            <text:p>8.41</text:p>
          </table:table-cell>
          <table:table-cell office:value-type="float" office:value="5.00008">
            <text:p>5</text:p>
          </table:table-cell>
          <table:table-cell office:value-type="float" office:value="0.00000674979">
            <text:p>6.75E-006</text:p>
          </table:table-cell>
          <table:table-cell office:value-type="float" office:value="-0.0532193">
            <text:p>-0.05</text:p>
          </table:table-cell>
          <table:table-cell office:value-type="float" office:value="11346">
            <text:p>11346</text:p>
          </table:table-cell>
          <table:table-cell office:value-type="float" office:value="0.00360631">
            <text:p>0</text:p>
          </table:table-cell>
          <table:table-cell office:value-type="float" office:value="2269.16">
            <text:p>2269.16</text:p>
          </table:table-cell>
        </table:table-row>
        <table:table-row table:style-name="ro3">
          <table:table-cell office:value-type="float" office:value="0.0000794328">
            <text:p>7.94E-005</text:p>
          </table:table-cell>
          <table:table-cell office:value-type="float" office:value="8.2538">
            <text:p>8.25</text:p>
          </table:table-cell>
          <table:table-cell office:value-type="float" office:value="5.00043">
            <text:p>5</text:p>
          </table:table-cell>
          <table:table-cell office:value-type="float" office:value="0.0000067518">
            <text:p>6.75E-006</text:p>
          </table:table-cell>
          <table:table-cell office:value-type="float" office:value="-0.0532143">
            <text:p>-0.05</text:p>
          </table:table-cell>
          <table:table-cell office:value-type="float" office:value="9720.76">
            <text:p>9720.76</text:p>
          </table:table-cell>
          <table:table-cell office:value-type="float" office:value="0.00420947">
            <text:p>0</text:p>
          </table:table-cell>
          <table:table-cell office:value-type="float" office:value="1943.99">
            <text:p>1943.99</text:p>
          </table:table-cell>
        </table:table-row>
        <table:table-row table:style-name="ro3">
          <table:table-cell table:style-name="Default" office:value-type="float" office:value="0.0001">
            <text:p>0</text:p>
          </table:table-cell>
          <table:table-cell office:value-type="float" office:value="8.0991">
            <text:p>8.1</text:p>
          </table:table-cell>
          <table:table-cell office:value-type="float" office:value="5.00029">
            <text:p>5</text:p>
          </table:table-cell>
          <table:table-cell office:value-type="float" office:value="0.00000675097">
            <text:p>6.75E-006</text:p>
          </table:table-cell>
          <table:table-cell office:value-type="float" office:value="-0.053208">
            <text:p>-0.05</text:p>
          </table:table-cell>
          <table:table-cell office:value-type="float" office:value="8327.51">
            <text:p>8327.51</text:p>
          </table:table-cell>
          <table:table-cell office:value-type="float" office:value="0.00491351">
            <text:p>0</text:p>
          </table:table-cell>
          <table:table-cell office:value-type="float" office:value="1665.41">
            <text:p>1665.41</text:p>
          </table:table-cell>
        </table:table-row>
        <table:table-row table:style-name="ro3">
          <table:table-cell table:style-name="Default" office:value-type="float" office:value="0.000125893">
            <text:p>0</text:p>
          </table:table-cell>
          <table:table-cell office:value-type="float" office:value="7.9444">
            <text:p>7.94</text:p>
          </table:table-cell>
          <table:table-cell office:value-type="float" office:value="5.00015">
            <text:p>5</text:p>
          </table:table-cell>
          <table:table-cell office:value-type="float" office:value="0.0000067502">
            <text:p>6.75E-006</text:p>
          </table:table-cell>
          <table:table-cell office:value-type="float" office:value="-0.0532002">
            <text:p>-0.05</text:p>
          </table:table-cell>
          <table:table-cell office:value-type="float" office:value="7133.94">
            <text:p>7133.94</text:p>
          </table:table-cell>
          <table:table-cell office:value-type="float" office:value="0.00573528">
            <text:p>0.01</text:p>
          </table:table-cell>
          <table:table-cell office:value-type="float" office:value="1426.74">
            <text:p>1426.74</text:p>
          </table:table-cell>
        </table:table-row>
        <table:table-row table:style-name="ro3">
          <table:table-cell table:style-name="Default" office:value-type="float" office:value="0.000158489">
            <text:p>0</text:p>
          </table:table-cell>
          <table:table-cell office:value-type="float" office:value="7.7897">
            <text:p>7.79</text:p>
          </table:table-cell>
          <table:table-cell office:value-type="float" office:value="5.00004">
            <text:p>5</text:p>
          </table:table-cell>
          <table:table-cell office:value-type="float" office:value="0.00000674952">
            <text:p>6.75E-006</text:p>
          </table:table-cell>
          <table:table-cell office:value-type="float" office:value="-0.0531902">
            <text:p>-0.05</text:p>
          </table:table-cell>
          <table:table-cell office:value-type="float" office:value="6111.45">
            <text:p>6111.45</text:p>
          </table:table-cell>
          <table:table-cell office:value-type="float" office:value="0.00669446">
            <text:p>0.01</text:p>
          </table:table-cell>
          <table:table-cell office:value-type="float" office:value="1222.28">
            <text:p>1222.28</text:p>
          </table:table-cell>
        </table:table-row>
        <table:table-row table:style-name="ro3">
          <table:table-cell table:style-name="Default" office:value-type="float" office:value="0.000199526">
            <text:p>0</text:p>
          </table:table-cell>
          <table:table-cell office:value-type="float" office:value="7.6351">
            <text:p>7.64</text:p>
          </table:table-cell>
          <table:table-cell office:value-type="float" office:value="5.00044">
            <text:p>5</text:p>
          </table:table-cell>
          <table:table-cell office:value-type="float" office:value="0.00000675186">
            <text:p>6.75E-006</text:p>
          </table:table-cell>
          <table:table-cell office:value-type="float" office:value="-0.0531778">
            <text:p>-0.05</text:p>
          </table:table-cell>
          <table:table-cell office:value-type="float" office:value="5236.03">
            <text:p>5236.03</text:p>
          </table:table-cell>
          <table:table-cell office:value-type="float" office:value="0.00781402">
            <text:p>0.01</text:p>
          </table:table-cell>
          <table:table-cell office:value-type="float" office:value="1047.11">
            <text:p>1047.11</text:p>
          </table:table-cell>
        </table:table-row>
        <table:table-row table:style-name="ro3">
          <table:table-cell table:style-name="Default" office:value-type="float" office:value="0.000251189">
            <text:p>0</text:p>
          </table:table-cell>
          <table:table-cell office:value-type="float" office:value="7.4804">
            <text:p>7.48</text:p>
          </table:table-cell>
          <table:table-cell office:value-type="float" office:value="5.00037">
            <text:p>5</text:p>
          </table:table-cell>
          <table:table-cell office:value-type="float" office:value="0.00000675143">
            <text:p>6.75E-006</text:p>
          </table:table-cell>
          <table:table-cell office:value-type="float" office:value="-0.0531621">
            <text:p>-0.05</text:p>
          </table:table-cell>
          <table:table-cell office:value-type="float" office:value="4485.56">
            <text:p>4485.56</text:p>
          </table:table-cell>
          <table:table-cell office:value-type="float" office:value="0.00912077">
            <text:p>0.01</text:p>
          </table:table-cell>
          <table:table-cell office:value-type="float" office:value="897.047">
            <text:p>897.05</text:p>
          </table:table-cell>
        </table:table-row>
        <table:table-row table:style-name="ro3">
          <table:table-cell table:style-name="Default" office:value-type="float" office:value="0.000316228">
            <text:p>0</text:p>
          </table:table-cell>
          <table:table-cell office:value-type="float" office:value="7.3257">
            <text:p>7.33</text:p>
          </table:table-cell>
          <table:table-cell office:value-type="float" office:value="5.00032">
            <text:p>5</text:p>
          </table:table-cell>
          <table:table-cell office:value-type="float" office:value="0.00000675117">
            <text:p>6.75E-006</text:p>
          </table:table-cell>
          <table:table-cell office:value-type="float" office:value="-0.0531423">
            <text:p>-0.05</text:p>
          </table:table-cell>
          <table:table-cell office:value-type="float" office:value="3842.66">
            <text:p>3842.66</text:p>
          </table:table-cell>
          <table:table-cell office:value-type="float" office:value="0.010646">
            <text:p>0.01</text:p>
          </table:table-cell>
          <table:table-cell office:value-type="float" office:value="768.481">
            <text:p>768.48</text:p>
          </table:table-cell>
        </table:table-row>
        <table:table-row table:style-name="ro3">
          <table:table-cell table:style-name="Default" office:value-type="float" office:value="0.000398107">
            <text:p>0</text:p>
          </table:table-cell>
          <table:table-cell office:value-type="float" office:value="7.171">
            <text:p>7.17</text:p>
          </table:table-cell>
          <table:table-cell office:value-type="float" office:value="5.00032">
            <text:p>5</text:p>
          </table:table-cell>
          <table:table-cell office:value-type="float" office:value="0.00000675113">
            <text:p>6.75E-006</text:p>
          </table:table-cell>
          <table:table-cell office:value-type="float" office:value="-0.0531175">
            <text:p>-0.05</text:p>
          </table:table-cell>
          <table:table-cell office:value-type="float" office:value="3291.9">
            <text:p>3291.9</text:p>
          </table:table-cell>
          <table:table-cell office:value-type="float" office:value="0.0124261">
            <text:p>0.01</text:p>
          </table:table-cell>
          <table:table-cell office:value-type="float" office:value="658.337">
            <text:p>658.34</text:p>
          </table:table-cell>
        </table:table-row>
        <table:table-row table:style-name="ro3">
          <table:table-cell table:style-name="Default" office:value-type="float" office:value="0.000501187">
            <text:p>0</text:p>
          </table:table-cell>
          <table:table-cell office:value-type="float" office:value="7.0163">
            <text:p>7.02</text:p>
          </table:table-cell>
          <table:table-cell office:value-type="float" office:value="5.00036">
            <text:p>5</text:p>
          </table:table-cell>
          <table:table-cell office:value-type="float" office:value="0.00000675136">
            <text:p>6.75E-006</text:p>
          </table:table-cell>
          <table:table-cell office:value-type="float" office:value="-0.0530863">
            <text:p>-0.05</text:p>
          </table:table-cell>
          <table:table-cell office:value-type="float" office:value="2820.08">
            <text:p>2820.08</text:p>
          </table:table-cell>
          <table:table-cell office:value-type="float" office:value="0.0145037">
            <text:p>0.01</text:p>
          </table:table-cell>
          <table:table-cell office:value-type="float" office:value="563.974">
            <text:p>563.97</text:p>
          </table:table-cell>
        </table:table-row>
        <table:table-row table:style-name="ro3">
          <table:table-cell table:style-name="Default" office:value-type="float" office:value="0.000630957">
            <text:p>0</text:p>
          </table:table-cell>
          <table:table-cell office:value-type="float" office:value="6.8616">
            <text:p>6.86</text:p>
          </table:table-cell>
          <table:table-cell office:value-type="float" office:value="5.00047">
            <text:p>5</text:p>
          </table:table-cell>
          <table:table-cell office:value-type="float" office:value="0.00000675193">
            <text:p>6.75E-006</text:p>
          </table:table-cell>
          <table:table-cell office:value-type="float" office:value="-0.0530471">
            <text:p>-0.05</text:p>
          </table:table-cell>
          <table:table-cell office:value-type="float" office:value="2415.88">
            <text:p>2415.88</text:p>
          </table:table-cell>
          <table:table-cell office:value-type="float" office:value="0.0169284">
            <text:p>0.02</text:p>
          </table:table-cell>
          <table:table-cell office:value-type="float" office:value="483.131">
            <text:p>483.13</text:p>
          </table:table-cell>
        </table:table-row>
        <table:table-row table:style-name="ro3">
          <table:table-cell table:style-name="Default" office:value-type="float" office:value="0.000794328">
            <text:p>0</text:p>
          </table:table-cell>
          <table:table-cell office:value-type="float" office:value="6.7068">
            <text:p>6.71</text:p>
          </table:table-cell>
          <table:table-cell office:value-type="float" office:value="5.00014">
            <text:p>5</text:p>
          </table:table-cell>
          <table:table-cell office:value-type="float" office:value="0.00000675001">
            <text:p>6.75E-006</text:p>
          </table:table-cell>
          <table:table-cell office:value-type="float" office:value="-0.0529978">
            <text:p>-0.05</text:p>
          </table:table-cell>
          <table:table-cell office:value-type="float" office:value="2069.41">
            <text:p>2069.41</text:p>
          </table:table-cell>
          <table:table-cell office:value-type="float" office:value="0.0197581">
            <text:p>0.02</text:p>
          </table:table-cell>
          <table:table-cell office:value-type="float" office:value="413.87">
            <text:p>413.87</text:p>
          </table:table-cell>
        </table:table-row>
        <table:table-row table:style-name="ro3">
          <table:table-cell table:style-name="Default" office:value-type="float" office:value="0.001">
            <text:p>0</text:p>
          </table:table-cell>
          <table:table-cell office:value-type="float" office:value="6.5521">
            <text:p>6.55</text:p>
          </table:table-cell>
          <table:table-cell office:value-type="float" office:value="5.00042">
            <text:p>5</text:p>
          </table:table-cell>
          <table:table-cell office:value-type="float" office:value="0.00000675153">
            <text:p>6.75E-006</text:p>
          </table:table-cell>
          <table:table-cell office:value-type="float" office:value="-0.052936">
            <text:p>-0.05</text:p>
          </table:table-cell>
          <table:table-cell office:value-type="float" office:value="1772.81">
            <text:p>1772.81</text:p>
          </table:table-cell>
          <table:table-cell office:value-type="float" office:value="0.0230603">
            <text:p>0.02</text:p>
          </table:table-cell>
          <table:table-cell office:value-type="float" office:value="354.532">
            <text:p>354.53</text:p>
          </table:table-cell>
        </table:table-row>
        <table:table-row table:style-name="ro3">
          <table:table-cell table:style-name="Default" office:value-type="float" office:value="0.00125893">
            <text:p>0</text:p>
          </table:table-cell>
          <table:table-cell office:value-type="float" office:value="6.3973">
            <text:p>6.4</text:p>
          </table:table-cell>
          <table:table-cell office:value-type="float" office:value="5.00031">
            <text:p>5</text:p>
          </table:table-cell>
          <table:table-cell office:value-type="float" office:value="0.00000675081">
            <text:p>6.75E-006</text:p>
          </table:table-cell>
          <table:table-cell office:value-type="float" office:value="-0.0528583">
            <text:p>-0.05</text:p>
          </table:table-cell>
          <table:table-cell office:value-type="float" office:value="1518.56">
            <text:p>1518.56</text:p>
          </table:table-cell>
          <table:table-cell office:value-type="float" office:value="0.0269137">
            <text:p>0.03</text:p>
          </table:table-cell>
          <table:table-cell office:value-type="float" office:value="303.694">
            <text:p>303.69</text:p>
          </table:table-cell>
        </table:table-row>
        <table:table-row table:style-name="ro3">
          <table:table-cell table:style-name="Default" office:value-type="float" office:value="0.00158489">
            <text:p>0</text:p>
          </table:table-cell>
          <table:table-cell office:value-type="float" office:value="6.2425">
            <text:p>6.24</text:p>
          </table:table-cell>
          <table:table-cell office:value-type="float" office:value="5.00035">
            <text:p>5</text:p>
          </table:table-cell>
          <table:table-cell office:value-type="float" office:value="0.00000675091">
            <text:p>6.75E-006</text:p>
          </table:table-cell>
          <table:table-cell office:value-type="float" office:value="-0.0527608">
            <text:p>-0.05</text:p>
          </table:table-cell>
          <table:table-cell office:value-type="float" office:value="1300.78">
            <text:p>1300.78</text:p>
          </table:table-cell>
          <table:table-cell office:value-type="float" office:value="0.0314097">
            <text:p>0.03</text:p>
          </table:table-cell>
          <table:table-cell office:value-type="float" office:value="260.138">
            <text:p>260.14</text:p>
          </table:table-cell>
        </table:table-row>
        <table:table-row table:style-name="ro3">
          <table:table-cell table:style-name="Default" office:value-type="float" office:value="0.00199526">
            <text:p>0</text:p>
          </table:table-cell>
          <table:table-cell office:value-type="float" office:value="6.0876">
            <text:p>6.09</text:p>
          </table:table-cell>
          <table:table-cell office:value-type="float" office:value="5.00008">
            <text:p>5</text:p>
          </table:table-cell>
          <table:table-cell office:value-type="float" office:value="0.00000674912">
            <text:p>6.75E-006</text:p>
          </table:table-cell>
          <table:table-cell office:value-type="float" office:value="-0.0526387">
            <text:p>-0.05</text:p>
          </table:table-cell>
          <table:table-cell office:value-type="float" office:value="1114.12">
            <text:p>1114.12</text:p>
          </table:table-cell>
          <table:table-cell office:value-type="float" office:value="0.036655">
            <text:p>0.04</text:p>
          </table:table-cell>
          <table:table-cell office:value-type="float" office:value="222.82">
            <text:p>222.82</text:p>
          </table:table-cell>
        </table:table-row>
        <table:table-row table:style-name="ro3">
          <table:table-cell table:style-name="Default" office:value-type="float" office:value="0.00251189">
            <text:p>0</text:p>
          </table:table-cell>
          <table:table-cell office:value-type="float" office:value="5.9327">
            <text:p>5.93</text:p>
          </table:table-cell>
          <table:table-cell office:value-type="float" office:value="5.00004">
            <text:p>5</text:p>
          </table:table-cell>
          <table:table-cell office:value-type="float" office:value="0.00000674861">
            <text:p>6.75E-006</text:p>
          </table:table-cell>
          <table:table-cell office:value-type="float" office:value="-0.0524856">
            <text:p>-0.05</text:p>
          </table:table-cell>
          <table:table-cell office:value-type="float" office:value="954.244">
            <text:p>954.24</text:p>
          </table:table-cell>
          <table:table-cell office:value-type="float" office:value="0.0427738">
            <text:p>0.04</text:p>
          </table:table-cell>
          <table:table-cell office:value-type="float" office:value="190.847">
            <text:p>190.85</text:p>
          </table:table-cell>
        </table:table-row>
        <table:table-row table:style-name="ro3">
          <table:table-cell table:style-name="Default" office:value-type="float" office:value="0.00316228">
            <text:p>0</text:p>
          </table:table-cell>
          <table:table-cell office:value-type="float" office:value="5.7778">
            <text:p>5.78</text:p>
          </table:table-cell>
          <table:table-cell office:value-type="float" office:value="5.0003">
            <text:p>5</text:p>
          </table:table-cell>
          <table:table-cell office:value-type="float" office:value="0.00000674966">
            <text:p>6.75E-006</text:p>
          </table:table-cell>
          <table:table-cell office:value-type="float" office:value="-0.0522942">
            <text:p>-0.05</text:p>
          </table:table-cell>
          <table:table-cell office:value-type="float" office:value="817.311">
            <text:p>817.31</text:p>
          </table:table-cell>
          <table:table-cell office:value-type="float" office:value="0.0499102">
            <text:p>0.05</text:p>
          </table:table-cell>
          <table:table-cell office:value-type="float" office:value="163.452">
            <text:p>163.45</text:p>
          </table:table-cell>
        </table:table-row>
        <table:table-row table:style-name="ro3">
          <table:table-cell table:style-name="Default" office:value-type="float" office:value="0.00398107">
            <text:p>0</text:p>
          </table:table-cell>
          <table:table-cell office:value-type="float" office:value="5.6228">
            <text:p>5.62</text:p>
          </table:table-cell>
          <table:table-cell office:value-type="float" office:value="5.00043">
            <text:p>5</text:p>
          </table:table-cell>
          <table:table-cell office:value-type="float" office:value="0.00000674973">
            <text:p>6.75E-006</text:p>
          </table:table-cell>
          <table:table-cell office:value-type="float" office:value="-0.0520549">
            <text:p>-0.05</text:p>
          </table:table-cell>
          <table:table-cell office:value-type="float" office:value="699.957">
            <text:p>699.96</text:p>
          </table:table-cell>
          <table:table-cell office:value-type="float" office:value="0.0582316">
            <text:p>0.06</text:p>
          </table:table-cell>
          <table:table-cell office:value-type="float" office:value="139.979">
            <text:p>139.98</text:p>
          </table:table-cell>
        </table:table-row>
        <table:table-row table:style-name="ro3">
          <table:table-cell table:style-name="Default" office:value-type="float" office:value="0.00501187">
            <text:p>0.01</text:p>
          </table:table-cell>
          <table:table-cell office:value-type="float" office:value="5.4676">
            <text:p>5.47</text:p>
          </table:table-cell>
          <table:table-cell office:value-type="float" office:value="5.00002">
            <text:p>5</text:p>
          </table:table-cell>
          <table:table-cell office:value-type="float" office:value="0.00000674637">
            <text:p>6.75E-006</text:p>
          </table:table-cell>
          <table:table-cell office:value-type="float" office:value="-0.0517562">
            <text:p>-0.05</text:p>
          </table:table-cell>
          <table:table-cell office:value-type="float" office:value="599.334">
            <text:p>599.33</text:p>
          </table:table-cell>
          <table:table-cell office:value-type="float" office:value="0.0679323">
            <text:p>0.07</text:p>
          </table:table-cell>
          <table:table-cell office:value-type="float" office:value="119.866">
            <text:p>119.87</text:p>
          </table:table-cell>
        </table:table-row>
        <table:table-row table:style-name="ro3">
          <table:table-cell table:style-name="Default" office:value-type="float" office:value="0.00630957">
            <text:p>0.01</text:p>
          </table:table-cell>
          <table:table-cell office:value-type="float" office:value="5.3124">
            <text:p>5.31</text:p>
          </table:table-cell>
          <table:table-cell office:value-type="float" office:value="5.00019">
            <text:p>5</text:p>
          </table:table-cell>
          <table:table-cell office:value-type="float" office:value="0.00000674592">
            <text:p>6.75E-006</text:p>
          </table:table-cell>
          <table:table-cell office:value-type="float" office:value="-0.0513842">
            <text:p>-0.05</text:p>
          </table:table-cell>
          <table:table-cell office:value-type="float" office:value="513.176">
            <text:p>513.18</text:p>
          </table:table-cell>
          <table:table-cell office:value-type="float" office:value="0.0792367">
            <text:p>0.08</text:p>
          </table:table-cell>
          <table:table-cell office:value-type="float" office:value="102.631">
            <text:p>102.63</text:p>
          </table:table-cell>
        </table:table-row>
        <table:table-row table:style-name="ro3">
          <table:table-cell table:style-name="Default" office:value-type="float" office:value="0.00794328">
            <text:p>0.01</text:p>
          </table:table-cell>
          <table:table-cell office:value-type="float" office:value="5.157">
            <text:p>5.16</text:p>
          </table:table-cell>
          <table:table-cell office:value-type="float" office:value="5.00008">
            <text:p>5</text:p>
          </table:table-cell>
          <table:table-cell office:value-type="float" office:value="0.00000674317">
            <text:p>6.74E-006</text:p>
          </table:table-cell>
          <table:table-cell office:value-type="float" office:value="-0.0509215">
            <text:p>-0.05</text:p>
          </table:table-cell>
          <table:table-cell office:value-type="float" office:value="439.316">
            <text:p>439.32</text:p>
          </table:table-cell>
          <table:table-cell office:value-type="float" office:value="0.0924043">
            <text:p>0.09</text:p>
          </table:table-cell>
          <table:table-cell office:value-type="float" office:value="87.8618">
            <text:p>87.86</text:p>
          </table:table-cell>
        </table:table-row>
      </table:table>
      <table:table table:name="SheetA" table:style-name="ta1" table:print="false">
        <table:table-column table:style-name="co1" table:default-cell-style-name="ce3"/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6"/>
        <table:table-column table:style-name="co3" table:default-cell-style-name="Default"/>
        <table:table-column table:style-name="co3" table:number-columns-repeated="2" table:default-cell-style-name="ce6"/>
        <table:table-column table:style-name="co3" table:default-cell-style-name="Default"/>
        <table:table-column table:style-name="co3" table:number-columns-repeated="2" table:default-cell-style-name="ce6"/>
        <table:table-row table:style-name="ro1">
          <table:table-cell table:style-name="Default" office:value-type="string">
            <text:p>ring1_const_temp.c derk1.c Output</text:p>
          </table:table-cell>
          <table:table-cell table:number-columns-repeated="2"/>
          <table:table-cell office:value-type="string">
            <text:p>(i=0)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2" office:value-type="string">
            <text:p>1-T/Tc</text:p>
          </table:table-cell>
          <table:table-cell table:style-name="ce2" office:value-type="string">
            <text:p>l</text:p>
          </table:table-cell>
          <table:table-cell table:style-name="ce2" office:value-type="string">
            <text:p>K</text:p>
          </table:table-cell>
          <table:table-cell table:style-name="ce2" office:value-type="string">
            <text:p>y</text:p>
          </table:table-cell>
          <table:table-cell table:style-name="ce2" office:value-type="string">
            <text:p>F</text:p>
          </table:table-cell>
          <table:table-cell table:style-name="ce2" office:value-type="string">
            <text:p>a</text:p>
          </table:table-cell>
          <table:table-cell table:style-name="ce2" office:value-type="string">
            <text:p>Kr/K0</text:p>
          </table:table-cell>
          <table:table-cell table:style-name="ce2" office:value-type="string">
            <text:p>a0/Kr</text:p>
          </table:table-cell>
          <table:table-cell table:number-columns-repeated="2"/>
          <table:table-cell table:style-name="ce2" office:value-type="string">
            <text:p>l</text:p>
          </table:table-cell>
          <table:table-cell table:style-name="ce2" office:value-type="string">
            <text:p>K</text:p>
          </table:table-cell>
          <table:table-cell/>
          <table:table-cell table:style-name="ce2" office:value-type="string">
            <text:p>l</text:p>
          </table:table-cell>
          <table:table-cell table:style-name="ce5" office:value-type="string">
            <text:p>y</text:p>
          </table:table-cell>
          <table:table-cell/>
          <table:table-cell table:style-name="ce2" office:value-type="string">
            <text:p>l</text:p>
          </table:table-cell>
          <table:table-cell table:style-name="ce5" office:value-type="string">
            <text:p>Kr/K0</text:p>
          </table:table-cell>
        </table:table-row>
        <table:table-row table:style-name="ro1">
          <table:table-cell office:value-type="float" office:value="0.00000001">
            <text:p>1.00E-008</text:p>
          </table:table-cell>
          <table:table-cell office:value-type="float" office:value="0.2">
            <text:p>0.2</text:p>
          </table:table-cell>
          <table:table-cell office:value-type="float" office:value="0.333721">
            <text:p>0.33</text:p>
          </table:table-cell>
          <table:table-cell office:value-type="float" office:value="0.0492774">
            <text:p>0.05</text:p>
          </table:table-cell>
          <table:table-cell office:value-type="float" office:value="-0.0217603">
            <text:p>-0.02</text:p>
          </table:table-cell>
          <table:table-cell office:value-type="float" office:value="3.09015">
            <text:p>3.09</text:p>
          </table:table-cell>
          <table:table-cell office:value-type="float" office:value="0.883813">
            <text:p>0.88</text:p>
          </table:table-cell>
          <table:table-cell office:value-type="float" office:value="9.25966">
            <text:p>9.26</text:p>
          </table:table-cell>
          <table:table-cell table:number-columns-repeated="2"/>
          <table:table-cell office:value-type="float" office:value="0.2">
            <text:p>0.2000000</text:p>
          </table:table-cell>
          <table:table-cell office:value-type="float" office:value="0.333721">
            <text:p>0.3337210</text:p>
          </table:table-cell>
          <table:table-cell/>
          <table:table-cell office:value-type="float" office:value="0.2">
            <text:p>0.2000000</text:p>
          </table:table-cell>
          <table:table-cell office:value-type="float" office:value="0.0492774">
            <text:p>0.0492774</text:p>
          </table:table-cell>
          <table:table-cell/>
          <table:table-cell office:value-type="float" office:value="0.2">
            <text:p>0.2000000</text:p>
          </table:table-cell>
          <table:table-cell office:value-type="float" office:value="0.883813">
            <text:p>0.8838130</text:p>
          </table:table-cell>
        </table:table-row>
        <table:table-row table:style-name="ro1">
          <table:table-cell office:value-type="float" office:value="0.00000001">
            <text:p>1.00E-008</text:p>
          </table:table-cell>
          <table:table-cell office:value-type="float" office:value="0.4">
            <text:p>0.4</text:p>
          </table:table-cell>
          <table:table-cell office:value-type="float" office:value="0.351984">
            <text:p>0.35</text:p>
          </table:table-cell>
          <table:table-cell office:value-type="float" office:value="0.0537874">
            <text:p>0.05</text:p>
          </table:table-cell>
          <table:table-cell office:value-type="float" office:value="-0.0350989">
            <text:p>-0.04</text:p>
          </table:table-cell>
          <table:table-cell office:value-type="float" office:value="3.77432">
            <text:p>3.77</text:p>
          </table:table-cell>
          <table:table-cell office:value-type="float" office:value="0.763202">
            <text:p>0.76</text:p>
          </table:table-cell>
          <table:table-cell office:value-type="float" office:value="10.723">
            <text:p>10.72</text:p>
          </table:table-cell>
          <table:table-cell table:number-columns-repeated="2"/>
          <table:table-cell office:value-type="float" office:value="0.4">
            <text:p>0.4000000</text:p>
          </table:table-cell>
          <table:table-cell office:value-type="float" office:value="0.351984">
            <text:p>0.3519840</text:p>
          </table:table-cell>
          <table:table-cell/>
          <table:table-cell office:value-type="float" office:value="0.4">
            <text:p>0.4000000</text:p>
          </table:table-cell>
          <table:table-cell office:value-type="float" office:value="0.0537874">
            <text:p>0.0537874</text:p>
          </table:table-cell>
          <table:table-cell/>
          <table:table-cell office:value-type="float" office:value="0.4">
            <text:p>0.4000000</text:p>
          </table:table-cell>
          <table:table-cell office:value-type="float" office:value="0.763202">
            <text:p>0.7632020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0.6">
            <text:p>0.6</text:p>
          </table:table-cell>
          <table:table-cell office:value-type="float" office:value="0.364702">
            <text:p>0.36</text:p>
          </table:table-cell>
          <table:table-cell office:value-type="float" office:value="0.0569028">
            <text:p>0.06</text:p>
          </table:table-cell>
          <table:table-cell office:value-type="float" office:value="-0.0429682">
            <text:p>-0.04</text:p>
          </table:table-cell>
          <table:table-cell office:value-type="float" office:value="4.60996">
            <text:p>4.61</text:p>
          </table:table-cell>
          <table:table-cell office:value-type="float" office:value="0.647436">
            <text:p>0.65</text:p>
          </table:table-cell>
          <table:table-cell office:value-type="float" office:value="12.6403">
            <text:p>12.64</text:p>
          </table:table-cell>
          <table:table-cell table:number-columns-repeated="2"/>
          <table:table-cell office:value-type="float" office:value="0.6">
            <text:p>0.6000000</text:p>
          </table:table-cell>
          <table:table-cell office:value-type="float" office:value="0.364702">
            <text:p>0.3647020</text:p>
          </table:table-cell>
          <table:table-cell/>
          <table:table-cell office:value-type="float" office:value="0.6">
            <text:p>0.6000000</text:p>
          </table:table-cell>
          <table:table-cell office:value-type="float" office:value="0.0569028">
            <text:p>0.0569028</text:p>
          </table:table-cell>
          <table:table-cell/>
          <table:table-cell office:value-type="float" office:value="0.6">
            <text:p>0.6000000</text:p>
          </table:table-cell>
          <table:table-cell office:value-type="float" office:value="0.647436">
            <text:p>0.6474360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0.8">
            <text:p>0.8</text:p>
          </table:table-cell>
          <table:table-cell office:value-type="float" office:value="0.373152">
            <text:p>0.37</text:p>
          </table:table-cell>
          <table:table-cell office:value-type="float" office:value="0.0589584">
            <text:p>0.06</text:p>
          </table:table-cell>
          <table:table-cell office:value-type="float" office:value="-0.0474908">
            <text:p>-0.05</text:p>
          </table:table-cell>
          <table:table-cell office:value-type="float" office:value="5.63062">
            <text:p>5.63</text:p>
          </table:table-cell>
          <table:table-cell office:value-type="float" office:value="0.542358">
            <text:p>0.54</text:p>
          </table:table-cell>
          <table:table-cell office:value-type="float" office:value="15.0893">
            <text:p>15.09</text:p>
          </table:table-cell>
          <table:table-cell table:number-columns-repeated="2"/>
          <table:table-cell office:value-type="float" office:value="0.8">
            <text:p>0.8000000</text:p>
          </table:table-cell>
          <table:table-cell office:value-type="float" office:value="0.373152">
            <text:p>0.3731520</text:p>
          </table:table-cell>
          <table:table-cell/>
          <table:table-cell office:value-type="float" office:value="0.8">
            <text:p>0.8000000</text:p>
          </table:table-cell>
          <table:table-cell office:value-type="float" office:value="0.0589584">
            <text:p>0.0589584</text:p>
          </table:table-cell>
          <table:table-cell/>
          <table:table-cell office:value-type="float" office:value="0.8">
            <text:p>0.8000000</text:p>
          </table:table-cell>
          <table:table-cell office:value-type="float" office:value="0.542358">
            <text:p>0.5423580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">
            <text:p>1</text:p>
          </table:table-cell>
          <table:table-cell office:value-type="float" office:value="0.378588">
            <text:p>0.38</text:p>
          </table:table-cell>
          <table:table-cell office:value-type="float" office:value="0.060274">
            <text:p>0.06</text:p>
          </table:table-cell>
          <table:table-cell office:value-type="float" office:value="-0.0500456">
            <text:p>-0.05</text:p>
          </table:table-cell>
          <table:table-cell office:value-type="float" office:value="6.87725">
            <text:p>6.88</text:p>
          </table:table-cell>
          <table:table-cell office:value-type="float" office:value="0.450513">
            <text:p>0.45</text:p>
          </table:table-cell>
          <table:table-cell office:value-type="float" office:value="18.1655">
            <text:p>18.17</text:p>
          </table:table-cell>
          <table:table-cell table:number-columns-repeated="2"/>
          <table:table-cell office:value-type="float" office:value="1">
            <text:p>1.0000000</text:p>
          </table:table-cell>
          <table:table-cell office:value-type="float" office:value="0.378588">
            <text:p>0.3785880</text:p>
          </table:table-cell>
          <table:table-cell/>
          <table:table-cell office:value-type="float" office:value="1">
            <text:p>1.0000000</text:p>
          </table:table-cell>
          <table:table-cell office:value-type="float" office:value="0.060274">
            <text:p>0.0602740</text:p>
          </table:table-cell>
          <table:table-cell/>
          <table:table-cell office:value-type="float" office:value="1">
            <text:p>1.0000000</text:p>
          </table:table-cell>
          <table:table-cell office:value-type="float" office:value="0.450513">
            <text:p>0.4505130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.2">
            <text:p>1.2</text:p>
          </table:table-cell>
          <table:table-cell office:value-type="float" office:value="0.382012">
            <text:p>0.38</text:p>
          </table:table-cell>
          <table:table-cell office:value-type="float" office:value="0.0610998">
            <text:p>0.06</text:p>
          </table:table-cell>
          <table:table-cell office:value-type="float" office:value="-0.0514731">
            <text:p>-0.05</text:p>
          </table:table-cell>
          <table:table-cell office:value-type="float" office:value="8.3999">
            <text:p>8.4</text:p>
          </table:table-cell>
          <table:table-cell office:value-type="float" office:value="0.372184">
            <text:p>0.37</text:p>
          </table:table-cell>
          <table:table-cell office:value-type="float" office:value="21.9886">
            <text:p>21.99</text:p>
          </table:table-cell>
          <table:table-cell table:number-columns-repeated="2"/>
          <table:table-cell office:value-type="float" office:value="1.2">
            <text:p>1.2000000</text:p>
          </table:table-cell>
          <table:table-cell office:value-type="float" office:value="0.382012">
            <text:p>0.3820120</text:p>
          </table:table-cell>
          <table:table-cell/>
          <table:table-cell office:value-type="float" office:value="1.2">
            <text:p>1.2000000</text:p>
          </table:table-cell>
          <table:table-cell office:value-type="float" office:value="0.0610998">
            <text:p>0.0610998</text:p>
          </table:table-cell>
          <table:table-cell/>
          <table:table-cell office:value-type="float" office:value="1.2">
            <text:p>1.2000000</text:p>
          </table:table-cell>
          <table:table-cell office:value-type="float" office:value="0.372184">
            <text:p>0.3721840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.4">
            <text:p>1.4</text:p>
          </table:table-cell>
          <table:table-cell office:value-type="float" office:value="0.384139">
            <text:p>0.38</text:p>
          </table:table-cell>
          <table:table-cell office:value-type="float" office:value="0.0616118">
            <text:p>0.06</text:p>
          </table:table-cell>
          <table:table-cell office:value-type="float" office:value="-0.0522652">
            <text:p>-0.05</text:p>
          </table:table-cell>
          <table:table-cell office:value-type="float" office:value="10.2597">
            <text:p>10.26</text:p>
          </table:table-cell>
          <table:table-cell office:value-type="float" office:value="0.306416">
            <text:p>0.31</text:p>
          </table:table-cell>
          <table:table-cell office:value-type="float" office:value="26.7082">
            <text:p>26.71</text:p>
          </table:table-cell>
          <table:table-cell table:number-columns-repeated="2"/>
          <table:table-cell office:value-type="float" office:value="1.4">
            <text:p>1.4000000</text:p>
          </table:table-cell>
          <table:table-cell office:value-type="float" office:value="0.384139">
            <text:p>0.3841390</text:p>
          </table:table-cell>
          <table:table-cell/>
          <table:table-cell office:value-type="float" office:value="1.4">
            <text:p>1.4000000</text:p>
          </table:table-cell>
          <table:table-cell office:value-type="float" office:value="0.0616118">
            <text:p>0.0616118</text:p>
          </table:table-cell>
          <table:table-cell/>
          <table:table-cell office:value-type="float" office:value="1.4">
            <text:p>1.4000000</text:p>
          </table:table-cell>
          <table:table-cell office:value-type="float" office:value="0.306416">
            <text:p>0.3064160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.6">
            <text:p>1.6</text:p>
          </table:table-cell>
          <table:table-cell office:value-type="float" office:value="0.385449">
            <text:p>0.39</text:p>
          </table:table-cell>
          <table:table-cell office:value-type="float" office:value="0.0619268">
            <text:p>0.06</text:p>
          </table:table-cell>
          <table:table-cell office:value-type="float" office:value="-0.0527028">
            <text:p>-0.05</text:p>
          </table:table-cell>
          <table:table-cell office:value-type="float" office:value="12.5312">
            <text:p>12.53</text:p>
          </table:table-cell>
          <table:table-cell office:value-type="float" office:value="0.251728">
            <text:p>0.25</text:p>
          </table:table-cell>
          <table:table-cell office:value-type="float" office:value="32.5105">
            <text:p>32.51</text:p>
          </table:table-cell>
          <table:table-cell table:number-columns-repeated="2"/>
          <table:table-cell office:value-type="float" office:value="1.6">
            <text:p>1.6000000</text:p>
          </table:table-cell>
          <table:table-cell office:value-type="float" office:value="0.385449">
            <text:p>0.3854490</text:p>
          </table:table-cell>
          <table:table-cell/>
          <table:table-cell office:value-type="float" office:value="1.6">
            <text:p>1.6000000</text:p>
          </table:table-cell>
          <table:table-cell office:value-type="float" office:value="0.0619268">
            <text:p>0.0619268</text:p>
          </table:table-cell>
          <table:table-cell/>
          <table:table-cell office:value-type="float" office:value="1.6">
            <text:p>1.6000000</text:p>
          </table:table-cell>
          <table:table-cell office:value-type="float" office:value="0.251728">
            <text:p>0.2517280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.8">
            <text:p>1.8</text:p>
          </table:table-cell>
          <table:table-cell office:value-type="float" office:value="0.386253">
            <text:p>0.39</text:p>
          </table:table-cell>
          <table:table-cell office:value-type="float" office:value="0.0621197">
            <text:p>0.06</text:p>
          </table:table-cell>
          <table:table-cell office:value-type="float" office:value="-0.052944">
            <text:p>-0.05</text:p>
          </table:table-cell>
          <table:table-cell office:value-type="float" office:value="15.3056">
            <text:p>15.31</text:p>
          </table:table-cell>
          <table:table-cell office:value-type="float" office:value="0.206527">
            <text:p>0.21</text:p>
          </table:table-cell>
          <table:table-cell office:value-type="float" office:value="39.6259">
            <text:p>39.63</text:p>
          </table:table-cell>
          <table:table-cell table:number-columns-repeated="2"/>
          <table:table-cell office:value-type="float" office:value="1.8">
            <text:p>1.8000000</text:p>
          </table:table-cell>
          <table:table-cell office:value-type="float" office:value="0.386253">
            <text:p>0.3862530</text:p>
          </table:table-cell>
          <table:table-cell/>
          <table:table-cell office:value-type="float" office:value="1.8">
            <text:p>1.8000000</text:p>
          </table:table-cell>
          <table:table-cell office:value-type="float" office:value="0.0621197">
            <text:p>0.0621197</text:p>
          </table:table-cell>
          <table:table-cell/>
          <table:table-cell office:value-type="float" office:value="1.8">
            <text:p>1.8000000</text:p>
          </table:table-cell>
          <table:table-cell office:value-type="float" office:value="0.206527">
            <text:p>0.2065270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2">
            <text:p>2</text:p>
          </table:table-cell>
          <table:table-cell office:value-type="float" office:value="0.386744">
            <text:p>0.39</text:p>
          </table:table-cell>
          <table:table-cell office:value-type="float" office:value="0.0622375">
            <text:p>0.06</text:p>
          </table:table-cell>
          <table:table-cell office:value-type="float" office:value="-0.0530767">
            <text:p>-0.05</text:p>
          </table:table-cell>
          <table:table-cell office:value-type="float" office:value="18.6943">
            <text:p>18.69</text:p>
          </table:table-cell>
          <table:table-cell office:value-type="float" office:value="0.169305">
            <text:p>0.17</text:p>
          </table:table-cell>
          <table:table-cell office:value-type="float" office:value="48.3377">
            <text:p>48.34</text:p>
          </table:table-cell>
          <table:table-cell table:number-columns-repeated="2"/>
          <table:table-cell office:value-type="float" office:value="2">
            <text:p>2.0000000</text:p>
          </table:table-cell>
          <table:table-cell office:value-type="float" office:value="0.386744">
            <text:p>0.3867440</text:p>
          </table:table-cell>
          <table:table-cell/>
          <table:table-cell office:value-type="float" office:value="2">
            <text:p>2.0000000</text:p>
          </table:table-cell>
          <table:table-cell office:value-type="float" office:value="0.0622375">
            <text:p>0.0622375</text:p>
          </table:table-cell>
          <table:table-cell/>
          <table:table-cell office:value-type="float" office:value="2">
            <text:p>2.0000000</text:p>
          </table:table-cell>
          <table:table-cell office:value-type="float" office:value="0.169305">
            <text:p>0.1693050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2.2">
            <text:p>2.2</text:p>
          </table:table-cell>
          <table:table-cell office:value-type="float" office:value="0.387043">
            <text:p>0.39</text:p>
          </table:table-cell>
          <table:table-cell office:value-type="float" office:value="0.0623093">
            <text:p>0.06</text:p>
          </table:table-cell>
          <table:table-cell office:value-type="float" office:value="-0.0531497">
            <text:p>-0.05</text:p>
          </table:table-cell>
          <table:table-cell office:value-type="float" office:value="22.8333">
            <text:p>22.83</text:p>
          </table:table-cell>
          <table:table-cell office:value-type="float" office:value="0.138722">
            <text:p>0.14</text:p>
          </table:table-cell>
          <table:table-cell office:value-type="float" office:value="58.9942">
            <text:p>58.99</text:p>
          </table:table-cell>
          <table:table-cell table:number-columns-repeated="2"/>
          <table:table-cell office:value-type="float" office:value="2.2">
            <text:p>2.2000000</text:p>
          </table:table-cell>
          <table:table-cell office:value-type="float" office:value="0.387043">
            <text:p>0.3870430</text:p>
          </table:table-cell>
          <table:table-cell/>
          <table:table-cell office:value-type="float" office:value="2.2">
            <text:p>2.2000000</text:p>
          </table:table-cell>
          <table:table-cell office:value-type="float" office:value="0.0623093">
            <text:p>0.0623093</text:p>
          </table:table-cell>
          <table:table-cell/>
          <table:table-cell office:value-type="float" office:value="2.2">
            <text:p>2.2000000</text:p>
          </table:table-cell>
          <table:table-cell office:value-type="float" office:value="0.138722">
            <text:p>0.1387220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2.4">
            <text:p>2.4</text:p>
          </table:table-cell>
          <table:table-cell office:value-type="float" office:value="0.387225">
            <text:p>0.39</text:p>
          </table:table-cell>
          <table:table-cell office:value-type="float" office:value="0.0623531">
            <text:p>0.06</text:p>
          </table:table-cell>
          <table:table-cell office:value-type="float" office:value="-0.0531897">
            <text:p>-0.05</text:p>
          </table:table-cell>
          <table:table-cell office:value-type="float" office:value="27.8886">
            <text:p>27.89</text:p>
          </table:table-cell>
          <table:table-cell office:value-type="float" office:value="0.11363">
            <text:p>0.11</text:p>
          </table:table-cell>
          <table:table-cell office:value-type="float" office:value="72.0217">
            <text:p>72.02</text:p>
          </table:table-cell>
          <table:table-cell table:number-columns-repeated="2"/>
          <table:table-cell office:value-type="float" office:value="2.4">
            <text:p>2.4000000</text:p>
          </table:table-cell>
          <table:table-cell office:value-type="float" office:value="0.387225">
            <text:p>0.3872250</text:p>
          </table:table-cell>
          <table:table-cell/>
          <table:table-cell office:value-type="float" office:value="2.4">
            <text:p>2.4000000</text:p>
          </table:table-cell>
          <table:table-cell office:value-type="float" office:value="0.0623531">
            <text:p>0.0623531</text:p>
          </table:table-cell>
          <table:table-cell/>
          <table:table-cell office:value-type="float" office:value="2.4">
            <text:p>2.4000000</text:p>
          </table:table-cell>
          <table:table-cell office:value-type="float" office:value="0.11363">
            <text:p>0.1136300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2.6">
            <text:p>2.6</text:p>
          </table:table-cell>
          <table:table-cell office:value-type="float" office:value="0.387336">
            <text:p>0.39</text:p>
          </table:table-cell>
          <table:table-cell office:value-type="float" office:value="0.0623796">
            <text:p>0.06</text:p>
          </table:table-cell>
          <table:table-cell office:value-type="float" office:value="-0.0532117">
            <text:p>-0.05</text:p>
          </table:table-cell>
          <table:table-cell office:value-type="float" office:value="34.0633">
            <text:p>34.06</text:p>
          </table:table-cell>
          <table:table-cell office:value-type="float" office:value="0.0930588">
            <text:p>0.09</text:p>
          </table:table-cell>
          <table:table-cell office:value-type="float" office:value="87.9424">
            <text:p>87.94</text:p>
          </table:table-cell>
          <table:table-cell table:number-columns-repeated="2"/>
          <table:table-cell office:value-type="float" office:value="2.6">
            <text:p>2.6000000</text:p>
          </table:table-cell>
          <table:table-cell office:value-type="float" office:value="0.387336">
            <text:p>0.3873360</text:p>
          </table:table-cell>
          <table:table-cell/>
          <table:table-cell office:value-type="float" office:value="2.6">
            <text:p>2.6000000</text:p>
          </table:table-cell>
          <table:table-cell office:value-type="float" office:value="0.0623796">
            <text:p>0.0623796</text:p>
          </table:table-cell>
          <table:table-cell/>
          <table:table-cell office:value-type="float" office:value="2.6">
            <text:p>2.6000000</text:p>
          </table:table-cell>
          <table:table-cell office:value-type="float" office:value="0.0930588">
            <text:p>0.0930588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2.8">
            <text:p>2.8</text:p>
          </table:table-cell>
          <table:table-cell office:value-type="float" office:value="0.387404">
            <text:p>0.39</text:p>
          </table:table-cell>
          <table:table-cell office:value-type="float" office:value="0.0623958">
            <text:p>0.06</text:p>
          </table:table-cell>
          <table:table-cell office:value-type="float" office:value="-0.0532238">
            <text:p>-0.05</text:p>
          </table:table-cell>
          <table:table-cell office:value-type="float" office:value="41.605">
            <text:p>41.61</text:p>
          </table:table-cell>
          <table:table-cell office:value-type="float" office:value="0.0762034">
            <text:p>0.08</text:p>
          </table:table-cell>
          <table:table-cell office:value-type="float" office:value="107.394">
            <text:p>107.39</text:p>
          </table:table-cell>
          <table:table-cell table:number-columns-repeated="2"/>
          <table:table-cell office:value-type="float" office:value="2.8">
            <text:p>2.8000000</text:p>
          </table:table-cell>
          <table:table-cell office:value-type="float" office:value="0.387404">
            <text:p>0.3874040</text:p>
          </table:table-cell>
          <table:table-cell/>
          <table:table-cell office:value-type="float" office:value="2.8">
            <text:p>2.8000000</text:p>
          </table:table-cell>
          <table:table-cell office:value-type="float" office:value="0.0623958">
            <text:p>0.0623958</text:p>
          </table:table-cell>
          <table:table-cell/>
          <table:table-cell office:value-type="float" office:value="2.8">
            <text:p>2.8000000</text:p>
          </table:table-cell>
          <table:table-cell office:value-type="float" office:value="0.0762034">
            <text:p>0.0762034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3">
            <text:p>3</text:p>
          </table:table-cell>
          <table:table-cell office:value-type="float" office:value="0.387445">
            <text:p>0.39</text:p>
          </table:table-cell>
          <table:table-cell office:value-type="float" office:value="0.0624056">
            <text:p>0.06</text:p>
          </table:table-cell>
          <table:table-cell office:value-type="float" office:value="-0.0532304">
            <text:p>-0.05</text:p>
          </table:table-cell>
          <table:table-cell office:value-type="float" office:value="50.8164">
            <text:p>50.82</text:p>
          </table:table-cell>
          <table:table-cell office:value-type="float" office:value="0.0623967">
            <text:p>0.06</text:p>
          </table:table-cell>
          <table:table-cell office:value-type="float" office:value="131.158">
            <text:p>131.16</text:p>
          </table:table-cell>
          <table:table-cell table:number-columns-repeated="2"/>
          <table:table-cell office:value-type="float" office:value="3">
            <text:p>3.0000000</text:p>
          </table:table-cell>
          <table:table-cell office:value-type="float" office:value="0.387445">
            <text:p>0.3874450</text:p>
          </table:table-cell>
          <table:table-cell/>
          <table:table-cell office:value-type="float" office:value="3">
            <text:p>3.0000000</text:p>
          </table:table-cell>
          <table:table-cell office:value-type="float" office:value="0.0624056">
            <text:p>0.0624056</text:p>
          </table:table-cell>
          <table:table-cell/>
          <table:table-cell office:value-type="float" office:value="3">
            <text:p>3.0000000</text:p>
          </table:table-cell>
          <table:table-cell office:value-type="float" office:value="0.0623967">
            <text:p>0.0623967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3.2">
            <text:p>3.2</text:p>
          </table:table-cell>
          <table:table-cell office:value-type="float" office:value="0.38747">
            <text:p>0.39</text:p>
          </table:table-cell>
          <table:table-cell office:value-type="float" office:value="0.0624115">
            <text:p>0.06</text:p>
          </table:table-cell>
          <table:table-cell office:value-type="float" office:value="-0.0532341">
            <text:p>-0.05</text:p>
          </table:table-cell>
          <table:table-cell office:value-type="float" office:value="62.0673">
            <text:p>62.07</text:p>
          </table:table-cell>
          <table:table-cell office:value-type="float" office:value="0.0510894">
            <text:p>0.05</text:p>
          </table:table-cell>
          <table:table-cell office:value-type="float" office:value="160.186">
            <text:p>160.19</text:p>
          </table:table-cell>
          <table:table-cell table:number-columns-repeated="2"/>
          <table:table-cell office:value-type="float" office:value="3.2">
            <text:p>3.2000000</text:p>
          </table:table-cell>
          <table:table-cell office:value-type="float" office:value="0.38747">
            <text:p>0.3874700</text:p>
          </table:table-cell>
          <table:table-cell/>
          <table:table-cell office:value-type="float" office:value="3.2">
            <text:p>3.2000000</text:p>
          </table:table-cell>
          <table:table-cell office:value-type="float" office:value="0.0624115">
            <text:p>0.0624115</text:p>
          </table:table-cell>
          <table:table-cell/>
          <table:table-cell office:value-type="float" office:value="3.2">
            <text:p>3.2000000</text:p>
          </table:table-cell>
          <table:table-cell office:value-type="float" office:value="0.0510894">
            <text:p>0.0510894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3.4">
            <text:p>3.4</text:p>
          </table:table-cell>
          <table:table-cell office:value-type="float" office:value="0.387485">
            <text:p>0.39</text:p>
          </table:table-cell>
          <table:table-cell office:value-type="float" office:value="0.0624151">
            <text:p>0.06</text:p>
          </table:table-cell>
          <table:table-cell office:value-type="float" office:value="-0.0532361">
            <text:p>-0.05</text:p>
          </table:table-cell>
          <table:table-cell office:value-type="float" office:value="75.8092">
            <text:p>75.81</text:p>
          </table:table-cell>
          <table:table-cell office:value-type="float" office:value="0.0418301">
            <text:p>0.04</text:p>
          </table:table-cell>
          <table:table-cell office:value-type="float" office:value="195.644">
            <text:p>195.64</text:p>
          </table:table-cell>
          <table:table-cell table:number-columns-repeated="2"/>
          <table:table-cell office:value-type="float" office:value="3.4">
            <text:p>3.4000000</text:p>
          </table:table-cell>
          <table:table-cell office:value-type="float" office:value="0.387485">
            <text:p>0.3874850</text:p>
          </table:table-cell>
          <table:table-cell/>
          <table:table-cell office:value-type="float" office:value="3.4">
            <text:p>3.4000000</text:p>
          </table:table-cell>
          <table:table-cell office:value-type="float" office:value="0.0624151">
            <text:p>0.0624151</text:p>
          </table:table-cell>
          <table:table-cell/>
          <table:table-cell office:value-type="float" office:value="3.4">
            <text:p>3.4000000</text:p>
          </table:table-cell>
          <table:table-cell office:value-type="float" office:value="0.0418301">
            <text:p>0.0418301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3.6">
            <text:p>3.6</text:p>
          </table:table-cell>
          <table:table-cell office:value-type="float" office:value="0.387495">
            <text:p>0.39</text:p>
          </table:table-cell>
          <table:table-cell office:value-type="float" office:value="0.0624173">
            <text:p>0.06</text:p>
          </table:table-cell>
          <table:table-cell office:value-type="float" office:value="-0.0532372">
            <text:p>-0.05</text:p>
          </table:table-cell>
          <table:table-cell office:value-type="float" office:value="92.5935">
            <text:p>92.59</text:p>
          </table:table-cell>
          <table:table-cell office:value-type="float" office:value="0.0342484">
            <text:p>0.03</text:p>
          </table:table-cell>
          <table:table-cell office:value-type="float" office:value="238.954">
            <text:p>238.95</text:p>
          </table:table-cell>
          <table:table-cell table:number-columns-repeated="2"/>
          <table:table-cell office:value-type="float" office:value="3.6">
            <text:p>3.6000000</text:p>
          </table:table-cell>
          <table:table-cell office:value-type="float" office:value="0.387495">
            <text:p>0.3874950</text:p>
          </table:table-cell>
          <table:table-cell/>
          <table:table-cell office:value-type="float" office:value="3.6">
            <text:p>3.6000000</text:p>
          </table:table-cell>
          <table:table-cell office:value-type="float" office:value="0.0624173">
            <text:p>0.0624173</text:p>
          </table:table-cell>
          <table:table-cell/>
          <table:table-cell office:value-type="float" office:value="3.6">
            <text:p>3.6000000</text:p>
          </table:table-cell>
          <table:table-cell office:value-type="float" office:value="0.0342484">
            <text:p>0.0342484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3.8">
            <text:p>3.8</text:p>
          </table:table-cell>
          <table:table-cell office:value-type="float" office:value="0.387501">
            <text:p>0.39</text:p>
          </table:table-cell>
          <table:table-cell office:value-type="float" office:value="0.0624185">
            <text:p>0.06</text:p>
          </table:table-cell>
          <table:table-cell office:value-type="float" office:value="-0.0532378">
            <text:p>-0.05</text:p>
          </table:table-cell>
          <table:table-cell office:value-type="float" office:value="113.094">
            <text:p>113.09</text:p>
          </table:table-cell>
          <table:table-cell office:value-type="float" office:value="0.0280407">
            <text:p>0.03</text:p>
          </table:table-cell>
          <table:table-cell office:value-type="float" office:value="291.855">
            <text:p>291.86</text:p>
          </table:table-cell>
          <table:table-cell table:number-columns-repeated="2"/>
          <table:table-cell office:value-type="float" office:value="3.8">
            <text:p>3.8000000</text:p>
          </table:table-cell>
          <table:table-cell office:value-type="float" office:value="0.387501">
            <text:p>0.3875010</text:p>
          </table:table-cell>
          <table:table-cell/>
          <table:table-cell office:value-type="float" office:value="3.8">
            <text:p>3.8000000</text:p>
          </table:table-cell>
          <table:table-cell office:value-type="float" office:value="0.0624185">
            <text:p>0.0624185</text:p>
          </table:table-cell>
          <table:table-cell/>
          <table:table-cell office:value-type="float" office:value="3.8">
            <text:p>3.8000000</text:p>
          </table:table-cell>
          <table:table-cell office:value-type="float" office:value="0.0280407">
            <text:p>0.0280407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4">
            <text:p>4</text:p>
          </table:table-cell>
          <table:table-cell office:value-type="float" office:value="0.387504">
            <text:p>0.39</text:p>
          </table:table-cell>
          <table:table-cell office:value-type="float" office:value="0.0624192">
            <text:p>0.06</text:p>
          </table:table-cell>
          <table:table-cell office:value-type="float" office:value="-0.0532381">
            <text:p>-0.05</text:p>
          </table:table-cell>
          <table:table-cell office:value-type="float" office:value="138.133">
            <text:p>138.13</text:p>
          </table:table-cell>
          <table:table-cell office:value-type="float" office:value="0.022958">
            <text:p>0.02</text:p>
          </table:table-cell>
          <table:table-cell office:value-type="float" office:value="356.469">
            <text:p>356.47</text:p>
          </table:table-cell>
          <table:table-cell table:number-columns-repeated="2"/>
          <table:table-cell office:value-type="float" office:value="4">
            <text:p>4.0000000</text:p>
          </table:table-cell>
          <table:table-cell office:value-type="float" office:value="0.387504">
            <text:p>0.3875040</text:p>
          </table:table-cell>
          <table:table-cell/>
          <table:table-cell office:value-type="float" office:value="4">
            <text:p>4.0000000</text:p>
          </table:table-cell>
          <table:table-cell office:value-type="float" office:value="0.0624192">
            <text:p>0.0624192</text:p>
          </table:table-cell>
          <table:table-cell/>
          <table:table-cell office:value-type="float" office:value="4">
            <text:p>4.0000000</text:p>
          </table:table-cell>
          <table:table-cell office:value-type="float" office:value="0.022958">
            <text:p>0.0229580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4.2">
            <text:p>4.2</text:p>
          </table:table-cell>
          <table:table-cell office:value-type="float" office:value="0.387507">
            <text:p>0.39</text:p>
          </table:table-cell>
          <table:table-cell office:value-type="float" office:value="0.0624194">
            <text:p>0.06</text:p>
          </table:table-cell>
          <table:table-cell office:value-type="float" office:value="-0.0532383">
            <text:p>-0.05</text:p>
          </table:table-cell>
          <table:table-cell office:value-type="float" office:value="168.716">
            <text:p>168.72</text:p>
          </table:table-cell>
          <table:table-cell office:value-type="float" office:value="0.0187965">
            <text:p>0.02</text:p>
          </table:table-cell>
          <table:table-cell office:value-type="float" office:value="435.389">
            <text:p>435.39</text:p>
          </table:table-cell>
          <table:table-cell table:number-columns-repeated="2"/>
          <table:table-cell office:value-type="float" office:value="4.2">
            <text:p>4.2000000</text:p>
          </table:table-cell>
          <table:table-cell office:value-type="float" office:value="0.387507">
            <text:p>0.3875070</text:p>
          </table:table-cell>
          <table:table-cell/>
          <table:table-cell office:value-type="float" office:value="4.2">
            <text:p>4.2000000</text:p>
          </table:table-cell>
          <table:table-cell office:value-type="float" office:value="0.0624194">
            <text:p>0.0624194</text:p>
          </table:table-cell>
          <table:table-cell/>
          <table:table-cell office:value-type="float" office:value="4.2">
            <text:p>4.2000000</text:p>
          </table:table-cell>
          <table:table-cell office:value-type="float" office:value="0.0187965">
            <text:p>0.0187965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4.4">
            <text:p>4.4</text:p>
          </table:table-cell>
          <table:table-cell office:value-type="float" office:value="0.387509">
            <text:p>0.39</text:p>
          </table:table-cell>
          <table:table-cell office:value-type="float" office:value="0.0624195">
            <text:p>0.06</text:p>
          </table:table-cell>
          <table:table-cell office:value-type="float" office:value="-0.0532384">
            <text:p>-0.05</text:p>
          </table:table-cell>
          <table:table-cell office:value-type="float" office:value="206.071">
            <text:p>206.07</text:p>
          </table:table-cell>
          <table:table-cell office:value-type="float" office:value="0.0153894">
            <text:p>0.02</text:p>
          </table:table-cell>
          <table:table-cell office:value-type="float" office:value="531.783">
            <text:p>531.78</text:p>
          </table:table-cell>
          <table:table-cell table:number-columns-repeated="2"/>
          <table:table-cell office:value-type="float" office:value="4.4">
            <text:p>4.4000000</text:p>
          </table:table-cell>
          <table:table-cell office:value-type="float" office:value="0.387509">
            <text:p>0.3875090</text:p>
          </table:table-cell>
          <table:table-cell/>
          <table:table-cell office:value-type="float" office:value="4.4">
            <text:p>4.4000000</text:p>
          </table:table-cell>
          <table:table-cell office:value-type="float" office:value="0.0624195">
            <text:p>0.0624195</text:p>
          </table:table-cell>
          <table:table-cell/>
          <table:table-cell office:value-type="float" office:value="4.4">
            <text:p>4.4000000</text:p>
          </table:table-cell>
          <table:table-cell office:value-type="float" office:value="0.0153894">
            <text:p>0.0153894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4.6">
            <text:p>4.6</text:p>
          </table:table-cell>
          <table:table-cell office:value-type="float" office:value="0.387511">
            <text:p>0.39</text:p>
          </table:table-cell>
          <table:table-cell office:value-type="float" office:value="0.0624193">
            <text:p>0.06</text:p>
          </table:table-cell>
          <table:table-cell office:value-type="float" office:value="-0.0532384">
            <text:p>-0.05</text:p>
          </table:table-cell>
          <table:table-cell office:value-type="float" office:value="251.695">
            <text:p>251.7</text:p>
          </table:table-cell>
          <table:table-cell office:value-type="float" office:value="0.0125998">
            <text:p>0.01</text:p>
          </table:table-cell>
          <table:table-cell office:value-type="float" office:value="649.519">
            <text:p>649.52</text:p>
          </table:table-cell>
          <table:table-cell table:number-columns-repeated="2"/>
          <table:table-cell office:value-type="float" office:value="4.6">
            <text:p>4.6000000</text:p>
          </table:table-cell>
          <table:table-cell office:value-type="float" office:value="0.387511">
            <text:p>0.3875110</text:p>
          </table:table-cell>
          <table:table-cell/>
          <table:table-cell office:value-type="float" office:value="4.6">
            <text:p>4.6000000</text:p>
          </table:table-cell>
          <table:table-cell office:value-type="float" office:value="0.0624193">
            <text:p>0.0624193</text:p>
          </table:table-cell>
          <table:table-cell/>
          <table:table-cell office:value-type="float" office:value="4.6">
            <text:p>4.6000000</text:p>
          </table:table-cell>
          <table:table-cell office:value-type="float" office:value="0.0125998">
            <text:p>0.0125998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4.8">
            <text:p>4.8</text:p>
          </table:table-cell>
          <table:table-cell office:value-type="float" office:value="0.387512">
            <text:p>0.39</text:p>
          </table:table-cell>
          <table:table-cell office:value-type="float" office:value="0.0624189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307.421">
            <text:p>307.42</text:p>
          </table:table-cell>
          <table:table-cell office:value-type="float" office:value="0.0103159">
            <text:p>0.01</text:p>
          </table:table-cell>
          <table:table-cell office:value-type="float" office:value="793.32">
            <text:p>793.32</text:p>
          </table:table-cell>
          <table:table-cell table:number-columns-repeated="2"/>
          <table:table-cell office:value-type="float" office:value="4.8">
            <text:p>4.8000000</text:p>
          </table:table-cell>
          <table:table-cell office:value-type="float" office:value="0.387512">
            <text:p>0.3875120</text:p>
          </table:table-cell>
          <table:table-cell/>
          <table:table-cell office:value-type="float" office:value="4.8">
            <text:p>4.8000000</text:p>
          </table:table-cell>
          <table:table-cell office:value-type="float" office:value="0.0624189">
            <text:p>0.0624189</text:p>
          </table:table-cell>
          <table:table-cell/>
          <table:table-cell office:value-type="float" office:value="4.8">
            <text:p>4.8000000</text:p>
          </table:table-cell>
          <table:table-cell office:value-type="float" office:value="0.0103159">
            <text:p>0.0103159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5">
            <text:p>5</text:p>
          </table:table-cell>
          <table:table-cell office:value-type="float" office:value="0.387514">
            <text:p>0.39</text:p>
          </table:table-cell>
          <table:table-cell office:value-type="float" office:value="0.0624183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4598">
            <text:p>0.01</text:p>
          </table:table-cell>
          <table:table-cell office:value-type="float" office:value="968.959">
            <text:p>968.96</text:p>
          </table:table-cell>
          <table:table-cell table:number-columns-repeated="2"/>
          <table:table-cell office:value-type="float" office:value="5">
            <text:p>5.0000000</text:p>
          </table:table-cell>
          <table:table-cell office:value-type="float" office:value="0.387514">
            <text:p>0.3875140</text:p>
          </table:table-cell>
          <table:table-cell/>
          <table:table-cell office:value-type="float" office:value="5">
            <text:p>5.0000000</text:p>
          </table:table-cell>
          <table:table-cell office:value-type="float" office:value="0.0624183">
            <text:p>0.0624183</text:p>
          </table:table-cell>
          <table:table-cell/>
          <table:table-cell office:value-type="float" office:value="5">
            <text:p>5.0000000</text:p>
          </table:table-cell>
          <table:table-cell office:value-type="float" office:value="0.00844598">
            <text:p>0.0084460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5.2">
            <text:p>5.2</text:p>
          </table:table-cell>
          <table:table-cell office:value-type="float" office:value="0.387517">
            <text:p>0.39</text:p>
          </table:table-cell>
          <table:table-cell office:value-type="float" office:value="0.0624175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458.619">
            <text:p>458.62</text:p>
          </table:table-cell>
          <table:table-cell office:value-type="float" office:value="0.00691503">
            <text:p>0.01</text:p>
          </table:table-cell>
          <table:table-cell office:value-type="float" office:value="1183.48">
            <text:p>1183.48</text:p>
          </table:table-cell>
          <table:table-cell table:number-columns-repeated="2"/>
          <table:table-cell office:value-type="float" office:value="5.2">
            <text:p>5.2000000</text:p>
          </table:table-cell>
          <table:table-cell office:value-type="float" office:value="0.387517">
            <text:p>0.3875170</text:p>
          </table:table-cell>
          <table:table-cell/>
          <table:table-cell office:value-type="float" office:value="5.2">
            <text:p>5.2000000</text:p>
          </table:table-cell>
          <table:table-cell office:value-type="float" office:value="0.0624175">
            <text:p>0.0624175</text:p>
          </table:table-cell>
          <table:table-cell/>
          <table:table-cell office:value-type="float" office:value="5.2">
            <text:p>5.2000000</text:p>
          </table:table-cell>
          <table:table-cell office:value-type="float" office:value="0.00691503">
            <text:p>0.0069150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5.4">
            <text:p>5.4</text:p>
          </table:table-cell>
          <table:table-cell office:value-type="float" office:value="0.38752">
            <text:p>0.39</text:p>
          </table:table-cell>
          <table:table-cell office:value-type="float" office:value="0.0624163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560.158">
            <text:p>560.16</text:p>
          </table:table-cell>
          <table:table-cell office:value-type="float" office:value="0.00566159">
            <text:p>0.01</text:p>
          </table:table-cell>
          <table:table-cell office:value-type="float" office:value="1445.5">
            <text:p>1445.5</text:p>
          </table:table-cell>
          <table:table-cell table:number-columns-repeated="2"/>
          <table:table-cell office:value-type="float" office:value="5.4">
            <text:p>5.4000000</text:p>
          </table:table-cell>
          <table:table-cell office:value-type="float" office:value="0.38752">
            <text:p>0.3875200</text:p>
          </table:table-cell>
          <table:table-cell/>
          <table:table-cell office:value-type="float" office:value="5.4">
            <text:p>5.4000000</text:p>
          </table:table-cell>
          <table:table-cell office:value-type="float" office:value="0.0624163">
            <text:p>0.0624163</text:p>
          </table:table-cell>
          <table:table-cell/>
          <table:table-cell office:value-type="float" office:value="5.4">
            <text:p>5.4000000</text:p>
          </table:table-cell>
          <table:table-cell office:value-type="float" office:value="0.00566159">
            <text:p>0.0056616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5.6">
            <text:p>5.6</text:p>
          </table:table-cell>
          <table:table-cell office:value-type="float" office:value="0.387524">
            <text:p>0.39</text:p>
          </table:table-cell>
          <table:table-cell office:value-type="float" office:value="0.0624147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684.179">
            <text:p>684.18</text:p>
          </table:table-cell>
          <table:table-cell office:value-type="float" office:value="0.00463537">
            <text:p>0</text:p>
          </table:table-cell>
          <table:table-cell office:value-type="float" office:value="1765.51">
            <text:p>1765.51</text:p>
          </table:table-cell>
          <table:table-cell table:number-columns-repeated="2"/>
          <table:table-cell office:value-type="float" office:value="5.6">
            <text:p>5.6000000</text:p>
          </table:table-cell>
          <table:table-cell office:value-type="float" office:value="0.387524">
            <text:p>0.3875240</text:p>
          </table:table-cell>
          <table:table-cell/>
          <table:table-cell office:value-type="float" office:value="5.6">
            <text:p>5.6000000</text:p>
          </table:table-cell>
          <table:table-cell office:value-type="float" office:value="0.0624147">
            <text:p>0.0624147</text:p>
          </table:table-cell>
          <table:table-cell/>
          <table:table-cell office:value-type="float" office:value="5.6">
            <text:p>5.6000000</text:p>
          </table:table-cell>
          <table:table-cell office:value-type="float" office:value="0.00463537">
            <text:p>0.0046354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5.8">
            <text:p>5.8</text:p>
          </table:table-cell>
          <table:table-cell office:value-type="float" office:value="0.387529">
            <text:p>0.39</text:p>
          </table:table-cell>
          <table:table-cell office:value-type="float" office:value="0.0624125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835.658">
            <text:p>835.66</text:p>
          </table:table-cell>
          <table:table-cell office:value-type="float" office:value="0.00379517">
            <text:p>0</text:p>
          </table:table-cell>
          <table:table-cell office:value-type="float" office:value="2156.37">
            <text:p>2156.37</text:p>
          </table:table-cell>
          <table:table-cell table:number-columns-repeated="2"/>
          <table:table-cell office:value-type="float" office:value="5.8">
            <text:p>5.8000000</text:p>
          </table:table-cell>
          <table:table-cell office:value-type="float" office:value="0.387529">
            <text:p>0.3875290</text:p>
          </table:table-cell>
          <table:table-cell/>
          <table:table-cell office:value-type="float" office:value="5.8">
            <text:p>5.8000000</text:p>
          </table:table-cell>
          <table:table-cell office:value-type="float" office:value="0.0624125">
            <text:p>0.0624125</text:p>
          </table:table-cell>
          <table:table-cell/>
          <table:table-cell office:value-type="float" office:value="5.8">
            <text:p>5.8000000</text:p>
          </table:table-cell>
          <table:table-cell office:value-type="float" office:value="0.00379517">
            <text:p>0.0037952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6">
            <text:p>6</text:p>
          </table:table-cell>
          <table:table-cell office:value-type="float" office:value="0.387537">
            <text:p>0.39</text:p>
          </table:table-cell>
          <table:table-cell office:value-type="float" office:value="0.0624095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1020.67">
            <text:p>1020.67</text:p>
          </table:table-cell>
          <table:table-cell office:value-type="float" office:value="0.00310728">
            <text:p>0</text:p>
          </table:table-cell>
          <table:table-cell office:value-type="float" office:value="2633.75">
            <text:p>2633.75</text:p>
          </table:table-cell>
          <table:table-cell table:number-columns-repeated="2"/>
          <table:table-cell office:value-type="float" office:value="6">
            <text:p>6.0000000</text:p>
          </table:table-cell>
          <table:table-cell office:value-type="float" office:value="0.387537">
            <text:p>0.3875370</text:p>
          </table:table-cell>
          <table:table-cell/>
          <table:table-cell office:value-type="float" office:value="6">
            <text:p>6.0000000</text:p>
          </table:table-cell>
          <table:table-cell office:value-type="float" office:value="0.0624095">
            <text:p>0.0624095</text:p>
          </table:table-cell>
          <table:table-cell/>
          <table:table-cell office:value-type="float" office:value="6">
            <text:p>6.0000000</text:p>
          </table:table-cell>
          <table:table-cell office:value-type="float" office:value="0.00310728">
            <text:p>0.0031073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6.2">
            <text:p>6.2</text:p>
          </table:table-cell>
          <table:table-cell office:value-type="float" office:value="0.387547">
            <text:p>0.39</text:p>
          </table:table-cell>
          <table:table-cell office:value-type="float" office:value="0.0624056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1246.66">
            <text:p>1246.66</text:p>
          </table:table-cell>
          <table:table-cell office:value-type="float" office:value="0.00254409">
            <text:p>0</text:p>
          </table:table-cell>
          <table:table-cell office:value-type="float" office:value="3216.79">
            <text:p>3216.79</text:p>
          </table:table-cell>
          <table:table-cell table:number-columns-repeated="2"/>
          <table:table-cell office:value-type="float" office:value="6.2">
            <text:p>6.2000000</text:p>
          </table:table-cell>
          <table:table-cell office:value-type="float" office:value="0.387547">
            <text:p>0.3875470</text:p>
          </table:table-cell>
          <table:table-cell/>
          <table:table-cell office:value-type="float" office:value="6.2">
            <text:p>6.2000000</text:p>
          </table:table-cell>
          <table:table-cell office:value-type="float" office:value="0.0624056">
            <text:p>0.0624056</text:p>
          </table:table-cell>
          <table:table-cell/>
          <table:table-cell office:value-type="float" office:value="6.2">
            <text:p>6.2000000</text:p>
          </table:table-cell>
          <table:table-cell office:value-type="float" office:value="0.00254409">
            <text:p>0.0025441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6.4">
            <text:p>6.4</text:p>
          </table:table-cell>
          <table:table-cell office:value-type="float" office:value="0.38756">
            <text:p>0.39</text:p>
          </table:table-cell>
          <table:table-cell office:value-type="float" office:value="0.0624002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1522.67">
            <text:p>1522.67</text:p>
          </table:table-cell>
          <table:table-cell office:value-type="float" office:value="0.002083">
            <text:p>0</text:p>
          </table:table-cell>
          <table:table-cell office:value-type="float" office:value="3928.86">
            <text:p>3928.86</text:p>
          </table:table-cell>
          <table:table-cell table:number-columns-repeated="2"/>
          <table:table-cell office:value-type="float" office:value="6.4">
            <text:p>6.4000000</text:p>
          </table:table-cell>
          <table:table-cell office:value-type="float" office:value="0.38756">
            <text:p>0.3875600</text:p>
          </table:table-cell>
          <table:table-cell/>
          <table:table-cell office:value-type="float" office:value="6.4">
            <text:p>6.4000000</text:p>
          </table:table-cell>
          <table:table-cell office:value-type="float" office:value="0.0624002">
            <text:p>0.0624002</text:p>
          </table:table-cell>
          <table:table-cell/>
          <table:table-cell office:value-type="float" office:value="6.4">
            <text:p>6.4000000</text:p>
          </table:table-cell>
          <table:table-cell office:value-type="float" office:value="0.002083">
            <text:p>0.0020830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6.6">
            <text:p>6.6</text:p>
          </table:table-cell>
          <table:table-cell office:value-type="float" office:value="0.387578">
            <text:p>0.39</text:p>
          </table:table-cell>
          <table:table-cell office:value-type="float" office:value="0.062393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1859.79">
            <text:p>1859.79</text:p>
          </table:table-cell>
          <table:table-cell office:value-type="float" office:value="0.0017055">
            <text:p>0</text:p>
          </table:table-cell>
          <table:table-cell office:value-type="float" office:value="4798.49">
            <text:p>4798.49</text:p>
          </table:table-cell>
          <table:table-cell table:number-columns-repeated="2"/>
          <table:table-cell office:value-type="float" office:value="6.6">
            <text:p>6.6000000</text:p>
          </table:table-cell>
          <table:table-cell office:value-type="float" office:value="0.387578">
            <text:p>0.3875780</text:p>
          </table:table-cell>
          <table:table-cell/>
          <table:table-cell office:value-type="float" office:value="6.6">
            <text:p>6.6000000</text:p>
          </table:table-cell>
          <table:table-cell office:value-type="float" office:value="0.062393">
            <text:p>0.0623930</text:p>
          </table:table-cell>
          <table:table-cell/>
          <table:table-cell office:value-type="float" office:value="6.6">
            <text:p>6.6000000</text:p>
          </table:table-cell>
          <table:table-cell office:value-type="float" office:value="0.0017055">
            <text:p>0.0017055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6.8">
            <text:p>6.8</text:p>
          </table:table-cell>
          <table:table-cell office:value-type="float" office:value="0.387602">
            <text:p>0.39</text:p>
          </table:table-cell>
          <table:table-cell office:value-type="float" office:value="0.0623833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2271.55">
            <text:p>2271.55</text:p>
          </table:table-cell>
          <table:table-cell office:value-type="float" office:value="0.00139643">
            <text:p>0</text:p>
          </table:table-cell>
          <table:table-cell office:value-type="float" office:value="5860.53">
            <text:p>5860.53</text:p>
          </table:table-cell>
          <table:table-cell table:number-columns-repeated="2"/>
          <table:table-cell office:value-type="float" office:value="6.8">
            <text:p>6.8000000</text:p>
          </table:table-cell>
          <table:table-cell office:value-type="float" office:value="0.387602">
            <text:p>0.3876020</text:p>
          </table:table-cell>
          <table:table-cell/>
          <table:table-cell office:value-type="float" office:value="6.8">
            <text:p>6.8000000</text:p>
          </table:table-cell>
          <table:table-cell office:value-type="float" office:value="0.0623833">
            <text:p>0.0623833</text:p>
          </table:table-cell>
          <table:table-cell/>
          <table:table-cell office:value-type="float" office:value="6.8">
            <text:p>6.8000000</text:p>
          </table:table-cell>
          <table:table-cell office:value-type="float" office:value="0.00139643">
            <text:p>0.0013964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7">
            <text:p>7</text:p>
          </table:table-cell>
          <table:table-cell office:value-type="float" office:value="0.387635">
            <text:p>0.39</text:p>
          </table:table-cell>
          <table:table-cell office:value-type="float" office:value="0.0623702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2774.48">
            <text:p>2774.48</text:p>
          </table:table-cell>
          <table:table-cell office:value-type="float" office:value="0.0011434">
            <text:p>0</text:p>
          </table:table-cell>
          <table:table-cell office:value-type="float" office:value="7157.46">
            <text:p>7157.46</text:p>
          </table:table-cell>
          <table:table-cell table:number-columns-repeated="2"/>
          <table:table-cell office:value-type="float" office:value="7">
            <text:p>7.0000000</text:p>
          </table:table-cell>
          <table:table-cell office:value-type="float" office:value="0.387635">
            <text:p>0.3876350</text:p>
          </table:table-cell>
          <table:table-cell/>
          <table:table-cell office:value-type="float" office:value="7">
            <text:p>7.0000000</text:p>
          </table:table-cell>
          <table:table-cell office:value-type="float" office:value="0.0623702">
            <text:p>0.0623702</text:p>
          </table:table-cell>
          <table:table-cell/>
          <table:table-cell office:value-type="float" office:value="7">
            <text:p>7.0000000</text:p>
          </table:table-cell>
          <table:table-cell office:value-type="float" office:value="0.0011434">
            <text:p>0.0011434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7.2">
            <text:p>7.2</text:p>
          </table:table-cell>
          <table:table-cell office:value-type="float" office:value="0.387679">
            <text:p>0.39</text:p>
          </table:table-cell>
          <table:table-cell office:value-type="float" office:value="0.0623526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3388.76">
            <text:p>3388.76</text:p>
          </table:table-cell>
          <table:table-cell office:value-type="float" office:value="0.000936239">
            <text:p>0</text:p>
          </table:table-cell>
          <table:table-cell office:value-type="float" office:value="8741.15">
            <text:p>8741.15</text:p>
          </table:table-cell>
          <table:table-cell table:number-columns-repeated="2"/>
          <table:table-cell office:value-type="float" office:value="7.2">
            <text:p>7.2000000</text:p>
          </table:table-cell>
          <table:table-cell office:value-type="float" office:value="0.387679">
            <text:p>0.3876790</text:p>
          </table:table-cell>
          <table:table-cell/>
          <table:table-cell office:value-type="float" office:value="7.2">
            <text:p>7.2000000</text:p>
          </table:table-cell>
          <table:table-cell office:value-type="float" office:value="0.0623526">
            <text:p>0.0623526</text:p>
          </table:table-cell>
          <table:table-cell/>
          <table:table-cell office:value-type="float" office:value="7.2">
            <text:p>7.2000000</text:p>
          </table:table-cell>
          <table:table-cell office:value-type="float" office:value="0.000936239">
            <text:p>0.0009362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7.4">
            <text:p>7.4</text:p>
          </table:table-cell>
          <table:table-cell office:value-type="float" office:value="0.387738">
            <text:p>0.39</text:p>
          </table:table-cell>
          <table:table-cell office:value-type="float" office:value="0.062329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4139.04">
            <text:p>4139.04</text:p>
          </table:table-cell>
          <table:table-cell office:value-type="float" office:value="0.000766645">
            <text:p>0</text:p>
          </table:table-cell>
          <table:table-cell office:value-type="float" office:value="10674.8">
            <text:p>10674.8</text:p>
          </table:table-cell>
          <table:table-cell table:number-columns-repeated="2"/>
          <table:table-cell office:value-type="float" office:value="7.4">
            <text:p>7.4000000</text:p>
          </table:table-cell>
          <table:table-cell office:value-type="float" office:value="0.387738">
            <text:p>0.3877380</text:p>
          </table:table-cell>
          <table:table-cell/>
          <table:table-cell office:value-type="float" office:value="7.4">
            <text:p>7.4000000</text:p>
          </table:table-cell>
          <table:table-cell office:value-type="float" office:value="0.062329">
            <text:p>0.0623290</text:p>
          </table:table-cell>
          <table:table-cell/>
          <table:table-cell office:value-type="float" office:value="7.4">
            <text:p>7.4000000</text:p>
          </table:table-cell>
          <table:table-cell office:value-type="float" office:value="0.000766645">
            <text:p>0.0007666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7.6">
            <text:p>7.6</text:p>
          </table:table-cell>
          <table:table-cell office:value-type="float" office:value="0.387818">
            <text:p>0.39</text:p>
          </table:table-cell>
          <table:table-cell office:value-type="float" office:value="0.0622971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5055.44">
            <text:p>5055.44</text:p>
          </table:table-cell>
          <table:table-cell office:value-type="float" office:value="0.000627805">
            <text:p>0</text:p>
          </table:table-cell>
          <table:table-cell office:value-type="float" office:value="13035.6">
            <text:p>13035.6</text:p>
          </table:table-cell>
          <table:table-cell table:number-columns-repeated="2"/>
          <table:table-cell office:value-type="float" office:value="7.6">
            <text:p>7.6000000</text:p>
          </table:table-cell>
          <table:table-cell office:value-type="float" office:value="0.387818">
            <text:p>0.3878180</text:p>
          </table:table-cell>
          <table:table-cell/>
          <table:table-cell office:value-type="float" office:value="7.6">
            <text:p>7.6000000</text:p>
          </table:table-cell>
          <table:table-cell office:value-type="float" office:value="0.0622971">
            <text:p>0.0622971</text:p>
          </table:table-cell>
          <table:table-cell/>
          <table:table-cell office:value-type="float" office:value="7.6">
            <text:p>7.6000000</text:p>
          </table:table-cell>
          <table:table-cell office:value-type="float" office:value="0.000627805">
            <text:p>0.0006278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7.8">
            <text:p>7.8</text:p>
          </table:table-cell>
          <table:table-cell office:value-type="float" office:value="0.387925">
            <text:p>0.39</text:p>
          </table:table-cell>
          <table:table-cell office:value-type="float" office:value="0.0622541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6174.72">
            <text:p>6174.72</text:p>
          </table:table-cell>
          <table:table-cell office:value-type="float" office:value="0.000514145">
            <text:p>0</text:p>
          </table:table-cell>
          <table:table-cell office:value-type="float" office:value="15917.3">
            <text:p>15917.3</text:p>
          </table:table-cell>
          <table:table-cell table:number-columns-repeated="2"/>
          <table:table-cell office:value-type="float" office:value="7.8">
            <text:p>7.8000000</text:p>
          </table:table-cell>
          <table:table-cell office:value-type="float" office:value="0.387925">
            <text:p>0.3879250</text:p>
          </table:table-cell>
          <table:table-cell/>
          <table:table-cell office:value-type="float" office:value="7.8">
            <text:p>7.8000000</text:p>
          </table:table-cell>
          <table:table-cell office:value-type="float" office:value="0.0622541">
            <text:p>0.0622541</text:p>
          </table:table-cell>
          <table:table-cell/>
          <table:table-cell office:value-type="float" office:value="7.8">
            <text:p>7.8000000</text:p>
          </table:table-cell>
          <table:table-cell office:value-type="float" office:value="0.000514145">
            <text:p>0.0005141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8">
            <text:p>8</text:p>
          </table:table-cell>
          <table:table-cell office:value-type="float" office:value="0.38807">
            <text:p>0.39</text:p>
          </table:table-cell>
          <table:table-cell office:value-type="float" office:value="0.0621964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7541.82">
            <text:p>7541.82</text:p>
          </table:table-cell>
          <table:table-cell office:value-type="float" office:value="0.000421104">
            <text:p>0</text:p>
          </table:table-cell>
          <table:table-cell office:value-type="float" office:value="19434.2">
            <text:p>19434.2</text:p>
          </table:table-cell>
          <table:table-cell table:number-columns-repeated="2"/>
          <table:table-cell office:value-type="float" office:value="8">
            <text:p>8.0000000</text:p>
          </table:table-cell>
          <table:table-cell office:value-type="float" office:value="0.38807">
            <text:p>0.3880700</text:p>
          </table:table-cell>
          <table:table-cell/>
          <table:table-cell office:value-type="float" office:value="8">
            <text:p>8.0000000</text:p>
          </table:table-cell>
          <table:table-cell office:value-type="float" office:value="0.0621964">
            <text:p>0.0621964</text:p>
          </table:table-cell>
          <table:table-cell/>
          <table:table-cell office:value-type="float" office:value="8">
            <text:p>8.0000000</text:p>
          </table:table-cell>
          <table:table-cell office:value-type="float" office:value="0.000421104">
            <text:p>0.0004211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8.2">
            <text:p>8.2</text:p>
          </table:table-cell>
          <table:table-cell office:value-type="float" office:value="0.388265">
            <text:p>0.39</text:p>
          </table:table-cell>
          <table:table-cell office:value-type="float" office:value="0.0621186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9211.6">
            <text:p>9211.6</text:p>
          </table:table-cell>
          <table:table-cell office:value-type="float" office:value="0.000344944">
            <text:p>0</text:p>
          </table:table-cell>
          <table:table-cell office:value-type="float" office:value="23725.1">
            <text:p>23725.1</text:p>
          </table:table-cell>
          <table:table-cell table:number-columns-repeated="2"/>
          <table:table-cell office:value-type="float" office:value="8.2">
            <text:p>8.2000000</text:p>
          </table:table-cell>
          <table:table-cell office:value-type="float" office:value="0.388265">
            <text:p>0.3882650</text:p>
          </table:table-cell>
          <table:table-cell/>
          <table:table-cell office:value-type="float" office:value="8.2">
            <text:p>8.2000000</text:p>
          </table:table-cell>
          <table:table-cell office:value-type="float" office:value="0.0621186">
            <text:p>0.0621186</text:p>
          </table:table-cell>
          <table:table-cell/>
          <table:table-cell office:value-type="float" office:value="8.2">
            <text:p>8.2000000</text:p>
          </table:table-cell>
          <table:table-cell office:value-type="float" office:value="0.000344944">
            <text:p>0.0003449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8.4">
            <text:p>8.4</text:p>
          </table:table-cell>
          <table:table-cell office:value-type="float" office:value="0.388527">
            <text:p>0.39</text:p>
          </table:table-cell>
          <table:table-cell office:value-type="float" office:value="0.0620141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11251.1">
            <text:p>11251.1</text:p>
          </table:table-cell>
          <table:table-cell office:value-type="float" office:value="0.000282607">
            <text:p>0</text:p>
          </table:table-cell>
          <table:table-cell office:value-type="float" office:value="28958.3">
            <text:p>28958.3</text:p>
          </table:table-cell>
          <table:table-cell table:number-columns-repeated="2"/>
          <table:table-cell office:value-type="float" office:value="8.4">
            <text:p>8.4000000</text:p>
          </table:table-cell>
          <table:table-cell office:value-type="float" office:value="0.388527">
            <text:p>0.3885270</text:p>
          </table:table-cell>
          <table:table-cell/>
          <table:table-cell office:value-type="float" office:value="8.4">
            <text:p>8.4000000</text:p>
          </table:table-cell>
          <table:table-cell office:value-type="float" office:value="0.0620141">
            <text:p>0.0620141</text:p>
          </table:table-cell>
          <table:table-cell/>
          <table:table-cell office:value-type="float" office:value="8.4">
            <text:p>8.4000000</text:p>
          </table:table-cell>
          <table:table-cell office:value-type="float" office:value="0.000282607">
            <text:p>0.0002826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8.6">
            <text:p>8.6</text:p>
          </table:table-cell>
          <table:table-cell office:value-type="float" office:value="0.388881">
            <text:p>0.39</text:p>
          </table:table-cell>
          <table:table-cell office:value-type="float" office:value="0.0618737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13742.1">
            <text:p>13742.1</text:p>
          </table:table-cell>
          <table:table-cell office:value-type="float" office:value="0.000231589">
            <text:p>0</text:p>
          </table:table-cell>
          <table:table-cell office:value-type="float" office:value="35337.6">
            <text:p>35337.6</text:p>
          </table:table-cell>
          <table:table-cell table:number-columns-repeated="2"/>
          <table:table-cell office:value-type="float" office:value="8.6">
            <text:p>8.6000000</text:p>
          </table:table-cell>
          <table:table-cell office:value-type="float" office:value="0.388881">
            <text:p>0.3888810</text:p>
          </table:table-cell>
          <table:table-cell/>
          <table:table-cell office:value-type="float" office:value="8.6">
            <text:p>8.6000000</text:p>
          </table:table-cell>
          <table:table-cell office:value-type="float" office:value="0.0618737">
            <text:p>0.0618737</text:p>
          </table:table-cell>
          <table:table-cell/>
          <table:table-cell office:value-type="float" office:value="8.6">
            <text:p>8.6000000</text:p>
          </table:table-cell>
          <table:table-cell office:value-type="float" office:value="0.000231589">
            <text:p>0.0002316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8.8">
            <text:p>8.8</text:p>
          </table:table-cell>
          <table:table-cell office:value-type="float" office:value="0.389357">
            <text:p>0.39</text:p>
          </table:table-cell>
          <table:table-cell office:value-type="float" office:value="0.061685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16784.6">
            <text:p>16784.6</text:p>
          </table:table-cell>
          <table:table-cell office:value-type="float" office:value="0.000189842">
            <text:p>0</text:p>
          </table:table-cell>
          <table:table-cell office:value-type="float" office:value="43108.6">
            <text:p>43108.6</text:p>
          </table:table-cell>
          <table:table-cell table:number-columns-repeated="2"/>
          <table:table-cell office:value-type="float" office:value="8.8">
            <text:p>8.8000000</text:p>
          </table:table-cell>
          <table:table-cell office:value-type="float" office:value="0.389357">
            <text:p>0.3893570</text:p>
          </table:table-cell>
          <table:table-cell/>
          <table:table-cell office:value-type="float" office:value="8.8">
            <text:p>8.8000000</text:p>
          </table:table-cell>
          <table:table-cell office:value-type="float" office:value="0.061685">
            <text:p>0.0616850</text:p>
          </table:table-cell>
          <table:table-cell/>
          <table:table-cell office:value-type="float" office:value="8.8">
            <text:p>8.8000000</text:p>
          </table:table-cell>
          <table:table-cell office:value-type="float" office:value="0.000189842">
            <text:p>0.0001898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9">
            <text:p>9</text:p>
          </table:table-cell>
          <table:table-cell office:value-type="float" office:value="0.389999">
            <text:p>0.39</text:p>
          </table:table-cell>
          <table:table-cell office:value-type="float" office:value="0.0614319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20500.8">
            <text:p>20500.8</text:p>
          </table:table-cell>
          <table:table-cell office:value-type="float" office:value="0.000155686">
            <text:p>0</text:p>
          </table:table-cell>
          <table:table-cell office:value-type="float" office:value="52566.3">
            <text:p>52566.3</text:p>
          </table:table-cell>
          <table:table-cell table:number-columns-repeated="2"/>
          <table:table-cell office:value-type="float" office:value="9">
            <text:p>9.0000000</text:p>
          </table:table-cell>
          <table:table-cell office:value-type="float" office:value="0.389999">
            <text:p>0.3899990</text:p>
          </table:table-cell>
          <table:table-cell/>
          <table:table-cell office:value-type="float" office:value="9">
            <text:p>9.0000000</text:p>
          </table:table-cell>
          <table:table-cell office:value-type="float" office:value="0.0614319">
            <text:p>0.0614319</text:p>
          </table:table-cell>
          <table:table-cell/>
          <table:table-cell office:value-type="float" office:value="9">
            <text:p>9.0000000</text:p>
          </table:table-cell>
          <table:table-cell office:value-type="float" office:value="0.000155686">
            <text:p>0.0001557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9.2">
            <text:p>9.2</text:p>
          </table:table-cell>
          <table:table-cell office:value-type="float" office:value="0.390864">
            <text:p>0.39</text:p>
          </table:table-cell>
          <table:table-cell office:value-type="float" office:value="0.0610927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25039.7">
            <text:p>25039.7</text:p>
          </table:table-cell>
          <table:table-cell office:value-type="float" office:value="0.000127747">
            <text:p>0</text:p>
          </table:table-cell>
          <table:table-cell office:value-type="float" office:value="64062.5">
            <text:p>64062.5</text:p>
          </table:table-cell>
          <table:table-cell table:number-columns-repeated="2"/>
          <table:table-cell office:value-type="float" office:value="9.2">
            <text:p>9.2000000</text:p>
          </table:table-cell>
          <table:table-cell office:value-type="float" office:value="0.390864">
            <text:p>0.3908640</text:p>
          </table:table-cell>
          <table:table-cell/>
          <table:table-cell office:value-type="float" office:value="9.2">
            <text:p>9.2000000</text:p>
          </table:table-cell>
          <table:table-cell office:value-type="float" office:value="0.0610927">
            <text:p>0.0610927</text:p>
          </table:table-cell>
          <table:table-cell/>
          <table:table-cell office:value-type="float" office:value="9.2">
            <text:p>9.2000000</text:p>
          </table:table-cell>
          <table:table-cell office:value-type="float" office:value="0.000127747">
            <text:p>0.0001277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9.4">
            <text:p>9.4</text:p>
          </table:table-cell>
          <table:table-cell office:value-type="float" office:value="0.392031">
            <text:p>0.39</text:p>
          </table:table-cell>
          <table:table-cell office:value-type="float" office:value="0.0606389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30583.6">
            <text:p>30583.6</text:p>
          </table:table-cell>
          <table:table-cell office:value-type="float" office:value="0.000104903">
            <text:p>0</text:p>
          </table:table-cell>
          <table:table-cell office:value-type="float" office:value="78013.3">
            <text:p>78013.3</text:p>
          </table:table-cell>
          <table:table-cell table:number-columns-repeated="2"/>
          <table:table-cell office:value-type="float" office:value="9.4">
            <text:p>9.4000000</text:p>
          </table:table-cell>
          <table:table-cell office:value-type="float" office:value="0.392031">
            <text:p>0.3920310</text:p>
          </table:table-cell>
          <table:table-cell/>
          <table:table-cell office:value-type="float" office:value="9.4">
            <text:p>9.4000000</text:p>
          </table:table-cell>
          <table:table-cell office:value-type="float" office:value="0.0606389">
            <text:p>0.0606389</text:p>
          </table:table-cell>
          <table:table-cell/>
          <table:table-cell office:value-type="float" office:value="9.4">
            <text:p>9.4000000</text:p>
          </table:table-cell>
          <table:table-cell office:value-type="float" office:value="0.000104903">
            <text:p>0.0001049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9.6">
            <text:p>9.6</text:p>
          </table:table-cell>
          <table:table-cell office:value-type="float" office:value="0.393604">
            <text:p>0.39</text:p>
          </table:table-cell>
          <table:table-cell office:value-type="float" office:value="0.0600334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37354.9">
            <text:p>37354.9</text:p>
          </table:table-cell>
          <table:table-cell table:style-name="ce3" office:value-type="float" office:value="0.0000862318">
            <text:p>8.62E-005</text:p>
          </table:table-cell>
          <table:table-cell office:value-type="float" office:value="94904.8">
            <text:p>94904.8</text:p>
          </table:table-cell>
          <table:table-cell table:number-columns-repeated="2"/>
          <table:table-cell office:value-type="float" office:value="9.6">
            <text:p>9.6000000</text:p>
          </table:table-cell>
          <table:table-cell office:value-type="float" office:value="0.393604">
            <text:p>0.3936040</text:p>
          </table:table-cell>
          <table:table-cell/>
          <table:table-cell office:value-type="float" office:value="9.6">
            <text:p>9.6000000</text:p>
          </table:table-cell>
          <table:table-cell office:value-type="float" office:value="0.0600334">
            <text:p>0.0600334</text:p>
          </table:table-cell>
          <table:table-cell/>
          <table:table-cell office:value-type="float" office:value="9.6">
            <text:p>9.6000000</text:p>
          </table:table-cell>
          <table:table-cell office:value-type="float" office:value="0.0000862318">
            <text:p>0.0000862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9.8">
            <text:p>9.8</text:p>
          </table:table-cell>
          <table:table-cell office:value-type="float" office:value="0.395726">
            <text:p>0.4</text:p>
          </table:table-cell>
          <table:table-cell office:value-type="float" office:value="0.059228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45625.4">
            <text:p>45625.4</text:p>
          </table:table-cell>
          <table:table-cell table:style-name="ce3" office:value-type="float" office:value="0.0000709812">
            <text:p>7.10E-005</text:p>
          </table:table-cell>
          <table:table-cell office:value-type="float" office:value="115295">
            <text:p>115295</text:p>
          </table:table-cell>
          <table:table-cell table:number-columns-repeated="2"/>
          <table:table-cell office:value-type="float" office:value="9.8">
            <text:p>9.8000000</text:p>
          </table:table-cell>
          <table:table-cell office:value-type="float" office:value="0.395726">
            <text:p>0.3957260</text:p>
          </table:table-cell>
          <table:table-cell/>
          <table:table-cell office:value-type="float" office:value="9.8">
            <text:p>9.8000000</text:p>
          </table:table-cell>
          <table:table-cell office:value-type="float" office:value="0.059228">
            <text:p>0.0592280</text:p>
          </table:table-cell>
          <table:table-cell/>
          <table:table-cell office:value-type="float" office:value="9.8">
            <text:p>9.8000000</text:p>
          </table:table-cell>
          <table:table-cell office:value-type="float" office:value="0.0000709812">
            <text:p>0.0000710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0">
            <text:p>10</text:p>
          </table:table-cell>
          <table:table-cell office:value-type="float" office:value="0.39859">
            <text:p>0.4</text:p>
          </table:table-cell>
          <table:table-cell office:value-type="float" office:value="0.0581611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55727">
            <text:p>55727</text:p>
          </table:table-cell>
          <table:table-cell table:style-name="ce3" office:value-type="float" office:value="0.0000585352">
            <text:p>5.85E-005</text:p>
          </table:table-cell>
          <table:table-cell office:value-type="float" office:value="139810">
            <text:p>139810</text:p>
          </table:table-cell>
          <table:table-cell table:number-columns-repeated="2"/>
          <table:table-cell office:value-type="float" office:value="10">
            <text:p>10.0000000</text:p>
          </table:table-cell>
          <table:table-cell office:value-type="float" office:value="0.39859">
            <text:p>0.3985900</text:p>
          </table:table-cell>
          <table:table-cell/>
          <table:table-cell office:value-type="float" office:value="10">
            <text:p>10.0000000</text:p>
          </table:table-cell>
          <table:table-cell office:value-type="float" office:value="0.0581611">
            <text:p>0.0581611</text:p>
          </table:table-cell>
          <table:table-cell/>
          <table:table-cell office:value-type="float" office:value="10">
            <text:p>10.0000000</text:p>
          </table:table-cell>
          <table:table-cell office:value-type="float" office:value="0.0000585352">
            <text:p>0.0000585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0.2001">
            <text:p>10.2</text:p>
          </table:table-cell>
          <table:table-cell office:value-type="float" office:value="0.402462">
            <text:p>0.4</text:p>
          </table:table-cell>
          <table:table-cell office:value-type="float" office:value="0.0567553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68071.9">
            <text:p>68071.9</text:p>
          </table:table-cell>
          <table:table-cell table:style-name="ce3" office:value-type="float" office:value="0.0000483852">
            <text:p>4.84E-005</text:p>
          </table:table-cell>
          <table:table-cell office:value-type="float" office:value="169139">
            <text:p>169139</text:p>
          </table:table-cell>
          <table:table-cell table:number-columns-repeated="2"/>
          <table:table-cell office:value-type="float" office:value="10.2001">
            <text:p>10.2001000</text:p>
          </table:table-cell>
          <table:table-cell office:value-type="float" office:value="0.402462">
            <text:p>0.4024620</text:p>
          </table:table-cell>
          <table:table-cell/>
          <table:table-cell office:value-type="float" office:value="10.2001">
            <text:p>10.2001000</text:p>
          </table:table-cell>
          <table:table-cell office:value-type="float" office:value="0.0567553">
            <text:p>0.0567553</text:p>
          </table:table-cell>
          <table:table-cell/>
          <table:table-cell office:value-type="float" office:value="10.2001">
            <text:p>10.2001000</text:p>
          </table:table-cell>
          <table:table-cell office:value-type="float" office:value="0.0000483852">
            <text:p>0.0000484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0.4001">
            <text:p>10.4</text:p>
          </table:table-cell>
          <table:table-cell office:value-type="float" office:value="0.407694">
            <text:p>0.41</text:p>
          </table:table-cell>
          <table:table-cell office:value-type="float" office:value="0.0549192">
            <text:p>0.05</text:p>
          </table:table-cell>
          <table:table-cell office:value-type="float" office:value="-0.0532385">
            <text:p>-0.05</text:p>
          </table:table-cell>
          <table:table-cell office:value-type="float" office:value="83143.2">
            <text:p>83143.2</text:p>
          </table:table-cell>
          <table:table-cell table:style-name="ce3" office:value-type="float" office:value="0.0000401294">
            <text:p>4.01E-005</text:p>
          </table:table-cell>
          <table:table-cell office:value-type="float" office:value="203935">
            <text:p>203935</text:p>
          </table:table-cell>
          <table:table-cell table:number-columns-repeated="2"/>
          <table:table-cell office:value-type="float" office:value="10.4001">
            <text:p>10.4001000</text:p>
          </table:table-cell>
          <table:table-cell office:value-type="float" office:value="0.407694">
            <text:p>0.4076940</text:p>
          </table:table-cell>
          <table:table-cell/>
          <table:table-cell office:value-type="float" office:value="10.4001">
            <text:p>10.4001000</text:p>
          </table:table-cell>
          <table:table-cell office:value-type="float" office:value="0.0549192">
            <text:p>0.0549192</text:p>
          </table:table-cell>
          <table:table-cell/>
          <table:table-cell office:value-type="float" office:value="10.4001">
            <text:p>10.4001000</text:p>
          </table:table-cell>
          <table:table-cell office:value-type="float" office:value="0.0000401294">
            <text:p>0.0000401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0.6001">
            <text:p>10.6</text:p>
          </table:table-cell>
          <table:table-cell office:value-type="float" office:value="0.414775">
            <text:p>0.41</text:p>
          </table:table-cell>
          <table:table-cell office:value-type="float" office:value="0.0525449">
            <text:p>0.05</text:p>
          </table:table-cell>
          <table:table-cell office:value-type="float" office:value="-0.0532385">
            <text:p>-0.05</text:p>
          </table:table-cell>
          <table:table-cell office:value-type="float" office:value="101551">
            <text:p>101551</text:p>
          </table:table-cell>
          <table:table-cell table:style-name="ce3" office:value-type="float" office:value="0.0000334259">
            <text:p>3.34E-005</text:p>
          </table:table-cell>
          <table:table-cell office:value-type="float" office:value="244834">
            <text:p>244834</text:p>
          </table:table-cell>
          <table:table-cell table:number-columns-repeated="2"/>
          <table:table-cell office:value-type="float" office:value="10.6001">
            <text:p>10.6001000</text:p>
          </table:table-cell>
          <table:table-cell office:value-type="float" office:value="0.414775">
            <text:p>0.4147750</text:p>
          </table:table-cell>
          <table:table-cell/>
          <table:table-cell office:value-type="float" office:value="10.6001">
            <text:p>10.6001000</text:p>
          </table:table-cell>
          <table:table-cell office:value-type="float" office:value="0.0525449">
            <text:p>0.0525449</text:p>
          </table:table-cell>
          <table:table-cell/>
          <table:table-cell office:value-type="float" office:value="10.6001">
            <text:p>10.6001000</text:p>
          </table:table-cell>
          <table:table-cell office:value-type="float" office:value="0.0000334259">
            <text:p>0.0000334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0.8001">
            <text:p>10.8</text:p>
          </table:table-cell>
          <table:table-cell office:value-type="float" office:value="0.424375">
            <text:p>0.42</text:p>
          </table:table-cell>
          <table:table-cell office:value-type="float" office:value="0.0495176">
            <text:p>0.05</text:p>
          </table:table-cell>
          <table:table-cell office:value-type="float" office:value="-0.0532385">
            <text:p>-0.05</text:p>
          </table:table-cell>
          <table:table-cell office:value-type="float" office:value="124035">
            <text:p>124035</text:p>
          </table:table-cell>
          <table:table-cell table:style-name="ce3" office:value-type="float" office:value="0.0000280002">
            <text:p>2.80E-005</text:p>
          </table:table-cell>
          <table:table-cell office:value-type="float" office:value="292277">
            <text:p>292277</text:p>
          </table:table-cell>
          <table:table-cell table:number-columns-repeated="2"/>
          <table:table-cell office:value-type="float" office:value="10.8001">
            <text:p>10.8001000</text:p>
          </table:table-cell>
          <table:table-cell office:value-type="float" office:value="0.424375">
            <text:p>0.4243750</text:p>
          </table:table-cell>
          <table:table-cell/>
          <table:table-cell office:value-type="float" office:value="10.8001">
            <text:p>10.8001000</text:p>
          </table:table-cell>
          <table:table-cell office:value-type="float" office:value="0.0495176">
            <text:p>0.0495176</text:p>
          </table:table-cell>
          <table:table-cell/>
          <table:table-cell office:value-type="float" office:value="10.8001">
            <text:p>10.8001000</text:p>
          </table:table-cell>
          <table:table-cell office:value-type="float" office:value="0.0000280002">
            <text:p>0.0000280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1.0001">
            <text:p>11</text:p>
          </table:table-cell>
          <table:table-cell office:value-type="float" office:value="0.43741">
            <text:p>0.44</text:p>
          </table:table-cell>
          <table:table-cell office:value-type="float" office:value="0.0457299">
            <text:p>0.05</text:p>
          </table:table-cell>
          <table:table-cell office:value-type="float" office:value="-0.0532385">
            <text:p>-0.05</text:p>
          </table:table-cell>
          <table:table-cell office:value-type="float" office:value="151497">
            <text:p>151497</text:p>
          </table:table-cell>
          <table:table-cell table:style-name="ce3" office:value-type="float" office:value="0.0000236288">
            <text:p>2.36E-005</text:p>
          </table:table-cell>
          <table:table-cell office:value-type="float" office:value="346350">
            <text:p>346350</text:p>
          </table:table-cell>
          <table:table-cell table:number-columns-repeated="2"/>
          <table:table-cell office:value-type="float" office:value="11.0001">
            <text:p>11.0001000</text:p>
          </table:table-cell>
          <table:table-cell office:value-type="float" office:value="0.43741">
            <text:p>0.4374100</text:p>
          </table:table-cell>
          <table:table-cell/>
          <table:table-cell office:value-type="float" office:value="11.0001">
            <text:p>11.0001000</text:p>
          </table:table-cell>
          <table:table-cell office:value-type="float" office:value="0.0457299">
            <text:p>0.0457299</text:p>
          </table:table-cell>
          <table:table-cell/>
          <table:table-cell office:value-type="float" office:value="11.0001">
            <text:p>11.0001000</text:p>
          </table:table-cell>
          <table:table-cell office:value-type="float" office:value="0.0000236288">
            <text:p>0.0000236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1.2001">
            <text:p>11.2</text:p>
          </table:table-cell>
          <table:table-cell office:value-type="float" office:value="0.455144">
            <text:p>0.46</text:p>
          </table:table-cell>
          <table:table-cell office:value-type="float" office:value="0.0411089">
            <text:p>0.04</text:p>
          </table:table-cell>
          <table:table-cell office:value-type="float" office:value="-0.0532385">
            <text:p>-0.05</text:p>
          </table:table-cell>
          <table:table-cell office:value-type="float" office:value="185039">
            <text:p>185039</text:p>
          </table:table-cell>
          <table:table-cell table:style-name="ce3" office:value-type="float" office:value="0.0000201299">
            <text:p>2.01E-005</text:p>
          </table:table-cell>
          <table:table-cell office:value-type="float" office:value="406550">
            <text:p>406550</text:p>
          </table:table-cell>
          <table:table-cell table:number-columns-repeated="2"/>
          <table:table-cell office:value-type="float" office:value="11.2001">
            <text:p>11.2001000</text:p>
          </table:table-cell>
          <table:table-cell office:value-type="float" office:value="0.455144">
            <text:p>0.4551440</text:p>
          </table:table-cell>
          <table:table-cell/>
          <table:table-cell office:value-type="float" office:value="11.2001">
            <text:p>11.2001000</text:p>
          </table:table-cell>
          <table:table-cell office:value-type="float" office:value="0.0411089">
            <text:p>0.0411089</text:p>
          </table:table-cell>
          <table:table-cell/>
          <table:table-cell office:value-type="float" office:value="11.2001">
            <text:p>11.2001000</text:p>
          </table:table-cell>
          <table:table-cell office:value-type="float" office:value="0.0000201299">
            <text:p>0.0000201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1.4001">
            <text:p>11.4</text:p>
          </table:table-cell>
          <table:table-cell office:value-type="float" office:value="0.479317">
            <text:p>0.48</text:p>
          </table:table-cell>
          <table:table-cell office:value-type="float" office:value="0.0356587">
            <text:p>0.04</text:p>
          </table:table-cell>
          <table:table-cell office:value-type="float" office:value="-0.0532385">
            <text:p>-0.05</text:p>
          </table:table-cell>
          <table:table-cell office:value-type="float" office:value="226007">
            <text:p>226007</text:p>
          </table:table-cell>
          <table:table-cell table:style-name="ce3" office:value-type="float" office:value="0.0000173563">
            <text:p>1.74E-005</text:p>
          </table:table-cell>
          <table:table-cell office:value-type="float" office:value="471518">
            <text:p>471518</text:p>
          </table:table-cell>
          <table:table-cell table:number-columns-repeated="2"/>
          <table:table-cell office:value-type="float" office:value="11.4001">
            <text:p>11.4001000</text:p>
          </table:table-cell>
          <table:table-cell office:value-type="float" office:value="0.479317">
            <text:p>0.4793170</text:p>
          </table:table-cell>
          <table:table-cell/>
          <table:table-cell office:value-type="float" office:value="11.4001">
            <text:p>11.4001000</text:p>
          </table:table-cell>
          <table:table-cell office:value-type="float" office:value="0.0356587">
            <text:p>0.0356587</text:p>
          </table:table-cell>
          <table:table-cell/>
          <table:table-cell office:value-type="float" office:value="11.4001">
            <text:p>11.4001000</text:p>
          </table:table-cell>
          <table:table-cell office:value-type="float" office:value="0.0000173563">
            <text:p>0.0000174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1.6001">
            <text:p>11.6</text:p>
          </table:table-cell>
          <table:table-cell office:value-type="float" office:value="0.51232">
            <text:p>0.51</text:p>
          </table:table-cell>
          <table:table-cell office:value-type="float" office:value="0.0295127">
            <text:p>0.03</text:p>
          </table:table-cell>
          <table:table-cell office:value-type="float" office:value="-0.0532385">
            <text:p>-0.05</text:p>
          </table:table-cell>
          <table:table-cell office:value-type="float" office:value="276045">
            <text:p>276045</text:p>
          </table:table-cell>
          <table:table-cell table:style-name="ce3" office:value-type="float" office:value="0.0000151886">
            <text:p>1.52E-005</text:p>
          </table:table-cell>
          <table:table-cell office:value-type="float" office:value="538814">
            <text:p>538814</text:p>
          </table:table-cell>
          <table:table-cell table:number-columns-repeated="2"/>
          <table:table-cell office:value-type="float" office:value="11.6001">
            <text:p>11.6001000</text:p>
          </table:table-cell>
          <table:table-cell office:value-type="float" office:value="0.51232">
            <text:p>0.5123200</text:p>
          </table:table-cell>
          <table:table-cell/>
          <table:table-cell office:value-type="float" office:value="11.6001">
            <text:p>11.6001000</text:p>
          </table:table-cell>
          <table:table-cell office:value-type="float" office:value="0.0295127">
            <text:p>0.0295127</text:p>
          </table:table-cell>
          <table:table-cell/>
          <table:table-cell office:value-type="float" office:value="11.6001">
            <text:p>11.6001000</text:p>
          </table:table-cell>
          <table:table-cell office:value-type="float" office:value="0.0000151886">
            <text:p>0.0000152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1.8001">
            <text:p>11.8</text:p>
          </table:table-cell>
          <table:table-cell office:value-type="float" office:value="0.557393">
            <text:p>0.56</text:p>
          </table:table-cell>
          <table:table-cell office:value-type="float" office:value="0.0229804">
            <text:p>0.02</text:p>
          </table:table-cell>
          <table:table-cell office:value-type="float" office:value="-0.0532385">
            <text:p>-0.05</text:p>
          </table:table-cell>
          <table:table-cell office:value-type="float" office:value="337162">
            <text:p>337162</text:p>
          </table:table-cell>
          <table:table-cell table:style-name="ce3" office:value-type="float" office:value="0.0000135294">
            <text:p>1.35E-005</text:p>
          </table:table-cell>
          <table:table-cell office:value-type="float" office:value="604891">
            <text:p>604891</text:p>
          </table:table-cell>
          <table:table-cell table:number-columns-repeated="2"/>
          <table:table-cell office:value-type="float" office:value="11.8001">
            <text:p>11.8001000</text:p>
          </table:table-cell>
          <table:table-cell office:value-type="float" office:value="0.557393">
            <text:p>0.5573930</text:p>
          </table:table-cell>
          <table:table-cell/>
          <table:table-cell office:value-type="float" office:value="11.8001">
            <text:p>11.8001000</text:p>
          </table:table-cell>
          <table:table-cell office:value-type="float" office:value="0.0229804">
            <text:p>0.0229804</text:p>
          </table:table-cell>
          <table:table-cell/>
          <table:table-cell office:value-type="float" office:value="11.8001">
            <text:p>11.8001000</text:p>
          </table:table-cell>
          <table:table-cell office:value-type="float" office:value="0.0000135294">
            <text:p>0.0000135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2.0001">
            <text:p>12</text:p>
          </table:table-cell>
          <table:table-cell office:value-type="float" office:value="0.618836">
            <text:p>0.62</text:p>
          </table:table-cell>
          <table:table-cell office:value-type="float" office:value="0.0165528">
            <text:p>0.02</text:p>
          </table:table-cell>
          <table:table-cell office:value-type="float" office:value="-0.0532385">
            <text:p>-0.05</text:p>
          </table:table-cell>
          <table:table-cell office:value-type="float" office:value="411811">
            <text:p>411811</text:p>
          </table:table-cell>
          <table:table-cell table:style-name="ce3" office:value-type="float" office:value="0.000012298">
            <text:p>1.23E-005</text:p>
          </table:table-cell>
          <table:table-cell office:value-type="float" office:value="665461">
            <text:p>665461</text:p>
          </table:table-cell>
          <table:table-cell table:number-columns-repeated="2"/>
          <table:table-cell office:value-type="float" office:value="12.0001">
            <text:p>12.0001000</text:p>
          </table:table-cell>
          <table:table-cell office:value-type="float" office:value="0.618836">
            <text:p>0.6188360</text:p>
          </table:table-cell>
          <table:table-cell/>
          <table:table-cell office:value-type="float" office:value="12.0001">
            <text:p>12.0001000</text:p>
          </table:table-cell>
          <table:table-cell office:value-type="float" office:value="0.0165528">
            <text:p>0.0165528</text:p>
          </table:table-cell>
          <table:table-cell/>
          <table:table-cell office:value-type="float" office:value="12.0001">
            <text:p>12.0001000</text:p>
          </table:table-cell>
          <table:table-cell office:value-type="float" office:value="0.000012298">
            <text:p>0.0000123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2.2001">
            <text:p>12.2</text:p>
          </table:table-cell>
          <table:table-cell office:value-type="float" office:value="0.70212">
            <text:p>0.7</text:p>
          </table:table-cell>
          <table:table-cell office:value-type="float" office:value="0.0108216">
            <text:p>0.01</text:p>
          </table:table-cell>
          <table:table-cell office:value-type="float" office:value="-0.0532385">
            <text:p>-0.05</text:p>
          </table:table-cell>
          <table:table-cell office:value-type="float" office:value="502987">
            <text:p>502987</text:p>
          </table:table-cell>
          <table:table-cell table:style-name="ce3" office:value-type="float" office:value="0.0000114238">
            <text:p>1.14E-005</text:p>
          </table:table-cell>
          <table:table-cell office:value-type="float" office:value="716383">
            <text:p>716383</text:p>
          </table:table-cell>
          <table:table-cell table:number-columns-repeated="2"/>
          <table:table-cell office:value-type="float" office:value="12.2001">
            <text:p>12.2001000</text:p>
          </table:table-cell>
          <table:table-cell office:value-type="float" office:value="0.70212">
            <text:p>0.7021200</text:p>
          </table:table-cell>
          <table:table-cell/>
          <table:table-cell office:value-type="float" office:value="12.2001">
            <text:p>12.2001000</text:p>
          </table:table-cell>
          <table:table-cell office:value-type="float" office:value="0.0108216">
            <text:p>0.0108216</text:p>
          </table:table-cell>
          <table:table-cell/>
          <table:table-cell office:value-type="float" office:value="12.2001">
            <text:p>12.2001000</text:p>
          </table:table-cell>
          <table:table-cell office:value-type="float" office:value="0.0000114238">
            <text:p>0.0000114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2.4001">
            <text:p>12.4</text:p>
          </table:table-cell>
          <table:table-cell office:value-type="float" office:value="0.813801">
            <text:p>0.81</text:p>
          </table:table-cell>
          <table:table-cell office:value-type="float" office:value="0.00629914">
            <text:p>0.01</text:p>
          </table:table-cell>
          <table:table-cell office:value-type="float" office:value="-0.0532385">
            <text:p>-0.05</text:p>
          </table:table-cell>
          <table:table-cell office:value-type="float" office:value="614350">
            <text:p>614350</text:p>
          </table:table-cell>
          <table:table-cell table:style-name="ce3" office:value-type="float" office:value="0.0000108407">
            <text:p>1.08E-005</text:p>
          </table:table-cell>
          <table:table-cell office:value-type="float" office:value="754914">
            <text:p>754914</text:p>
          </table:table-cell>
          <table:table-cell table:number-columns-repeated="2"/>
          <table:table-cell office:value-type="float" office:value="12.4001">
            <text:p>12.4001000</text:p>
          </table:table-cell>
          <table:table-cell office:value-type="float" office:value="0.813801">
            <text:p>0.8138010</text:p>
          </table:table-cell>
          <table:table-cell/>
          <table:table-cell office:value-type="float" office:value="12.4001">
            <text:p>12.4001000</text:p>
          </table:table-cell>
          <table:table-cell office:value-type="float" office:value="0.00629914">
            <text:p>0.0062991</text:p>
          </table:table-cell>
          <table:table-cell/>
          <table:table-cell office:value-type="float" office:value="12.4001">
            <text:p>12.4001000</text:p>
          </table:table-cell>
          <table:table-cell office:value-type="float" office:value="0.0000108407">
            <text:p>0.0000108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2.6001">
            <text:p>12.6</text:p>
          </table:table-cell>
          <table:table-cell office:value-type="float" office:value="0.961146">
            <text:p>0.96</text:p>
          </table:table-cell>
          <table:table-cell office:value-type="float" office:value="0.00321366">
            <text:p>0</text:p>
          </table:table-cell>
          <table:table-cell office:value-type="float" office:value="-0.0532385">
            <text:p>-0.05</text:p>
          </table:table-cell>
          <table:table-cell office:value-type="float" office:value="750368">
            <text:p>750368</text:p>
          </table:table-cell>
          <table:table-cell table:style-name="ce3" office:value-type="float" office:value="0.0000104826">
            <text:p>1.05E-005</text:p>
          </table:table-cell>
          <table:table-cell office:value-type="float" office:value="780701">
            <text:p>780701</text:p>
          </table:table-cell>
          <table:table-cell table:number-columns-repeated="2"/>
          <table:table-cell office:value-type="float" office:value="12.6001">
            <text:p>12.6001000</text:p>
          </table:table-cell>
          <table:table-cell office:value-type="float" office:value="0.961146">
            <text:p>0.9611460</text:p>
          </table:table-cell>
          <table:table-cell/>
          <table:table-cell office:value-type="float" office:value="12.6001">
            <text:p>12.6001000</text:p>
          </table:table-cell>
          <table:table-cell office:value-type="float" office:value="0.00321366">
            <text:p>0.0032137</text:p>
          </table:table-cell>
          <table:table-cell/>
          <table:table-cell office:value-type="float" office:value="12.6001">
            <text:p>12.6001000</text:p>
          </table:table-cell>
          <table:table-cell office:value-type="float" office:value="0.0000104826">
            <text:p>0.0000105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2.8001">
            <text:p>12.8</text:p>
          </table:table-cell>
          <table:table-cell office:value-type="float" office:value="1.15169">
            <text:p>1.15</text:p>
          </table:table-cell>
          <table:table-cell office:value-type="float" office:value="0.00142667">
            <text:p>0</text:p>
          </table:table-cell>
          <table:table-cell office:value-type="float" office:value="-0.0532385">
            <text:p>-0.05</text:p>
          </table:table-cell>
          <table:table-cell office:value-type="float" office:value="916502">
            <text:p>916502</text:p>
          </table:table-cell>
          <table:table-cell table:style-name="ce3" office:value-type="float" office:value="0.0000102839">
            <text:p>1.03E-005</text:p>
          </table:table-cell>
          <table:table-cell office:value-type="float" office:value="795786">
            <text:p>795786</text:p>
          </table:table-cell>
          <table:table-cell table:number-columns-repeated="2"/>
          <table:table-cell office:value-type="float" office:value="12.8001">
            <text:p>12.8001000</text:p>
          </table:table-cell>
          <table:table-cell office:value-type="float" office:value="1.15169">
            <text:p>1.1516900</text:p>
          </table:table-cell>
          <table:table-cell/>
          <table:table-cell office:value-type="float" office:value="12.8001">
            <text:p>12.8001000</text:p>
          </table:table-cell>
          <table:table-cell office:value-type="float" office:value="0.00142667">
            <text:p>0.0014267</text:p>
          </table:table-cell>
          <table:table-cell/>
          <table:table-cell office:value-type="float" office:value="12.8001">
            <text:p>12.8001000</text:p>
          </table:table-cell>
          <table:table-cell office:value-type="float" office:value="0.0000102839">
            <text:p>0.0000103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3.0001">
            <text:p>13</text:p>
          </table:table-cell>
          <table:table-cell office:value-type="float" office:value="1.3932">
            <text:p>1.39</text:p>
          </table:table-cell>
          <table:table-cell office:value-type="float" office:value="0.000555063">
            <text:p>0</text:p>
          </table:table-cell>
          <table:table-cell office:value-type="float" office:value="-0.0532385">
            <text:p>-0.05</text:p>
          </table:table-cell>
          <table:table-cell table:style-name="ce3" office:value-type="float" office:value="1119420">
            <text:p>1.12E+006</text:p>
          </table:table-cell>
          <table:table-cell table:style-name="ce3" office:value-type="float" office:value="0.0000101853">
            <text:p>1.02E-005</text:p>
          </table:table-cell>
          <table:table-cell office:value-type="float" office:value="803490">
            <text:p>803490</text:p>
          </table:table-cell>
          <table:table-cell table:number-columns-repeated="2"/>
          <table:table-cell office:value-type="float" office:value="13.0001">
            <text:p>13.0001000</text:p>
          </table:table-cell>
          <table:table-cell office:value-type="float" office:value="1.3932">
            <text:p>1.3932000</text:p>
          </table:table-cell>
          <table:table-cell/>
          <table:table-cell office:value-type="float" office:value="13.0001">
            <text:p>13.0001000</text:p>
          </table:table-cell>
          <table:table-cell office:value-type="float" office:value="0.000555063">
            <text:p>0.0005551</text:p>
          </table:table-cell>
          <table:table-cell/>
          <table:table-cell office:value-type="float" office:value="13.0001">
            <text:p>13.0001000</text:p>
          </table:table-cell>
          <table:table-cell office:value-type="float" office:value="0.0000101853">
            <text:p>0.0000102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3.2001">
            <text:p>13.2</text:p>
          </table:table-cell>
          <table:table-cell office:value-type="float" office:value="1.6943">
            <text:p>1.69</text:p>
          </table:table-cell>
          <table:table-cell office:value-type="float" office:value="0.000194442">
            <text:p>0</text:p>
          </table:table-cell>
          <table:table-cell office:value-type="float" office:value="-0.0532385">
            <text:p>-0.05</text:p>
          </table:table-cell>
          <table:table-cell table:style-name="ce3" office:value-type="float" office:value="1367260">
            <text:p>1.37E+006</text:p>
          </table:table-cell>
          <table:table-cell table:style-name="ce3" office:value-type="float" office:value="0.0000101413">
            <text:p>1.01E-005</text:p>
          </table:table-cell>
          <table:table-cell office:value-type="float" office:value="806976">
            <text:p>806976</text:p>
          </table:table-cell>
          <table:table-cell table:number-columns-repeated="2"/>
          <table:table-cell office:value-type="float" office:value="13.2001">
            <text:p>13.2001000</text:p>
          </table:table-cell>
          <table:table-cell office:value-type="float" office:value="1.6943">
            <text:p>1.6943000</text:p>
          </table:table-cell>
          <table:table-cell/>
          <table:table-cell office:value-type="float" office:value="13.2001">
            <text:p>13.2001000</text:p>
          </table:table-cell>
          <table:table-cell office:value-type="float" office:value="0.000194442">
            <text:p>0.0001944</text:p>
          </table:table-cell>
          <table:table-cell/>
          <table:table-cell office:value-type="float" office:value="13.2001">
            <text:p>13.2001000</text:p>
          </table:table-cell>
          <table:table-cell office:value-type="float" office:value="0.0000101413">
            <text:p>0.0000101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3.4001">
            <text:p>13.4</text:p>
          </table:table-cell>
          <table:table-cell office:value-type="float" office:value="2.06571">
            <text:p>2.07</text:p>
          </table:table-cell>
          <table:table-cell table:style-name="ce3" office:value-type="float" office:value="0.0000646281">
            <text:p>6.46E-005</text:p>
          </table:table-cell>
          <table:table-cell office:value-type="float" office:value="-0.0532385">
            <text:p>-0.05</text:p>
          </table:table-cell>
          <table:table-cell table:style-name="ce3" office:value-type="float" office:value="1669980">
            <text:p>1.67E+006</text:p>
          </table:table-cell>
          <table:table-cell table:style-name="ce3" office:value-type="float" office:value="0.0000101231">
            <text:p>1.01E-005</text:p>
          </table:table-cell>
          <table:table-cell office:value-type="float" office:value="808427">
            <text:p>808427</text:p>
          </table:table-cell>
          <table:table-cell table:number-columns-repeated="2"/>
          <table:table-cell office:value-type="float" office:value="13.4001">
            <text:p>13.4001000</text:p>
          </table:table-cell>
          <table:table-cell office:value-type="float" office:value="2.06571">
            <text:p>2.0657100</text:p>
          </table:table-cell>
          <table:table-cell/>
          <table:table-cell office:value-type="float" office:value="13.4001">
            <text:p>13.4001000</text:p>
          </table:table-cell>
          <table:table-cell office:value-type="float" office:value="0.0000646281">
            <text:p>0.0000646</text:p>
          </table:table-cell>
          <table:table-cell/>
          <table:table-cell office:value-type="float" office:value="13.4001">
            <text:p>13.4001000</text:p>
          </table:table-cell>
          <table:table-cell office:value-type="float" office:value="0.0000101231">
            <text:p>0.0000101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3.6001">
            <text:p>13.6</text:p>
          </table:table-cell>
          <table:table-cell office:value-type="float" office:value="2.52122">
            <text:p>2.52</text:p>
          </table:table-cell>
          <table:table-cell table:style-name="ce3" office:value-type="float" office:value="0.0000221805">
            <text:p>2.22E-005</text:p>
          </table:table-cell>
          <table:table-cell office:value-type="float" office:value="-0.0532385">
            <text:p>-0.05</text:p>
          </table:table-cell>
          <table:table-cell table:style-name="ce3" office:value-type="float" office:value="2039710">
            <text:p>2.04E+006</text:p>
          </table:table-cell>
          <table:table-cell table:style-name="ce3" office:value-type="float" office:value="0.0000101157">
            <text:p>1.01E-005</text:p>
          </table:table-cell>
          <table:table-cell office:value-type="float" office:value="809019">
            <text:p>809019</text:p>
          </table:table-cell>
          <table:table-cell table:number-columns-repeated="2"/>
          <table:table-cell office:value-type="float" office:value="13.6001">
            <text:p>13.6001000</text:p>
          </table:table-cell>
          <table:table-cell office:value-type="float" office:value="2.52122">
            <text:p>2.5212200</text:p>
          </table:table-cell>
          <table:table-cell/>
          <table:table-cell office:value-type="float" office:value="13.6001">
            <text:p>13.6001000</text:p>
          </table:table-cell>
          <table:table-cell office:value-type="float" office:value="0.0000221805">
            <text:p>0.0000222</text:p>
          </table:table-cell>
          <table:table-cell/>
          <table:table-cell office:value-type="float" office:value="13.6001">
            <text:p>13.6001000</text:p>
          </table:table-cell>
          <table:table-cell office:value-type="float" office:value="0.0000101157">
            <text:p>0.0000101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3.8001">
            <text:p>13.8</text:p>
          </table:table-cell>
          <table:table-cell office:value-type="float" office:value="3.07842">
            <text:p>3.08</text:p>
          </table:table-cell>
          <table:table-cell table:style-name="ce3" office:value-type="float" office:value="0.00000891795">
            <text:p>8.92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2491310">
            <text:p>2.49E+006</text:p>
          </table:table-cell>
          <table:table-cell table:style-name="ce3" office:value-type="float" office:value="0.0000101124">
            <text:p>1.01E-005</text:p>
          </table:table-cell>
          <table:table-cell office:value-type="float" office:value="809281">
            <text:p>809281</text:p>
          </table:table-cell>
          <table:table-cell table:number-columns-repeated="2"/>
          <table:table-cell office:value-type="float" office:value="13.8001">
            <text:p>13.8001000</text:p>
          </table:table-cell>
          <table:table-cell office:value-type="float" office:value="3.07842">
            <text:p>3.0784200</text:p>
          </table:table-cell>
          <table:table-cell/>
          <table:table-cell office:value-type="float" office:value="13.8001">
            <text:p>13.8001000</text:p>
          </table:table-cell>
          <table:table-cell office:value-type="float" office:value="0.00000891795">
            <text:p>0.0000089</text:p>
          </table:table-cell>
          <table:table-cell/>
          <table:table-cell office:value-type="float" office:value="13.8001">
            <text:p>13.8001000</text:p>
          </table:table-cell>
          <table:table-cell office:value-type="float" office:value="0.0000101124">
            <text:p>0.0000101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4.0001">
            <text:p>14</text:p>
          </table:table-cell>
          <table:table-cell office:value-type="float" office:value="3.75931">
            <text:p>3.76</text:p>
          </table:table-cell>
          <table:table-cell table:style-name="ce3" office:value-type="float" office:value="0.00000503447">
            <text:p>5.03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3042890">
            <text:p>3.04E+006</text:p>
          </table:table-cell>
          <table:table-cell table:style-name="ce3" office:value-type="float" office:value="0.0000101106">
            <text:p>1.01E-005</text:p>
          </table:table-cell>
          <table:table-cell office:value-type="float" office:value="809429">
            <text:p>809429</text:p>
          </table:table-cell>
          <table:table-cell table:number-columns-repeated="2"/>
          <table:table-cell office:value-type="float" office:value="14.0001">
            <text:p>14.0001000</text:p>
          </table:table-cell>
          <table:table-cell office:value-type="float" office:value="3.75931">
            <text:p>3.7593100</text:p>
          </table:table-cell>
          <table:table-cell/>
          <table:table-cell office:value-type="float" office:value="14.0001">
            <text:p>14.0001000</text:p>
          </table:table-cell>
          <table:table-cell office:value-type="float" office:value="0.00000503447">
            <text:p>0.0000050</text:p>
          </table:table-cell>
          <table:table-cell/>
          <table:table-cell office:value-type="float" office:value="14.0001">
            <text:p>14.0001000</text:p>
          </table:table-cell>
          <table:table-cell office:value-type="float" office:value="0.0000101106">
            <text:p>0.0000101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4.2001">
            <text:p>14.2</text:p>
          </table:table-cell>
          <table:table-cell office:value-type="float" office:value="4.59087">
            <text:p>4.59</text:p>
          </table:table-cell>
          <table:table-cell table:style-name="ce3" office:value-type="float" office:value="0.00000514233">
            <text:p>5.14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3716600">
            <text:p>3.72E+006</text:p>
          </table:table-cell>
          <table:table-cell table:style-name="ce3" office:value-type="float" office:value="0.0000101089">
            <text:p>1.01E-005</text:p>
          </table:table-cell>
          <table:table-cell office:value-type="float" office:value="809562">
            <text:p>809562</text:p>
          </table:table-cell>
          <table:table-cell table:number-columns-repeated="2"/>
          <table:table-cell office:value-type="float" office:value="14.2001">
            <text:p>14.2001000</text:p>
          </table:table-cell>
          <table:table-cell office:value-type="float" office:value="4.59087">
            <text:p>4.5908700</text:p>
          </table:table-cell>
          <table:table-cell/>
          <table:table-cell office:value-type="float" office:value="14.2001">
            <text:p>14.2001000</text:p>
          </table:table-cell>
          <table:table-cell office:value-type="float" office:value="0.00000514233">
            <text:p>0.0000051</text:p>
          </table:table-cell>
          <table:table-cell/>
          <table:table-cell office:value-type="float" office:value="14.2001">
            <text:p>14.2001000</text:p>
          </table:table-cell>
          <table:table-cell office:value-type="float" office:value="0.0000101089">
            <text:p>0.0000101</text:p>
          </table:table-cell>
        </table:table-row>
        <table:table-row table:style-name="ro3">
          <table:table-cell office:value-type="float" office:value="0.00000001">
            <text:p>1.00E-008</text:p>
          </table:table-cell>
          <table:table-cell office:value-type="float" office:value="14.2856">
            <text:p>14.29</text:p>
          </table:table-cell>
          <table:table-cell office:value-type="float" office:value="5.00017">
            <text:p>5</text:p>
          </table:table-cell>
          <table:table-cell table:style-name="ce3" office:value-type="float" office:value="0.00000675029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4048350">
            <text:p>4.05E+006</text:p>
          </table:table-cell>
          <table:table-cell table:style-name="ce3" office:value-type="float" office:value="0.0000101079">
            <text:p>1.01E-005</text:p>
          </table:table-cell>
          <table:table-cell office:value-type="float" office:value="809642">
            <text:p>809642</text:p>
          </table:table-cell>
          <table:table-cell table:number-columns-repeated="2"/>
          <table:table-cell office:value-type="float" office:value="14.2856">
            <text:p>14.2856000</text:p>
          </table:table-cell>
          <table:table-cell office:value-type="float" office:value="5.00017">
            <text:p>5.0001700</text:p>
          </table:table-cell>
          <table:table-cell/>
          <table:table-cell office:value-type="float" office:value="14.2856">
            <text:p>14.2856000</text:p>
          </table:table-cell>
          <table:table-cell office:value-type="float" office:value="0.00000675029">
            <text:p>0.0000068</text:p>
          </table:table-cell>
          <table:table-cell/>
          <table:table-cell office:value-type="float" office:value="14.2856">
            <text:p>14.2856000</text:p>
          </table:table-cell>
          <table:table-cell office:value-type="float" office:value="0.0000101079">
            <text:p>0.0000101</text:p>
          </table:table-cell>
        </table:table-row>
      </table:table>
      <table:table table:name="SheetB" table:style-name="ta1" table:print="false">
        <table:table-column table:style-name="co1" table:default-cell-style-name="ce3"/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6"/>
        <table:table-column table:style-name="co2" table:default-cell-style-name="Default"/>
        <table:table-column table:style-name="co2" table:number-columns-repeated="2" table:default-cell-style-name="ce6"/>
        <table:table-column table:style-name="co2" table:default-cell-style-name="Default"/>
        <table:table-column table:style-name="co2" table:number-columns-repeated="2" table:default-cell-style-name="ce6"/>
        <table:table-row table:style-name="ro1">
          <table:table-cell table:style-name="Default" office:value-type="string">
            <text:p>ring1_const_temp.c derk1.c Output</text:p>
          </table:table-cell>
          <table:table-cell table:number-columns-repeated="2"/>
          <table:table-cell office:value-type="string">
            <text:p>(i=10)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2" office:value-type="string">
            <text:p>1-T/Tc</text:p>
          </table:table-cell>
          <table:table-cell table:style-name="ce2" office:value-type="string">
            <text:p>l</text:p>
          </table:table-cell>
          <table:table-cell table:style-name="ce2" office:value-type="string">
            <text:p>K</text:p>
          </table:table-cell>
          <table:table-cell table:style-name="ce2" office:value-type="string">
            <text:p>y</text:p>
          </table:table-cell>
          <table:table-cell table:style-name="ce2" office:value-type="string">
            <text:p>F</text:p>
          </table:table-cell>
          <table:table-cell table:style-name="ce2" office:value-type="string">
            <text:p>a</text:p>
          </table:table-cell>
          <table:table-cell table:style-name="ce2" office:value-type="string">
            <text:p>Kr/K0</text:p>
          </table:table-cell>
          <table:table-cell table:style-name="ce2" office:value-type="string">
            <text:p>a0/Kr</text:p>
          </table:table-cell>
          <table:table-cell table:number-columns-repeated="2"/>
          <table:table-cell table:style-name="ce5" office:value-type="string">
            <text:p>l</text:p>
          </table:table-cell>
          <table:table-cell table:style-name="ce5" office:value-type="string">
            <text:p>K</text:p>
          </table:table-cell>
          <table:table-cell/>
          <table:table-cell table:style-name="ce5" office:value-type="string">
            <text:p>l</text:p>
          </table:table-cell>
          <table:table-cell table:style-name="ce5" office:value-type="string">
            <text:p>y</text:p>
          </table:table-cell>
          <table:table-cell/>
          <table:table-cell table:style-name="ce5" office:value-type="string">
            <text:p>l</text:p>
          </table:table-cell>
          <table:table-cell table:style-name="ce5" office:value-type="string">
            <text:p>Kr/K0</text:p>
          </table:table-cell>
        </table:table-row>
        <table:table-row table:style-name="ro1">
          <table:table-cell office:value-type="float" office:value="0.0000001">
            <text:p>1.00E-007</text:p>
          </table:table-cell>
          <table:table-cell office:value-type="float" office:value="0.2">
            <text:p>0.2</text:p>
          </table:table-cell>
          <table:table-cell office:value-type="float" office:value="0.333722">
            <text:p>0.33</text:p>
          </table:table-cell>
          <table:table-cell office:value-type="float" office:value="0.0492774">
            <text:p>0.05</text:p>
          </table:table-cell>
          <table:table-cell office:value-type="float" office:value="-0.0217603">
            <text:p>-0.02</text:p>
          </table:table-cell>
          <table:table-cell office:value-type="float" office:value="3.09015">
            <text:p>3.09</text:p>
          </table:table-cell>
          <table:table-cell office:value-type="float" office:value="0.883813">
            <text:p>0.88</text:p>
          </table:table-cell>
          <table:table-cell office:value-type="float" office:value="9.25966">
            <text:p>9.26</text:p>
          </table:table-cell>
          <table:table-cell table:number-columns-repeated="2"/>
          <table:table-cell office:value-type="float" office:value="0.2">
            <text:p>0.2000000</text:p>
          </table:table-cell>
          <table:table-cell office:value-type="float" office:value="0.333722">
            <text:p>0.3337220</text:p>
          </table:table-cell>
          <table:table-cell/>
          <table:table-cell office:value-type="float" office:value="0.2">
            <text:p>0.2000000</text:p>
          </table:table-cell>
          <table:table-cell office:value-type="float" office:value="0.0492774">
            <text:p>0.0492774</text:p>
          </table:table-cell>
          <table:table-cell/>
          <table:table-cell office:value-type="float" office:value="0.2">
            <text:p>0.2000000</text:p>
          </table:table-cell>
          <table:table-cell office:value-type="float" office:value="0.883813">
            <text:p>0.8838130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0.4">
            <text:p>0.4</text:p>
          </table:table-cell>
          <table:table-cell office:value-type="float" office:value="0.351984">
            <text:p>0.35</text:p>
          </table:table-cell>
          <table:table-cell office:value-type="float" office:value="0.0537874">
            <text:p>0.05</text:p>
          </table:table-cell>
          <table:table-cell office:value-type="float" office:value="-0.0350989">
            <text:p>-0.04</text:p>
          </table:table-cell>
          <table:table-cell office:value-type="float" office:value="3.77432">
            <text:p>3.77</text:p>
          </table:table-cell>
          <table:table-cell office:value-type="float" office:value="0.763202">
            <text:p>0.76</text:p>
          </table:table-cell>
          <table:table-cell office:value-type="float" office:value="10.723">
            <text:p>10.72</text:p>
          </table:table-cell>
          <table:table-cell table:number-columns-repeated="2"/>
          <table:table-cell office:value-type="float" office:value="0.4">
            <text:p>0.4000000</text:p>
          </table:table-cell>
          <table:table-cell office:value-type="float" office:value="0.351984">
            <text:p>0.3519840</text:p>
          </table:table-cell>
          <table:table-cell/>
          <table:table-cell office:value-type="float" office:value="0.4">
            <text:p>0.4000000</text:p>
          </table:table-cell>
          <table:table-cell office:value-type="float" office:value="0.0537874">
            <text:p>0.0537874</text:p>
          </table:table-cell>
          <table:table-cell/>
          <table:table-cell office:value-type="float" office:value="0.4">
            <text:p>0.4000000</text:p>
          </table:table-cell>
          <table:table-cell office:value-type="float" office:value="0.763202">
            <text:p>0.7632020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0.6">
            <text:p>0.6</text:p>
          </table:table-cell>
          <table:table-cell office:value-type="float" office:value="0.364702">
            <text:p>0.36</text:p>
          </table:table-cell>
          <table:table-cell office:value-type="float" office:value="0.0569028">
            <text:p>0.06</text:p>
          </table:table-cell>
          <table:table-cell office:value-type="float" office:value="-0.0429682">
            <text:p>-0.04</text:p>
          </table:table-cell>
          <table:table-cell office:value-type="float" office:value="4.60996">
            <text:p>4.61</text:p>
          </table:table-cell>
          <table:table-cell office:value-type="float" office:value="0.647436">
            <text:p>0.65</text:p>
          </table:table-cell>
          <table:table-cell office:value-type="float" office:value="12.6403">
            <text:p>12.64</text:p>
          </table:table-cell>
          <table:table-cell table:number-columns-repeated="2"/>
          <table:table-cell office:value-type="float" office:value="0.6">
            <text:p>0.6000000</text:p>
          </table:table-cell>
          <table:table-cell office:value-type="float" office:value="0.364702">
            <text:p>0.3647020</text:p>
          </table:table-cell>
          <table:table-cell/>
          <table:table-cell office:value-type="float" office:value="0.6">
            <text:p>0.6000000</text:p>
          </table:table-cell>
          <table:table-cell office:value-type="float" office:value="0.0569028">
            <text:p>0.0569028</text:p>
          </table:table-cell>
          <table:table-cell/>
          <table:table-cell office:value-type="float" office:value="0.6">
            <text:p>0.6000000</text:p>
          </table:table-cell>
          <table:table-cell office:value-type="float" office:value="0.647436">
            <text:p>0.6474360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0.8">
            <text:p>0.8</text:p>
          </table:table-cell>
          <table:table-cell office:value-type="float" office:value="0.373153">
            <text:p>0.37</text:p>
          </table:table-cell>
          <table:table-cell office:value-type="float" office:value="0.0589583">
            <text:p>0.06</text:p>
          </table:table-cell>
          <table:table-cell office:value-type="float" office:value="-0.0474907">
            <text:p>-0.05</text:p>
          </table:table-cell>
          <table:table-cell office:value-type="float" office:value="5.63062">
            <text:p>5.63</text:p>
          </table:table-cell>
          <table:table-cell office:value-type="float" office:value="0.542358">
            <text:p>0.54</text:p>
          </table:table-cell>
          <table:table-cell office:value-type="float" office:value="15.0893">
            <text:p>15.09</text:p>
          </table:table-cell>
          <table:table-cell table:number-columns-repeated="2"/>
          <table:table-cell office:value-type="float" office:value="0.8">
            <text:p>0.8000000</text:p>
          </table:table-cell>
          <table:table-cell office:value-type="float" office:value="0.373153">
            <text:p>0.3731530</text:p>
          </table:table-cell>
          <table:table-cell/>
          <table:table-cell office:value-type="float" office:value="0.8">
            <text:p>0.8000000</text:p>
          </table:table-cell>
          <table:table-cell office:value-type="float" office:value="0.0589583">
            <text:p>0.0589583</text:p>
          </table:table-cell>
          <table:table-cell/>
          <table:table-cell office:value-type="float" office:value="0.8">
            <text:p>0.8000000</text:p>
          </table:table-cell>
          <table:table-cell office:value-type="float" office:value="0.542358">
            <text:p>0.5423580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1">
            <text:p>1</text:p>
          </table:table-cell>
          <table:table-cell office:value-type="float" office:value="0.378588">
            <text:p>0.38</text:p>
          </table:table-cell>
          <table:table-cell office:value-type="float" office:value="0.060274">
            <text:p>0.06</text:p>
          </table:table-cell>
          <table:table-cell office:value-type="float" office:value="-0.0500456">
            <text:p>-0.05</text:p>
          </table:table-cell>
          <table:table-cell office:value-type="float" office:value="6.87725">
            <text:p>6.88</text:p>
          </table:table-cell>
          <table:table-cell office:value-type="float" office:value="0.450513">
            <text:p>0.45</text:p>
          </table:table-cell>
          <table:table-cell office:value-type="float" office:value="18.1655">
            <text:p>18.17</text:p>
          </table:table-cell>
          <table:table-cell table:number-columns-repeated="2"/>
          <table:table-cell office:value-type="float" office:value="1">
            <text:p>1.0000000</text:p>
          </table:table-cell>
          <table:table-cell office:value-type="float" office:value="0.378588">
            <text:p>0.3785880</text:p>
          </table:table-cell>
          <table:table-cell/>
          <table:table-cell office:value-type="float" office:value="1">
            <text:p>1.0000000</text:p>
          </table:table-cell>
          <table:table-cell office:value-type="float" office:value="0.060274">
            <text:p>0.0602740</text:p>
          </table:table-cell>
          <table:table-cell/>
          <table:table-cell office:value-type="float" office:value="1">
            <text:p>1.0000000</text:p>
          </table:table-cell>
          <table:table-cell office:value-type="float" office:value="0.450513">
            <text:p>0.4505130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1.2">
            <text:p>1.2</text:p>
          </table:table-cell>
          <table:table-cell office:value-type="float" office:value="0.382012">
            <text:p>0.38</text:p>
          </table:table-cell>
          <table:table-cell office:value-type="float" office:value="0.0610997">
            <text:p>0.06</text:p>
          </table:table-cell>
          <table:table-cell office:value-type="float" office:value="-0.0514731">
            <text:p>-0.05</text:p>
          </table:table-cell>
          <table:table-cell office:value-type="float" office:value="8.3999">
            <text:p>8.4</text:p>
          </table:table-cell>
          <table:table-cell office:value-type="float" office:value="0.372184">
            <text:p>0.37</text:p>
          </table:table-cell>
          <table:table-cell office:value-type="float" office:value="21.9886">
            <text:p>21.99</text:p>
          </table:table-cell>
          <table:table-cell table:number-columns-repeated="2"/>
          <table:table-cell office:value-type="float" office:value="1.2">
            <text:p>1.2000000</text:p>
          </table:table-cell>
          <table:table-cell office:value-type="float" office:value="0.382012">
            <text:p>0.3820120</text:p>
          </table:table-cell>
          <table:table-cell/>
          <table:table-cell office:value-type="float" office:value="1.2">
            <text:p>1.2000000</text:p>
          </table:table-cell>
          <table:table-cell office:value-type="float" office:value="0.0610997">
            <text:p>0.0610997</text:p>
          </table:table-cell>
          <table:table-cell/>
          <table:table-cell office:value-type="float" office:value="1.2">
            <text:p>1.2000000</text:p>
          </table:table-cell>
          <table:table-cell office:value-type="float" office:value="0.372184">
            <text:p>0.3721840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1.4">
            <text:p>1.4</text:p>
          </table:table-cell>
          <table:table-cell office:value-type="float" office:value="0.384139">
            <text:p>0.38</text:p>
          </table:table-cell>
          <table:table-cell office:value-type="float" office:value="0.0616117">
            <text:p>0.06</text:p>
          </table:table-cell>
          <table:table-cell office:value-type="float" office:value="-0.0522652">
            <text:p>-0.05</text:p>
          </table:table-cell>
          <table:table-cell office:value-type="float" office:value="10.2597">
            <text:p>10.26</text:p>
          </table:table-cell>
          <table:table-cell office:value-type="float" office:value="0.306416">
            <text:p>0.31</text:p>
          </table:table-cell>
          <table:table-cell office:value-type="float" office:value="26.7082">
            <text:p>26.71</text:p>
          </table:table-cell>
          <table:table-cell table:number-columns-repeated="2"/>
          <table:table-cell office:value-type="float" office:value="1.4">
            <text:p>1.4000000</text:p>
          </table:table-cell>
          <table:table-cell office:value-type="float" office:value="0.384139">
            <text:p>0.3841390</text:p>
          </table:table-cell>
          <table:table-cell/>
          <table:table-cell office:value-type="float" office:value="1.4">
            <text:p>1.4000000</text:p>
          </table:table-cell>
          <table:table-cell office:value-type="float" office:value="0.0616117">
            <text:p>0.0616117</text:p>
          </table:table-cell>
          <table:table-cell/>
          <table:table-cell office:value-type="float" office:value="1.4">
            <text:p>1.4000000</text:p>
          </table:table-cell>
          <table:table-cell office:value-type="float" office:value="0.306416">
            <text:p>0.3064160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1.6">
            <text:p>1.6</text:p>
          </table:table-cell>
          <table:table-cell office:value-type="float" office:value="0.38545">
            <text:p>0.39</text:p>
          </table:table-cell>
          <table:table-cell office:value-type="float" office:value="0.0619267">
            <text:p>0.06</text:p>
          </table:table-cell>
          <table:table-cell office:value-type="float" office:value="-0.0527028">
            <text:p>-0.05</text:p>
          </table:table-cell>
          <table:table-cell office:value-type="float" office:value="12.5312">
            <text:p>12.53</text:p>
          </table:table-cell>
          <table:table-cell office:value-type="float" office:value="0.251728">
            <text:p>0.25</text:p>
          </table:table-cell>
          <table:table-cell office:value-type="float" office:value="32.5105">
            <text:p>32.51</text:p>
          </table:table-cell>
          <table:table-cell table:number-columns-repeated="2"/>
          <table:table-cell office:value-type="float" office:value="1.6">
            <text:p>1.6000000</text:p>
          </table:table-cell>
          <table:table-cell office:value-type="float" office:value="0.38545">
            <text:p>0.3854500</text:p>
          </table:table-cell>
          <table:table-cell/>
          <table:table-cell office:value-type="float" office:value="1.6">
            <text:p>1.6000000</text:p>
          </table:table-cell>
          <table:table-cell office:value-type="float" office:value="0.0619267">
            <text:p>0.0619267</text:p>
          </table:table-cell>
          <table:table-cell/>
          <table:table-cell office:value-type="float" office:value="1.6">
            <text:p>1.6000000</text:p>
          </table:table-cell>
          <table:table-cell office:value-type="float" office:value="0.251728">
            <text:p>0.2517280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1.8">
            <text:p>1.8</text:p>
          </table:table-cell>
          <table:table-cell office:value-type="float" office:value="0.386253">
            <text:p>0.39</text:p>
          </table:table-cell>
          <table:table-cell office:value-type="float" office:value="0.0621195">
            <text:p>0.06</text:p>
          </table:table-cell>
          <table:table-cell office:value-type="float" office:value="-0.052944">
            <text:p>-0.05</text:p>
          </table:table-cell>
          <table:table-cell office:value-type="float" office:value="15.3056">
            <text:p>15.31</text:p>
          </table:table-cell>
          <table:table-cell office:value-type="float" office:value="0.206527">
            <text:p>0.21</text:p>
          </table:table-cell>
          <table:table-cell office:value-type="float" office:value="39.6258">
            <text:p>39.63</text:p>
          </table:table-cell>
          <table:table-cell table:number-columns-repeated="2"/>
          <table:table-cell office:value-type="float" office:value="1.8">
            <text:p>1.8000000</text:p>
          </table:table-cell>
          <table:table-cell office:value-type="float" office:value="0.386253">
            <text:p>0.3862530</text:p>
          </table:table-cell>
          <table:table-cell/>
          <table:table-cell office:value-type="float" office:value="1.8">
            <text:p>1.8000000</text:p>
          </table:table-cell>
          <table:table-cell office:value-type="float" office:value="0.0621195">
            <text:p>0.0621195</text:p>
          </table:table-cell>
          <table:table-cell/>
          <table:table-cell office:value-type="float" office:value="1.8">
            <text:p>1.8000000</text:p>
          </table:table-cell>
          <table:table-cell office:value-type="float" office:value="0.206527">
            <text:p>0.2065270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2">
            <text:p>2</text:p>
          </table:table-cell>
          <table:table-cell office:value-type="float" office:value="0.386744">
            <text:p>0.39</text:p>
          </table:table-cell>
          <table:table-cell office:value-type="float" office:value="0.0622373">
            <text:p>0.06</text:p>
          </table:table-cell>
          <table:table-cell office:value-type="float" office:value="-0.0530767">
            <text:p>-0.05</text:p>
          </table:table-cell>
          <table:table-cell office:value-type="float" office:value="18.6943">
            <text:p>18.69</text:p>
          </table:table-cell>
          <table:table-cell office:value-type="float" office:value="0.169305">
            <text:p>0.17</text:p>
          </table:table-cell>
          <table:table-cell office:value-type="float" office:value="48.3377">
            <text:p>48.34</text:p>
          </table:table-cell>
          <table:table-cell table:number-columns-repeated="2"/>
          <table:table-cell office:value-type="float" office:value="2">
            <text:p>2.0000000</text:p>
          </table:table-cell>
          <table:table-cell office:value-type="float" office:value="0.386744">
            <text:p>0.3867440</text:p>
          </table:table-cell>
          <table:table-cell/>
          <table:table-cell office:value-type="float" office:value="2">
            <text:p>2.0000000</text:p>
          </table:table-cell>
          <table:table-cell office:value-type="float" office:value="0.0622373">
            <text:p>0.0622373</text:p>
          </table:table-cell>
          <table:table-cell/>
          <table:table-cell office:value-type="float" office:value="2">
            <text:p>2.0000000</text:p>
          </table:table-cell>
          <table:table-cell office:value-type="float" office:value="0.169305">
            <text:p>0.1693050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2.2">
            <text:p>2.2</text:p>
          </table:table-cell>
          <table:table-cell office:value-type="float" office:value="0.387044">
            <text:p>0.39</text:p>
          </table:table-cell>
          <table:table-cell office:value-type="float" office:value="0.062309">
            <text:p>0.06</text:p>
          </table:table-cell>
          <table:table-cell office:value-type="float" office:value="-0.0531496">
            <text:p>-0.05</text:p>
          </table:table-cell>
          <table:table-cell office:value-type="float" office:value="22.8333">
            <text:p>22.83</text:p>
          </table:table-cell>
          <table:table-cell office:value-type="float" office:value="0.138723">
            <text:p>0.14</text:p>
          </table:table-cell>
          <table:table-cell office:value-type="float" office:value="58.9941">
            <text:p>58.99</text:p>
          </table:table-cell>
          <table:table-cell table:number-columns-repeated="2"/>
          <table:table-cell office:value-type="float" office:value="2.2">
            <text:p>2.2000000</text:p>
          </table:table-cell>
          <table:table-cell office:value-type="float" office:value="0.387044">
            <text:p>0.3870440</text:p>
          </table:table-cell>
          <table:table-cell/>
          <table:table-cell office:value-type="float" office:value="2.2">
            <text:p>2.2000000</text:p>
          </table:table-cell>
          <table:table-cell office:value-type="float" office:value="0.062309">
            <text:p>0.0623090</text:p>
          </table:table-cell>
          <table:table-cell/>
          <table:table-cell office:value-type="float" office:value="2.2">
            <text:p>2.2000000</text:p>
          </table:table-cell>
          <table:table-cell office:value-type="float" office:value="0.138723">
            <text:p>0.1387230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2.4">
            <text:p>2.4</text:p>
          </table:table-cell>
          <table:table-cell office:value-type="float" office:value="0.387226">
            <text:p>0.39</text:p>
          </table:table-cell>
          <table:table-cell office:value-type="float" office:value="0.0623526">
            <text:p>0.06</text:p>
          </table:table-cell>
          <table:table-cell office:value-type="float" office:value="-0.0531897">
            <text:p>-0.05</text:p>
          </table:table-cell>
          <table:table-cell office:value-type="float" office:value="27.8886">
            <text:p>27.89</text:p>
          </table:table-cell>
          <table:table-cell office:value-type="float" office:value="0.11363">
            <text:p>0.11</text:p>
          </table:table-cell>
          <table:table-cell office:value-type="float" office:value="72.0215">
            <text:p>72.02</text:p>
          </table:table-cell>
          <table:table-cell table:number-columns-repeated="2"/>
          <table:table-cell office:value-type="float" office:value="2.4">
            <text:p>2.4000000</text:p>
          </table:table-cell>
          <table:table-cell office:value-type="float" office:value="0.387226">
            <text:p>0.3872260</text:p>
          </table:table-cell>
          <table:table-cell/>
          <table:table-cell office:value-type="float" office:value="2.4">
            <text:p>2.4000000</text:p>
          </table:table-cell>
          <table:table-cell office:value-type="float" office:value="0.0623526">
            <text:p>0.0623526</text:p>
          </table:table-cell>
          <table:table-cell/>
          <table:table-cell office:value-type="float" office:value="2.4">
            <text:p>2.4000000</text:p>
          </table:table-cell>
          <table:table-cell office:value-type="float" office:value="0.11363">
            <text:p>0.1136300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2.6">
            <text:p>2.6</text:p>
          </table:table-cell>
          <table:table-cell office:value-type="float" office:value="0.387338">
            <text:p>0.39</text:p>
          </table:table-cell>
          <table:table-cell office:value-type="float" office:value="0.062379">
            <text:p>0.06</text:p>
          </table:table-cell>
          <table:table-cell office:value-type="float" office:value="-0.0532117">
            <text:p>-0.05</text:p>
          </table:table-cell>
          <table:table-cell office:value-type="float" office:value="34.0633">
            <text:p>34.06</text:p>
          </table:table-cell>
          <table:table-cell office:value-type="float" office:value="0.0930592">
            <text:p>0.09</text:p>
          </table:table-cell>
          <table:table-cell office:value-type="float" office:value="87.942">
            <text:p>87.94</text:p>
          </table:table-cell>
          <table:table-cell table:number-columns-repeated="2"/>
          <table:table-cell office:value-type="float" office:value="2.6">
            <text:p>2.6000000</text:p>
          </table:table-cell>
          <table:table-cell office:value-type="float" office:value="0.387338">
            <text:p>0.3873380</text:p>
          </table:table-cell>
          <table:table-cell/>
          <table:table-cell office:value-type="float" office:value="2.6">
            <text:p>2.6000000</text:p>
          </table:table-cell>
          <table:table-cell office:value-type="float" office:value="0.062379">
            <text:p>0.0623790</text:p>
          </table:table-cell>
          <table:table-cell/>
          <table:table-cell office:value-type="float" office:value="2.6">
            <text:p>2.6000000</text:p>
          </table:table-cell>
          <table:table-cell office:value-type="float" office:value="0.0930592">
            <text:p>0.0930592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2.8">
            <text:p>2.8</text:p>
          </table:table-cell>
          <table:table-cell office:value-type="float" office:value="0.387406">
            <text:p>0.39</text:p>
          </table:table-cell>
          <table:table-cell office:value-type="float" office:value="0.0623949">
            <text:p>0.06</text:p>
          </table:table-cell>
          <table:table-cell office:value-type="float" office:value="-0.0532238">
            <text:p>-0.05</text:p>
          </table:table-cell>
          <table:table-cell office:value-type="float" office:value="41.605">
            <text:p>41.61</text:p>
          </table:table-cell>
          <table:table-cell office:value-type="float" office:value="0.0762038">
            <text:p>0.08</text:p>
          </table:table-cell>
          <table:table-cell office:value-type="float" office:value="107.394">
            <text:p>107.39</text:p>
          </table:table-cell>
          <table:table-cell table:number-columns-repeated="2"/>
          <table:table-cell office:value-type="float" office:value="2.8">
            <text:p>2.8000000</text:p>
          </table:table-cell>
          <table:table-cell office:value-type="float" office:value="0.387406">
            <text:p>0.3874060</text:p>
          </table:table-cell>
          <table:table-cell/>
          <table:table-cell office:value-type="float" office:value="2.8">
            <text:p>2.8000000</text:p>
          </table:table-cell>
          <table:table-cell office:value-type="float" office:value="0.0623949">
            <text:p>0.0623949</text:p>
          </table:table-cell>
          <table:table-cell/>
          <table:table-cell office:value-type="float" office:value="2.8">
            <text:p>2.8000000</text:p>
          </table:table-cell>
          <table:table-cell office:value-type="float" office:value="0.0762038">
            <text:p>0.0762038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3">
            <text:p>3</text:p>
          </table:table-cell>
          <table:table-cell office:value-type="float" office:value="0.387448">
            <text:p>0.39</text:p>
          </table:table-cell>
          <table:table-cell office:value-type="float" office:value="0.0624044">
            <text:p>0.06</text:p>
          </table:table-cell>
          <table:table-cell office:value-type="float" office:value="-0.0532304">
            <text:p>-0.05</text:p>
          </table:table-cell>
          <table:table-cell office:value-type="float" office:value="50.8164">
            <text:p>50.82</text:p>
          </table:table-cell>
          <table:table-cell office:value-type="float" office:value="0.0623971">
            <text:p>0.06</text:p>
          </table:table-cell>
          <table:table-cell office:value-type="float" office:value="131.157">
            <text:p>131.16</text:p>
          </table:table-cell>
          <table:table-cell table:number-columns-repeated="2"/>
          <table:table-cell office:value-type="float" office:value="3">
            <text:p>3.0000000</text:p>
          </table:table-cell>
          <table:table-cell office:value-type="float" office:value="0.387448">
            <text:p>0.3874480</text:p>
          </table:table-cell>
          <table:table-cell/>
          <table:table-cell office:value-type="float" office:value="3">
            <text:p>3.0000000</text:p>
          </table:table-cell>
          <table:table-cell office:value-type="float" office:value="0.0624044">
            <text:p>0.0624044</text:p>
          </table:table-cell>
          <table:table-cell/>
          <table:table-cell office:value-type="float" office:value="3">
            <text:p>3.0000000</text:p>
          </table:table-cell>
          <table:table-cell office:value-type="float" office:value="0.0623971">
            <text:p>0.0623971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3.2">
            <text:p>3.2</text:p>
          </table:table-cell>
          <table:table-cell office:value-type="float" office:value="0.387474">
            <text:p>0.39</text:p>
          </table:table-cell>
          <table:table-cell office:value-type="float" office:value="0.06241">
            <text:p>0.06</text:p>
          </table:table-cell>
          <table:table-cell office:value-type="float" office:value="-0.053234">
            <text:p>-0.05</text:p>
          </table:table-cell>
          <table:table-cell office:value-type="float" office:value="62.0673">
            <text:p>62.07</text:p>
          </table:table-cell>
          <table:table-cell office:value-type="float" office:value="0.0510899">
            <text:p>0.05</text:p>
          </table:table-cell>
          <table:table-cell office:value-type="float" office:value="160.184">
            <text:p>160.18</text:p>
          </table:table-cell>
          <table:table-cell table:number-columns-repeated="2"/>
          <table:table-cell office:value-type="float" office:value="3.2">
            <text:p>3.2000000</text:p>
          </table:table-cell>
          <table:table-cell office:value-type="float" office:value="0.387474">
            <text:p>0.3874740</text:p>
          </table:table-cell>
          <table:table-cell/>
          <table:table-cell office:value-type="float" office:value="3.2">
            <text:p>3.2000000</text:p>
          </table:table-cell>
          <table:table-cell office:value-type="float" office:value="0.06241">
            <text:p>0.0624100</text:p>
          </table:table-cell>
          <table:table-cell/>
          <table:table-cell office:value-type="float" office:value="3.2">
            <text:p>3.2000000</text:p>
          </table:table-cell>
          <table:table-cell office:value-type="float" office:value="0.0510899">
            <text:p>0.0510899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3.4">
            <text:p>3.4</text:p>
          </table:table-cell>
          <table:table-cell office:value-type="float" office:value="0.387491">
            <text:p>0.39</text:p>
          </table:table-cell>
          <table:table-cell office:value-type="float" office:value="0.062413">
            <text:p>0.06</text:p>
          </table:table-cell>
          <table:table-cell office:value-type="float" office:value="-0.053236">
            <text:p>-0.05</text:p>
          </table:table-cell>
          <table:table-cell office:value-type="float" office:value="75.8092">
            <text:p>75.81</text:p>
          </table:table-cell>
          <table:table-cell office:value-type="float" office:value="0.0418307">
            <text:p>0.04</text:p>
          </table:table-cell>
          <table:table-cell office:value-type="float" office:value="195.641">
            <text:p>195.64</text:p>
          </table:table-cell>
          <table:table-cell table:number-columns-repeated="2"/>
          <table:table-cell office:value-type="float" office:value="3.4">
            <text:p>3.4000000</text:p>
          </table:table-cell>
          <table:table-cell office:value-type="float" office:value="0.387491">
            <text:p>0.3874910</text:p>
          </table:table-cell>
          <table:table-cell/>
          <table:table-cell office:value-type="float" office:value="3.4">
            <text:p>3.4000000</text:p>
          </table:table-cell>
          <table:table-cell office:value-type="float" office:value="0.062413">
            <text:p>0.0624130</text:p>
          </table:table-cell>
          <table:table-cell/>
          <table:table-cell office:value-type="float" office:value="3.4">
            <text:p>3.4000000</text:p>
          </table:table-cell>
          <table:table-cell office:value-type="float" office:value="0.0418307">
            <text:p>0.0418307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3.6">
            <text:p>3.6</text:p>
          </table:table-cell>
          <table:table-cell office:value-type="float" office:value="0.387502">
            <text:p>0.39</text:p>
          </table:table-cell>
          <table:table-cell office:value-type="float" office:value="0.0624144">
            <text:p>0.06</text:p>
          </table:table-cell>
          <table:table-cell office:value-type="float" office:value="-0.0532371">
            <text:p>-0.05</text:p>
          </table:table-cell>
          <table:table-cell office:value-type="float" office:value="92.5935">
            <text:p>92.59</text:p>
          </table:table-cell>
          <table:table-cell office:value-type="float" office:value="0.0342491">
            <text:p>0.03</text:p>
          </table:table-cell>
          <table:table-cell office:value-type="float" office:value="238.95">
            <text:p>238.95</text:p>
          </table:table-cell>
          <table:table-cell table:number-columns-repeated="2"/>
          <table:table-cell office:value-type="float" office:value="3.6">
            <text:p>3.6000000</text:p>
          </table:table-cell>
          <table:table-cell office:value-type="float" office:value="0.387502">
            <text:p>0.3875020</text:p>
          </table:table-cell>
          <table:table-cell/>
          <table:table-cell office:value-type="float" office:value="3.6">
            <text:p>3.6000000</text:p>
          </table:table-cell>
          <table:table-cell office:value-type="float" office:value="0.0624144">
            <text:p>0.0624144</text:p>
          </table:table-cell>
          <table:table-cell/>
          <table:table-cell office:value-type="float" office:value="3.6">
            <text:p>3.6000000</text:p>
          </table:table-cell>
          <table:table-cell office:value-type="float" office:value="0.0342491">
            <text:p>0.0342491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3.8">
            <text:p>3.8</text:p>
          </table:table-cell>
          <table:table-cell office:value-type="float" office:value="0.38751">
            <text:p>0.39</text:p>
          </table:table-cell>
          <table:table-cell office:value-type="float" office:value="0.0624146">
            <text:p>0.06</text:p>
          </table:table-cell>
          <table:table-cell office:value-type="float" office:value="-0.0532377">
            <text:p>-0.05</text:p>
          </table:table-cell>
          <table:table-cell office:value-type="float" office:value="113.094">
            <text:p>113.09</text:p>
          </table:table-cell>
          <table:table-cell office:value-type="float" office:value="0.0280414">
            <text:p>0.03</text:p>
          </table:table-cell>
          <table:table-cell office:value-type="float" office:value="291.848">
            <text:p>291.85</text:p>
          </table:table-cell>
          <table:table-cell table:number-columns-repeated="2"/>
          <table:table-cell office:value-type="float" office:value="3.8">
            <text:p>3.8000000</text:p>
          </table:table-cell>
          <table:table-cell office:value-type="float" office:value="0.38751">
            <text:p>0.3875100</text:p>
          </table:table-cell>
          <table:table-cell/>
          <table:table-cell office:value-type="float" office:value="3.8">
            <text:p>3.8000000</text:p>
          </table:table-cell>
          <table:table-cell office:value-type="float" office:value="0.0624146">
            <text:p>0.0624146</text:p>
          </table:table-cell>
          <table:table-cell/>
          <table:table-cell office:value-type="float" office:value="3.8">
            <text:p>3.8000000</text:p>
          </table:table-cell>
          <table:table-cell office:value-type="float" office:value="0.0280414">
            <text:p>0.0280414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4">
            <text:p>4</text:p>
          </table:table-cell>
          <table:table-cell office:value-type="float" office:value="0.387517">
            <text:p>0.39</text:p>
          </table:table-cell>
          <table:table-cell office:value-type="float" office:value="0.0624139">
            <text:p>0.06</text:p>
          </table:table-cell>
          <table:table-cell office:value-type="float" office:value="-0.0532381">
            <text:p>-0.05</text:p>
          </table:table-cell>
          <table:table-cell office:value-type="float" office:value="138.133">
            <text:p>138.13</text:p>
          </table:table-cell>
          <table:table-cell office:value-type="float" office:value="0.0229588">
            <text:p>0.02</text:p>
          </table:table-cell>
          <table:table-cell office:value-type="float" office:value="356.457">
            <text:p>356.46</text:p>
          </table:table-cell>
          <table:table-cell table:number-columns-repeated="2"/>
          <table:table-cell office:value-type="float" office:value="4">
            <text:p>4.0000000</text:p>
          </table:table-cell>
          <table:table-cell office:value-type="float" office:value="0.387517">
            <text:p>0.3875170</text:p>
          </table:table-cell>
          <table:table-cell/>
          <table:table-cell office:value-type="float" office:value="4">
            <text:p>4.0000000</text:p>
          </table:table-cell>
          <table:table-cell office:value-type="float" office:value="0.0624139">
            <text:p>0.0624139</text:p>
          </table:table-cell>
          <table:table-cell/>
          <table:table-cell office:value-type="float" office:value="4">
            <text:p>4.0000000</text:p>
          </table:table-cell>
          <table:table-cell office:value-type="float" office:value="0.0229588">
            <text:p>0.0229588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4.2">
            <text:p>4.2</text:p>
          </table:table-cell>
          <table:table-cell office:value-type="float" office:value="0.387525">
            <text:p>0.39</text:p>
          </table:table-cell>
          <table:table-cell office:value-type="float" office:value="0.0624124">
            <text:p>0.06</text:p>
          </table:table-cell>
          <table:table-cell office:value-type="float" office:value="-0.0532382">
            <text:p>-0.05</text:p>
          </table:table-cell>
          <table:table-cell office:value-type="float" office:value="168.716">
            <text:p>168.72</text:p>
          </table:table-cell>
          <table:table-cell office:value-type="float" office:value="0.0187974">
            <text:p>0.02</text:p>
          </table:table-cell>
          <table:table-cell office:value-type="float" office:value="435.37">
            <text:p>435.37</text:p>
          </table:table-cell>
          <table:table-cell table:number-columns-repeated="2"/>
          <table:table-cell office:value-type="float" office:value="4.2">
            <text:p>4.2000000</text:p>
          </table:table-cell>
          <table:table-cell office:value-type="float" office:value="0.387525">
            <text:p>0.3875250</text:p>
          </table:table-cell>
          <table:table-cell/>
          <table:table-cell office:value-type="float" office:value="4.2">
            <text:p>4.2000000</text:p>
          </table:table-cell>
          <table:table-cell office:value-type="float" office:value="0.0624124">
            <text:p>0.0624124</text:p>
          </table:table-cell>
          <table:table-cell/>
          <table:table-cell office:value-type="float" office:value="4.2">
            <text:p>4.2000000</text:p>
          </table:table-cell>
          <table:table-cell office:value-type="float" office:value="0.0187974">
            <text:p>0.0187974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4.4">
            <text:p>4.4</text:p>
          </table:table-cell>
          <table:table-cell office:value-type="float" office:value="0.387533">
            <text:p>0.39</text:p>
          </table:table-cell>
          <table:table-cell office:value-type="float" office:value="0.06241">
            <text:p>0.06</text:p>
          </table:table-cell>
          <table:table-cell office:value-type="float" office:value="-0.0532383">
            <text:p>-0.05</text:p>
          </table:table-cell>
          <table:table-cell office:value-type="float" office:value="206.071">
            <text:p>206.07</text:p>
          </table:table-cell>
          <table:table-cell office:value-type="float" office:value="0.0153903">
            <text:p>0.02</text:p>
          </table:table-cell>
          <table:table-cell office:value-type="float" office:value="531.751">
            <text:p>531.75</text:p>
          </table:table-cell>
          <table:table-cell table:number-columns-repeated="2"/>
          <table:table-cell office:value-type="float" office:value="4.4">
            <text:p>4.4000000</text:p>
          </table:table-cell>
          <table:table-cell office:value-type="float" office:value="0.387533">
            <text:p>0.3875330</text:p>
          </table:table-cell>
          <table:table-cell/>
          <table:table-cell office:value-type="float" office:value="4.4">
            <text:p>4.4000000</text:p>
          </table:table-cell>
          <table:table-cell office:value-type="float" office:value="0.06241">
            <text:p>0.0624100</text:p>
          </table:table-cell>
          <table:table-cell/>
          <table:table-cell office:value-type="float" office:value="4.4">
            <text:p>4.4000000</text:p>
          </table:table-cell>
          <table:table-cell office:value-type="float" office:value="0.0153903">
            <text:p>0.0153903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4.6">
            <text:p>4.6</text:p>
          </table:table-cell>
          <table:table-cell office:value-type="float" office:value="0.387543">
            <text:p>0.39</text:p>
          </table:table-cell>
          <table:table-cell office:value-type="float" office:value="0.0624065">
            <text:p>0.06</text:p>
          </table:table-cell>
          <table:table-cell office:value-type="float" office:value="-0.0532384">
            <text:p>-0.05</text:p>
          </table:table-cell>
          <table:table-cell office:value-type="float" office:value="251.695">
            <text:p>251.7</text:p>
          </table:table-cell>
          <table:table-cell office:value-type="float" office:value="0.0126008">
            <text:p>0.01</text:p>
          </table:table-cell>
          <table:table-cell office:value-type="float" office:value="649.465">
            <text:p>649.47</text:p>
          </table:table-cell>
          <table:table-cell table:number-columns-repeated="2"/>
          <table:table-cell office:value-type="float" office:value="4.6">
            <text:p>4.6000000</text:p>
          </table:table-cell>
          <table:table-cell office:value-type="float" office:value="0.387543">
            <text:p>0.3875430</text:p>
          </table:table-cell>
          <table:table-cell/>
          <table:table-cell office:value-type="float" office:value="4.6">
            <text:p>4.6000000</text:p>
          </table:table-cell>
          <table:table-cell office:value-type="float" office:value="0.0624065">
            <text:p>0.0624065</text:p>
          </table:table-cell>
          <table:table-cell/>
          <table:table-cell office:value-type="float" office:value="4.6">
            <text:p>4.6000000</text:p>
          </table:table-cell>
          <table:table-cell office:value-type="float" office:value="0.0126008">
            <text:p>0.0126008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4.8">
            <text:p>4.8</text:p>
          </table:table-cell>
          <table:table-cell office:value-type="float" office:value="0.387555">
            <text:p>0.39</text:p>
          </table:table-cell>
          <table:table-cell office:value-type="float" office:value="0.0624016">
            <text:p>0.06</text:p>
          </table:table-cell>
          <table:table-cell office:value-type="float" office:value="-0.0532384">
            <text:p>-0.05</text:p>
          </table:table-cell>
          <table:table-cell office:value-type="float" office:value="307.421">
            <text:p>307.42</text:p>
          </table:table-cell>
          <table:table-cell office:value-type="float" office:value="0.010317">
            <text:p>0.01</text:p>
          </table:table-cell>
          <table:table-cell office:value-type="float" office:value="793.232">
            <text:p>793.23</text:p>
          </table:table-cell>
          <table:table-cell table:number-columns-repeated="2"/>
          <table:table-cell office:value-type="float" office:value="4.8">
            <text:p>4.8000000</text:p>
          </table:table-cell>
          <table:table-cell office:value-type="float" office:value="0.387555">
            <text:p>0.3875550</text:p>
          </table:table-cell>
          <table:table-cell/>
          <table:table-cell office:value-type="float" office:value="4.8">
            <text:p>4.8000000</text:p>
          </table:table-cell>
          <table:table-cell office:value-type="float" office:value="0.0624016">
            <text:p>0.0624016</text:p>
          </table:table-cell>
          <table:table-cell/>
          <table:table-cell office:value-type="float" office:value="4.8">
            <text:p>4.8000000</text:p>
          </table:table-cell>
          <table:table-cell office:value-type="float" office:value="0.010317">
            <text:p>0.0103170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5">
            <text:p>5</text:p>
          </table:table-cell>
          <table:table-cell office:value-type="float" office:value="0.387572">
            <text:p>0.39</text:p>
          </table:table-cell>
          <table:table-cell office:value-type="float" office:value="0.062395">
            <text:p>0.06</text:p>
          </table:table-cell>
          <table:table-cell office:value-type="float" office:value="-0.0532384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4725">
            <text:p>0.01</text:p>
          </table:table-cell>
          <table:table-cell office:value-type="float" office:value="968.814">
            <text:p>968.81</text:p>
          </table:table-cell>
          <table:table-cell table:number-columns-repeated="2"/>
          <table:table-cell office:value-type="float" office:value="5">
            <text:p>5.0000000</text:p>
          </table:table-cell>
          <table:table-cell office:value-type="float" office:value="0.387572">
            <text:p>0.3875720</text:p>
          </table:table-cell>
          <table:table-cell/>
          <table:table-cell office:value-type="float" office:value="5">
            <text:p>5.0000000</text:p>
          </table:table-cell>
          <table:table-cell office:value-type="float" office:value="0.062395">
            <text:p>0.0623950</text:p>
          </table:table-cell>
          <table:table-cell/>
          <table:table-cell office:value-type="float" office:value="5">
            <text:p>5.0000000</text:p>
          </table:table-cell>
          <table:table-cell office:value-type="float" office:value="0.00844725">
            <text:p>0.0084473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5.2">
            <text:p>5.2</text:p>
          </table:table-cell>
          <table:table-cell office:value-type="float" office:value="0.387595">
            <text:p>0.39</text:p>
          </table:table-cell>
          <table:table-cell office:value-type="float" office:value="0.0623861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458.619">
            <text:p>458.62</text:p>
          </table:table-cell>
          <table:table-cell office:value-type="float" office:value="0.00691642">
            <text:p>0.01</text:p>
          </table:table-cell>
          <table:table-cell office:value-type="float" office:value="1183.24">
            <text:p>1183.24</text:p>
          </table:table-cell>
          <table:table-cell table:number-columns-repeated="2"/>
          <table:table-cell office:value-type="float" office:value="5.2">
            <text:p>5.2000000</text:p>
          </table:table-cell>
          <table:table-cell office:value-type="float" office:value="0.387595">
            <text:p>0.3875950</text:p>
          </table:table-cell>
          <table:table-cell/>
          <table:table-cell office:value-type="float" office:value="5.2">
            <text:p>5.2000000</text:p>
          </table:table-cell>
          <table:table-cell office:value-type="float" office:value="0.0623861">
            <text:p>0.0623861</text:p>
          </table:table-cell>
          <table:table-cell/>
          <table:table-cell office:value-type="float" office:value="5.2">
            <text:p>5.2000000</text:p>
          </table:table-cell>
          <table:table-cell office:value-type="float" office:value="0.00691642">
            <text:p>0.0069164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5.4">
            <text:p>5.4</text:p>
          </table:table-cell>
          <table:table-cell office:value-type="float" office:value="0.387625">
            <text:p>0.39</text:p>
          </table:table-cell>
          <table:table-cell office:value-type="float" office:value="0.0623741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560.158">
            <text:p>560.16</text:p>
          </table:table-cell>
          <table:table-cell office:value-type="float" office:value="0.00566313">
            <text:p>0.01</text:p>
          </table:table-cell>
          <table:table-cell office:value-type="float" office:value="1445.1">
            <text:p>1445.1</text:p>
          </table:table-cell>
          <table:table-cell table:number-columns-repeated="2"/>
          <table:table-cell office:value-type="float" office:value="5.4">
            <text:p>5.4000000</text:p>
          </table:table-cell>
          <table:table-cell office:value-type="float" office:value="0.387625">
            <text:p>0.3876250</text:p>
          </table:table-cell>
          <table:table-cell/>
          <table:table-cell office:value-type="float" office:value="5.4">
            <text:p>5.4000000</text:p>
          </table:table-cell>
          <table:table-cell office:value-type="float" office:value="0.0623741">
            <text:p>0.0623741</text:p>
          </table:table-cell>
          <table:table-cell/>
          <table:table-cell office:value-type="float" office:value="5.4">
            <text:p>5.4000000</text:p>
          </table:table-cell>
          <table:table-cell office:value-type="float" office:value="0.00566313">
            <text:p>0.0056631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5.6">
            <text:p>5.6</text:p>
          </table:table-cell>
          <table:table-cell office:value-type="float" office:value="0.387666">
            <text:p>0.39</text:p>
          </table:table-cell>
          <table:table-cell office:value-type="float" office:value="0.0623578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684.179">
            <text:p>684.18</text:p>
          </table:table-cell>
          <table:table-cell office:value-type="float" office:value="0.00463707">
            <text:p>0</text:p>
          </table:table-cell>
          <table:table-cell office:value-type="float" office:value="1764.87">
            <text:p>1764.87</text:p>
          </table:table-cell>
          <table:table-cell table:number-columns-repeated="2"/>
          <table:table-cell office:value-type="float" office:value="5.6">
            <text:p>5.6000000</text:p>
          </table:table-cell>
          <table:table-cell office:value-type="float" office:value="0.387666">
            <text:p>0.3876660</text:p>
          </table:table-cell>
          <table:table-cell/>
          <table:table-cell office:value-type="float" office:value="5.6">
            <text:p>5.6000000</text:p>
          </table:table-cell>
          <table:table-cell office:value-type="float" office:value="0.0623578">
            <text:p>0.0623578</text:p>
          </table:table-cell>
          <table:table-cell/>
          <table:table-cell office:value-type="float" office:value="5.6">
            <text:p>5.6000000</text:p>
          </table:table-cell>
          <table:table-cell office:value-type="float" office:value="0.00463707">
            <text:p>0.0046371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5.8">
            <text:p>5.8</text:p>
          </table:table-cell>
          <table:table-cell office:value-type="float" office:value="0.38772">
            <text:p>0.39</text:p>
          </table:table-cell>
          <table:table-cell office:value-type="float" office:value="0.062336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835.658">
            <text:p>835.66</text:p>
          </table:table-cell>
          <table:table-cell office:value-type="float" office:value="0.00379704">
            <text:p>0</text:p>
          </table:table-cell>
          <table:table-cell office:value-type="float" office:value="2155.31">
            <text:p>2155.31</text:p>
          </table:table-cell>
          <table:table-cell table:number-columns-repeated="2"/>
          <table:table-cell office:value-type="float" office:value="5.8">
            <text:p>5.8000000</text:p>
          </table:table-cell>
          <table:table-cell office:value-type="float" office:value="0.38772">
            <text:p>0.3877200</text:p>
          </table:table-cell>
          <table:table-cell/>
          <table:table-cell office:value-type="float" office:value="5.8">
            <text:p>5.8000000</text:p>
          </table:table-cell>
          <table:table-cell office:value-type="float" office:value="0.062336">
            <text:p>0.0623360</text:p>
          </table:table-cell>
          <table:table-cell/>
          <table:table-cell office:value-type="float" office:value="5.8">
            <text:p>5.8000000</text:p>
          </table:table-cell>
          <table:table-cell office:value-type="float" office:value="0.00379704">
            <text:p>0.0037970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6">
            <text:p>6</text:p>
          </table:table-cell>
          <table:table-cell office:value-type="float" office:value="0.387794">
            <text:p>0.39</text:p>
          </table:table-cell>
          <table:table-cell office:value-type="float" office:value="0.0623065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1020.67">
            <text:p>1020.67</text:p>
          </table:table-cell>
          <table:table-cell office:value-type="float" office:value="0.00310935">
            <text:p>0</text:p>
          </table:table-cell>
          <table:table-cell office:value-type="float" office:value="2632">
            <text:p>2632</text:p>
          </table:table-cell>
          <table:table-cell table:number-columns-repeated="2"/>
          <table:table-cell office:value-type="float" office:value="6">
            <text:p>6.0000000</text:p>
          </table:table-cell>
          <table:table-cell office:value-type="float" office:value="0.387794">
            <text:p>0.3877940</text:p>
          </table:table-cell>
          <table:table-cell/>
          <table:table-cell office:value-type="float" office:value="6">
            <text:p>6.0000000</text:p>
          </table:table-cell>
          <table:table-cell office:value-type="float" office:value="0.0623065">
            <text:p>0.0623065</text:p>
          </table:table-cell>
          <table:table-cell/>
          <table:table-cell office:value-type="float" office:value="6">
            <text:p>6.0000000</text:p>
          </table:table-cell>
          <table:table-cell office:value-type="float" office:value="0.00310935">
            <text:p>0.0031094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6.2">
            <text:p>6.2</text:p>
          </table:table-cell>
          <table:table-cell office:value-type="float" office:value="0.387893">
            <text:p>0.39</text:p>
          </table:table-cell>
          <table:table-cell office:value-type="float" office:value="0.0622669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1246.66">
            <text:p>1246.66</text:p>
          </table:table-cell>
          <table:table-cell office:value-type="float" office:value="0.00254637">
            <text:p>0</text:p>
          </table:table-cell>
          <table:table-cell office:value-type="float" office:value="3213.91">
            <text:p>3213.91</text:p>
          </table:table-cell>
          <table:table-cell table:number-columns-repeated="2"/>
          <table:table-cell office:value-type="float" office:value="6.2">
            <text:p>6.2000000</text:p>
          </table:table-cell>
          <table:table-cell office:value-type="float" office:value="0.387893">
            <text:p>0.3878930</text:p>
          </table:table-cell>
          <table:table-cell/>
          <table:table-cell office:value-type="float" office:value="6.2">
            <text:p>6.2000000</text:p>
          </table:table-cell>
          <table:table-cell office:value-type="float" office:value="0.0622669">
            <text:p>0.0622669</text:p>
          </table:table-cell>
          <table:table-cell/>
          <table:table-cell office:value-type="float" office:value="6.2">
            <text:p>6.2000000</text:p>
          </table:table-cell>
          <table:table-cell office:value-type="float" office:value="0.00254637">
            <text:p>0.0025464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6.4">
            <text:p>6.4</text:p>
          </table:table-cell>
          <table:table-cell office:value-type="float" office:value="0.388027">
            <text:p>0.39</text:p>
          </table:table-cell>
          <table:table-cell office:value-type="float" office:value="0.0622135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1522.67">
            <text:p>1522.67</text:p>
          </table:table-cell>
          <table:table-cell office:value-type="float" office:value="0.00208551">
            <text:p>0</text:p>
          </table:table-cell>
          <table:table-cell office:value-type="float" office:value="3924.13">
            <text:p>3924.13</text:p>
          </table:table-cell>
          <table:table-cell table:number-columns-repeated="2"/>
          <table:table-cell office:value-type="float" office:value="6.4">
            <text:p>6.4000000</text:p>
          </table:table-cell>
          <table:table-cell office:value-type="float" office:value="0.388027">
            <text:p>0.3880270</text:p>
          </table:table-cell>
          <table:table-cell/>
          <table:table-cell office:value-type="float" office:value="6.4">
            <text:p>6.4000000</text:p>
          </table:table-cell>
          <table:table-cell office:value-type="float" office:value="0.0622135">
            <text:p>0.0622135</text:p>
          </table:table-cell>
          <table:table-cell/>
          <table:table-cell office:value-type="float" office:value="6.4">
            <text:p>6.4000000</text:p>
          </table:table-cell>
          <table:table-cell office:value-type="float" office:value="0.00208551">
            <text:p>0.0020855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6.6">
            <text:p>6.6</text:p>
          </table:table-cell>
          <table:table-cell office:value-type="float" office:value="0.388207">
            <text:p>0.39</text:p>
          </table:table-cell>
          <table:table-cell office:value-type="float" office:value="0.0621417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1859.79">
            <text:p>1859.79</text:p>
          </table:table-cell>
          <table:table-cell office:value-type="float" office:value="0.00170826">
            <text:p>0</text:p>
          </table:table-cell>
          <table:table-cell office:value-type="float" office:value="4790.72">
            <text:p>4790.72</text:p>
          </table:table-cell>
          <table:table-cell table:number-columns-repeated="2"/>
          <table:table-cell office:value-type="float" office:value="6.6">
            <text:p>6.6000000</text:p>
          </table:table-cell>
          <table:table-cell office:value-type="float" office:value="0.388207">
            <text:p>0.3882070</text:p>
          </table:table-cell>
          <table:table-cell/>
          <table:table-cell office:value-type="float" office:value="6.6">
            <text:p>6.6000000</text:p>
          </table:table-cell>
          <table:table-cell office:value-type="float" office:value="0.0621417">
            <text:p>0.0621417</text:p>
          </table:table-cell>
          <table:table-cell/>
          <table:table-cell office:value-type="float" office:value="6.6">
            <text:p>6.6000000</text:p>
          </table:table-cell>
          <table:table-cell office:value-type="float" office:value="0.00170826">
            <text:p>0.0017083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6.8">
            <text:p>6.8</text:p>
          </table:table-cell>
          <table:table-cell office:value-type="float" office:value="0.388449">
            <text:p>0.39</text:p>
          </table:table-cell>
          <table:table-cell office:value-type="float" office:value="0.0620451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2271.55">
            <text:p>2271.55</text:p>
          </table:table-cell>
          <table:table-cell office:value-type="float" office:value="0.00139948">
            <text:p>0</text:p>
          </table:table-cell>
          <table:table-cell office:value-type="float" office:value="5847.75">
            <text:p>5847.75</text:p>
          </table:table-cell>
          <table:table-cell table:number-columns-repeated="2"/>
          <table:table-cell office:value-type="float" office:value="6.8">
            <text:p>6.8000000</text:p>
          </table:table-cell>
          <table:table-cell office:value-type="float" office:value="0.388449">
            <text:p>0.3884490</text:p>
          </table:table-cell>
          <table:table-cell/>
          <table:table-cell office:value-type="float" office:value="6.8">
            <text:p>6.8000000</text:p>
          </table:table-cell>
          <table:table-cell office:value-type="float" office:value="0.0620451">
            <text:p>0.0620451</text:p>
          </table:table-cell>
          <table:table-cell/>
          <table:table-cell office:value-type="float" office:value="6.8">
            <text:p>6.8000000</text:p>
          </table:table-cell>
          <table:table-cell office:value-type="float" office:value="0.00139948">
            <text:p>0.0013995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7">
            <text:p>7</text:p>
          </table:table-cell>
          <table:table-cell office:value-type="float" office:value="0.388776">
            <text:p>0.39</text:p>
          </table:table-cell>
          <table:table-cell office:value-type="float" office:value="0.0619153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2774.48">
            <text:p>2774.48</text:p>
          </table:table-cell>
          <table:table-cell office:value-type="float" office:value="0.00114676">
            <text:p>0</text:p>
          </table:table-cell>
          <table:table-cell office:value-type="float" office:value="7136.46">
            <text:p>7136.46</text:p>
          </table:table-cell>
          <table:table-cell table:number-columns-repeated="2"/>
          <table:table-cell office:value-type="float" office:value="7">
            <text:p>7.0000000</text:p>
          </table:table-cell>
          <table:table-cell office:value-type="float" office:value="0.388776">
            <text:p>0.3887760</text:p>
          </table:table-cell>
          <table:table-cell/>
          <table:table-cell office:value-type="float" office:value="7">
            <text:p>7.0000000</text:p>
          </table:table-cell>
          <table:table-cell office:value-type="float" office:value="0.0619153">
            <text:p>0.0619153</text:p>
          </table:table-cell>
          <table:table-cell/>
          <table:table-cell office:value-type="float" office:value="7">
            <text:p>7.0000000</text:p>
          </table:table-cell>
          <table:table-cell office:value-type="float" office:value="0.00114676">
            <text:p>0.0011468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7.2">
            <text:p>7.2</text:p>
          </table:table-cell>
          <table:table-cell office:value-type="float" office:value="0.389216">
            <text:p>0.39</text:p>
          </table:table-cell>
          <table:table-cell office:value-type="float" office:value="0.0617409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3388.76">
            <text:p>3388.76</text:p>
          </table:table-cell>
          <table:table-cell office:value-type="float" office:value="0.000939951">
            <text:p>0</text:p>
          </table:table-cell>
          <table:table-cell office:value-type="float" office:value="8706.64">
            <text:p>8706.64</text:p>
          </table:table-cell>
          <table:table-cell table:number-columns-repeated="2"/>
          <table:table-cell office:value-type="float" office:value="7.2">
            <text:p>7.2000000</text:p>
          </table:table-cell>
          <table:table-cell office:value-type="float" office:value="0.389216">
            <text:p>0.3892160</text:p>
          </table:table-cell>
          <table:table-cell/>
          <table:table-cell office:value-type="float" office:value="7.2">
            <text:p>7.2000000</text:p>
          </table:table-cell>
          <table:table-cell office:value-type="float" office:value="0.0617409">
            <text:p>0.0617409</text:p>
          </table:table-cell>
          <table:table-cell/>
          <table:table-cell office:value-type="float" office:value="7.2">
            <text:p>7.2000000</text:p>
          </table:table-cell>
          <table:table-cell office:value-type="float" office:value="0.000939951">
            <text:p>0.0009400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7.4">
            <text:p>7.4</text:p>
          </table:table-cell>
          <table:table-cell office:value-type="float" office:value="0.389809">
            <text:p>0.39</text:p>
          </table:table-cell>
          <table:table-cell office:value-type="float" office:value="0.0615069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4139.04">
            <text:p>4139.04</text:p>
          </table:table-cell>
          <table:table-cell office:value-type="float" office:value="0.000770739">
            <text:p>0</text:p>
          </table:table-cell>
          <table:table-cell office:value-type="float" office:value="10618.1">
            <text:p>10618.1</text:p>
          </table:table-cell>
          <table:table-cell table:number-columns-repeated="2"/>
          <table:table-cell office:value-type="float" office:value="7.4">
            <text:p>7.4000000</text:p>
          </table:table-cell>
          <table:table-cell office:value-type="float" office:value="0.389809">
            <text:p>0.3898090</text:p>
          </table:table-cell>
          <table:table-cell/>
          <table:table-cell office:value-type="float" office:value="7.4">
            <text:p>7.4000000</text:p>
          </table:table-cell>
          <table:table-cell office:value-type="float" office:value="0.0615069">
            <text:p>0.0615069</text:p>
          </table:table-cell>
          <table:table-cell/>
          <table:table-cell office:value-type="float" office:value="7.4">
            <text:p>7.4000000</text:p>
          </table:table-cell>
          <table:table-cell office:value-type="float" office:value="0.000770739">
            <text:p>0.0007707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7.6">
            <text:p>7.6</text:p>
          </table:table-cell>
          <table:table-cell office:value-type="float" office:value="0.390608">
            <text:p>0.39</text:p>
          </table:table-cell>
          <table:table-cell office:value-type="float" office:value="0.0611931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5055.44">
            <text:p>5055.44</text:p>
          </table:table-cell>
          <table:table-cell office:value-type="float" office:value="0.000632321">
            <text:p>0</text:p>
          </table:table-cell>
          <table:table-cell office:value-type="float" office:value="12942.5">
            <text:p>12942.5</text:p>
          </table:table-cell>
          <table:table-cell table:number-columns-repeated="2"/>
          <table:table-cell office:value-type="float" office:value="7.6">
            <text:p>7.6000000</text:p>
          </table:table-cell>
          <table:table-cell office:value-type="float" office:value="0.390608">
            <text:p>0.3906080</text:p>
          </table:table-cell>
          <table:table-cell/>
          <table:table-cell office:value-type="float" office:value="7.6">
            <text:p>7.6000000</text:p>
          </table:table-cell>
          <table:table-cell office:value-type="float" office:value="0.0611931">
            <text:p>0.0611931</text:p>
          </table:table-cell>
          <table:table-cell/>
          <table:table-cell office:value-type="float" office:value="7.6">
            <text:p>7.6000000</text:p>
          </table:table-cell>
          <table:table-cell office:value-type="float" office:value="0.000632321">
            <text:p>0.0006323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7.8">
            <text:p>7.8</text:p>
          </table:table-cell>
          <table:table-cell office:value-type="float" office:value="0.391685">
            <text:p>0.39</text:p>
          </table:table-cell>
          <table:table-cell office:value-type="float" office:value="0.0607732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6174.72">
            <text:p>6174.72</text:p>
          </table:table-cell>
          <table:table-cell office:value-type="float" office:value="0.000519128">
            <text:p>0</text:p>
          </table:table-cell>
          <table:table-cell office:value-type="float" office:value="15764.5">
            <text:p>15764.5</text:p>
          </table:table-cell>
          <table:table-cell table:number-columns-repeated="2"/>
          <table:table-cell office:value-type="float" office:value="7.8">
            <text:p>7.8000000</text:p>
          </table:table-cell>
          <table:table-cell office:value-type="float" office:value="0.391685">
            <text:p>0.3916850</text:p>
          </table:table-cell>
          <table:table-cell/>
          <table:table-cell office:value-type="float" office:value="7.8">
            <text:p>7.8000000</text:p>
          </table:table-cell>
          <table:table-cell office:value-type="float" office:value="0.0607732">
            <text:p>0.0607732</text:p>
          </table:table-cell>
          <table:table-cell/>
          <table:table-cell office:value-type="float" office:value="7.8">
            <text:p>7.8000000</text:p>
          </table:table-cell>
          <table:table-cell office:value-type="float" office:value="0.000519128">
            <text:p>0.0005191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8">
            <text:p>8</text:p>
          </table:table-cell>
          <table:table-cell office:value-type="float" office:value="0.393137">
            <text:p>0.39</text:p>
          </table:table-cell>
          <table:table-cell office:value-type="float" office:value="0.0602124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7541.82">
            <text:p>7541.82</text:p>
          </table:table-cell>
          <table:table-cell office:value-type="float" office:value="0.000426602">
            <text:p>0</text:p>
          </table:table-cell>
          <table:table-cell office:value-type="float" office:value="19183.7">
            <text:p>19183.7</text:p>
          </table:table-cell>
          <table:table-cell table:number-columns-repeated="2"/>
          <table:table-cell office:value-type="float" office:value="8">
            <text:p>8.0000000</text:p>
          </table:table-cell>
          <table:table-cell office:value-type="float" office:value="0.393137">
            <text:p>0.3931370</text:p>
          </table:table-cell>
          <table:table-cell/>
          <table:table-cell office:value-type="float" office:value="8">
            <text:p>8.0000000</text:p>
          </table:table-cell>
          <table:table-cell office:value-type="float" office:value="0.0602124">
            <text:p>0.0602124</text:p>
          </table:table-cell>
          <table:table-cell/>
          <table:table-cell office:value-type="float" office:value="8">
            <text:p>8.0000000</text:p>
          </table:table-cell>
          <table:table-cell office:value-type="float" office:value="0.000426602">
            <text:p>0.0004266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8.2">
            <text:p>8.2</text:p>
          </table:table-cell>
          <table:table-cell office:value-type="float" office:value="0.395096">
            <text:p>0.4</text:p>
          </table:table-cell>
          <table:table-cell office:value-type="float" office:value="0.0594657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9211.6">
            <text:p>9211.6</text:p>
          </table:table-cell>
          <table:table-cell office:value-type="float" office:value="0.000351013">
            <text:p>0</text:p>
          </table:table-cell>
          <table:table-cell office:value-type="float" office:value="23314.9">
            <text:p>23314.9</text:p>
          </table:table-cell>
          <table:table-cell table:number-columns-repeated="2"/>
          <table:table-cell office:value-type="float" office:value="8.2">
            <text:p>8.2000000</text:p>
          </table:table-cell>
          <table:table-cell office:value-type="float" office:value="0.395096">
            <text:p>0.3950960</text:p>
          </table:table-cell>
          <table:table-cell/>
          <table:table-cell office:value-type="float" office:value="8.2">
            <text:p>8.2000000</text:p>
          </table:table-cell>
          <table:table-cell office:value-type="float" office:value="0.0594657">
            <text:p>0.0594657</text:p>
          </table:table-cell>
          <table:table-cell/>
          <table:table-cell office:value-type="float" office:value="8.2">
            <text:p>8.2000000</text:p>
          </table:table-cell>
          <table:table-cell office:value-type="float" office:value="0.000351013">
            <text:p>0.0003510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8.4">
            <text:p>8.4</text:p>
          </table:table-cell>
          <table:table-cell office:value-type="float" office:value="0.39774">
            <text:p>0.4</text:p>
          </table:table-cell>
          <table:table-cell office:value-type="float" office:value="0.0584755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11251.1">
            <text:p>11251.1</text:p>
          </table:table-cell>
          <table:table-cell office:value-type="float" office:value="0.000289308">
            <text:p>0</text:p>
          </table:table-cell>
          <table:table-cell office:value-type="float" office:value="28287.5">
            <text:p>28287.5</text:p>
          </table:table-cell>
          <table:table-cell table:number-columns-repeated="2"/>
          <table:table-cell office:value-type="float" office:value="8.4">
            <text:p>8.4000000</text:p>
          </table:table-cell>
          <table:table-cell office:value-type="float" office:value="0.39774">
            <text:p>0.3977400</text:p>
          </table:table-cell>
          <table:table-cell/>
          <table:table-cell office:value-type="float" office:value="8.4">
            <text:p>8.4000000</text:p>
          </table:table-cell>
          <table:table-cell office:value-type="float" office:value="0.0584755">
            <text:p>0.0584755</text:p>
          </table:table-cell>
          <table:table-cell/>
          <table:table-cell office:value-type="float" office:value="8.4">
            <text:p>8.4000000</text:p>
          </table:table-cell>
          <table:table-cell office:value-type="float" office:value="0.000289308">
            <text:p>0.0002893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8.6">
            <text:p>8.6</text:p>
          </table:table-cell>
          <table:table-cell office:value-type="float" office:value="0.40131">
            <text:p>0.4</text:p>
          </table:table-cell>
          <table:table-cell office:value-type="float" office:value="0.0571692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13742.1">
            <text:p>13742.1</text:p>
          </table:table-cell>
          <table:table-cell office:value-type="float" office:value="0.000238992">
            <text:p>0</text:p>
          </table:table-cell>
          <table:table-cell office:value-type="float" office:value="34243.1">
            <text:p>34243.1</text:p>
          </table:table-cell>
          <table:table-cell table:number-columns-repeated="2"/>
          <table:table-cell office:value-type="float" office:value="8.6">
            <text:p>8.6000000</text:p>
          </table:table-cell>
          <table:table-cell office:value-type="float" office:value="0.40131">
            <text:p>0.4013100</text:p>
          </table:table-cell>
          <table:table-cell/>
          <table:table-cell office:value-type="float" office:value="8.6">
            <text:p>8.6000000</text:p>
          </table:table-cell>
          <table:table-cell office:value-type="float" office:value="0.0571692">
            <text:p>0.0571692</text:p>
          </table:table-cell>
          <table:table-cell/>
          <table:table-cell office:value-type="float" office:value="8.6">
            <text:p>8.6000000</text:p>
          </table:table-cell>
          <table:table-cell office:value-type="float" office:value="0.000238992">
            <text:p>0.0002390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8.8">
            <text:p>8.8</text:p>
          </table:table-cell>
          <table:table-cell office:value-type="float" office:value="0.406136">
            <text:p>0.41</text:p>
          </table:table-cell>
          <table:table-cell office:value-type="float" office:value="0.0554583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16784.6">
            <text:p>16784.6</text:p>
          </table:table-cell>
          <table:table-cell office:value-type="float" office:value="0.000198023">
            <text:p>0</text:p>
          </table:table-cell>
          <table:table-cell office:value-type="float" office:value="41327.6">
            <text:p>41327.6</text:p>
          </table:table-cell>
          <table:table-cell table:number-columns-repeated="2"/>
          <table:table-cell office:value-type="float" office:value="8.8">
            <text:p>8.8000000</text:p>
          </table:table-cell>
          <table:table-cell office:value-type="float" office:value="0.406136">
            <text:p>0.4061360</text:p>
          </table:table-cell>
          <table:table-cell/>
          <table:table-cell office:value-type="float" office:value="8.8">
            <text:p>8.8000000</text:p>
          </table:table-cell>
          <table:table-cell office:value-type="float" office:value="0.0554583">
            <text:p>0.0554583</text:p>
          </table:table-cell>
          <table:table-cell/>
          <table:table-cell office:value-type="float" office:value="8.8">
            <text:p>8.8000000</text:p>
          </table:table-cell>
          <table:table-cell office:value-type="float" office:value="0.000198023">
            <text:p>0.0001980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9">
            <text:p>9</text:p>
          </table:table-cell>
          <table:table-cell office:value-type="float" office:value="0.412666">
            <text:p>0.41</text:p>
          </table:table-cell>
          <table:table-cell office:value-type="float" office:value="0.053239">
            <text:p>0.05</text:p>
          </table:table-cell>
          <table:table-cell office:value-type="float" office:value="-0.0532385">
            <text:p>-0.05</text:p>
          </table:table-cell>
          <table:table-cell office:value-type="float" office:value="20500.8">
            <text:p>20500.8</text:p>
          </table:table-cell>
          <table:table-cell office:value-type="float" office:value="0.000164734">
            <text:p>0</text:p>
          </table:table-cell>
          <table:table-cell office:value-type="float" office:value="49678.9">
            <text:p>49678.9</text:p>
          </table:table-cell>
          <table:table-cell table:number-columns-repeated="2"/>
          <table:table-cell office:value-type="float" office:value="9">
            <text:p>9.0000000</text:p>
          </table:table-cell>
          <table:table-cell office:value-type="float" office:value="0.412666">
            <text:p>0.4126660</text:p>
          </table:table-cell>
          <table:table-cell/>
          <table:table-cell office:value-type="float" office:value="9">
            <text:p>9.0000000</text:p>
          </table:table-cell>
          <table:table-cell office:value-type="float" office:value="0.053239">
            <text:p>0.0532390</text:p>
          </table:table-cell>
          <table:table-cell/>
          <table:table-cell office:value-type="float" office:value="9">
            <text:p>9.0000000</text:p>
          </table:table-cell>
          <table:table-cell office:value-type="float" office:value="0.000164734">
            <text:p>0.0001647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9.2">
            <text:p>9.2</text:p>
          </table:table-cell>
          <table:table-cell office:value-type="float" office:value="0.421515">
            <text:p>0.42</text:p>
          </table:table-cell>
          <table:table-cell office:value-type="float" office:value="0.0503975">
            <text:p>0.05</text:p>
          </table:table-cell>
          <table:table-cell office:value-type="float" office:value="-0.0532385">
            <text:p>-0.05</text:p>
          </table:table-cell>
          <table:table-cell office:value-type="float" office:value="25039.7">
            <text:p>25039.7</text:p>
          </table:table-cell>
          <table:table-cell office:value-type="float" office:value="0.000137765">
            <text:p>0</text:p>
          </table:table-cell>
          <table:table-cell office:value-type="float" office:value="59404.2">
            <text:p>59404.2</text:p>
          </table:table-cell>
          <table:table-cell table:number-columns-repeated="2"/>
          <table:table-cell office:value-type="float" office:value="9.2">
            <text:p>9.2000000</text:p>
          </table:table-cell>
          <table:table-cell office:value-type="float" office:value="0.421515">
            <text:p>0.4215150</text:p>
          </table:table-cell>
          <table:table-cell/>
          <table:table-cell office:value-type="float" office:value="9.2">
            <text:p>9.2000000</text:p>
          </table:table-cell>
          <table:table-cell office:value-type="float" office:value="0.0503975">
            <text:p>0.0503975</text:p>
          </table:table-cell>
          <table:table-cell/>
          <table:table-cell office:value-type="float" office:value="9.2">
            <text:p>9.2000000</text:p>
          </table:table-cell>
          <table:table-cell office:value-type="float" office:value="0.000137765">
            <text:p>0.0001378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9.4">
            <text:p>9.4</text:p>
          </table:table-cell>
          <table:table-cell office:value-type="float" office:value="0.433524">
            <text:p>0.43</text:p>
          </table:table-cell>
          <table:table-cell office:value-type="float" office:value="0.0468223">
            <text:p>0.05</text:p>
          </table:table-cell>
          <table:table-cell office:value-type="float" office:value="-0.0532385">
            <text:p>-0.05</text:p>
          </table:table-cell>
          <table:table-cell office:value-type="float" office:value="30583.6">
            <text:p>30583.6</text:p>
          </table:table-cell>
          <table:table-cell office:value-type="float" office:value="0.000116006">
            <text:p>0</text:p>
          </table:table-cell>
          <table:table-cell office:value-type="float" office:value="70546.6">
            <text:p>70546.6</text:p>
          </table:table-cell>
          <table:table-cell table:number-columns-repeated="2"/>
          <table:table-cell office:value-type="float" office:value="9.4">
            <text:p>9.4000000</text:p>
          </table:table-cell>
          <table:table-cell office:value-type="float" office:value="0.433524">
            <text:p>0.4335240</text:p>
          </table:table-cell>
          <table:table-cell/>
          <table:table-cell office:value-type="float" office:value="9.4">
            <text:p>9.4000000</text:p>
          </table:table-cell>
          <table:table-cell office:value-type="float" office:value="0.0468223">
            <text:p>0.0468223</text:p>
          </table:table-cell>
          <table:table-cell/>
          <table:table-cell office:value-type="float" office:value="9.4">
            <text:p>9.4000000</text:p>
          </table:table-cell>
          <table:table-cell office:value-type="float" office:value="0.000116006">
            <text:p>0.0001160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9.6">
            <text:p>9.6</text:p>
          </table:table-cell>
          <table:table-cell office:value-type="float" office:value="0.449853">
            <text:p>0.45</text:p>
          </table:table-cell>
          <table:table-cell office:value-type="float" office:value="0.0424278">
            <text:p>0.04</text:p>
          </table:table-cell>
          <table:table-cell office:value-type="float" office:value="-0.0532385">
            <text:p>-0.05</text:p>
          </table:table-cell>
          <table:table-cell office:value-type="float" office:value="37354.9">
            <text:p>37354.9</text:p>
          </table:table-cell>
          <table:table-cell table:style-name="ce3" office:value-type="float" office:value="0.000098555">
            <text:p>9.86E-005</text:p>
          </table:table-cell>
          <table:table-cell office:value-type="float" office:value="83038">
            <text:p>83038</text:p>
          </table:table-cell>
          <table:table-cell table:number-columns-repeated="2"/>
          <table:table-cell office:value-type="float" office:value="9.6">
            <text:p>9.6000000</text:p>
          </table:table-cell>
          <table:table-cell office:value-type="float" office:value="0.449853">
            <text:p>0.4498530</text:p>
          </table:table-cell>
          <table:table-cell/>
          <table:table-cell office:value-type="float" office:value="9.6">
            <text:p>9.6000000</text:p>
          </table:table-cell>
          <table:table-cell office:value-type="float" office:value="0.0424278">
            <text:p>0.0424278</text:p>
          </table:table-cell>
          <table:table-cell/>
          <table:table-cell office:value-type="float" office:value="9.6">
            <text:p>9.6000000</text:p>
          </table:table-cell>
          <table:table-cell office:value-type="float" office:value="0.000098555">
            <text:p>0.0000986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9.8">
            <text:p>9.8</text:p>
          </table:table-cell>
          <table:table-cell office:value-type="float" office:value="0.472101">
            <text:p>0.47</text:p>
          </table:table-cell>
          <table:table-cell office:value-type="float" office:value="0.0371926">
            <text:p>0.04</text:p>
          </table:table-cell>
          <table:table-cell office:value-type="float" office:value="-0.0532385">
            <text:p>-0.05</text:p>
          </table:table-cell>
          <table:table-cell office:value-type="float" office:value="45625.4">
            <text:p>45625.4</text:p>
          </table:table-cell>
          <table:table-cell table:style-name="ce3" office:value-type="float" office:value="0.0000846806">
            <text:p>8.47E-005</text:p>
          </table:table-cell>
          <table:table-cell office:value-type="float" office:value="96643.3">
            <text:p>96643.3</text:p>
          </table:table-cell>
          <table:table-cell table:number-columns-repeated="2"/>
          <table:table-cell office:value-type="float" office:value="9.8">
            <text:p>9.8000000</text:p>
          </table:table-cell>
          <table:table-cell office:value-type="float" office:value="0.472101">
            <text:p>0.4721010</text:p>
          </table:table-cell>
          <table:table-cell/>
          <table:table-cell office:value-type="float" office:value="9.8">
            <text:p>9.8000000</text:p>
          </table:table-cell>
          <table:table-cell office:value-type="float" office:value="0.0371926">
            <text:p>0.0371926</text:p>
          </table:table-cell>
          <table:table-cell/>
          <table:table-cell office:value-type="float" office:value="9.8">
            <text:p>9.8000000</text:p>
          </table:table-cell>
          <table:table-cell office:value-type="float" office:value="0.0000846806">
            <text:p>0.0000847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10">
            <text:p>10</text:p>
          </table:table-cell>
          <table:table-cell office:value-type="float" office:value="0.502464">
            <text:p>0.5</text:p>
          </table:table-cell>
          <table:table-cell office:value-type="float" office:value="0.0312102">
            <text:p>0.03</text:p>
          </table:table-cell>
          <table:table-cell office:value-type="float" office:value="-0.0532385">
            <text:p>-0.05</text:p>
          </table:table-cell>
          <table:table-cell office:value-type="float" office:value="55727">
            <text:p>55727</text:p>
          </table:table-cell>
          <table:table-cell table:style-name="ce3" office:value-type="float" office:value="0.0000737896">
            <text:p>7.38E-005</text:p>
          </table:table-cell>
          <table:table-cell office:value-type="float" office:value="110907">
            <text:p>110907</text:p>
          </table:table-cell>
          <table:table-cell table:number-columns-repeated="2"/>
          <table:table-cell office:value-type="float" office:value="10">
            <text:p>10.0000000</text:p>
          </table:table-cell>
          <table:table-cell office:value-type="float" office:value="0.502464">
            <text:p>0.5024640</text:p>
          </table:table-cell>
          <table:table-cell/>
          <table:table-cell office:value-type="float" office:value="10">
            <text:p>10.0000000</text:p>
          </table:table-cell>
          <table:table-cell office:value-type="float" office:value="0.0312102">
            <text:p>0.0312102</text:p>
          </table:table-cell>
          <table:table-cell/>
          <table:table-cell office:value-type="float" office:value="10">
            <text:p>10.0000000</text:p>
          </table:table-cell>
          <table:table-cell office:value-type="float" office:value="0.0000737896">
            <text:p>0.0000738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10.2001">
            <text:p>10.2</text:p>
          </table:table-cell>
          <table:table-cell office:value-type="float" office:value="0.543959">
            <text:p>0.54</text:p>
          </table:table-cell>
          <table:table-cell office:value-type="float" office:value="0.0247367">
            <text:p>0.02</text:p>
          </table:table-cell>
          <table:table-cell office:value-type="float" office:value="-0.0532385">
            <text:p>-0.05</text:p>
          </table:table-cell>
          <table:table-cell office:value-type="float" office:value="68071.9">
            <text:p>68071.9</text:p>
          </table:table-cell>
          <table:table-cell table:style-name="ce3" office:value-type="float" office:value="0.0000653965">
            <text:p>6.54E-005</text:p>
          </table:table-cell>
          <table:table-cell office:value-type="float" office:value="125141">
            <text:p>125141</text:p>
          </table:table-cell>
          <table:table-cell table:number-columns-repeated="2"/>
          <table:table-cell office:value-type="float" office:value="10.2001">
            <text:p>10.2001000</text:p>
          </table:table-cell>
          <table:table-cell office:value-type="float" office:value="0.543959">
            <text:p>0.5439590</text:p>
          </table:table-cell>
          <table:table-cell/>
          <table:table-cell office:value-type="float" office:value="10.2001">
            <text:p>10.2001000</text:p>
          </table:table-cell>
          <table:table-cell office:value-type="float" office:value="0.0247367">
            <text:p>0.0247367</text:p>
          </table:table-cell>
          <table:table-cell/>
          <table:table-cell office:value-type="float" office:value="10.2001">
            <text:p>10.2001000</text:p>
          </table:table-cell>
          <table:table-cell office:value-type="float" office:value="0.0000653965">
            <text:p>0.0000654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10.4001">
            <text:p>10.4</text:p>
          </table:table-cell>
          <table:table-cell office:value-type="float" office:value="0.600547">
            <text:p>0.6</text:p>
          </table:table-cell>
          <table:table-cell office:value-type="float" office:value="0.018225">
            <text:p>0.02</text:p>
          </table:table-cell>
          <table:table-cell office:value-type="float" office:value="-0.0532385">
            <text:p>-0.05</text:p>
          </table:table-cell>
          <table:table-cell office:value-type="float" office:value="83143.2">
            <text:p>83143.2</text:p>
          </table:table-cell>
          <table:table-cell table:style-name="ce3" office:value-type="float" office:value="0.000059112">
            <text:p>5.91E-005</text:p>
          </table:table-cell>
          <table:table-cell office:value-type="float" office:value="138446">
            <text:p>138446</text:p>
          </table:table-cell>
          <table:table-cell table:number-columns-repeated="2"/>
          <table:table-cell office:value-type="float" office:value="10.4001">
            <text:p>10.4001000</text:p>
          </table:table-cell>
          <table:table-cell office:value-type="float" office:value="0.600547">
            <text:p>0.6005470</text:p>
          </table:table-cell>
          <table:table-cell/>
          <table:table-cell office:value-type="float" office:value="10.4001">
            <text:p>10.4001000</text:p>
          </table:table-cell>
          <table:table-cell office:value-type="float" office:value="0.018225">
            <text:p>0.0182250</text:p>
          </table:table-cell>
          <table:table-cell/>
          <table:table-cell office:value-type="float" office:value="10.4001">
            <text:p>10.4001000</text:p>
          </table:table-cell>
          <table:table-cell office:value-type="float" office:value="0.000059112">
            <text:p>0.0000591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10.6001">
            <text:p>10.6</text:p>
          </table:table-cell>
          <table:table-cell office:value-type="float" office:value="0.677401">
            <text:p>0.68</text:p>
          </table:table-cell>
          <table:table-cell office:value-type="float" office:value="0.0122506">
            <text:p>0.01</text:p>
          </table:table-cell>
          <table:table-cell office:value-type="float" office:value="-0.0532385">
            <text:p>-0.05</text:p>
          </table:table-cell>
          <table:table-cell office:value-type="float" office:value="101551">
            <text:p>101551</text:p>
          </table:table-cell>
          <table:table-cell table:style-name="ce3" office:value-type="float" office:value="0.0000545903">
            <text:p>5.46E-005</text:p>
          </table:table-cell>
          <table:table-cell office:value-type="float" office:value="149913">
            <text:p>149913</text:p>
          </table:table-cell>
          <table:table-cell table:number-columns-repeated="2"/>
          <table:table-cell office:value-type="float" office:value="10.6001">
            <text:p>10.6001000</text:p>
          </table:table-cell>
          <table:table-cell office:value-type="float" office:value="0.677401">
            <text:p>0.6774010</text:p>
          </table:table-cell>
          <table:table-cell/>
          <table:table-cell office:value-type="float" office:value="10.6001">
            <text:p>10.6001000</text:p>
          </table:table-cell>
          <table:table-cell office:value-type="float" office:value="0.0122506">
            <text:p>0.0122506</text:p>
          </table:table-cell>
          <table:table-cell/>
          <table:table-cell office:value-type="float" office:value="10.6001">
            <text:p>10.6001000</text:p>
          </table:table-cell>
          <table:table-cell office:value-type="float" office:value="0.0000545903">
            <text:p>0.0000546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10.8001">
            <text:p>10.8</text:p>
          </table:table-cell>
          <table:table-cell office:value-type="float" office:value="0.780812">
            <text:p>0.78</text:p>
          </table:table-cell>
          <table:table-cell office:value-type="float" office:value="0.0073684">
            <text:p>0.01</text:p>
          </table:table-cell>
          <table:table-cell office:value-type="float" office:value="-0.0532385">
            <text:p>-0.05</text:p>
          </table:table-cell>
          <table:table-cell office:value-type="float" office:value="124035">
            <text:p>124035</text:p>
          </table:table-cell>
          <table:table-cell table:style-name="ce3" office:value-type="float" office:value="0.0000515178">
            <text:p>5.15E-005</text:p>
          </table:table-cell>
          <table:table-cell office:value-type="float" office:value="158854">
            <text:p>158854</text:p>
          </table:table-cell>
          <table:table-cell table:number-columns-repeated="2"/>
          <table:table-cell office:value-type="float" office:value="10.8001">
            <text:p>10.8001000</text:p>
          </table:table-cell>
          <table:table-cell office:value-type="float" office:value="0.780812">
            <text:p>0.7808120</text:p>
          </table:table-cell>
          <table:table-cell/>
          <table:table-cell office:value-type="float" office:value="10.8001">
            <text:p>10.8001000</text:p>
          </table:table-cell>
          <table:table-cell office:value-type="float" office:value="0.0073684">
            <text:p>0.0073684</text:p>
          </table:table-cell>
          <table:table-cell/>
          <table:table-cell office:value-type="float" office:value="10.8001">
            <text:p>10.8001000</text:p>
          </table:table-cell>
          <table:table-cell office:value-type="float" office:value="0.0000515178">
            <text:p>0.0000515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11.0001">
            <text:p>11</text:p>
          </table:table-cell>
          <table:table-cell office:value-type="float" office:value="0.917906">
            <text:p>0.92</text:p>
          </table:table-cell>
          <table:table-cell office:value-type="float" office:value="0.00389835">
            <text:p>0</text:p>
          </table:table-cell>
          <table:table-cell office:value-type="float" office:value="-0.0532385">
            <text:p>-0.05</text:p>
          </table:table-cell>
          <table:table-cell office:value-type="float" office:value="151497">
            <text:p>151497</text:p>
          </table:table-cell>
          <table:table-cell table:style-name="ce3" office:value-type="float" office:value="0.000049585">
            <text:p>4.96E-005</text:p>
          </table:table-cell>
          <table:table-cell office:value-type="float" office:value="165046">
            <text:p>165046</text:p>
          </table:table-cell>
          <table:table-cell table:number-columns-repeated="2"/>
          <table:table-cell office:value-type="float" office:value="11.0001">
            <text:p>11.0001000</text:p>
          </table:table-cell>
          <table:table-cell office:value-type="float" office:value="0.917906">
            <text:p>0.9179060</text:p>
          </table:table-cell>
          <table:table-cell/>
          <table:table-cell office:value-type="float" office:value="11.0001">
            <text:p>11.0001000</text:p>
          </table:table-cell>
          <table:table-cell office:value-type="float" office:value="0.00389835">
            <text:p>0.0038984</text:p>
          </table:table-cell>
          <table:table-cell/>
          <table:table-cell office:value-type="float" office:value="11.0001">
            <text:p>11.0001000</text:p>
          </table:table-cell>
          <table:table-cell office:value-type="float" office:value="0.000049585">
            <text:p>0.0000496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11.2001">
            <text:p>11.2</text:p>
          </table:table-cell>
          <table:table-cell office:value-type="float" office:value="1.09618">
            <text:p>1.1</text:p>
          </table:table-cell>
          <table:table-cell office:value-type="float" office:value="0.00179607">
            <text:p>0</text:p>
          </table:table-cell>
          <table:table-cell office:value-type="float" office:value="-0.0532385">
            <text:p>-0.05</text:p>
          </table:table-cell>
          <table:table-cell office:value-type="float" office:value="185039">
            <text:p>185039</text:p>
          </table:table-cell>
          <table:table-cell table:style-name="ce3" office:value-type="float" office:value="0.0000484814">
            <text:p>4.85E-005</text:p>
          </table:table-cell>
          <table:table-cell office:value-type="float" office:value="168803">
            <text:p>168803</text:p>
          </table:table-cell>
          <table:table-cell table:number-columns-repeated="2"/>
          <table:table-cell office:value-type="float" office:value="11.2001">
            <text:p>11.2001000</text:p>
          </table:table-cell>
          <table:table-cell office:value-type="float" office:value="1.09618">
            <text:p>1.0961800</text:p>
          </table:table-cell>
          <table:table-cell/>
          <table:table-cell office:value-type="float" office:value="11.2001">
            <text:p>11.2001000</text:p>
          </table:table-cell>
          <table:table-cell office:value-type="float" office:value="0.00179607">
            <text:p>0.0017961</text:p>
          </table:table-cell>
          <table:table-cell/>
          <table:table-cell office:value-type="float" office:value="11.2001">
            <text:p>11.2001000</text:p>
          </table:table-cell>
          <table:table-cell office:value-type="float" office:value="0.0000484814">
            <text:p>0.0000485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11.4001">
            <text:p>11.4</text:p>
          </table:table-cell>
          <table:table-cell office:value-type="float" office:value="1.32329">
            <text:p>1.32</text:p>
          </table:table-cell>
          <table:table-cell office:value-type="float" office:value="0.000722583">
            <text:p>0</text:p>
          </table:table-cell>
          <table:table-cell office:value-type="float" office:value="-0.0532385">
            <text:p>-0.05</text:p>
          </table:table-cell>
          <table:table-cell office:value-type="float" office:value="226007">
            <text:p>226007</text:p>
          </table:table-cell>
          <table:table-cell table:style-name="ce3" office:value-type="float" office:value="0.000047917">
            <text:p>4.79E-005</text:p>
          </table:table-cell>
          <table:table-cell office:value-type="float" office:value="170791">
            <text:p>170791</text:p>
          </table:table-cell>
          <table:table-cell table:number-columns-repeated="2"/>
          <table:table-cell office:value-type="float" office:value="11.4001">
            <text:p>11.4001000</text:p>
          </table:table-cell>
          <table:table-cell office:value-type="float" office:value="1.32329">
            <text:p>1.3232900</text:p>
          </table:table-cell>
          <table:table-cell/>
          <table:table-cell office:value-type="float" office:value="11.4001">
            <text:p>11.4001000</text:p>
          </table:table-cell>
          <table:table-cell office:value-type="float" office:value="0.000722583">
            <text:p>0.0007226</text:p>
          </table:table-cell>
          <table:table-cell/>
          <table:table-cell office:value-type="float" office:value="11.4001">
            <text:p>11.4001000</text:p>
          </table:table-cell>
          <table:table-cell office:value-type="float" office:value="0.000047917">
            <text:p>0.0000479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11.6001">
            <text:p>11.6</text:p>
          </table:table-cell>
          <table:table-cell office:value-type="float" office:value="1.60755">
            <text:p>1.61</text:p>
          </table:table-cell>
          <table:table-cell office:value-type="float" office:value="0.000259282">
            <text:p>0</text:p>
          </table:table-cell>
          <table:table-cell office:value-type="float" office:value="-0.0532385">
            <text:p>-0.05</text:p>
          </table:table-cell>
          <table:table-cell office:value-type="float" office:value="276045">
            <text:p>276045</text:p>
          </table:table-cell>
          <table:table-cell table:style-name="ce3" office:value-type="float" office:value="0.0000476584">
            <text:p>4.77E-005</text:p>
          </table:table-cell>
          <table:table-cell office:value-type="float" office:value="171718">
            <text:p>171718</text:p>
          </table:table-cell>
          <table:table-cell table:number-columns-repeated="2"/>
          <table:table-cell office:value-type="float" office:value="11.6001">
            <text:p>11.6001000</text:p>
          </table:table-cell>
          <table:table-cell office:value-type="float" office:value="1.60755">
            <text:p>1.6075500</text:p>
          </table:table-cell>
          <table:table-cell/>
          <table:table-cell office:value-type="float" office:value="11.6001">
            <text:p>11.6001000</text:p>
          </table:table-cell>
          <table:table-cell office:value-type="float" office:value="0.000259282">
            <text:p>0.0002593</text:p>
          </table:table-cell>
          <table:table-cell/>
          <table:table-cell office:value-type="float" office:value="11.6001">
            <text:p>11.6001000</text:p>
          </table:table-cell>
          <table:table-cell office:value-type="float" office:value="0.0000476584">
            <text:p>0.0000477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11.8001">
            <text:p>11.8</text:p>
          </table:table-cell>
          <table:table-cell office:value-type="float" office:value="1.95899">
            <text:p>1.96</text:p>
          </table:table-cell>
          <table:table-cell table:style-name="ce3" office:value-type="float" office:value="0.0000868041">
            <text:p>8.68E-005</text:p>
          </table:table-cell>
          <table:table-cell office:value-type="float" office:value="-0.0532385">
            <text:p>-0.05</text:p>
          </table:table-cell>
          <table:table-cell office:value-type="float" office:value="337162">
            <text:p>337162</text:p>
          </table:table-cell>
          <table:table-cell table:style-name="ce3" office:value-type="float" office:value="0.0000475497">
            <text:p>4.75E-005</text:p>
          </table:table-cell>
          <table:table-cell office:value-type="float" office:value="172111">
            <text:p>172111</text:p>
          </table:table-cell>
          <table:table-cell table:number-columns-repeated="2"/>
          <table:table-cell office:value-type="float" office:value="11.8001">
            <text:p>11.8001000</text:p>
          </table:table-cell>
          <table:table-cell office:value-type="float" office:value="1.95899">
            <text:p>1.9589900</text:p>
          </table:table-cell>
          <table:table-cell/>
          <table:table-cell office:value-type="float" office:value="11.8001">
            <text:p>11.8001000</text:p>
          </table:table-cell>
          <table:table-cell office:value-type="float" office:value="0.0000868041">
            <text:p>0.0000868</text:p>
          </table:table-cell>
          <table:table-cell/>
          <table:table-cell office:value-type="float" office:value="11.8001">
            <text:p>11.8001000</text:p>
          </table:table-cell>
          <table:table-cell office:value-type="float" office:value="0.0000475497">
            <text:p>0.0000475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12.0001">
            <text:p>12</text:p>
          </table:table-cell>
          <table:table-cell office:value-type="float" office:value="2.39049">
            <text:p>2.39</text:p>
          </table:table-cell>
          <table:table-cell table:style-name="ce3" office:value-type="float" office:value="0.0000292313">
            <text:p>2.92E-005</text:p>
          </table:table-cell>
          <table:table-cell office:value-type="float" office:value="-0.0532385">
            <text:p>-0.05</text:p>
          </table:table-cell>
          <table:table-cell office:value-type="float" office:value="411811">
            <text:p>411811</text:p>
          </table:table-cell>
          <table:table-cell table:style-name="ce3" office:value-type="float" office:value="0.0000475056">
            <text:p>4.75E-005</text:p>
          </table:table-cell>
          <table:table-cell office:value-type="float" office:value="172270">
            <text:p>172270</text:p>
          </table:table-cell>
          <table:table-cell table:number-columns-repeated="2"/>
          <table:table-cell office:value-type="float" office:value="12.0001">
            <text:p>12.0001000</text:p>
          </table:table-cell>
          <table:table-cell office:value-type="float" office:value="2.39049">
            <text:p>2.3904900</text:p>
          </table:table-cell>
          <table:table-cell/>
          <table:table-cell office:value-type="float" office:value="12.0001">
            <text:p>12.0001000</text:p>
          </table:table-cell>
          <table:table-cell office:value-type="float" office:value="0.0000292313">
            <text:p>0.0000292</text:p>
          </table:table-cell>
          <table:table-cell/>
          <table:table-cell office:value-type="float" office:value="12.0001">
            <text:p>12.0001000</text:p>
          </table:table-cell>
          <table:table-cell office:value-type="float" office:value="0.0000475056">
            <text:p>0.0000475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12.2001">
            <text:p>12.2</text:p>
          </table:table-cell>
          <table:table-cell office:value-type="float" office:value="2.9186">
            <text:p>2.92</text:p>
          </table:table-cell>
          <table:table-cell table:style-name="ce3" office:value-type="float" office:value="0.0000110969">
            <text:p>1.11E-005</text:p>
          </table:table-cell>
          <table:table-cell office:value-type="float" office:value="-0.0532385">
            <text:p>-0.05</text:p>
          </table:table-cell>
          <table:table-cell office:value-type="float" office:value="502987">
            <text:p>502987</text:p>
          </table:table-cell>
          <table:table-cell table:style-name="ce3" office:value-type="float" office:value="0.0000474868">
            <text:p>4.75E-005</text:p>
          </table:table-cell>
          <table:table-cell office:value-type="float" office:value="172339">
            <text:p>172339</text:p>
          </table:table-cell>
          <table:table-cell table:number-columns-repeated="2"/>
          <table:table-cell office:value-type="float" office:value="12.2001">
            <text:p>12.2001000</text:p>
          </table:table-cell>
          <table:table-cell office:value-type="float" office:value="2.9186">
            <text:p>2.9186000</text:p>
          </table:table-cell>
          <table:table-cell/>
          <table:table-cell office:value-type="float" office:value="12.2001">
            <text:p>12.2001000</text:p>
          </table:table-cell>
          <table:table-cell office:value-type="float" office:value="0.0000110969">
            <text:p>0.0000111</text:p>
          </table:table-cell>
          <table:table-cell/>
          <table:table-cell office:value-type="float" office:value="12.2001">
            <text:p>12.2001000</text:p>
          </table:table-cell>
          <table:table-cell office:value-type="float" office:value="0.0000474868">
            <text:p>0.0000475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12.4001">
            <text:p>12.4</text:p>
          </table:table-cell>
          <table:table-cell office:value-type="float" office:value="3.56405">
            <text:p>3.56</text:p>
          </table:table-cell>
          <table:table-cell table:style-name="ce3" office:value-type="float" office:value="0.00000560062">
            <text:p>5.60E-006</text:p>
          </table:table-cell>
          <table:table-cell office:value-type="float" office:value="-0.0532385">
            <text:p>-0.05</text:p>
          </table:table-cell>
          <table:table-cell office:value-type="float" office:value="614350">
            <text:p>614350</text:p>
          </table:table-cell>
          <table:table-cell table:style-name="ce3" office:value-type="float" office:value="0.000047477">
            <text:p>4.75E-005</text:p>
          </table:table-cell>
          <table:table-cell office:value-type="float" office:value="172374">
            <text:p>172374</text:p>
          </table:table-cell>
          <table:table-cell table:number-columns-repeated="2"/>
          <table:table-cell office:value-type="float" office:value="12.4001">
            <text:p>12.4001000</text:p>
          </table:table-cell>
          <table:table-cell office:value-type="float" office:value="3.56405">
            <text:p>3.5640500</text:p>
          </table:table-cell>
          <table:table-cell/>
          <table:table-cell office:value-type="float" office:value="12.4001">
            <text:p>12.4001000</text:p>
          </table:table-cell>
          <table:table-cell office:value-type="float" office:value="0.00000560062">
            <text:p>0.0000056</text:p>
          </table:table-cell>
          <table:table-cell/>
          <table:table-cell office:value-type="float" office:value="12.4001">
            <text:p>12.4001000</text:p>
          </table:table-cell>
          <table:table-cell office:value-type="float" office:value="0.000047477">
            <text:p>0.0000475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12.6001">
            <text:p>12.6</text:p>
          </table:table-cell>
          <table:table-cell office:value-type="float" office:value="4.35245">
            <text:p>4.35</text:p>
          </table:table-cell>
          <table:table-cell table:style-name="ce3" office:value-type="float" office:value="0.00000474024">
            <text:p>4.74E-006</text:p>
          </table:table-cell>
          <table:table-cell office:value-type="float" office:value="-0.0532385">
            <text:p>-0.05</text:p>
          </table:table-cell>
          <table:table-cell office:value-type="float" office:value="750368">
            <text:p>750368</text:p>
          </table:table-cell>
          <table:table-cell table:style-name="ce3" office:value-type="float" office:value="0.0000474695">
            <text:p>4.75E-005</text:p>
          </table:table-cell>
          <table:table-cell office:value-type="float" office:value="172401">
            <text:p>172401</text:p>
          </table:table-cell>
          <table:table-cell table:number-columns-repeated="2"/>
          <table:table-cell office:value-type="float" office:value="12.6001">
            <text:p>12.6001000</text:p>
          </table:table-cell>
          <table:table-cell office:value-type="float" office:value="4.35245">
            <text:p>4.3524500</text:p>
          </table:table-cell>
          <table:table-cell/>
          <table:table-cell office:value-type="float" office:value="12.6001">
            <text:p>12.6001000</text:p>
          </table:table-cell>
          <table:table-cell office:value-type="float" office:value="0.00000474024">
            <text:p>0.0000047</text:p>
          </table:table-cell>
          <table:table-cell/>
          <table:table-cell office:value-type="float" office:value="12.6001">
            <text:p>12.6001000</text:p>
          </table:table-cell>
          <table:table-cell office:value-type="float" office:value="0.0000474695">
            <text:p>0.0000475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12.739">
            <text:p>12.74</text:p>
          </table:table-cell>
          <table:table-cell office:value-type="float" office:value="5.00026">
            <text:p>5</text:p>
          </table:table-cell>
          <table:table-cell table:style-name="ce3" office:value-type="float" office:value="0.00000675085">
            <text:p>6.75E-006</text:p>
          </table:table-cell>
          <table:table-cell office:value-type="float" office:value="-0.0532385">
            <text:p>-0.05</text:p>
          </table:table-cell>
          <table:table-cell office:value-type="float" office:value="862180">
            <text:p>862180</text:p>
          </table:table-cell>
          <table:table-cell table:style-name="ce3" office:value-type="float" office:value="0.0000474625">
            <text:p>4.75E-005</text:p>
          </table:table-cell>
          <table:table-cell office:value-type="float" office:value="172427">
            <text:p>172427</text:p>
          </table:table-cell>
          <table:table-cell table:number-columns-repeated="2"/>
          <table:table-cell office:value-type="float" office:value="12.739">
            <text:p>12.7390000</text:p>
          </table:table-cell>
          <table:table-cell office:value-type="float" office:value="5.00026">
            <text:p>5.0002600</text:p>
          </table:table-cell>
          <table:table-cell/>
          <table:table-cell office:value-type="float" office:value="12.739">
            <text:p>12.7390000</text:p>
          </table:table-cell>
          <table:table-cell office:value-type="float" office:value="0.00000675085">
            <text:p>0.0000068</text:p>
          </table:table-cell>
          <table:table-cell/>
          <table:table-cell office:value-type="float" office:value="12.739">
            <text:p>12.7390000</text:p>
          </table:table-cell>
          <table:table-cell office:value-type="float" office:value="0.0000474625">
            <text:p>0.0000475</text:p>
          </table:table-cell>
        </table:table-row>
      </table:table>
      <table:table table:name="SheetC" table:style-name="ta1" table:print="false">
        <table:table-column table:style-name="co1" table:default-cell-style-name="ce3"/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6"/>
        <table:table-column table:style-name="co2" table:default-cell-style-name="Default"/>
        <table:table-column table:style-name="co2" table:number-columns-repeated="2" table:default-cell-style-name="ce6"/>
        <table:table-column table:style-name="co2" table:default-cell-style-name="Default"/>
        <table:table-column table:style-name="co2" table:number-columns-repeated="2" table:default-cell-style-name="ce6"/>
        <table:table-row table:style-name="ro1">
          <table:table-cell table:style-name="Default" office:value-type="string">
            <text:p>ring1_const_temp.c derk1.c Output</text:p>
          </table:table-cell>
          <table:table-cell table:number-columns-repeated="2"/>
          <table:table-cell office:value-type="string">
            <text:p>(i=20)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2" office:value-type="string">
            <text:p>1-T/Tc</text:p>
          </table:table-cell>
          <table:table-cell table:style-name="ce2" office:value-type="string">
            <text:p>l</text:p>
          </table:table-cell>
          <table:table-cell table:style-name="ce2" office:value-type="string">
            <text:p>K</text:p>
          </table:table-cell>
          <table:table-cell table:style-name="ce2" office:value-type="string">
            <text:p>y</text:p>
          </table:table-cell>
          <table:table-cell table:style-name="ce2" office:value-type="string">
            <text:p>F</text:p>
          </table:table-cell>
          <table:table-cell table:style-name="ce2" office:value-type="string">
            <text:p>a</text:p>
          </table:table-cell>
          <table:table-cell table:style-name="ce2" office:value-type="string">
            <text:p>Kr/K0</text:p>
          </table:table-cell>
          <table:table-cell table:style-name="ce2" office:value-type="string">
            <text:p>a0/Kr</text:p>
          </table:table-cell>
          <table:table-cell table:number-columns-repeated="2"/>
          <table:table-cell table:style-name="ce5" office:value-type="string">
            <text:p>l</text:p>
          </table:table-cell>
          <table:table-cell table:style-name="ce5" office:value-type="string">
            <text:p>K</text:p>
          </table:table-cell>
          <table:table-cell/>
          <table:table-cell table:style-name="ce5" office:value-type="string">
            <text:p>l</text:p>
          </table:table-cell>
          <table:table-cell table:style-name="ce5" office:value-type="string">
            <text:p>y</text:p>
          </table:table-cell>
          <table:table-cell/>
          <table:table-cell table:style-name="ce5" office:value-type="string">
            <text:p>l</text:p>
          </table:table-cell>
          <table:table-cell table:style-name="ce5" office:value-type="string">
            <text:p>Kr/K0</text:p>
          </table:table-cell>
        </table:table-row>
        <table:table-row table:style-name="ro1">
          <table:table-cell office:value-type="float" office:value="0.000001">
            <text:p>1.00E-006</text:p>
          </table:table-cell>
          <table:table-cell office:value-type="float" office:value="0.2">
            <text:p>0.2</text:p>
          </table:table-cell>
          <table:table-cell office:value-type="float" office:value="0.333722">
            <text:p>0.33</text:p>
          </table:table-cell>
          <table:table-cell office:value-type="float" office:value="0.0492772">
            <text:p>0.05</text:p>
          </table:table-cell>
          <table:table-cell office:value-type="float" office:value="-0.0217603">
            <text:p>-0.02</text:p>
          </table:table-cell>
          <table:table-cell office:value-type="float" office:value="3.09015">
            <text:p>3.09</text:p>
          </table:table-cell>
          <table:table-cell office:value-type="float" office:value="0.883813">
            <text:p>0.88</text:p>
          </table:table-cell>
          <table:table-cell office:value-type="float" office:value="9.25965">
            <text:p>9.26</text:p>
          </table:table-cell>
          <table:table-cell table:number-columns-repeated="2"/>
          <table:table-cell office:value-type="float" office:value="0.2">
            <text:p>0.2000000</text:p>
          </table:table-cell>
          <table:table-cell office:value-type="float" office:value="0.333722">
            <text:p>0.3337220</text:p>
          </table:table-cell>
          <table:table-cell/>
          <table:table-cell office:value-type="float" office:value="0.2">
            <text:p>0.2000000</text:p>
          </table:table-cell>
          <table:table-cell office:value-type="float" office:value="0.0492772">
            <text:p>0.0492772</text:p>
          </table:table-cell>
          <table:table-cell/>
          <table:table-cell office:value-type="float" office:value="0.2">
            <text:p>0.2000000</text:p>
          </table:table-cell>
          <table:table-cell office:value-type="float" office:value="0.883813">
            <text:p>0.8838130</text:p>
          </table:table-cell>
        </table:table-row>
        <table:table-row table:style-name="ro1">
          <table:table-cell office:value-type="float" office:value="0.000001">
            <text:p>1.00E-006</text:p>
          </table:table-cell>
          <table:table-cell office:value-type="float" office:value="0.4">
            <text:p>0.4</text:p>
          </table:table-cell>
          <table:table-cell office:value-type="float" office:value="0.351984">
            <text:p>0.35</text:p>
          </table:table-cell>
          <table:table-cell office:value-type="float" office:value="0.0537872">
            <text:p>0.05</text:p>
          </table:table-cell>
          <table:table-cell office:value-type="float" office:value="-0.0350988">
            <text:p>-0.04</text:p>
          </table:table-cell>
          <table:table-cell office:value-type="float" office:value="3.77432">
            <text:p>3.77</text:p>
          </table:table-cell>
          <table:table-cell office:value-type="float" office:value="0.763203">
            <text:p>0.76</text:p>
          </table:table-cell>
          <table:table-cell office:value-type="float" office:value="10.723">
            <text:p>10.72</text:p>
          </table:table-cell>
          <table:table-cell table:number-columns-repeated="2"/>
          <table:table-cell office:value-type="float" office:value="0.4">
            <text:p>0.4000000</text:p>
          </table:table-cell>
          <table:table-cell office:value-type="float" office:value="0.351984">
            <text:p>0.3519840</text:p>
          </table:table-cell>
          <table:table-cell/>
          <table:table-cell office:value-type="float" office:value="0.4">
            <text:p>0.4000000</text:p>
          </table:table-cell>
          <table:table-cell office:value-type="float" office:value="0.0537872">
            <text:p>0.0537872</text:p>
          </table:table-cell>
          <table:table-cell/>
          <table:table-cell office:value-type="float" office:value="0.4">
            <text:p>0.4000000</text:p>
          </table:table-cell>
          <table:table-cell office:value-type="float" office:value="0.763203">
            <text:p>0.7632030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0.6">
            <text:p>0.6</text:p>
          </table:table-cell>
          <table:table-cell office:value-type="float" office:value="0.364703">
            <text:p>0.36</text:p>
          </table:table-cell>
          <table:table-cell office:value-type="float" office:value="0.0569025">
            <text:p>0.06</text:p>
          </table:table-cell>
          <table:table-cell office:value-type="float" office:value="-0.042968">
            <text:p>-0.04</text:p>
          </table:table-cell>
          <table:table-cell office:value-type="float" office:value="4.60996">
            <text:p>4.61</text:p>
          </table:table-cell>
          <table:table-cell office:value-type="float" office:value="0.647437">
            <text:p>0.65</text:p>
          </table:table-cell>
          <table:table-cell office:value-type="float" office:value="12.6403">
            <text:p>12.64</text:p>
          </table:table-cell>
          <table:table-cell table:number-columns-repeated="2"/>
          <table:table-cell office:value-type="float" office:value="0.6">
            <text:p>0.6000000</text:p>
          </table:table-cell>
          <table:table-cell office:value-type="float" office:value="0.364703">
            <text:p>0.3647030</text:p>
          </table:table-cell>
          <table:table-cell/>
          <table:table-cell office:value-type="float" office:value="0.6">
            <text:p>0.6000000</text:p>
          </table:table-cell>
          <table:table-cell office:value-type="float" office:value="0.0569025">
            <text:p>0.0569025</text:p>
          </table:table-cell>
          <table:table-cell/>
          <table:table-cell office:value-type="float" office:value="0.6">
            <text:p>0.6000000</text:p>
          </table:table-cell>
          <table:table-cell office:value-type="float" office:value="0.647437">
            <text:p>0.6474370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0.8">
            <text:p>0.8</text:p>
          </table:table-cell>
          <table:table-cell office:value-type="float" office:value="0.373154">
            <text:p>0.37</text:p>
          </table:table-cell>
          <table:table-cell office:value-type="float" office:value="0.0589579">
            <text:p>0.06</text:p>
          </table:table-cell>
          <table:table-cell office:value-type="float" office:value="-0.0474905">
            <text:p>-0.05</text:p>
          </table:table-cell>
          <table:table-cell office:value-type="float" office:value="5.63062">
            <text:p>5.63</text:p>
          </table:table-cell>
          <table:table-cell office:value-type="float" office:value="0.542359">
            <text:p>0.54</text:p>
          </table:table-cell>
          <table:table-cell office:value-type="float" office:value="15.0893">
            <text:p>15.09</text:p>
          </table:table-cell>
          <table:table-cell table:number-columns-repeated="2"/>
          <table:table-cell office:value-type="float" office:value="0.8">
            <text:p>0.8000000</text:p>
          </table:table-cell>
          <table:table-cell office:value-type="float" office:value="0.373154">
            <text:p>0.3731540</text:p>
          </table:table-cell>
          <table:table-cell/>
          <table:table-cell office:value-type="float" office:value="0.8">
            <text:p>0.8000000</text:p>
          </table:table-cell>
          <table:table-cell office:value-type="float" office:value="0.0589579">
            <text:p>0.0589579</text:p>
          </table:table-cell>
          <table:table-cell/>
          <table:table-cell office:value-type="float" office:value="0.8">
            <text:p>0.8000000</text:p>
          </table:table-cell>
          <table:table-cell office:value-type="float" office:value="0.542359">
            <text:p>0.5423590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1">
            <text:p>1</text:p>
          </table:table-cell>
          <table:table-cell office:value-type="float" office:value="0.37859">
            <text:p>0.38</text:p>
          </table:table-cell>
          <table:table-cell office:value-type="float" office:value="0.0602734">
            <text:p>0.06</text:p>
          </table:table-cell>
          <table:table-cell office:value-type="float" office:value="-0.0500454">
            <text:p>-0.05</text:p>
          </table:table-cell>
          <table:table-cell office:value-type="float" office:value="6.87725">
            <text:p>6.88</text:p>
          </table:table-cell>
          <table:table-cell office:value-type="float" office:value="0.450515">
            <text:p>0.45</text:p>
          </table:table-cell>
          <table:table-cell office:value-type="float" office:value="18.1655">
            <text:p>18.17</text:p>
          </table:table-cell>
          <table:table-cell table:number-columns-repeated="2"/>
          <table:table-cell office:value-type="float" office:value="1">
            <text:p>1.0000000</text:p>
          </table:table-cell>
          <table:table-cell office:value-type="float" office:value="0.37859">
            <text:p>0.3785900</text:p>
          </table:table-cell>
          <table:table-cell/>
          <table:table-cell office:value-type="float" office:value="1">
            <text:p>1.0000000</text:p>
          </table:table-cell>
          <table:table-cell office:value-type="float" office:value="0.0602734">
            <text:p>0.0602734</text:p>
          </table:table-cell>
          <table:table-cell/>
          <table:table-cell office:value-type="float" office:value="1">
            <text:p>1.0000000</text:p>
          </table:table-cell>
          <table:table-cell office:value-type="float" office:value="0.450515">
            <text:p>0.4505150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1.2">
            <text:p>1.2</text:p>
          </table:table-cell>
          <table:table-cell office:value-type="float" office:value="0.382014">
            <text:p>0.38</text:p>
          </table:table-cell>
          <table:table-cell office:value-type="float" office:value="0.0610989">
            <text:p>0.06</text:p>
          </table:table-cell>
          <table:table-cell office:value-type="float" office:value="-0.0514728">
            <text:p>-0.05</text:p>
          </table:table-cell>
          <table:table-cell office:value-type="float" office:value="8.3999">
            <text:p>8.4</text:p>
          </table:table-cell>
          <table:table-cell office:value-type="float" office:value="0.372186">
            <text:p>0.37</text:p>
          </table:table-cell>
          <table:table-cell office:value-type="float" office:value="21.9885">
            <text:p>21.99</text:p>
          </table:table-cell>
          <table:table-cell table:number-columns-repeated="2"/>
          <table:table-cell office:value-type="float" office:value="1.2">
            <text:p>1.2000000</text:p>
          </table:table-cell>
          <table:table-cell office:value-type="float" office:value="0.382014">
            <text:p>0.3820140</text:p>
          </table:table-cell>
          <table:table-cell/>
          <table:table-cell office:value-type="float" office:value="1.2">
            <text:p>1.2000000</text:p>
          </table:table-cell>
          <table:table-cell office:value-type="float" office:value="0.0610989">
            <text:p>0.0610989</text:p>
          </table:table-cell>
          <table:table-cell/>
          <table:table-cell office:value-type="float" office:value="1.2">
            <text:p>1.2000000</text:p>
          </table:table-cell>
          <table:table-cell office:value-type="float" office:value="0.372186">
            <text:p>0.3721860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1.4">
            <text:p>1.4</text:p>
          </table:table-cell>
          <table:table-cell office:value-type="float" office:value="0.384142">
            <text:p>0.38</text:p>
          </table:table-cell>
          <table:table-cell office:value-type="float" office:value="0.0616106">
            <text:p>0.06</text:p>
          </table:table-cell>
          <table:table-cell office:value-type="float" office:value="-0.0522649">
            <text:p>-0.05</text:p>
          </table:table-cell>
          <table:table-cell office:value-type="float" office:value="10.2597">
            <text:p>10.26</text:p>
          </table:table-cell>
          <table:table-cell office:value-type="float" office:value="0.306418">
            <text:p>0.31</text:p>
          </table:table-cell>
          <table:table-cell office:value-type="float" office:value="26.708">
            <text:p>26.71</text:p>
          </table:table-cell>
          <table:table-cell table:number-columns-repeated="2"/>
          <table:table-cell office:value-type="float" office:value="1.4">
            <text:p>1.4000000</text:p>
          </table:table-cell>
          <table:table-cell office:value-type="float" office:value="0.384142">
            <text:p>0.3841420</text:p>
          </table:table-cell>
          <table:table-cell/>
          <table:table-cell office:value-type="float" office:value="1.4">
            <text:p>1.4000000</text:p>
          </table:table-cell>
          <table:table-cell office:value-type="float" office:value="0.0616106">
            <text:p>0.0616106</text:p>
          </table:table-cell>
          <table:table-cell/>
          <table:table-cell office:value-type="float" office:value="1.4">
            <text:p>1.4000000</text:p>
          </table:table-cell>
          <table:table-cell office:value-type="float" office:value="0.306418">
            <text:p>0.3064180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1.6">
            <text:p>1.6</text:p>
          </table:table-cell>
          <table:table-cell office:value-type="float" office:value="0.385453">
            <text:p>0.39</text:p>
          </table:table-cell>
          <table:table-cell office:value-type="float" office:value="0.0619252">
            <text:p>0.06</text:p>
          </table:table-cell>
          <table:table-cell office:value-type="float" office:value="-0.0527026">
            <text:p>-0.05</text:p>
          </table:table-cell>
          <table:table-cell office:value-type="float" office:value="12.5312">
            <text:p>12.53</text:p>
          </table:table-cell>
          <table:table-cell office:value-type="float" office:value="0.25173">
            <text:p>0.25</text:p>
          </table:table-cell>
          <table:table-cell office:value-type="float" office:value="32.5102">
            <text:p>32.51</text:p>
          </table:table-cell>
          <table:table-cell table:number-columns-repeated="2"/>
          <table:table-cell office:value-type="float" office:value="1.6">
            <text:p>1.6000000</text:p>
          </table:table-cell>
          <table:table-cell office:value-type="float" office:value="0.385453">
            <text:p>0.3854530</text:p>
          </table:table-cell>
          <table:table-cell/>
          <table:table-cell office:value-type="float" office:value="1.6">
            <text:p>1.6000000</text:p>
          </table:table-cell>
          <table:table-cell office:value-type="float" office:value="0.0619252">
            <text:p>0.0619252</text:p>
          </table:table-cell>
          <table:table-cell/>
          <table:table-cell office:value-type="float" office:value="1.6">
            <text:p>1.6000000</text:p>
          </table:table-cell>
          <table:table-cell office:value-type="float" office:value="0.25173">
            <text:p>0.2517300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1.8">
            <text:p>1.8</text:p>
          </table:table-cell>
          <table:table-cell office:value-type="float" office:value="0.386258">
            <text:p>0.39</text:p>
          </table:table-cell>
          <table:table-cell office:value-type="float" office:value="0.0621176">
            <text:p>0.06</text:p>
          </table:table-cell>
          <table:table-cell office:value-type="float" office:value="-0.0529437">
            <text:p>-0.05</text:p>
          </table:table-cell>
          <table:table-cell office:value-type="float" office:value="15.3056">
            <text:p>15.31</text:p>
          </table:table-cell>
          <table:table-cell office:value-type="float" office:value="0.20653">
            <text:p>0.21</text:p>
          </table:table-cell>
          <table:table-cell office:value-type="float" office:value="39.6253">
            <text:p>39.63</text:p>
          </table:table-cell>
          <table:table-cell table:number-columns-repeated="2"/>
          <table:table-cell office:value-type="float" office:value="1.8">
            <text:p>1.8000000</text:p>
          </table:table-cell>
          <table:table-cell office:value-type="float" office:value="0.386258">
            <text:p>0.3862580</text:p>
          </table:table-cell>
          <table:table-cell/>
          <table:table-cell office:value-type="float" office:value="1.8">
            <text:p>1.8000000</text:p>
          </table:table-cell>
          <table:table-cell office:value-type="float" office:value="0.0621176">
            <text:p>0.0621176</text:p>
          </table:table-cell>
          <table:table-cell/>
          <table:table-cell office:value-type="float" office:value="1.8">
            <text:p>1.8000000</text:p>
          </table:table-cell>
          <table:table-cell office:value-type="float" office:value="0.20653">
            <text:p>0.2065300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2">
            <text:p>2</text:p>
          </table:table-cell>
          <table:table-cell office:value-type="float" office:value="0.386751">
            <text:p>0.39</text:p>
          </table:table-cell>
          <table:table-cell office:value-type="float" office:value="0.0622346">
            <text:p>0.06</text:p>
          </table:table-cell>
          <table:table-cell office:value-type="float" office:value="-0.0530764">
            <text:p>-0.05</text:p>
          </table:table-cell>
          <table:table-cell office:value-type="float" office:value="18.6943">
            <text:p>18.69</text:p>
          </table:table-cell>
          <table:table-cell office:value-type="float" office:value="0.169308">
            <text:p>0.17</text:p>
          </table:table-cell>
          <table:table-cell office:value-type="float" office:value="48.3368">
            <text:p>48.34</text:p>
          </table:table-cell>
          <table:table-cell table:number-columns-repeated="2"/>
          <table:table-cell office:value-type="float" office:value="2">
            <text:p>2.0000000</text:p>
          </table:table-cell>
          <table:table-cell office:value-type="float" office:value="0.386751">
            <text:p>0.3867510</text:p>
          </table:table-cell>
          <table:table-cell/>
          <table:table-cell office:value-type="float" office:value="2">
            <text:p>2.0000000</text:p>
          </table:table-cell>
          <table:table-cell office:value-type="float" office:value="0.0622346">
            <text:p>0.0622346</text:p>
          </table:table-cell>
          <table:table-cell/>
          <table:table-cell office:value-type="float" office:value="2">
            <text:p>2.0000000</text:p>
          </table:table-cell>
          <table:table-cell office:value-type="float" office:value="0.169308">
            <text:p>0.1693080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2.2">
            <text:p>2.2</text:p>
          </table:table-cell>
          <table:table-cell office:value-type="float" office:value="0.387053">
            <text:p>0.39</text:p>
          </table:table-cell>
          <table:table-cell office:value-type="float" office:value="0.0623054">
            <text:p>0.06</text:p>
          </table:table-cell>
          <table:table-cell office:value-type="float" office:value="-0.0531494">
            <text:p>-0.05</text:p>
          </table:table-cell>
          <table:table-cell office:value-type="float" office:value="22.8333">
            <text:p>22.83</text:p>
          </table:table-cell>
          <table:table-cell office:value-type="float" office:value="0.138726">
            <text:p>0.14</text:p>
          </table:table-cell>
          <table:table-cell office:value-type="float" office:value="58.9927">
            <text:p>58.99</text:p>
          </table:table-cell>
          <table:table-cell table:number-columns-repeated="2"/>
          <table:table-cell office:value-type="float" office:value="2.2">
            <text:p>2.2000000</text:p>
          </table:table-cell>
          <table:table-cell office:value-type="float" office:value="0.387053">
            <text:p>0.3870530</text:p>
          </table:table-cell>
          <table:table-cell/>
          <table:table-cell office:value-type="float" office:value="2.2">
            <text:p>2.2000000</text:p>
          </table:table-cell>
          <table:table-cell office:value-type="float" office:value="0.0623054">
            <text:p>0.0623054</text:p>
          </table:table-cell>
          <table:table-cell/>
          <table:table-cell office:value-type="float" office:value="2.2">
            <text:p>2.2000000</text:p>
          </table:table-cell>
          <table:table-cell office:value-type="float" office:value="0.138726">
            <text:p>0.1387260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2.4">
            <text:p>2.4</text:p>
          </table:table-cell>
          <table:table-cell office:value-type="float" office:value="0.387239">
            <text:p>0.39</text:p>
          </table:table-cell>
          <table:table-cell office:value-type="float" office:value="0.0623477">
            <text:p>0.06</text:p>
          </table:table-cell>
          <table:table-cell office:value-type="float" office:value="-0.0531894">
            <text:p>-0.05</text:p>
          </table:table-cell>
          <table:table-cell office:value-type="float" office:value="27.8886">
            <text:p>27.89</text:p>
          </table:table-cell>
          <table:table-cell office:value-type="float" office:value="0.113633">
            <text:p>0.11</text:p>
          </table:table-cell>
          <table:table-cell office:value-type="float" office:value="72.0193">
            <text:p>72.02</text:p>
          </table:table-cell>
          <table:table-cell table:number-columns-repeated="2"/>
          <table:table-cell office:value-type="float" office:value="2.4">
            <text:p>2.4000000</text:p>
          </table:table-cell>
          <table:table-cell office:value-type="float" office:value="0.387239">
            <text:p>0.3872390</text:p>
          </table:table-cell>
          <table:table-cell/>
          <table:table-cell office:value-type="float" office:value="2.4">
            <text:p>2.4000000</text:p>
          </table:table-cell>
          <table:table-cell office:value-type="float" office:value="0.0623477">
            <text:p>0.0623477</text:p>
          </table:table-cell>
          <table:table-cell/>
          <table:table-cell office:value-type="float" office:value="2.4">
            <text:p>2.4000000</text:p>
          </table:table-cell>
          <table:table-cell office:value-type="float" office:value="0.113633">
            <text:p>0.1136330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2.6">
            <text:p>2.6</text:p>
          </table:table-cell>
          <table:table-cell office:value-type="float" office:value="0.387354">
            <text:p>0.39</text:p>
          </table:table-cell>
          <table:table-cell office:value-type="float" office:value="0.0623725">
            <text:p>0.06</text:p>
          </table:table-cell>
          <table:table-cell office:value-type="float" office:value="-0.0532114">
            <text:p>-0.05</text:p>
          </table:table-cell>
          <table:table-cell office:value-type="float" office:value="34.0633">
            <text:p>34.06</text:p>
          </table:table-cell>
          <table:table-cell office:value-type="float" office:value="0.093063">
            <text:p>0.09</text:p>
          </table:table-cell>
          <table:table-cell office:value-type="float" office:value="87.9383">
            <text:p>87.94</text:p>
          </table:table-cell>
          <table:table-cell table:number-columns-repeated="2"/>
          <table:table-cell office:value-type="float" office:value="2.6">
            <text:p>2.6000000</text:p>
          </table:table-cell>
          <table:table-cell office:value-type="float" office:value="0.387354">
            <text:p>0.3873540</text:p>
          </table:table-cell>
          <table:table-cell/>
          <table:table-cell office:value-type="float" office:value="2.6">
            <text:p>2.6000000</text:p>
          </table:table-cell>
          <table:table-cell office:value-type="float" office:value="0.0623725">
            <text:p>0.0623725</text:p>
          </table:table-cell>
          <table:table-cell/>
          <table:table-cell office:value-type="float" office:value="2.6">
            <text:p>2.6000000</text:p>
          </table:table-cell>
          <table:table-cell office:value-type="float" office:value="0.093063">
            <text:p>0.0930630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2.8">
            <text:p>2.8</text:p>
          </table:table-cell>
          <table:table-cell office:value-type="float" office:value="0.387428">
            <text:p>0.39</text:p>
          </table:table-cell>
          <table:table-cell office:value-type="float" office:value="0.0623861">
            <text:p>0.06</text:p>
          </table:table-cell>
          <table:table-cell office:value-type="float" office:value="-0.0532235">
            <text:p>-0.05</text:p>
          </table:table-cell>
          <table:table-cell office:value-type="float" office:value="41.605">
            <text:p>41.61</text:p>
          </table:table-cell>
          <table:table-cell office:value-type="float" office:value="0.0762081">
            <text:p>0.08</text:p>
          </table:table-cell>
          <table:table-cell office:value-type="float" office:value="107.388">
            <text:p>107.39</text:p>
          </table:table-cell>
          <table:table-cell table:number-columns-repeated="2"/>
          <table:table-cell office:value-type="float" office:value="2.8">
            <text:p>2.8000000</text:p>
          </table:table-cell>
          <table:table-cell office:value-type="float" office:value="0.387428">
            <text:p>0.3874280</text:p>
          </table:table-cell>
          <table:table-cell/>
          <table:table-cell office:value-type="float" office:value="2.8">
            <text:p>2.8000000</text:p>
          </table:table-cell>
          <table:table-cell office:value-type="float" office:value="0.0623861">
            <text:p>0.0623861</text:p>
          </table:table-cell>
          <table:table-cell/>
          <table:table-cell office:value-type="float" office:value="2.8">
            <text:p>2.8000000</text:p>
          </table:table-cell>
          <table:table-cell office:value-type="float" office:value="0.0762081">
            <text:p>0.0762081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3">
            <text:p>3</text:p>
          </table:table-cell>
          <table:table-cell office:value-type="float" office:value="0.387477">
            <text:p>0.39</text:p>
          </table:table-cell>
          <table:table-cell office:value-type="float" office:value="0.0623926">
            <text:p>0.06</text:p>
          </table:table-cell>
          <table:table-cell office:value-type="float" office:value="-0.0532301">
            <text:p>-0.05</text:p>
          </table:table-cell>
          <table:table-cell office:value-type="float" office:value="50.8164">
            <text:p>50.82</text:p>
          </table:table-cell>
          <table:table-cell office:value-type="float" office:value="0.0624018">
            <text:p>0.06</text:p>
          </table:table-cell>
          <table:table-cell office:value-type="float" office:value="131.147">
            <text:p>131.15</text:p>
          </table:table-cell>
          <table:table-cell table:number-columns-repeated="2"/>
          <table:table-cell office:value-type="float" office:value="3">
            <text:p>3.0000000</text:p>
          </table:table-cell>
          <table:table-cell office:value-type="float" office:value="0.387477">
            <text:p>0.3874770</text:p>
          </table:table-cell>
          <table:table-cell/>
          <table:table-cell office:value-type="float" office:value="3">
            <text:p>3.0000000</text:p>
          </table:table-cell>
          <table:table-cell office:value-type="float" office:value="0.0623926">
            <text:p>0.0623926</text:p>
          </table:table-cell>
          <table:table-cell/>
          <table:table-cell office:value-type="float" office:value="3">
            <text:p>3.0000000</text:p>
          </table:table-cell>
          <table:table-cell office:value-type="float" office:value="0.0624018">
            <text:p>0.0624018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3.2">
            <text:p>3.2</text:p>
          </table:table-cell>
          <table:table-cell office:value-type="float" office:value="0.387514">
            <text:p>0.39</text:p>
          </table:table-cell>
          <table:table-cell office:value-type="float" office:value="0.062394">
            <text:p>0.06</text:p>
          </table:table-cell>
          <table:table-cell office:value-type="float" office:value="-0.0532338">
            <text:p>-0.05</text:p>
          </table:table-cell>
          <table:table-cell office:value-type="float" office:value="62.0673">
            <text:p>62.07</text:p>
          </table:table-cell>
          <table:table-cell office:value-type="float" office:value="0.0510951">
            <text:p>0.05</text:p>
          </table:table-cell>
          <table:table-cell office:value-type="float" office:value="160.168">
            <text:p>160.17</text:p>
          </table:table-cell>
          <table:table-cell table:number-columns-repeated="2"/>
          <table:table-cell office:value-type="float" office:value="3.2">
            <text:p>3.2000000</text:p>
          </table:table-cell>
          <table:table-cell office:value-type="float" office:value="0.387514">
            <text:p>0.3875140</text:p>
          </table:table-cell>
          <table:table-cell/>
          <table:table-cell office:value-type="float" office:value="3.2">
            <text:p>3.2000000</text:p>
          </table:table-cell>
          <table:table-cell office:value-type="float" office:value="0.062394">
            <text:p>0.0623940</text:p>
          </table:table-cell>
          <table:table-cell/>
          <table:table-cell office:value-type="float" office:value="3.2">
            <text:p>3.2000000</text:p>
          </table:table-cell>
          <table:table-cell office:value-type="float" office:value="0.0510951">
            <text:p>0.0510951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3.4">
            <text:p>3.4</text:p>
          </table:table-cell>
          <table:table-cell office:value-type="float" office:value="0.387544">
            <text:p>0.39</text:p>
          </table:table-cell>
          <table:table-cell office:value-type="float" office:value="0.0623915">
            <text:p>0.06</text:p>
          </table:table-cell>
          <table:table-cell office:value-type="float" office:value="-0.0532358">
            <text:p>-0.05</text:p>
          </table:table-cell>
          <table:table-cell office:value-type="float" office:value="75.8092">
            <text:p>75.81</text:p>
          </table:table-cell>
          <table:table-cell office:value-type="float" office:value="0.0418364">
            <text:p>0.04</text:p>
          </table:table-cell>
          <table:table-cell office:value-type="float" office:value="195.614">
            <text:p>195.61</text:p>
          </table:table-cell>
          <table:table-cell table:number-columns-repeated="2"/>
          <table:table-cell office:value-type="float" office:value="3.4">
            <text:p>3.4000000</text:p>
          </table:table-cell>
          <table:table-cell office:value-type="float" office:value="0.387544">
            <text:p>0.3875440</text:p>
          </table:table-cell>
          <table:table-cell/>
          <table:table-cell office:value-type="float" office:value="3.4">
            <text:p>3.4000000</text:p>
          </table:table-cell>
          <table:table-cell office:value-type="float" office:value="0.0623915">
            <text:p>0.0623915</text:p>
          </table:table-cell>
          <table:table-cell/>
          <table:table-cell office:value-type="float" office:value="3.4">
            <text:p>3.4000000</text:p>
          </table:table-cell>
          <table:table-cell office:value-type="float" office:value="0.0418364">
            <text:p>0.0418364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3.6">
            <text:p>3.6</text:p>
          </table:table-cell>
          <table:table-cell office:value-type="float" office:value="0.387574">
            <text:p>0.39</text:p>
          </table:table-cell>
          <table:table-cell office:value-type="float" office:value="0.0623854">
            <text:p>0.06</text:p>
          </table:table-cell>
          <table:table-cell office:value-type="float" office:value="-0.0532369">
            <text:p>-0.05</text:p>
          </table:table-cell>
          <table:table-cell office:value-type="float" office:value="92.5935">
            <text:p>92.59</text:p>
          </table:table-cell>
          <table:table-cell office:value-type="float" office:value="0.0342554">
            <text:p>0.03</text:p>
          </table:table-cell>
          <table:table-cell office:value-type="float" office:value="238.905">
            <text:p>238.91</text:p>
          </table:table-cell>
          <table:table-cell table:number-columns-repeated="2"/>
          <table:table-cell office:value-type="float" office:value="3.6">
            <text:p>3.6000000</text:p>
          </table:table-cell>
          <table:table-cell office:value-type="float" office:value="0.387574">
            <text:p>0.3875740</text:p>
          </table:table-cell>
          <table:table-cell/>
          <table:table-cell office:value-type="float" office:value="3.6">
            <text:p>3.6000000</text:p>
          </table:table-cell>
          <table:table-cell office:value-type="float" office:value="0.0623854">
            <text:p>0.0623854</text:p>
          </table:table-cell>
          <table:table-cell/>
          <table:table-cell office:value-type="float" office:value="3.6">
            <text:p>3.6000000</text:p>
          </table:table-cell>
          <table:table-cell office:value-type="float" office:value="0.0342554">
            <text:p>0.0342554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3.8">
            <text:p>3.8</text:p>
          </table:table-cell>
          <table:table-cell office:value-type="float" office:value="0.387608">
            <text:p>0.39</text:p>
          </table:table-cell>
          <table:table-cell office:value-type="float" office:value="0.0623756">
            <text:p>0.06</text:p>
          </table:table-cell>
          <table:table-cell office:value-type="float" office:value="-0.0532375">
            <text:p>-0.05</text:p>
          </table:table-cell>
          <table:table-cell office:value-type="float" office:value="113.094">
            <text:p>113.09</text:p>
          </table:table-cell>
          <table:table-cell office:value-type="float" office:value="0.0280484">
            <text:p>0.03</text:p>
          </table:table-cell>
          <table:table-cell office:value-type="float" office:value="291.774">
            <text:p>291.77</text:p>
          </table:table-cell>
          <table:table-cell table:number-columns-repeated="2"/>
          <table:table-cell office:value-type="float" office:value="3.8">
            <text:p>3.8000000</text:p>
          </table:table-cell>
          <table:table-cell office:value-type="float" office:value="0.387608">
            <text:p>0.3876080</text:p>
          </table:table-cell>
          <table:table-cell/>
          <table:table-cell office:value-type="float" office:value="3.8">
            <text:p>3.8000000</text:p>
          </table:table-cell>
          <table:table-cell office:value-type="float" office:value="0.0623756">
            <text:p>0.0623756</text:p>
          </table:table-cell>
          <table:table-cell/>
          <table:table-cell office:value-type="float" office:value="3.8">
            <text:p>3.8000000</text:p>
          </table:table-cell>
          <table:table-cell office:value-type="float" office:value="0.0280484">
            <text:p>0.0280484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4">
            <text:p>4</text:p>
          </table:table-cell>
          <table:table-cell office:value-type="float" office:value="0.387648">
            <text:p>0.39</text:p>
          </table:table-cell>
          <table:table-cell office:value-type="float" office:value="0.0623614">
            <text:p>0.06</text:p>
          </table:table-cell>
          <table:table-cell office:value-type="float" office:value="-0.0532378">
            <text:p>-0.05</text:p>
          </table:table-cell>
          <table:table-cell office:value-type="float" office:value="138.133">
            <text:p>138.13</text:p>
          </table:table-cell>
          <table:table-cell office:value-type="float" office:value="0.0229665">
            <text:p>0.02</text:p>
          </table:table-cell>
          <table:table-cell office:value-type="float" office:value="356.337">
            <text:p>356.34</text:p>
          </table:table-cell>
          <table:table-cell table:number-columns-repeated="2"/>
          <table:table-cell office:value-type="float" office:value="4">
            <text:p>4.0000000</text:p>
          </table:table-cell>
          <table:table-cell office:value-type="float" office:value="0.387648">
            <text:p>0.3876480</text:p>
          </table:table-cell>
          <table:table-cell/>
          <table:table-cell office:value-type="float" office:value="4">
            <text:p>4.0000000</text:p>
          </table:table-cell>
          <table:table-cell office:value-type="float" office:value="0.0623614">
            <text:p>0.0623614</text:p>
          </table:table-cell>
          <table:table-cell/>
          <table:table-cell office:value-type="float" office:value="4">
            <text:p>4.0000000</text:p>
          </table:table-cell>
          <table:table-cell office:value-type="float" office:value="0.0229665">
            <text:p>0.0229665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4.2">
            <text:p>4.2</text:p>
          </table:table-cell>
          <table:table-cell office:value-type="float" office:value="0.387701">
            <text:p>0.39</text:p>
          </table:table-cell>
          <table:table-cell office:value-type="float" office:value="0.0623417">
            <text:p>0.06</text:p>
          </table:table-cell>
          <table:table-cell office:value-type="float" office:value="-0.053238">
            <text:p>-0.05</text:p>
          </table:table-cell>
          <table:table-cell office:value-type="float" office:value="168.716">
            <text:p>168.72</text:p>
          </table:table-cell>
          <table:table-cell office:value-type="float" office:value="0.0188059">
            <text:p>0.02</text:p>
          </table:table-cell>
          <table:table-cell office:value-type="float" office:value="435.171">
            <text:p>435.17</text:p>
          </table:table-cell>
          <table:table-cell table:number-columns-repeated="2"/>
          <table:table-cell office:value-type="float" office:value="4.2">
            <text:p>4.2000000</text:p>
          </table:table-cell>
          <table:table-cell office:value-type="float" office:value="0.387701">
            <text:p>0.3877010</text:p>
          </table:table-cell>
          <table:table-cell/>
          <table:table-cell office:value-type="float" office:value="4.2">
            <text:p>4.2000000</text:p>
          </table:table-cell>
          <table:table-cell office:value-type="float" office:value="0.0623417">
            <text:p>0.0623417</text:p>
          </table:table-cell>
          <table:table-cell/>
          <table:table-cell office:value-type="float" office:value="4.2">
            <text:p>4.2000000</text:p>
          </table:table-cell>
          <table:table-cell office:value-type="float" office:value="0.0188059">
            <text:p>0.0188059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4.4">
            <text:p>4.4</text:p>
          </table:table-cell>
          <table:table-cell office:value-type="float" office:value="0.38777">
            <text:p>0.39</text:p>
          </table:table-cell>
          <table:table-cell office:value-type="float" office:value="0.0623148">
            <text:p>0.06</text:p>
          </table:table-cell>
          <table:table-cell office:value-type="float" office:value="-0.0532381">
            <text:p>-0.05</text:p>
          </table:table-cell>
          <table:table-cell office:value-type="float" office:value="206.071">
            <text:p>206.07</text:p>
          </table:table-cell>
          <table:table-cell office:value-type="float" office:value="0.0153997">
            <text:p>0.02</text:p>
          </table:table-cell>
          <table:table-cell office:value-type="float" office:value="531.425">
            <text:p>531.43</text:p>
          </table:table-cell>
          <table:table-cell table:number-columns-repeated="2"/>
          <table:table-cell office:value-type="float" office:value="4.4">
            <text:p>4.4000000</text:p>
          </table:table-cell>
          <table:table-cell office:value-type="float" office:value="0.38777">
            <text:p>0.3877700</text:p>
          </table:table-cell>
          <table:table-cell/>
          <table:table-cell office:value-type="float" office:value="4.4">
            <text:p>4.4000000</text:p>
          </table:table-cell>
          <table:table-cell office:value-type="float" office:value="0.0623148">
            <text:p>0.0623148</text:p>
          </table:table-cell>
          <table:table-cell/>
          <table:table-cell office:value-type="float" office:value="4.4">
            <text:p>4.4000000</text:p>
          </table:table-cell>
          <table:table-cell office:value-type="float" office:value="0.0153997">
            <text:p>0.0153997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4.6">
            <text:p>4.6</text:p>
          </table:table-cell>
          <table:table-cell office:value-type="float" office:value="0.387863">
            <text:p>0.39</text:p>
          </table:table-cell>
          <table:table-cell office:value-type="float" office:value="0.0622783">
            <text:p>0.06</text:p>
          </table:table-cell>
          <table:table-cell office:value-type="float" office:value="-0.0532381">
            <text:p>-0.05</text:p>
          </table:table-cell>
          <table:table-cell office:value-type="float" office:value="251.695">
            <text:p>251.7</text:p>
          </table:table-cell>
          <table:table-cell office:value-type="float" office:value="0.0126112">
            <text:p>0.01</text:p>
          </table:table-cell>
          <table:table-cell office:value-type="float" office:value="648.929">
            <text:p>648.93</text:p>
          </table:table-cell>
          <table:table-cell table:number-columns-repeated="2"/>
          <table:table-cell office:value-type="float" office:value="4.6">
            <text:p>4.6000000</text:p>
          </table:table-cell>
          <table:table-cell office:value-type="float" office:value="0.387863">
            <text:p>0.3878630</text:p>
          </table:table-cell>
          <table:table-cell/>
          <table:table-cell office:value-type="float" office:value="4.6">
            <text:p>4.6000000</text:p>
          </table:table-cell>
          <table:table-cell office:value-type="float" office:value="0.0622783">
            <text:p>0.0622783</text:p>
          </table:table-cell>
          <table:table-cell/>
          <table:table-cell office:value-type="float" office:value="4.6">
            <text:p>4.6000000</text:p>
          </table:table-cell>
          <table:table-cell office:value-type="float" office:value="0.0126112">
            <text:p>0.0126112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4.8">
            <text:p>4.8</text:p>
          </table:table-cell>
          <table:table-cell office:value-type="float" office:value="0.387986">
            <text:p>0.39</text:p>
          </table:table-cell>
          <table:table-cell office:value-type="float" office:value="0.0622291">
            <text:p>0.06</text:p>
          </table:table-cell>
          <table:table-cell office:value-type="float" office:value="-0.0532382">
            <text:p>-0.05</text:p>
          </table:table-cell>
          <table:table-cell office:value-type="float" office:value="307.421">
            <text:p>307.42</text:p>
          </table:table-cell>
          <table:table-cell office:value-type="float" office:value="0.0103285">
            <text:p>0.01</text:p>
          </table:table-cell>
          <table:table-cell office:value-type="float" office:value="792.351">
            <text:p>792.35</text:p>
          </table:table-cell>
          <table:table-cell table:number-columns-repeated="2"/>
          <table:table-cell office:value-type="float" office:value="4.8">
            <text:p>4.8000000</text:p>
          </table:table-cell>
          <table:table-cell office:value-type="float" office:value="0.387986">
            <text:p>0.3879860</text:p>
          </table:table-cell>
          <table:table-cell/>
          <table:table-cell office:value-type="float" office:value="4.8">
            <text:p>4.8000000</text:p>
          </table:table-cell>
          <table:table-cell office:value-type="float" office:value="0.0622291">
            <text:p>0.0622291</text:p>
          </table:table-cell>
          <table:table-cell/>
          <table:table-cell office:value-type="float" office:value="4.8">
            <text:p>4.8000000</text:p>
          </table:table-cell>
          <table:table-cell office:value-type="float" office:value="0.0103285">
            <text:p>0.0103285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5">
            <text:p>5</text:p>
          </table:table-cell>
          <table:table-cell office:value-type="float" office:value="0.388153">
            <text:p>0.39</text:p>
          </table:table-cell>
          <table:table-cell office:value-type="float" office:value="0.0621629">
            <text:p>0.06</text:p>
          </table:table-cell>
          <table:table-cell office:value-type="float" office:value="-0.0532382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599">
            <text:p>0.01</text:p>
          </table:table-cell>
          <table:table-cell office:value-type="float" office:value="967.364">
            <text:p>967.36</text:p>
          </table:table-cell>
          <table:table-cell table:number-columns-repeated="2"/>
          <table:table-cell office:value-type="float" office:value="5">
            <text:p>5.0000000</text:p>
          </table:table-cell>
          <table:table-cell office:value-type="float" office:value="0.388153">
            <text:p>0.3881530</text:p>
          </table:table-cell>
          <table:table-cell/>
          <table:table-cell office:value-type="float" office:value="5">
            <text:p>5.0000000</text:p>
          </table:table-cell>
          <table:table-cell office:value-type="float" office:value="0.0621629">
            <text:p>0.0621629</text:p>
          </table:table-cell>
          <table:table-cell/>
          <table:table-cell office:value-type="float" office:value="5">
            <text:p>5.0000000</text:p>
          </table:table-cell>
          <table:table-cell office:value-type="float" office:value="0.0084599">
            <text:p>0.0084599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5.2">
            <text:p>5.2</text:p>
          </table:table-cell>
          <table:table-cell office:value-type="float" office:value="0.388377">
            <text:p>0.39</text:p>
          </table:table-cell>
          <table:table-cell office:value-type="float" office:value="0.0620737">
            <text:p>0.06</text:p>
          </table:table-cell>
          <table:table-cell office:value-type="float" office:value="-0.0532382">
            <text:p>-0.05</text:p>
          </table:table-cell>
          <table:table-cell office:value-type="float" office:value="458.619">
            <text:p>458.62</text:p>
          </table:table-cell>
          <table:table-cell office:value-type="float" office:value="0.00693038">
            <text:p>0.01</text:p>
          </table:table-cell>
          <table:table-cell office:value-type="float" office:value="1180.86">
            <text:p>1180.86</text:p>
          </table:table-cell>
          <table:table-cell table:number-columns-repeated="2"/>
          <table:table-cell office:value-type="float" office:value="5.2">
            <text:p>5.2000000</text:p>
          </table:table-cell>
          <table:table-cell office:value-type="float" office:value="0.388377">
            <text:p>0.3883770</text:p>
          </table:table-cell>
          <table:table-cell/>
          <table:table-cell office:value-type="float" office:value="5.2">
            <text:p>5.2000000</text:p>
          </table:table-cell>
          <table:table-cell office:value-type="float" office:value="0.0620737">
            <text:p>0.0620737</text:p>
          </table:table-cell>
          <table:table-cell/>
          <table:table-cell office:value-type="float" office:value="5.2">
            <text:p>5.2000000</text:p>
          </table:table-cell>
          <table:table-cell office:value-type="float" office:value="0.00693038">
            <text:p>0.0069304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5.4">
            <text:p>5.4</text:p>
          </table:table-cell>
          <table:table-cell office:value-type="float" office:value="0.388679">
            <text:p>0.39</text:p>
          </table:table-cell>
          <table:table-cell office:value-type="float" office:value="0.0619537">
            <text:p>0.06</text:p>
          </table:table-cell>
          <table:table-cell office:value-type="float" office:value="-0.0532382">
            <text:p>-0.05</text:p>
          </table:table-cell>
          <table:table-cell office:value-type="float" office:value="560.158">
            <text:p>560.16</text:p>
          </table:table-cell>
          <table:table-cell office:value-type="float" office:value="0.00567852">
            <text:p>0.01</text:p>
          </table:table-cell>
          <table:table-cell office:value-type="float" office:value="1441.19">
            <text:p>1441.19</text:p>
          </table:table-cell>
          <table:table-cell table:number-columns-repeated="2"/>
          <table:table-cell office:value-type="float" office:value="5.4">
            <text:p>5.4000000</text:p>
          </table:table-cell>
          <table:table-cell office:value-type="float" office:value="0.388679">
            <text:p>0.3886790</text:p>
          </table:table-cell>
          <table:table-cell/>
          <table:table-cell office:value-type="float" office:value="5.4">
            <text:p>5.4000000</text:p>
          </table:table-cell>
          <table:table-cell office:value-type="float" office:value="0.0619537">
            <text:p>0.0619537</text:p>
          </table:table-cell>
          <table:table-cell/>
          <table:table-cell office:value-type="float" office:value="5.4">
            <text:p>5.4000000</text:p>
          </table:table-cell>
          <table:table-cell office:value-type="float" office:value="0.00567852">
            <text:p>0.0056785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5.6">
            <text:p>5.6</text:p>
          </table:table-cell>
          <table:table-cell office:value-type="float" office:value="0.389085">
            <text:p>0.39</text:p>
          </table:table-cell>
          <table:table-cell office:value-type="float" office:value="0.0617926">
            <text:p>0.06</text:p>
          </table:table-cell>
          <table:table-cell office:value-type="float" office:value="-0.0532382">
            <text:p>-0.05</text:p>
          </table:table-cell>
          <table:table-cell office:value-type="float" office:value="684.179">
            <text:p>684.18</text:p>
          </table:table-cell>
          <table:table-cell office:value-type="float" office:value="0.00465404">
            <text:p>0</text:p>
          </table:table-cell>
          <table:table-cell office:value-type="float" office:value="1758.43">
            <text:p>1758.43</text:p>
          </table:table-cell>
          <table:table-cell table:number-columns-repeated="2"/>
          <table:table-cell office:value-type="float" office:value="5.6">
            <text:p>5.6000000</text:p>
          </table:table-cell>
          <table:table-cell office:value-type="float" office:value="0.389085">
            <text:p>0.3890850</text:p>
          </table:table-cell>
          <table:table-cell/>
          <table:table-cell office:value-type="float" office:value="5.6">
            <text:p>5.6000000</text:p>
          </table:table-cell>
          <table:table-cell office:value-type="float" office:value="0.0617926">
            <text:p>0.0617926</text:p>
          </table:table-cell>
          <table:table-cell/>
          <table:table-cell office:value-type="float" office:value="5.6">
            <text:p>5.6000000</text:p>
          </table:table-cell>
          <table:table-cell office:value-type="float" office:value="0.00465404">
            <text:p>0.0046540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5.8">
            <text:p>5.8</text:p>
          </table:table-cell>
          <table:table-cell office:value-type="float" office:value="0.389633">
            <text:p>0.39</text:p>
          </table:table-cell>
          <table:table-cell office:value-type="float" office:value="0.0615762">
            <text:p>0.06</text:p>
          </table:table-cell>
          <table:table-cell office:value-type="float" office:value="-0.0532382">
            <text:p>-0.05</text:p>
          </table:table-cell>
          <table:table-cell office:value-type="float" office:value="835.658">
            <text:p>835.66</text:p>
          </table:table-cell>
          <table:table-cell office:value-type="float" office:value="0.00381577">
            <text:p>0</text:p>
          </table:table-cell>
          <table:table-cell office:value-type="float" office:value="2144.73">
            <text:p>2144.73</text:p>
          </table:table-cell>
          <table:table-cell table:number-columns-repeated="2"/>
          <table:table-cell office:value-type="float" office:value="5.8">
            <text:p>5.8000000</text:p>
          </table:table-cell>
          <table:table-cell office:value-type="float" office:value="0.389633">
            <text:p>0.3896330</text:p>
          </table:table-cell>
          <table:table-cell/>
          <table:table-cell office:value-type="float" office:value="5.8">
            <text:p>5.8000000</text:p>
          </table:table-cell>
          <table:table-cell office:value-type="float" office:value="0.0615762">
            <text:p>0.0615762</text:p>
          </table:table-cell>
          <table:table-cell/>
          <table:table-cell office:value-type="float" office:value="5.8">
            <text:p>5.8000000</text:p>
          </table:table-cell>
          <table:table-cell office:value-type="float" office:value="0.00381577">
            <text:p>0.0038158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6">
            <text:p>6</text:p>
          </table:table-cell>
          <table:table-cell office:value-type="float" office:value="0.39037">
            <text:p>0.39</text:p>
          </table:table-cell>
          <table:table-cell office:value-type="float" office:value="0.061286">
            <text:p>0.06</text:p>
          </table:table-cell>
          <table:table-cell office:value-type="float" office:value="-0.0532382">
            <text:p>-0.05</text:p>
          </table:table-cell>
          <table:table-cell office:value-type="float" office:value="1020.67">
            <text:p>1020.67</text:p>
          </table:table-cell>
          <table:table-cell office:value-type="float" office:value="0.00313">
            <text:p>0</text:p>
          </table:table-cell>
          <table:table-cell office:value-type="float" office:value="2614.63">
            <text:p>2614.63</text:p>
          </table:table-cell>
          <table:table-cell table:number-columns-repeated="2"/>
          <table:table-cell office:value-type="float" office:value="6">
            <text:p>6.0000000</text:p>
          </table:table-cell>
          <table:table-cell office:value-type="float" office:value="0.39037">
            <text:p>0.3903700</text:p>
          </table:table-cell>
          <table:table-cell/>
          <table:table-cell office:value-type="float" office:value="6">
            <text:p>6.0000000</text:p>
          </table:table-cell>
          <table:table-cell office:value-type="float" office:value="0.061286">
            <text:p>0.0612860</text:p>
          </table:table-cell>
          <table:table-cell/>
          <table:table-cell office:value-type="float" office:value="6">
            <text:p>6.0000000</text:p>
          </table:table-cell>
          <table:table-cell office:value-type="float" office:value="0.00313">
            <text:p>0.0031300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6.2">
            <text:p>6.2</text:p>
          </table:table-cell>
          <table:table-cell office:value-type="float" office:value="0.391365">
            <text:p>0.39</text:p>
          </table:table-cell>
          <table:table-cell office:value-type="float" office:value="0.0608974">
            <text:p>0.06</text:p>
          </table:table-cell>
          <table:table-cell office:value-type="float" office:value="-0.0532382">
            <text:p>-0.05</text:p>
          </table:table-cell>
          <table:table-cell office:value-type="float" office:value="1246.66">
            <text:p>1246.66</text:p>
          </table:table-cell>
          <table:table-cell office:value-type="float" office:value="0.00256916">
            <text:p>0</text:p>
          </table:table-cell>
          <table:table-cell office:value-type="float" office:value="3185.4">
            <text:p>3185.4</text:p>
          </table:table-cell>
          <table:table-cell table:number-columns-repeated="2"/>
          <table:table-cell office:value-type="float" office:value="6.2">
            <text:p>6.2000000</text:p>
          </table:table-cell>
          <table:table-cell office:value-type="float" office:value="0.391365">
            <text:p>0.3913650</text:p>
          </table:table-cell>
          <table:table-cell/>
          <table:table-cell office:value-type="float" office:value="6.2">
            <text:p>6.2000000</text:p>
          </table:table-cell>
          <table:table-cell office:value-type="float" office:value="0.0608974">
            <text:p>0.0608974</text:p>
          </table:table-cell>
          <table:table-cell/>
          <table:table-cell office:value-type="float" office:value="6.2">
            <text:p>6.2000000</text:p>
          </table:table-cell>
          <table:table-cell office:value-type="float" office:value="0.00256916">
            <text:p>0.0025692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6.4">
            <text:p>6.4</text:p>
          </table:table-cell>
          <table:table-cell office:value-type="float" office:value="0.392706">
            <text:p>0.39</text:p>
          </table:table-cell>
          <table:table-cell office:value-type="float" office:value="0.0603782">
            <text:p>0.06</text:p>
          </table:table-cell>
          <table:table-cell office:value-type="float" office:value="-0.0532382">
            <text:p>-0.05</text:p>
          </table:table-cell>
          <table:table-cell office:value-type="float" office:value="1522.67">
            <text:p>1522.67</text:p>
          </table:table-cell>
          <table:table-cell office:value-type="float" office:value="0.00211066">
            <text:p>0</text:p>
          </table:table-cell>
          <table:table-cell office:value-type="float" office:value="3877.37">
            <text:p>3877.37</text:p>
          </table:table-cell>
          <table:table-cell table:number-columns-repeated="2"/>
          <table:table-cell office:value-type="float" office:value="6.4">
            <text:p>6.4000000</text:p>
          </table:table-cell>
          <table:table-cell office:value-type="float" office:value="0.392706">
            <text:p>0.3927060</text:p>
          </table:table-cell>
          <table:table-cell/>
          <table:table-cell office:value-type="float" office:value="6.4">
            <text:p>6.4000000</text:p>
          </table:table-cell>
          <table:table-cell office:value-type="float" office:value="0.0603782">
            <text:p>0.0603782</text:p>
          </table:table-cell>
          <table:table-cell/>
          <table:table-cell office:value-type="float" office:value="6.4">
            <text:p>6.4000000</text:p>
          </table:table-cell>
          <table:table-cell office:value-type="float" office:value="0.00211066">
            <text:p>0.0021107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6.6">
            <text:p>6.6</text:p>
          </table:table-cell>
          <table:table-cell office:value-type="float" office:value="0.394514">
            <text:p>0.39</text:p>
          </table:table-cell>
          <table:table-cell office:value-type="float" office:value="0.0596862">
            <text:p>0.06</text:p>
          </table:table-cell>
          <table:table-cell office:value-type="float" office:value="-0.0532382">
            <text:p>-0.05</text:p>
          </table:table-cell>
          <table:table-cell office:value-type="float" office:value="1859.79">
            <text:p>1859.79</text:p>
          </table:table-cell>
          <table:table-cell office:value-type="float" office:value="0.00173602">
            <text:p>0</text:p>
          </table:table-cell>
          <table:table-cell office:value-type="float" office:value="4714.13">
            <text:p>4714.13</text:p>
          </table:table-cell>
          <table:table-cell table:number-columns-repeated="2"/>
          <table:table-cell office:value-type="float" office:value="6.6">
            <text:p>6.6000000</text:p>
          </table:table-cell>
          <table:table-cell office:value-type="float" office:value="0.394514">
            <text:p>0.3945140</text:p>
          </table:table-cell>
          <table:table-cell/>
          <table:table-cell office:value-type="float" office:value="6.6">
            <text:p>6.6000000</text:p>
          </table:table-cell>
          <table:table-cell office:value-type="float" office:value="0.0596862">
            <text:p>0.0596862</text:p>
          </table:table-cell>
          <table:table-cell/>
          <table:table-cell office:value-type="float" office:value="6.6">
            <text:p>6.6000000</text:p>
          </table:table-cell>
          <table:table-cell office:value-type="float" office:value="0.00173602">
            <text:p>0.0017360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6.8">
            <text:p>6.8</text:p>
          </table:table-cell>
          <table:table-cell office:value-type="float" office:value="0.396955">
            <text:p>0.4</text:p>
          </table:table-cell>
          <table:table-cell office:value-type="float" office:value="0.0587674">
            <text:p>0.06</text:p>
          </table:table-cell>
          <table:table-cell office:value-type="float" office:value="-0.0532382">
            <text:p>-0.05</text:p>
          </table:table-cell>
          <table:table-cell office:value-type="float" office:value="2271.55">
            <text:p>2271.55</text:p>
          </table:table-cell>
          <table:table-cell office:value-type="float" office:value="0.00143012">
            <text:p>0</text:p>
          </table:table-cell>
          <table:table-cell office:value-type="float" office:value="5722.45">
            <text:p>5722.45</text:p>
          </table:table-cell>
          <table:table-cell table:number-columns-repeated="2"/>
          <table:table-cell office:value-type="float" office:value="6.8">
            <text:p>6.8000000</text:p>
          </table:table-cell>
          <table:table-cell office:value-type="float" office:value="0.396955">
            <text:p>0.3969550</text:p>
          </table:table-cell>
          <table:table-cell/>
          <table:table-cell office:value-type="float" office:value="6.8">
            <text:p>6.8000000</text:p>
          </table:table-cell>
          <table:table-cell office:value-type="float" office:value="0.0587674">
            <text:p>0.0587674</text:p>
          </table:table-cell>
          <table:table-cell/>
          <table:table-cell office:value-type="float" office:value="6.8">
            <text:p>6.8000000</text:p>
          </table:table-cell>
          <table:table-cell office:value-type="float" office:value="0.00143012">
            <text:p>0.0014301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7">
            <text:p>7</text:p>
          </table:table-cell>
          <table:table-cell office:value-type="float" office:value="0.40025">
            <text:p>0.4</text:p>
          </table:table-cell>
          <table:table-cell office:value-type="float" office:value="0.0575535">
            <text:p>0.06</text:p>
          </table:table-cell>
          <table:table-cell office:value-type="float" office:value="-0.0532382">
            <text:p>-0.05</text:p>
          </table:table-cell>
          <table:table-cell office:value-type="float" office:value="2774.48">
            <text:p>2774.48</text:p>
          </table:table-cell>
          <table:table-cell office:value-type="float" office:value="0.0011806">
            <text:p>0</text:p>
          </table:table-cell>
          <table:table-cell office:value-type="float" office:value="6931.87">
            <text:p>6931.87</text:p>
          </table:table-cell>
          <table:table-cell table:number-columns-repeated="2"/>
          <table:table-cell office:value-type="float" office:value="7">
            <text:p>7.0000000</text:p>
          </table:table-cell>
          <table:table-cell office:value-type="float" office:value="0.40025">
            <text:p>0.4002500</text:p>
          </table:table-cell>
          <table:table-cell/>
          <table:table-cell office:value-type="float" office:value="7">
            <text:p>7.0000000</text:p>
          </table:table-cell>
          <table:table-cell office:value-type="float" office:value="0.0575535">
            <text:p>0.0575535</text:p>
          </table:table-cell>
          <table:table-cell/>
          <table:table-cell office:value-type="float" office:value="7">
            <text:p>7.0000000</text:p>
          </table:table-cell>
          <table:table-cell office:value-type="float" office:value="0.0011806">
            <text:p>0.0011806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7.2">
            <text:p>7.2</text:p>
          </table:table-cell>
          <table:table-cell office:value-type="float" office:value="0.404703">
            <text:p>0.4</text:p>
          </table:table-cell>
          <table:table-cell office:value-type="float" office:value="0.0559601">
            <text:p>0.06</text:p>
          </table:table-cell>
          <table:table-cell office:value-type="float" office:value="-0.0532382">
            <text:p>-0.05</text:p>
          </table:table-cell>
          <table:table-cell office:value-type="float" office:value="3388.76">
            <text:p>3388.76</text:p>
          </table:table-cell>
          <table:table-cell office:value-type="float" office:value="0.00097735">
            <text:p>0</text:p>
          </table:table-cell>
          <table:table-cell office:value-type="float" office:value="8373.46">
            <text:p>8373.46</text:p>
          </table:table-cell>
          <table:table-cell table:number-columns-repeated="2"/>
          <table:table-cell office:value-type="float" office:value="7.2">
            <text:p>7.2000000</text:p>
          </table:table-cell>
          <table:table-cell office:value-type="float" office:value="0.404703">
            <text:p>0.4047030</text:p>
          </table:table-cell>
          <table:table-cell/>
          <table:table-cell office:value-type="float" office:value="7.2">
            <text:p>7.2000000</text:p>
          </table:table-cell>
          <table:table-cell office:value-type="float" office:value="0.0559601">
            <text:p>0.0559601</text:p>
          </table:table-cell>
          <table:table-cell/>
          <table:table-cell office:value-type="float" office:value="7.2">
            <text:p>7.2000000</text:p>
          </table:table-cell>
          <table:table-cell office:value-type="float" office:value="0.00097735">
            <text:p>0.0009774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7.4">
            <text:p>7.4</text:p>
          </table:table-cell>
          <table:table-cell office:value-type="float" office:value="0.410726">
            <text:p>0.41</text:p>
          </table:table-cell>
          <table:table-cell office:value-type="float" office:value="0.0538874">
            <text:p>0.05</text:p>
          </table:table-cell>
          <table:table-cell office:value-type="float" office:value="-0.0532382">
            <text:p>-0.05</text:p>
          </table:table-cell>
          <table:table-cell office:value-type="float" office:value="4139.04">
            <text:p>4139.04</text:p>
          </table:table-cell>
          <table:table-cell office:value-type="float" office:value="0.000812096">
            <text:p>0</text:p>
          </table:table-cell>
          <table:table-cell office:value-type="float" office:value="10077.4">
            <text:p>10077.4</text:p>
          </table:table-cell>
          <table:table-cell table:number-columns-repeated="2"/>
          <table:table-cell office:value-type="float" office:value="7.4">
            <text:p>7.4000000</text:p>
          </table:table-cell>
          <table:table-cell office:value-type="float" office:value="0.410726">
            <text:p>0.4107260</text:p>
          </table:table-cell>
          <table:table-cell/>
          <table:table-cell office:value-type="float" office:value="7.4">
            <text:p>7.4000000</text:p>
          </table:table-cell>
          <table:table-cell office:value-type="float" office:value="0.0538874">
            <text:p>0.0538874</text:p>
          </table:table-cell>
          <table:table-cell/>
          <table:table-cell office:value-type="float" office:value="7.4">
            <text:p>7.4000000</text:p>
          </table:table-cell>
          <table:table-cell office:value-type="float" office:value="0.000812096">
            <text:p>0.0008121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7.6">
            <text:p>7.6</text:p>
          </table:table-cell>
          <table:table-cell office:value-type="float" office:value="0.418884">
            <text:p>0.42</text:p>
          </table:table-cell>
          <table:table-cell office:value-type="float" office:value="0.0512233">
            <text:p>0.05</text:p>
          </table:table-cell>
          <table:table-cell office:value-type="float" office:value="-0.0532382">
            <text:p>-0.05</text:p>
          </table:table-cell>
          <table:table-cell office:value-type="float" office:value="5055.44">
            <text:p>5055.44</text:p>
          </table:table-cell>
          <table:table-cell office:value-type="float" office:value="0.000678094">
            <text:p>0</text:p>
          </table:table-cell>
          <table:table-cell office:value-type="float" office:value="12068.8">
            <text:p>12068.8</text:p>
          </table:table-cell>
          <table:table-cell table:number-columns-repeated="2"/>
          <table:table-cell office:value-type="float" office:value="7.6">
            <text:p>7.6000000</text:p>
          </table:table-cell>
          <table:table-cell office:value-type="float" office:value="0.418884">
            <text:p>0.4188840</text:p>
          </table:table-cell>
          <table:table-cell/>
          <table:table-cell office:value-type="float" office:value="7.6">
            <text:p>7.6000000</text:p>
          </table:table-cell>
          <table:table-cell office:value-type="float" office:value="0.0512233">
            <text:p>0.0512233</text:p>
          </table:table-cell>
          <table:table-cell/>
          <table:table-cell office:value-type="float" office:value="7.6">
            <text:p>7.6000000</text:p>
          </table:table-cell>
          <table:table-cell office:value-type="float" office:value="0.000678094">
            <text:p>0.0006781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7.8">
            <text:p>7.8</text:p>
          </table:table-cell>
          <table:table-cell office:value-type="float" office:value="0.42995">
            <text:p>0.43</text:p>
          </table:table-cell>
          <table:table-cell office:value-type="float" office:value="0.0478539">
            <text:p>0.05</text:p>
          </table:table-cell>
          <table:table-cell office:value-type="float" office:value="-0.0532382">
            <text:p>-0.05</text:p>
          </table:table-cell>
          <table:table-cell office:value-type="float" office:value="6174.72">
            <text:p>6174.72</text:p>
          </table:table-cell>
          <table:table-cell office:value-type="float" office:value="0.000569844">
            <text:p>0</text:p>
          </table:table-cell>
          <table:table-cell office:value-type="float" office:value="14361.5">
            <text:p>14361.5</text:p>
          </table:table-cell>
          <table:table-cell table:number-columns-repeated="2"/>
          <table:table-cell office:value-type="float" office:value="7.8">
            <text:p>7.8000000</text:p>
          </table:table-cell>
          <table:table-cell office:value-type="float" office:value="0.42995">
            <text:p>0.4299500</text:p>
          </table:table-cell>
          <table:table-cell/>
          <table:table-cell office:value-type="float" office:value="7.8">
            <text:p>7.8000000</text:p>
          </table:table-cell>
          <table:table-cell office:value-type="float" office:value="0.0478539">
            <text:p>0.0478539</text:p>
          </table:table-cell>
          <table:table-cell/>
          <table:table-cell office:value-type="float" office:value="7.8">
            <text:p>7.8000000</text:p>
          </table:table-cell>
          <table:table-cell office:value-type="float" office:value="0.000569844">
            <text:p>0.0005698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8">
            <text:p>8</text:p>
          </table:table-cell>
          <table:table-cell office:value-type="float" office:value="0.444991">
            <text:p>0.44</text:p>
          </table:table-cell>
          <table:table-cell office:value-type="float" office:value="0.0436837">
            <text:p>0.04</text:p>
          </table:table-cell>
          <table:table-cell office:value-type="float" office:value="-0.0532382">
            <text:p>-0.05</text:p>
          </table:table-cell>
          <table:table-cell office:value-type="float" office:value="7541.82">
            <text:p>7541.82</text:p>
          </table:table-cell>
          <table:table-cell office:value-type="float" office:value="0.00048287">
            <text:p>0</text:p>
          </table:table-cell>
          <table:table-cell office:value-type="float" office:value="16948.3">
            <text:p>16948.3</text:p>
          </table:table-cell>
          <table:table-cell table:number-columns-repeated="2"/>
          <table:table-cell office:value-type="float" office:value="8">
            <text:p>8.0000000</text:p>
          </table:table-cell>
          <table:table-cell office:value-type="float" office:value="0.444991">
            <text:p>0.4449910</text:p>
          </table:table-cell>
          <table:table-cell/>
          <table:table-cell office:value-type="float" office:value="8">
            <text:p>8.0000000</text:p>
          </table:table-cell>
          <table:table-cell office:value-type="float" office:value="0.0436837">
            <text:p>0.0436837</text:p>
          </table:table-cell>
          <table:table-cell/>
          <table:table-cell office:value-type="float" office:value="8">
            <text:p>8.0000000</text:p>
          </table:table-cell>
          <table:table-cell office:value-type="float" office:value="0.00048287">
            <text:p>0.0004829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8.2">
            <text:p>8.2</text:p>
          </table:table-cell>
          <table:table-cell office:value-type="float" office:value="0.465472">
            <text:p>0.47</text:p>
          </table:table-cell>
          <table:table-cell office:value-type="float" office:value="0.0386695">
            <text:p>0.04</text:p>
          </table:table-cell>
          <table:table-cell office:value-type="float" office:value="-0.0532382">
            <text:p>-0.05</text:p>
          </table:table-cell>
          <table:table-cell office:value-type="float" office:value="9211.6">
            <text:p>9211.6</text:p>
          </table:table-cell>
          <table:table-cell office:value-type="float" office:value="0.000413536">
            <text:p>0</text:p>
          </table:table-cell>
          <table:table-cell office:value-type="float" office:value="19789.8">
            <text:p>19789.8</text:p>
          </table:table-cell>
          <table:table-cell table:number-columns-repeated="2"/>
          <table:table-cell office:value-type="float" office:value="8.2">
            <text:p>8.2000000</text:p>
          </table:table-cell>
          <table:table-cell office:value-type="float" office:value="0.465472">
            <text:p>0.4654720</text:p>
          </table:table-cell>
          <table:table-cell/>
          <table:table-cell office:value-type="float" office:value="8.2">
            <text:p>8.2000000</text:p>
          </table:table-cell>
          <table:table-cell office:value-type="float" office:value="0.0386695">
            <text:p>0.0386695</text:p>
          </table:table-cell>
          <table:table-cell/>
          <table:table-cell office:value-type="float" office:value="8.2">
            <text:p>8.2000000</text:p>
          </table:table-cell>
          <table:table-cell office:value-type="float" office:value="0.000413536">
            <text:p>0.0004135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8.4">
            <text:p>8.4</text:p>
          </table:table-cell>
          <table:table-cell office:value-type="float" office:value="0.493413">
            <text:p>0.49</text:p>
          </table:table-cell>
          <table:table-cell office:value-type="float" office:value="0.0328687">
            <text:p>0.03</text:p>
          </table:table-cell>
          <table:table-cell office:value-type="float" office:value="-0.0532382">
            <text:p>-0.05</text:p>
          </table:table-cell>
          <table:table-cell office:value-type="float" office:value="11251.1">
            <text:p>11251.1</text:p>
          </table:table-cell>
          <table:table-cell office:value-type="float" office:value="0.000358899">
            <text:p>0</text:p>
          </table:table-cell>
          <table:table-cell office:value-type="float" office:value="22802.5">
            <text:p>22802.5</text:p>
          </table:table-cell>
          <table:table-cell table:number-columns-repeated="2"/>
          <table:table-cell office:value-type="float" office:value="8.4">
            <text:p>8.4000000</text:p>
          </table:table-cell>
          <table:table-cell office:value-type="float" office:value="0.493413">
            <text:p>0.4934130</text:p>
          </table:table-cell>
          <table:table-cell/>
          <table:table-cell office:value-type="float" office:value="8.4">
            <text:p>8.4000000</text:p>
          </table:table-cell>
          <table:table-cell office:value-type="float" office:value="0.0328687">
            <text:p>0.0328687</text:p>
          </table:table-cell>
          <table:table-cell/>
          <table:table-cell office:value-type="float" office:value="8.4">
            <text:p>8.4000000</text:p>
          </table:table-cell>
          <table:table-cell office:value-type="float" office:value="0.000358899">
            <text:p>0.0003589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8.6">
            <text:p>8.6</text:p>
          </table:table-cell>
          <table:table-cell office:value-type="float" office:value="0.531574">
            <text:p>0.53</text:p>
          </table:table-cell>
          <table:table-cell office:value-type="float" office:value="0.0264926">
            <text:p>0.03</text:p>
          </table:table-cell>
          <table:table-cell office:value-type="float" office:value="-0.0532382">
            <text:p>-0.05</text:p>
          </table:table-cell>
          <table:table-cell office:value-type="float" office:value="13742.1">
            <text:p>13742.1</text:p>
          </table:table-cell>
          <table:table-cell office:value-type="float" office:value="0.000316567">
            <text:p>0</text:p>
          </table:table-cell>
          <table:table-cell office:value-type="float" office:value="25851.7">
            <text:p>25851.7</text:p>
          </table:table-cell>
          <table:table-cell table:number-columns-repeated="2"/>
          <table:table-cell office:value-type="float" office:value="8.6">
            <text:p>8.6000000</text:p>
          </table:table-cell>
          <table:table-cell office:value-type="float" office:value="0.531574">
            <text:p>0.5315740</text:p>
          </table:table-cell>
          <table:table-cell/>
          <table:table-cell office:value-type="float" office:value="8.6">
            <text:p>8.6000000</text:p>
          </table:table-cell>
          <table:table-cell office:value-type="float" office:value="0.0264926">
            <text:p>0.0264926</text:p>
          </table:table-cell>
          <table:table-cell/>
          <table:table-cell office:value-type="float" office:value="8.6">
            <text:p>8.6000000</text:p>
          </table:table-cell>
          <table:table-cell office:value-type="float" office:value="0.000316567">
            <text:p>0.0003166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8.8">
            <text:p>8.8</text:p>
          </table:table-cell>
          <table:table-cell office:value-type="float" office:value="0.583665">
            <text:p>0.58</text:p>
          </table:table-cell>
          <table:table-cell office:value-type="float" office:value="0.0199388">
            <text:p>0.02</text:p>
          </table:table-cell>
          <table:table-cell office:value-type="float" office:value="-0.0532382">
            <text:p>-0.05</text:p>
          </table:table-cell>
          <table:table-cell office:value-type="float" office:value="16784.6">
            <text:p>16784.6</text:p>
          </table:table-cell>
          <table:table-cell office:value-type="float" office:value="0.000284582">
            <text:p>0</text:p>
          </table:table-cell>
          <table:table-cell office:value-type="float" office:value="28757.3">
            <text:p>28757.3</text:p>
          </table:table-cell>
          <table:table-cell table:number-columns-repeated="2"/>
          <table:table-cell office:value-type="float" office:value="8.8">
            <text:p>8.8000000</text:p>
          </table:table-cell>
          <table:table-cell office:value-type="float" office:value="0.583665">
            <text:p>0.5836650</text:p>
          </table:table-cell>
          <table:table-cell/>
          <table:table-cell office:value-type="float" office:value="8.8">
            <text:p>8.8000000</text:p>
          </table:table-cell>
          <table:table-cell office:value-type="float" office:value="0.0199388">
            <text:p>0.0199388</text:p>
          </table:table-cell>
          <table:table-cell/>
          <table:table-cell office:value-type="float" office:value="8.8">
            <text:p>8.8000000</text:p>
          </table:table-cell>
          <table:table-cell office:value-type="float" office:value="0.000284582">
            <text:p>0.0002846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9">
            <text:p>9</text:p>
          </table:table-cell>
          <table:table-cell office:value-type="float" office:value="0.654528">
            <text:p>0.65</text:p>
          </table:table-cell>
          <table:table-cell office:value-type="float" office:value="0.0137616">
            <text:p>0.01</text:p>
          </table:table-cell>
          <table:table-cell office:value-type="float" office:value="-0.0532382">
            <text:p>-0.05</text:p>
          </table:table-cell>
          <table:table-cell office:value-type="float" office:value="20500.8">
            <text:p>20500.8</text:p>
          </table:table-cell>
          <table:table-cell office:value-type="float" office:value="0.000261284">
            <text:p>0</text:p>
          </table:table-cell>
          <table:table-cell office:value-type="float" office:value="31321.5">
            <text:p>31321.5</text:p>
          </table:table-cell>
          <table:table-cell table:number-columns-repeated="2"/>
          <table:table-cell office:value-type="float" office:value="9">
            <text:p>9.0000000</text:p>
          </table:table-cell>
          <table:table-cell office:value-type="float" office:value="0.654528">
            <text:p>0.6545280</text:p>
          </table:table-cell>
          <table:table-cell/>
          <table:table-cell office:value-type="float" office:value="9">
            <text:p>9.0000000</text:p>
          </table:table-cell>
          <table:table-cell office:value-type="float" office:value="0.0137616">
            <text:p>0.0137616</text:p>
          </table:table-cell>
          <table:table-cell/>
          <table:table-cell office:value-type="float" office:value="9">
            <text:p>9.0000000</text:p>
          </table:table-cell>
          <table:table-cell office:value-type="float" office:value="0.000261284">
            <text:p>0.0002613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9.2">
            <text:p>9.2</text:p>
          </table:table-cell>
          <table:table-cell office:value-type="float" office:value="0.750166">
            <text:p>0.75</text:p>
          </table:table-cell>
          <table:table-cell office:value-type="float" office:value="0.00854271">
            <text:p>0.01</text:p>
          </table:table-cell>
          <table:table-cell office:value-type="float" office:value="-0.0532382">
            <text:p>-0.05</text:p>
          </table:table-cell>
          <table:table-cell office:value-type="float" office:value="25039.7">
            <text:p>25039.7</text:p>
          </table:table-cell>
          <table:table-cell office:value-type="float" office:value="0.000245179">
            <text:p>0</text:p>
          </table:table-cell>
          <table:table-cell office:value-type="float" office:value="33378.9">
            <text:p>33378.9</text:p>
          </table:table-cell>
          <table:table-cell table:number-columns-repeated="2"/>
          <table:table-cell office:value-type="float" office:value="9.2">
            <text:p>9.2000000</text:p>
          </table:table-cell>
          <table:table-cell office:value-type="float" office:value="0.750166">
            <text:p>0.7501660</text:p>
          </table:table-cell>
          <table:table-cell/>
          <table:table-cell office:value-type="float" office:value="9.2">
            <text:p>9.2000000</text:p>
          </table:table-cell>
          <table:table-cell office:value-type="float" office:value="0.00854271">
            <text:p>0.0085427</text:p>
          </table:table-cell>
          <table:table-cell/>
          <table:table-cell office:value-type="float" office:value="9.2">
            <text:p>9.2000000</text:p>
          </table:table-cell>
          <table:table-cell office:value-type="float" office:value="0.000245179">
            <text:p>0.0002452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9.4">
            <text:p>9.4</text:p>
          </table:table-cell>
          <table:table-cell office:value-type="float" office:value="0.877526">
            <text:p>0.88</text:p>
          </table:table-cell>
          <table:table-cell office:value-type="float" office:value="0.00468379">
            <text:p>0</text:p>
          </table:table-cell>
          <table:table-cell office:value-type="float" office:value="-0.0532382">
            <text:p>-0.05</text:p>
          </table:table-cell>
          <table:table-cell office:value-type="float" office:value="30583.6">
            <text:p>30583.6</text:p>
          </table:table-cell>
          <table:table-cell office:value-type="float" office:value="0.000234815">
            <text:p>0</text:p>
          </table:table-cell>
          <table:table-cell office:value-type="float" office:value="34852.1">
            <text:p>34852.1</text:p>
          </table:table-cell>
          <table:table-cell table:number-columns-repeated="2"/>
          <table:table-cell office:value-type="float" office:value="9.4">
            <text:p>9.4000000</text:p>
          </table:table-cell>
          <table:table-cell office:value-type="float" office:value="0.877526">
            <text:p>0.8775260</text:p>
          </table:table-cell>
          <table:table-cell/>
          <table:table-cell office:value-type="float" office:value="9.4">
            <text:p>9.4000000</text:p>
          </table:table-cell>
          <table:table-cell office:value-type="float" office:value="0.00468379">
            <text:p>0.0046838</text:p>
          </table:table-cell>
          <table:table-cell/>
          <table:table-cell office:value-type="float" office:value="9.4">
            <text:p>9.4000000</text:p>
          </table:table-cell>
          <table:table-cell office:value-type="float" office:value="0.000234815">
            <text:p>0.0002348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9.6">
            <text:p>9.6</text:p>
          </table:table-cell>
          <table:table-cell office:value-type="float" office:value="1.04405">
            <text:p>1.04</text:p>
          </table:table-cell>
          <table:table-cell office:value-type="float" office:value="0.00224006">
            <text:p>0</text:p>
          </table:table-cell>
          <table:table-cell office:value-type="float" office:value="-0.0532382">
            <text:p>-0.05</text:p>
          </table:table-cell>
          <table:table-cell office:value-type="float" office:value="37354.9">
            <text:p>37354.9</text:p>
          </table:table-cell>
          <table:table-cell office:value-type="float" office:value="0.000228732">
            <text:p>0</text:p>
          </table:table-cell>
          <table:table-cell office:value-type="float" office:value="35778.9">
            <text:p>35778.9</text:p>
          </table:table-cell>
          <table:table-cell table:number-columns-repeated="2"/>
          <table:table-cell office:value-type="float" office:value="9.6">
            <text:p>9.6000000</text:p>
          </table:table-cell>
          <table:table-cell office:value-type="float" office:value="1.04405">
            <text:p>1.0440500</text:p>
          </table:table-cell>
          <table:table-cell/>
          <table:table-cell office:value-type="float" office:value="9.6">
            <text:p>9.6000000</text:p>
          </table:table-cell>
          <table:table-cell office:value-type="float" office:value="0.00224006">
            <text:p>0.0022401</text:p>
          </table:table-cell>
          <table:table-cell/>
          <table:table-cell office:value-type="float" office:value="9.6">
            <text:p>9.6000000</text:p>
          </table:table-cell>
          <table:table-cell office:value-type="float" office:value="0.000228732">
            <text:p>0.0002287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9.8">
            <text:p>9.8</text:p>
          </table:table-cell>
          <table:table-cell office:value-type="float" office:value="1.25733">
            <text:p>1.26</text:p>
          </table:table-cell>
          <table:table-cell office:value-type="float" office:value="0.00093334">
            <text:p>0</text:p>
          </table:table-cell>
          <table:table-cell office:value-type="float" office:value="-0.0532382">
            <text:p>-0.05</text:p>
          </table:table-cell>
          <table:table-cell office:value-type="float" office:value="45625.4">
            <text:p>45625.4</text:p>
          </table:table-cell>
          <table:table-cell office:value-type="float" office:value="0.000225526">
            <text:p>0</text:p>
          </table:table-cell>
          <table:table-cell office:value-type="float" office:value="36287.5">
            <text:p>36287.5</text:p>
          </table:table-cell>
          <table:table-cell table:number-columns-repeated="2"/>
          <table:table-cell office:value-type="float" office:value="9.8">
            <text:p>9.8000000</text:p>
          </table:table-cell>
          <table:table-cell office:value-type="float" office:value="1.25733">
            <text:p>1.2573300</text:p>
          </table:table-cell>
          <table:table-cell/>
          <table:table-cell office:value-type="float" office:value="9.8">
            <text:p>9.8000000</text:p>
          </table:table-cell>
          <table:table-cell office:value-type="float" office:value="0.00093334">
            <text:p>0.0009333</text:p>
          </table:table-cell>
          <table:table-cell/>
          <table:table-cell office:value-type="float" office:value="9.8">
            <text:p>9.8000000</text:p>
          </table:table-cell>
          <table:table-cell office:value-type="float" office:value="0.000225526">
            <text:p>0.0002255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10">
            <text:p>10</text:p>
          </table:table-cell>
          <table:table-cell office:value-type="float" office:value="1.52541">
            <text:p>1.53</text:p>
          </table:table-cell>
          <table:table-cell office:value-type="float" office:value="0.000344164">
            <text:p>0</text:p>
          </table:table-cell>
          <table:table-cell office:value-type="float" office:value="-0.0532382">
            <text:p>-0.05</text:p>
          </table:table-cell>
          <table:table-cell office:value-type="float" office:value="55727">
            <text:p>55727</text:p>
          </table:table-cell>
          <table:table-cell office:value-type="float" office:value="0.000224015">
            <text:p>0</text:p>
          </table:table-cell>
          <table:table-cell office:value-type="float" office:value="36532.3">
            <text:p>36532.3</text:p>
          </table:table-cell>
          <table:table-cell table:number-columns-repeated="2"/>
          <table:table-cell office:value-type="float" office:value="10">
            <text:p>10.0000000</text:p>
          </table:table-cell>
          <table:table-cell office:value-type="float" office:value="1.52541">
            <text:p>1.5254100</text:p>
          </table:table-cell>
          <table:table-cell/>
          <table:table-cell office:value-type="float" office:value="10">
            <text:p>10.0000000</text:p>
          </table:table-cell>
          <table:table-cell office:value-type="float" office:value="0.000344164">
            <text:p>0.0003442</text:p>
          </table:table-cell>
          <table:table-cell/>
          <table:table-cell office:value-type="float" office:value="10">
            <text:p>10.0000000</text:p>
          </table:table-cell>
          <table:table-cell office:value-type="float" office:value="0.000224015">
            <text:p>0.0002240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10.2001">
            <text:p>10.2</text:p>
          </table:table-cell>
          <table:table-cell office:value-type="float" office:value="1.85795">
            <text:p>1.86</text:p>
          </table:table-cell>
          <table:table-cell office:value-type="float" office:value="0.000116613">
            <text:p>0</text:p>
          </table:table-cell>
          <table:table-cell office:value-type="float" office:value="-0.0532382">
            <text:p>-0.05</text:p>
          </table:table-cell>
          <table:table-cell office:value-type="float" office:value="68071.9">
            <text:p>68071.9</text:p>
          </table:table-cell>
          <table:table-cell office:value-type="float" office:value="0.000223368">
            <text:p>0</text:p>
          </table:table-cell>
          <table:table-cell office:value-type="float" office:value="36638.3">
            <text:p>36638.3</text:p>
          </table:table-cell>
          <table:table-cell table:number-columns-repeated="2"/>
          <table:table-cell office:value-type="float" office:value="10.2001">
            <text:p>10.2001000</text:p>
          </table:table-cell>
          <table:table-cell office:value-type="float" office:value="1.85795">
            <text:p>1.8579500</text:p>
          </table:table-cell>
          <table:table-cell/>
          <table:table-cell office:value-type="float" office:value="10.2001">
            <text:p>10.2001000</text:p>
          </table:table-cell>
          <table:table-cell office:value-type="float" office:value="0.000116613">
            <text:p>0.0001166</text:p>
          </table:table-cell>
          <table:table-cell/>
          <table:table-cell office:value-type="float" office:value="10.2001">
            <text:p>10.2001000</text:p>
          </table:table-cell>
          <table:table-cell office:value-type="float" office:value="0.000223368">
            <text:p>0.0002234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10.4001">
            <text:p>10.4</text:p>
          </table:table-cell>
          <table:table-cell office:value-type="float" office:value="2.26663">
            <text:p>2.27</text:p>
          </table:table-cell>
          <table:table-cell table:style-name="ce3" office:value-type="float" office:value="0.0000388427">
            <text:p>3.88E-005</text:p>
          </table:table-cell>
          <table:table-cell office:value-type="float" office:value="-0.0532382">
            <text:p>-0.05</text:p>
          </table:table-cell>
          <table:table-cell office:value-type="float" office:value="83143.2">
            <text:p>83143.2</text:p>
          </table:table-cell>
          <table:table-cell office:value-type="float" office:value="0.000223105">
            <text:p>0</text:p>
          </table:table-cell>
          <table:table-cell office:value-type="float" office:value="36681.5">
            <text:p>36681.5</text:p>
          </table:table-cell>
          <table:table-cell table:number-columns-repeated="2"/>
          <table:table-cell office:value-type="float" office:value="10.4001">
            <text:p>10.4001000</text:p>
          </table:table-cell>
          <table:table-cell office:value-type="float" office:value="2.26663">
            <text:p>2.2666300</text:p>
          </table:table-cell>
          <table:table-cell/>
          <table:table-cell office:value-type="float" office:value="10.4001">
            <text:p>10.4001000</text:p>
          </table:table-cell>
          <table:table-cell office:value-type="float" office:value="0.0000388427">
            <text:p>0.0000388</text:p>
          </table:table-cell>
          <table:table-cell/>
          <table:table-cell office:value-type="float" office:value="10.4001">
            <text:p>10.4001000</text:p>
          </table:table-cell>
          <table:table-cell office:value-type="float" office:value="0.000223105">
            <text:p>0.0002231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10.6001">
            <text:p>10.6</text:p>
          </table:table-cell>
          <table:table-cell office:value-type="float" office:value="2.7671">
            <text:p>2.77</text:p>
          </table:table-cell>
          <table:table-cell table:style-name="ce3" office:value-type="float" office:value="0.0000140861">
            <text:p>1.41E-005</text:p>
          </table:table-cell>
          <table:table-cell office:value-type="float" office:value="-0.0532382">
            <text:p>-0.05</text:p>
          </table:table-cell>
          <table:table-cell office:value-type="float" office:value="101551">
            <text:p>101551</text:p>
          </table:table-cell>
          <table:table-cell office:value-type="float" office:value="0.000222995">
            <text:p>0</text:p>
          </table:table-cell>
          <table:table-cell office:value-type="float" office:value="36699.5">
            <text:p>36699.5</text:p>
          </table:table-cell>
          <table:table-cell table:number-columns-repeated="2"/>
          <table:table-cell office:value-type="float" office:value="10.6001">
            <text:p>10.6001000</text:p>
          </table:table-cell>
          <table:table-cell office:value-type="float" office:value="2.7671">
            <text:p>2.7671000</text:p>
          </table:table-cell>
          <table:table-cell/>
          <table:table-cell office:value-type="float" office:value="10.6001">
            <text:p>10.6001000</text:p>
          </table:table-cell>
          <table:table-cell office:value-type="float" office:value="0.0000140861">
            <text:p>0.0000141</text:p>
          </table:table-cell>
          <table:table-cell/>
          <table:table-cell office:value-type="float" office:value="10.6001">
            <text:p>10.6001000</text:p>
          </table:table-cell>
          <table:table-cell office:value-type="float" office:value="0.000222995">
            <text:p>0.0002230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10.8001">
            <text:p>10.8</text:p>
          </table:table-cell>
          <table:table-cell office:value-type="float" office:value="3.37894">
            <text:p>3.38</text:p>
          </table:table-cell>
          <table:table-cell table:style-name="ce3" office:value-type="float" office:value="0.00000646104">
            <text:p>6.46E-006</text:p>
          </table:table-cell>
          <table:table-cell office:value-type="float" office:value="-0.0532382">
            <text:p>-0.05</text:p>
          </table:table-cell>
          <table:table-cell office:value-type="float" office:value="124035">
            <text:p>124035</text:p>
          </table:table-cell>
          <table:table-cell office:value-type="float" office:value="0.000222942">
            <text:p>0</text:p>
          </table:table-cell>
          <table:table-cell office:value-type="float" office:value="36708.2">
            <text:p>36708.2</text:p>
          </table:table-cell>
          <table:table-cell table:number-columns-repeated="2"/>
          <table:table-cell office:value-type="float" office:value="10.8001">
            <text:p>10.8001000</text:p>
          </table:table-cell>
          <table:table-cell office:value-type="float" office:value="3.37894">
            <text:p>3.3789400</text:p>
          </table:table-cell>
          <table:table-cell/>
          <table:table-cell office:value-type="float" office:value="10.8001">
            <text:p>10.8001000</text:p>
          </table:table-cell>
          <table:table-cell office:value-type="float" office:value="0.00000646104">
            <text:p>0.0000065</text:p>
          </table:table-cell>
          <table:table-cell/>
          <table:table-cell office:value-type="float" office:value="10.8001">
            <text:p>10.8001000</text:p>
          </table:table-cell>
          <table:table-cell office:value-type="float" office:value="0.000222942">
            <text:p>0.0002229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11.0001">
            <text:p>11</text:p>
          </table:table-cell>
          <table:table-cell office:value-type="float" office:value="4.12638">
            <text:p>4.13</text:p>
          </table:table-cell>
          <table:table-cell table:style-name="ce3" office:value-type="float" office:value="0.00000463538">
            <text:p>4.64E-006</text:p>
          </table:table-cell>
          <table:table-cell office:value-type="float" office:value="-0.0532382">
            <text:p>-0.05</text:p>
          </table:table-cell>
          <table:table-cell office:value-type="float" office:value="151497">
            <text:p>151497</text:p>
          </table:table-cell>
          <table:table-cell office:value-type="float" office:value="0.000222906">
            <text:p>0</text:p>
          </table:table-cell>
          <table:table-cell office:value-type="float" office:value="36714.2">
            <text:p>36714.2</text:p>
          </table:table-cell>
          <table:table-cell table:number-columns-repeated="2"/>
          <table:table-cell office:value-type="float" office:value="11.0001">
            <text:p>11.0001000</text:p>
          </table:table-cell>
          <table:table-cell office:value-type="float" office:value="4.12638">
            <text:p>4.1263800</text:p>
          </table:table-cell>
          <table:table-cell/>
          <table:table-cell office:value-type="float" office:value="11.0001">
            <text:p>11.0001000</text:p>
          </table:table-cell>
          <table:table-cell office:value-type="float" office:value="0.00000463538">
            <text:p>0.0000046</text:p>
          </table:table-cell>
          <table:table-cell/>
          <table:table-cell office:value-type="float" office:value="11.0001">
            <text:p>11.0001000</text:p>
          </table:table-cell>
          <table:table-cell office:value-type="float" office:value="0.000222906">
            <text:p>0.0002229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11.1924">
            <text:p>11.19</text:p>
          </table:table-cell>
          <table:table-cell office:value-type="float" office:value="5.00036">
            <text:p>5</text:p>
          </table:table-cell>
          <table:table-cell table:style-name="ce3" office:value-type="float" office:value="0.00000675143">
            <text:p>6.75E-006</text:p>
          </table:table-cell>
          <table:table-cell office:value-type="float" office:value="-0.0532382">
            <text:p>-0.05</text:p>
          </table:table-cell>
          <table:table-cell office:value-type="float" office:value="183619">
            <text:p>183619</text:p>
          </table:table-cell>
          <table:table-cell office:value-type="float" office:value="0.000222863">
            <text:p>0</text:p>
          </table:table-cell>
          <table:table-cell office:value-type="float" office:value="36721.2">
            <text:p>36721.2</text:p>
          </table:table-cell>
          <table:table-cell table:number-columns-repeated="2"/>
          <table:table-cell office:value-type="float" office:value="11.1924">
            <text:p>11.1924000</text:p>
          </table:table-cell>
          <table:table-cell office:value-type="float" office:value="5.00036">
            <text:p>5.0003600</text:p>
          </table:table-cell>
          <table:table-cell/>
          <table:table-cell office:value-type="float" office:value="11.1924">
            <text:p>11.1924000</text:p>
          </table:table-cell>
          <table:table-cell office:value-type="float" office:value="0.00000675143">
            <text:p>0.0000068</text:p>
          </table:table-cell>
          <table:table-cell/>
          <table:table-cell office:value-type="float" office:value="11.1924">
            <text:p>11.1924000</text:p>
          </table:table-cell>
          <table:table-cell office:value-type="float" office:value="0.000222863">
            <text:p>0.0002229</text:p>
          </table:table-cell>
        </table:table-row>
      </table:table>
      <table:table table:name="SheetD" table:style-name="ta1" table:print="false">
        <table:table-column table:style-name="co1" table:default-cell-style-name="ce3"/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6"/>
        <table:table-column table:style-name="co2" table:default-cell-style-name="Default"/>
        <table:table-column table:style-name="co2" table:number-columns-repeated="2" table:default-cell-style-name="ce6"/>
        <table:table-column table:style-name="co2" table:default-cell-style-name="Default"/>
        <table:table-column table:style-name="co2" table:number-columns-repeated="2" table:default-cell-style-name="ce6"/>
        <table:table-row table:style-name="ro1">
          <table:table-cell table:style-name="Default" office:value-type="string">
            <text:p>ring1_const_temp.c derk1.c Output</text:p>
          </table:table-cell>
          <table:table-cell table:number-columns-repeated="2"/>
          <table:table-cell office:value-type="string">
            <text:p>(i=30)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2" office:value-type="string">
            <text:p>1-T/Tc</text:p>
          </table:table-cell>
          <table:table-cell table:style-name="ce2" office:value-type="string">
            <text:p>l</text:p>
          </table:table-cell>
          <table:table-cell table:style-name="ce2" office:value-type="string">
            <text:p>K</text:p>
          </table:table-cell>
          <table:table-cell table:style-name="ce2" office:value-type="string">
            <text:p>y</text:p>
          </table:table-cell>
          <table:table-cell table:style-name="ce2" office:value-type="string">
            <text:p>F</text:p>
          </table:table-cell>
          <table:table-cell table:style-name="ce2" office:value-type="string">
            <text:p>a</text:p>
          </table:table-cell>
          <table:table-cell table:style-name="ce2" office:value-type="string">
            <text:p>Kr/K0</text:p>
          </table:table-cell>
          <table:table-cell table:style-name="ce2" office:value-type="string">
            <text:p>a0/Kr</text:p>
          </table:table-cell>
          <table:table-cell table:number-columns-repeated="2"/>
          <table:table-cell table:style-name="ce5" office:value-type="string">
            <text:p>l</text:p>
          </table:table-cell>
          <table:table-cell table:style-name="ce5" office:value-type="string">
            <text:p>K</text:p>
          </table:table-cell>
          <table:table-cell/>
          <table:table-cell table:style-name="ce5" office:value-type="string">
            <text:p>l</text:p>
          </table:table-cell>
          <table:table-cell table:style-name="ce5" office:value-type="string">
            <text:p>y</text:p>
          </table:table-cell>
          <table:table-cell/>
          <table:table-cell table:style-name="ce5" office:value-type="string">
            <text:p>l</text:p>
          </table:table-cell>
          <table:table-cell table:style-name="ce5" office:value-type="string">
            <text:p>Kr/K0</text:p>
          </table:table-cell>
        </table:table-row>
        <table:table-row table:style-name="ro1">
          <table:table-cell office:value-type="float" office:value="0.00001">
            <text:p>1.00E-005</text:p>
          </table:table-cell>
          <table:table-cell office:value-type="float" office:value="0.2">
            <text:p>0.2</text:p>
          </table:table-cell>
          <table:table-cell office:value-type="float" office:value="0.333726">
            <text:p>0.33</text:p>
          </table:table-cell>
          <table:table-cell office:value-type="float" office:value="0.0492754">
            <text:p>0.05</text:p>
          </table:table-cell>
          <table:table-cell office:value-type="float" office:value="-0.0217596">
            <text:p>-0.02</text:p>
          </table:table-cell>
          <table:table-cell office:value-type="float" office:value="3.09015">
            <text:p>3.09</text:p>
          </table:table-cell>
          <table:table-cell office:value-type="float" office:value="0.883815">
            <text:p>0.88</text:p>
          </table:table-cell>
          <table:table-cell office:value-type="float" office:value="9.25954">
            <text:p>9.26</text:p>
          </table:table-cell>
          <table:table-cell table:number-columns-repeated="2"/>
          <table:table-cell office:value-type="float" office:value="0.2">
            <text:p>0.2000000</text:p>
          </table:table-cell>
          <table:table-cell office:value-type="float" office:value="0.333726">
            <text:p>0.3337260</text:p>
          </table:table-cell>
          <table:table-cell/>
          <table:table-cell office:value-type="float" office:value="0.2">
            <text:p>0.2000000</text:p>
          </table:table-cell>
          <table:table-cell office:value-type="float" office:value="0.0492754">
            <text:p>0.0492754</text:p>
          </table:table-cell>
          <table:table-cell/>
          <table:table-cell office:value-type="float" office:value="0.2">
            <text:p>0.2000000</text:p>
          </table:table-cell>
          <table:table-cell office:value-type="float" office:value="0.883815">
            <text:p>0.8838150</text:p>
          </table:table-cell>
        </table:table-row>
        <table:table-row table:style-name="ro1">
          <table:table-cell office:value-type="float" office:value="0.00001">
            <text:p>1.00E-005</text:p>
          </table:table-cell>
          <table:table-cell office:value-type="float" office:value="0.4">
            <text:p>0.4</text:p>
          </table:table-cell>
          <table:table-cell office:value-type="float" office:value="0.35199">
            <text:p>0.35</text:p>
          </table:table-cell>
          <table:table-cell office:value-type="float" office:value="0.0537847">
            <text:p>0.05</text:p>
          </table:table-cell>
          <table:table-cell office:value-type="float" office:value="-0.0350976">
            <text:p>-0.04</text:p>
          </table:table-cell>
          <table:table-cell office:value-type="float" office:value="3.77432">
            <text:p>3.77</text:p>
          </table:table-cell>
          <table:table-cell office:value-type="float" office:value="0.763208">
            <text:p>0.76</text:p>
          </table:table-cell>
          <table:table-cell office:value-type="float" office:value="10.7228">
            <text:p>10.72</text:p>
          </table:table-cell>
          <table:table-cell table:number-columns-repeated="2"/>
          <table:table-cell office:value-type="float" office:value="0.4">
            <text:p>0.4000000</text:p>
          </table:table-cell>
          <table:table-cell office:value-type="float" office:value="0.35199">
            <text:p>0.3519900</text:p>
          </table:table-cell>
          <table:table-cell/>
          <table:table-cell office:value-type="float" office:value="0.4">
            <text:p>0.4000000</text:p>
          </table:table-cell>
          <table:table-cell office:value-type="float" office:value="0.0537847">
            <text:p>0.0537847</text:p>
          </table:table-cell>
          <table:table-cell/>
          <table:table-cell office:value-type="float" office:value="0.4">
            <text:p>0.4000000</text:p>
          </table:table-cell>
          <table:table-cell office:value-type="float" office:value="0.763208">
            <text:p>0.7632080</text:p>
          </table:table-cell>
        </table:table-row>
        <table:table-row table:style-name="ro1">
          <table:table-cell office:value-type="float" office:value="0.00001">
            <text:p>1.00E-005</text:p>
          </table:table-cell>
          <table:table-cell office:value-type="float" office:value="0.6">
            <text:p>0.6</text:p>
          </table:table-cell>
          <table:table-cell office:value-type="float" office:value="0.364711">
            <text:p>0.36</text:p>
          </table:table-cell>
          <table:table-cell office:value-type="float" office:value="0.0568992">
            <text:p>0.06</text:p>
          </table:table-cell>
          <table:table-cell office:value-type="float" office:value="-0.0429664">
            <text:p>-0.04</text:p>
          </table:table-cell>
          <table:table-cell office:value-type="float" office:value="4.60996">
            <text:p>4.61</text:p>
          </table:table-cell>
          <table:table-cell office:value-type="float" office:value="0.647445">
            <text:p>0.65</text:p>
          </table:table-cell>
          <table:table-cell office:value-type="float" office:value="12.64">
            <text:p>12.64</text:p>
          </table:table-cell>
          <table:table-cell table:number-columns-repeated="2"/>
          <table:table-cell office:value-type="float" office:value="0.6">
            <text:p>0.6000000</text:p>
          </table:table-cell>
          <table:table-cell office:value-type="float" office:value="0.364711">
            <text:p>0.3647110</text:p>
          </table:table-cell>
          <table:table-cell/>
          <table:table-cell office:value-type="float" office:value="0.6">
            <text:p>0.6000000</text:p>
          </table:table-cell>
          <table:table-cell office:value-type="float" office:value="0.0568992">
            <text:p>0.0568992</text:p>
          </table:table-cell>
          <table:table-cell/>
          <table:table-cell office:value-type="float" office:value="0.6">
            <text:p>0.6000000</text:p>
          </table:table-cell>
          <table:table-cell office:value-type="float" office:value="0.647445">
            <text:p>0.6474450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0.8">
            <text:p>0.8</text:p>
          </table:table-cell>
          <table:table-cell office:value-type="float" office:value="0.373164">
            <text:p>0.37</text:p>
          </table:table-cell>
          <table:table-cell office:value-type="float" office:value="0.0589534">
            <text:p>0.06</text:p>
          </table:table-cell>
          <table:table-cell office:value-type="float" office:value="-0.0474886">
            <text:p>-0.05</text:p>
          </table:table-cell>
          <table:table-cell office:value-type="float" office:value="5.63062">
            <text:p>5.63</text:p>
          </table:table-cell>
          <table:table-cell office:value-type="float" office:value="0.542369">
            <text:p>0.54</text:p>
          </table:table-cell>
          <table:table-cell office:value-type="float" office:value="15.0889">
            <text:p>15.09</text:p>
          </table:table-cell>
          <table:table-cell table:number-columns-repeated="2"/>
          <table:table-cell office:value-type="float" office:value="0.8">
            <text:p>0.8000000</text:p>
          </table:table-cell>
          <table:table-cell office:value-type="float" office:value="0.373164">
            <text:p>0.3731640</text:p>
          </table:table-cell>
          <table:table-cell/>
          <table:table-cell office:value-type="float" office:value="0.8">
            <text:p>0.8000000</text:p>
          </table:table-cell>
          <table:table-cell office:value-type="float" office:value="0.0589534">
            <text:p>0.0589534</text:p>
          </table:table-cell>
          <table:table-cell/>
          <table:table-cell office:value-type="float" office:value="0.8">
            <text:p>0.8000000</text:p>
          </table:table-cell>
          <table:table-cell office:value-type="float" office:value="0.542369">
            <text:p>0.5423690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1">
            <text:p>1</text:p>
          </table:table-cell>
          <table:table-cell office:value-type="float" office:value="0.378604">
            <text:p>0.38</text:p>
          </table:table-cell>
          <table:table-cell office:value-type="float" office:value="0.0602673">
            <text:p>0.06</text:p>
          </table:table-cell>
          <table:table-cell office:value-type="float" office:value="-0.0500432">
            <text:p>-0.05</text:p>
          </table:table-cell>
          <table:table-cell office:value-type="float" office:value="6.87725">
            <text:p>6.88</text:p>
          </table:table-cell>
          <table:table-cell office:value-type="float" office:value="0.450528">
            <text:p>0.45</text:p>
          </table:table-cell>
          <table:table-cell office:value-type="float" office:value="18.1648">
            <text:p>18.16</text:p>
          </table:table-cell>
          <table:table-cell table:number-columns-repeated="2"/>
          <table:table-cell office:value-type="float" office:value="1">
            <text:p>1.0000000</text:p>
          </table:table-cell>
          <table:table-cell office:value-type="float" office:value="0.378604">
            <text:p>0.3786040</text:p>
          </table:table-cell>
          <table:table-cell/>
          <table:table-cell office:value-type="float" office:value="1">
            <text:p>1.0000000</text:p>
          </table:table-cell>
          <table:table-cell office:value-type="float" office:value="0.0602673">
            <text:p>0.0602673</text:p>
          </table:table-cell>
          <table:table-cell/>
          <table:table-cell office:value-type="float" office:value="1">
            <text:p>1.0000000</text:p>
          </table:table-cell>
          <table:table-cell office:value-type="float" office:value="0.450528">
            <text:p>0.4505280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1.2">
            <text:p>1.2</text:p>
          </table:table-cell>
          <table:table-cell office:value-type="float" office:value="0.382034">
            <text:p>0.38</text:p>
          </table:table-cell>
          <table:table-cell office:value-type="float" office:value="0.0610908">
            <text:p>0.06</text:p>
          </table:table-cell>
          <table:table-cell office:value-type="float" office:value="-0.0514705">
            <text:p>-0.05</text:p>
          </table:table-cell>
          <table:table-cell office:value-type="float" office:value="8.3999">
            <text:p>8.4</text:p>
          </table:table-cell>
          <table:table-cell office:value-type="float" office:value="0.372202">
            <text:p>0.37</text:p>
          </table:table-cell>
          <table:table-cell office:value-type="float" office:value="21.9873">
            <text:p>21.99</text:p>
          </table:table-cell>
          <table:table-cell table:number-columns-repeated="2"/>
          <table:table-cell office:value-type="float" office:value="1.2">
            <text:p>1.2000000</text:p>
          </table:table-cell>
          <table:table-cell office:value-type="float" office:value="0.382034">
            <text:p>0.3820340</text:p>
          </table:table-cell>
          <table:table-cell/>
          <table:table-cell office:value-type="float" office:value="1.2">
            <text:p>1.2000000</text:p>
          </table:table-cell>
          <table:table-cell office:value-type="float" office:value="0.0610908">
            <text:p>0.0610908</text:p>
          </table:table-cell>
          <table:table-cell/>
          <table:table-cell office:value-type="float" office:value="1.2">
            <text:p>1.2000000</text:p>
          </table:table-cell>
          <table:table-cell office:value-type="float" office:value="0.372202">
            <text:p>0.3722020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1.4">
            <text:p>1.4</text:p>
          </table:table-cell>
          <table:table-cell office:value-type="float" office:value="0.384169">
            <text:p>0.38</text:p>
          </table:table-cell>
          <table:table-cell office:value-type="float" office:value="0.0615997">
            <text:p>0.06</text:p>
          </table:table-cell>
          <table:table-cell office:value-type="float" office:value="-0.0522625">
            <text:p>-0.05</text:p>
          </table:table-cell>
          <table:table-cell office:value-type="float" office:value="10.2597">
            <text:p>10.26</text:p>
          </table:table-cell>
          <table:table-cell office:value-type="float" office:value="0.306436">
            <text:p>0.31</text:p>
          </table:table-cell>
          <table:table-cell office:value-type="float" office:value="26.7061">
            <text:p>26.71</text:p>
          </table:table-cell>
          <table:table-cell table:number-columns-repeated="2"/>
          <table:table-cell office:value-type="float" office:value="1.4">
            <text:p>1.4000000</text:p>
          </table:table-cell>
          <table:table-cell office:value-type="float" office:value="0.384169">
            <text:p>0.3841690</text:p>
          </table:table-cell>
          <table:table-cell/>
          <table:table-cell office:value-type="float" office:value="1.4">
            <text:p>1.4000000</text:p>
          </table:table-cell>
          <table:table-cell office:value-type="float" office:value="0.0615997">
            <text:p>0.0615997</text:p>
          </table:table-cell>
          <table:table-cell/>
          <table:table-cell office:value-type="float" office:value="1.4">
            <text:p>1.4000000</text:p>
          </table:table-cell>
          <table:table-cell office:value-type="float" office:value="0.306436">
            <text:p>0.3064360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1.6">
            <text:p>1.6</text:p>
          </table:table-cell>
          <table:table-cell office:value-type="float" office:value="0.38549">
            <text:p>0.39</text:p>
          </table:table-cell>
          <table:table-cell office:value-type="float" office:value="0.0619105">
            <text:p>0.06</text:p>
          </table:table-cell>
          <table:table-cell office:value-type="float" office:value="-0.0527001">
            <text:p>-0.05</text:p>
          </table:table-cell>
          <table:table-cell office:value-type="float" office:value="12.5312">
            <text:p>12.53</text:p>
          </table:table-cell>
          <table:table-cell office:value-type="float" office:value="0.251752">
            <text:p>0.25</text:p>
          </table:table-cell>
          <table:table-cell office:value-type="float" office:value="32.5071">
            <text:p>32.51</text:p>
          </table:table-cell>
          <table:table-cell table:number-columns-repeated="2"/>
          <table:table-cell office:value-type="float" office:value="1.6">
            <text:p>1.6000000</text:p>
          </table:table-cell>
          <table:table-cell office:value-type="float" office:value="0.38549">
            <text:p>0.3854900</text:p>
          </table:table-cell>
          <table:table-cell/>
          <table:table-cell office:value-type="float" office:value="1.6">
            <text:p>1.6000000</text:p>
          </table:table-cell>
          <table:table-cell office:value-type="float" office:value="0.0619105">
            <text:p>0.0619105</text:p>
          </table:table-cell>
          <table:table-cell/>
          <table:table-cell office:value-type="float" office:value="1.6">
            <text:p>1.6000000</text:p>
          </table:table-cell>
          <table:table-cell office:value-type="float" office:value="0.251752">
            <text:p>0.2517520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1.8">
            <text:p>1.8</text:p>
          </table:table-cell>
          <table:table-cell office:value-type="float" office:value="0.386307">
            <text:p>0.39</text:p>
          </table:table-cell>
          <table:table-cell office:value-type="float" office:value="0.0620977">
            <text:p>0.06</text:p>
          </table:table-cell>
          <table:table-cell office:value-type="float" office:value="-0.0529412">
            <text:p>-0.05</text:p>
          </table:table-cell>
          <table:table-cell office:value-type="float" office:value="15.3056">
            <text:p>15.31</text:p>
          </table:table-cell>
          <table:table-cell office:value-type="float" office:value="0.206554">
            <text:p>0.21</text:p>
          </table:table-cell>
          <table:table-cell office:value-type="float" office:value="39.6203">
            <text:p>39.62</text:p>
          </table:table-cell>
          <table:table-cell table:number-columns-repeated="2"/>
          <table:table-cell office:value-type="float" office:value="1.8">
            <text:p>1.8000000</text:p>
          </table:table-cell>
          <table:table-cell office:value-type="float" office:value="0.386307">
            <text:p>0.3863070</text:p>
          </table:table-cell>
          <table:table-cell/>
          <table:table-cell office:value-type="float" office:value="1.8">
            <text:p>1.8000000</text:p>
          </table:table-cell>
          <table:table-cell office:value-type="float" office:value="0.0620977">
            <text:p>0.0620977</text:p>
          </table:table-cell>
          <table:table-cell/>
          <table:table-cell office:value-type="float" office:value="1.8">
            <text:p>1.8000000</text:p>
          </table:table-cell>
          <table:table-cell office:value-type="float" office:value="0.206554">
            <text:p>0.2065540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2">
            <text:p>2</text:p>
          </table:table-cell>
          <table:table-cell office:value-type="float" office:value="0.386817">
            <text:p>0.39</text:p>
          </table:table-cell>
          <table:table-cell office:value-type="float" office:value="0.0622079">
            <text:p>0.06</text:p>
          </table:table-cell>
          <table:table-cell office:value-type="float" office:value="-0.0530738">
            <text:p>-0.05</text:p>
          </table:table-cell>
          <table:table-cell office:value-type="float" office:value="18.6943">
            <text:p>18.69</text:p>
          </table:table-cell>
          <table:table-cell office:value-type="float" office:value="0.169335">
            <text:p>0.17</text:p>
          </table:table-cell>
          <table:table-cell office:value-type="float" office:value="48.3285">
            <text:p>48.33</text:p>
          </table:table-cell>
          <table:table-cell table:number-columns-repeated="2"/>
          <table:table-cell office:value-type="float" office:value="2">
            <text:p>2.0000000</text:p>
          </table:table-cell>
          <table:table-cell office:value-type="float" office:value="0.386817">
            <text:p>0.3868170</text:p>
          </table:table-cell>
          <table:table-cell/>
          <table:table-cell office:value-type="float" office:value="2">
            <text:p>2.0000000</text:p>
          </table:table-cell>
          <table:table-cell office:value-type="float" office:value="0.0622079">
            <text:p>0.0622079</text:p>
          </table:table-cell>
          <table:table-cell/>
          <table:table-cell office:value-type="float" office:value="2">
            <text:p>2.0000000</text:p>
          </table:table-cell>
          <table:table-cell office:value-type="float" office:value="0.169335">
            <text:p>0.1693350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2.2">
            <text:p>2.2</text:p>
          </table:table-cell>
          <table:table-cell office:value-type="float" office:value="0.387142">
            <text:p>0.39</text:p>
          </table:table-cell>
          <table:table-cell office:value-type="float" office:value="0.0622694">
            <text:p>0.06</text:p>
          </table:table-cell>
          <table:table-cell office:value-type="float" office:value="-0.0531467">
            <text:p>-0.05</text:p>
          </table:table-cell>
          <table:table-cell office:value-type="float" office:value="22.8333">
            <text:p>22.83</text:p>
          </table:table-cell>
          <table:table-cell office:value-type="float" office:value="0.138757">
            <text:p>0.14</text:p>
          </table:table-cell>
          <table:table-cell office:value-type="float" office:value="58.979">
            <text:p>58.98</text:p>
          </table:table-cell>
          <table:table-cell table:number-columns-repeated="2"/>
          <table:table-cell office:value-type="float" office:value="2.2">
            <text:p>2.2000000</text:p>
          </table:table-cell>
          <table:table-cell office:value-type="float" office:value="0.387142">
            <text:p>0.3871420</text:p>
          </table:table-cell>
          <table:table-cell/>
          <table:table-cell office:value-type="float" office:value="2.2">
            <text:p>2.2000000</text:p>
          </table:table-cell>
          <table:table-cell office:value-type="float" office:value="0.0622694">
            <text:p>0.0622694</text:p>
          </table:table-cell>
          <table:table-cell/>
          <table:table-cell office:value-type="float" office:value="2.2">
            <text:p>2.2000000</text:p>
          </table:table-cell>
          <table:table-cell office:value-type="float" office:value="0.138757">
            <text:p>0.1387570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2.4">
            <text:p>2.4</text:p>
          </table:table-cell>
          <table:table-cell office:value-type="float" office:value="0.387359">
            <text:p>0.39</text:p>
          </table:table-cell>
          <table:table-cell office:value-type="float" office:value="0.0622992">
            <text:p>0.06</text:p>
          </table:table-cell>
          <table:table-cell office:value-type="float" office:value="-0.0531868">
            <text:p>-0.05</text:p>
          </table:table-cell>
          <table:table-cell office:value-type="float" office:value="27.8886">
            <text:p>27.89</text:p>
          </table:table-cell>
          <table:table-cell office:value-type="float" office:value="0.113668">
            <text:p>0.11</text:p>
          </table:table-cell>
          <table:table-cell office:value-type="float" office:value="71.9968">
            <text:p>72</text:p>
          </table:table-cell>
          <table:table-cell table:number-columns-repeated="2"/>
          <table:table-cell office:value-type="float" office:value="2.4">
            <text:p>2.4000000</text:p>
          </table:table-cell>
          <table:table-cell office:value-type="float" office:value="0.387359">
            <text:p>0.3873590</text:p>
          </table:table-cell>
          <table:table-cell/>
          <table:table-cell office:value-type="float" office:value="2.4">
            <text:p>2.4000000</text:p>
          </table:table-cell>
          <table:table-cell office:value-type="float" office:value="0.0622992">
            <text:p>0.0622992</text:p>
          </table:table-cell>
          <table:table-cell/>
          <table:table-cell office:value-type="float" office:value="2.4">
            <text:p>2.4000000</text:p>
          </table:table-cell>
          <table:table-cell office:value-type="float" office:value="0.113668">
            <text:p>0.1136680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2.6">
            <text:p>2.6</text:p>
          </table:table-cell>
          <table:table-cell office:value-type="float" office:value="0.387517">
            <text:p>0.39</text:p>
          </table:table-cell>
          <table:table-cell office:value-type="float" office:value="0.0623072">
            <text:p>0.06</text:p>
          </table:table-cell>
          <table:table-cell office:value-type="float" office:value="-0.0532087">
            <text:p>-0.05</text:p>
          </table:table-cell>
          <table:table-cell office:value-type="float" office:value="34.0633">
            <text:p>34.06</text:p>
          </table:table-cell>
          <table:table-cell office:value-type="float" office:value="0.0931013">
            <text:p>0.09</text:p>
          </table:table-cell>
          <table:table-cell office:value-type="float" office:value="87.9013">
            <text:p>87.9</text:p>
          </table:table-cell>
          <table:table-cell table:number-columns-repeated="2"/>
          <table:table-cell office:value-type="float" office:value="2.6">
            <text:p>2.6000000</text:p>
          </table:table-cell>
          <table:table-cell office:value-type="float" office:value="0.387517">
            <text:p>0.3875170</text:p>
          </table:table-cell>
          <table:table-cell/>
          <table:table-cell office:value-type="float" office:value="2.6">
            <text:p>2.6000000</text:p>
          </table:table-cell>
          <table:table-cell office:value-type="float" office:value="0.0623072">
            <text:p>0.0623072</text:p>
          </table:table-cell>
          <table:table-cell/>
          <table:table-cell office:value-type="float" office:value="2.6">
            <text:p>2.6000000</text:p>
          </table:table-cell>
          <table:table-cell office:value-type="float" office:value="0.0931013">
            <text:p>0.0931013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2.8">
            <text:p>2.8</text:p>
          </table:table-cell>
          <table:table-cell office:value-type="float" office:value="0.387647">
            <text:p>0.39</text:p>
          </table:table-cell>
          <table:table-cell office:value-type="float" office:value="0.0622982">
            <text:p>0.06</text:p>
          </table:table-cell>
          <table:table-cell office:value-type="float" office:value="-0.0532208">
            <text:p>-0.05</text:p>
          </table:table-cell>
          <table:table-cell office:value-type="float" office:value="41.605">
            <text:p>41.61</text:p>
          </table:table-cell>
          <table:table-cell office:value-type="float" office:value="0.0762505">
            <text:p>0.08</text:p>
          </table:table-cell>
          <table:table-cell office:value-type="float" office:value="107.327">
            <text:p>107.33</text:p>
          </table:table-cell>
          <table:table-cell table:number-columns-repeated="2"/>
          <table:table-cell office:value-type="float" office:value="2.8">
            <text:p>2.8000000</text:p>
          </table:table-cell>
          <table:table-cell office:value-type="float" office:value="0.387647">
            <text:p>0.3876470</text:p>
          </table:table-cell>
          <table:table-cell/>
          <table:table-cell office:value-type="float" office:value="2.8">
            <text:p>2.8000000</text:p>
          </table:table-cell>
          <table:table-cell office:value-type="float" office:value="0.0622982">
            <text:p>0.0622982</text:p>
          </table:table-cell>
          <table:table-cell/>
          <table:table-cell office:value-type="float" office:value="2.8">
            <text:p>2.8000000</text:p>
          </table:table-cell>
          <table:table-cell office:value-type="float" office:value="0.0762505">
            <text:p>0.0762505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3">
            <text:p>3</text:p>
          </table:table-cell>
          <table:table-cell office:value-type="float" office:value="0.387773">
            <text:p>0.39</text:p>
          </table:table-cell>
          <table:table-cell office:value-type="float" office:value="0.0622742">
            <text:p>0.06</text:p>
          </table:table-cell>
          <table:table-cell office:value-type="float" office:value="-0.0532274">
            <text:p>-0.05</text:p>
          </table:table-cell>
          <table:table-cell office:value-type="float" office:value="50.8164">
            <text:p>50.82</text:p>
          </table:table-cell>
          <table:table-cell office:value-type="float" office:value="0.0624489">
            <text:p>0.06</text:p>
          </table:table-cell>
          <table:table-cell office:value-type="float" office:value="131.047">
            <text:p>131.05</text:p>
          </table:table-cell>
          <table:table-cell table:number-columns-repeated="2"/>
          <table:table-cell office:value-type="float" office:value="3">
            <text:p>3.0000000</text:p>
          </table:table-cell>
          <table:table-cell office:value-type="float" office:value="0.387773">
            <text:p>0.3877730</text:p>
          </table:table-cell>
          <table:table-cell/>
          <table:table-cell office:value-type="float" office:value="3">
            <text:p>3.0000000</text:p>
          </table:table-cell>
          <table:table-cell office:value-type="float" office:value="0.0622742">
            <text:p>0.0622742</text:p>
          </table:table-cell>
          <table:table-cell/>
          <table:table-cell office:value-type="float" office:value="3">
            <text:p>3.0000000</text:p>
          </table:table-cell>
          <table:table-cell office:value-type="float" office:value="0.0624489">
            <text:p>0.0624489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3.2">
            <text:p>3.2</text:p>
          </table:table-cell>
          <table:table-cell office:value-type="float" office:value="0.387912">
            <text:p>0.39</text:p>
          </table:table-cell>
          <table:table-cell office:value-type="float" office:value="0.0622347">
            <text:p>0.06</text:p>
          </table:table-cell>
          <table:table-cell office:value-type="float" office:value="-0.053231">
            <text:p>-0.05</text:p>
          </table:table-cell>
          <table:table-cell office:value-type="float" office:value="62.0673">
            <text:p>62.07</text:p>
          </table:table-cell>
          <table:table-cell office:value-type="float" office:value="0.0511471">
            <text:p>0.05</text:p>
          </table:table-cell>
          <table:table-cell office:value-type="float" office:value="160.004">
            <text:p>160</text:p>
          </table:table-cell>
          <table:table-cell table:number-columns-repeated="2"/>
          <table:table-cell office:value-type="float" office:value="3.2">
            <text:p>3.2000000</text:p>
          </table:table-cell>
          <table:table-cell office:value-type="float" office:value="0.387912">
            <text:p>0.3879120</text:p>
          </table:table-cell>
          <table:table-cell/>
          <table:table-cell office:value-type="float" office:value="3.2">
            <text:p>3.2000000</text:p>
          </table:table-cell>
          <table:table-cell office:value-type="float" office:value="0.0622347">
            <text:p>0.0622347</text:p>
          </table:table-cell>
          <table:table-cell/>
          <table:table-cell office:value-type="float" office:value="3.2">
            <text:p>3.2000000</text:p>
          </table:table-cell>
          <table:table-cell office:value-type="float" office:value="0.0511471">
            <text:p>0.0511471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3.4">
            <text:p>3.4</text:p>
          </table:table-cell>
          <table:table-cell office:value-type="float" office:value="0.388081">
            <text:p>0.39</text:p>
          </table:table-cell>
          <table:table-cell office:value-type="float" office:value="0.062177">
            <text:p>0.06</text:p>
          </table:table-cell>
          <table:table-cell office:value-type="float" office:value="-0.053233">
            <text:p>-0.05</text:p>
          </table:table-cell>
          <table:table-cell office:value-type="float" office:value="75.8092">
            <text:p>75.81</text:p>
          </table:table-cell>
          <table:table-cell office:value-type="float" office:value="0.0418939">
            <text:p>0.04</text:p>
          </table:table-cell>
          <table:table-cell office:value-type="float" office:value="195.344">
            <text:p>195.34</text:p>
          </table:table-cell>
          <table:table-cell table:number-columns-repeated="2"/>
          <table:table-cell office:value-type="float" office:value="3.4">
            <text:p>3.4000000</text:p>
          </table:table-cell>
          <table:table-cell office:value-type="float" office:value="0.388081">
            <text:p>0.3880810</text:p>
          </table:table-cell>
          <table:table-cell/>
          <table:table-cell office:value-type="float" office:value="3.4">
            <text:p>3.4000000</text:p>
          </table:table-cell>
          <table:table-cell office:value-type="float" office:value="0.062177">
            <text:p>0.0621770</text:p>
          </table:table-cell>
          <table:table-cell/>
          <table:table-cell office:value-type="float" office:value="3.4">
            <text:p>3.4000000</text:p>
          </table:table-cell>
          <table:table-cell office:value-type="float" office:value="0.0418939">
            <text:p>0.0418939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3.6">
            <text:p>3.6</text:p>
          </table:table-cell>
          <table:table-cell office:value-type="float" office:value="0.388297">
            <text:p>0.39</text:p>
          </table:table-cell>
          <table:table-cell office:value-type="float" office:value="0.0620968">
            <text:p>0.06</text:p>
          </table:table-cell>
          <table:table-cell office:value-type="float" office:value="-0.0532341">
            <text:p>-0.05</text:p>
          </table:table-cell>
          <table:table-cell office:value-type="float" office:value="92.5935">
            <text:p>92.59</text:p>
          </table:table-cell>
          <table:table-cell office:value-type="float" office:value="0.0343189">
            <text:p>0.03</text:p>
          </table:table-cell>
          <table:table-cell office:value-type="float" office:value="238.461">
            <text:p>238.46</text:p>
          </table:table-cell>
          <table:table-cell table:number-columns-repeated="2"/>
          <table:table-cell office:value-type="float" office:value="3.6">
            <text:p>3.6000000</text:p>
          </table:table-cell>
          <table:table-cell office:value-type="float" office:value="0.388297">
            <text:p>0.3882970</text:p>
          </table:table-cell>
          <table:table-cell/>
          <table:table-cell office:value-type="float" office:value="3.6">
            <text:p>3.6000000</text:p>
          </table:table-cell>
          <table:table-cell office:value-type="float" office:value="0.0620968">
            <text:p>0.0620968</text:p>
          </table:table-cell>
          <table:table-cell/>
          <table:table-cell office:value-type="float" office:value="3.6">
            <text:p>3.6000000</text:p>
          </table:table-cell>
          <table:table-cell office:value-type="float" office:value="0.0343189">
            <text:p>0.0343189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3.8">
            <text:p>3.8</text:p>
          </table:table-cell>
          <table:table-cell office:value-type="float" office:value="0.388581">
            <text:p>0.39</text:p>
          </table:table-cell>
          <table:table-cell office:value-type="float" office:value="0.0619873">
            <text:p>0.06</text:p>
          </table:table-cell>
          <table:table-cell office:value-type="float" office:value="-0.0532347">
            <text:p>-0.05</text:p>
          </table:table-cell>
          <table:table-cell office:value-type="float" office:value="113.094">
            <text:p>113.09</text:p>
          </table:table-cell>
          <table:table-cell office:value-type="float" office:value="0.0281185">
            <text:p>0.03</text:p>
          </table:table-cell>
          <table:table-cell office:value-type="float" office:value="291.044">
            <text:p>291.04</text:p>
          </table:table-cell>
          <table:table-cell table:number-columns-repeated="2"/>
          <table:table-cell office:value-type="float" office:value="3.8">
            <text:p>3.8000000</text:p>
          </table:table-cell>
          <table:table-cell office:value-type="float" office:value="0.388581">
            <text:p>0.3885810</text:p>
          </table:table-cell>
          <table:table-cell/>
          <table:table-cell office:value-type="float" office:value="3.8">
            <text:p>3.8000000</text:p>
          </table:table-cell>
          <table:table-cell office:value-type="float" office:value="0.0619873">
            <text:p>0.0619873</text:p>
          </table:table-cell>
          <table:table-cell/>
          <table:table-cell office:value-type="float" office:value="3.8">
            <text:p>3.8000000</text:p>
          </table:table-cell>
          <table:table-cell office:value-type="float" office:value="0.0281185">
            <text:p>0.0281185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4">
            <text:p>4</text:p>
          </table:table-cell>
          <table:table-cell office:value-type="float" office:value="0.388959">
            <text:p>0.39</text:p>
          </table:table-cell>
          <table:table-cell office:value-type="float" office:value="0.0618391">
            <text:p>0.06</text:p>
          </table:table-cell>
          <table:table-cell office:value-type="float" office:value="-0.0532351">
            <text:p>-0.05</text:p>
          </table:table-cell>
          <table:table-cell office:value-type="float" office:value="138.133">
            <text:p>138.13</text:p>
          </table:table-cell>
          <table:table-cell office:value-type="float" office:value="0.0230439">
            <text:p>0.02</text:p>
          </table:table-cell>
          <table:table-cell office:value-type="float" office:value="355.136">
            <text:p>355.14</text:p>
          </table:table-cell>
          <table:table-cell table:number-columns-repeated="2"/>
          <table:table-cell office:value-type="float" office:value="4">
            <text:p>4.0000000</text:p>
          </table:table-cell>
          <table:table-cell office:value-type="float" office:value="0.388959">
            <text:p>0.3889590</text:p>
          </table:table-cell>
          <table:table-cell/>
          <table:table-cell office:value-type="float" office:value="4">
            <text:p>4.0000000</text:p>
          </table:table-cell>
          <table:table-cell office:value-type="float" office:value="0.0618391">
            <text:p>0.0618391</text:p>
          </table:table-cell>
          <table:table-cell/>
          <table:table-cell office:value-type="float" office:value="4">
            <text:p>4.0000000</text:p>
          </table:table-cell>
          <table:table-cell office:value-type="float" office:value="0.0230439">
            <text:p>0.0230439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4.2">
            <text:p>4.2</text:p>
          </table:table-cell>
          <table:table-cell office:value-type="float" office:value="0.389467">
            <text:p>0.39</text:p>
          </table:table-cell>
          <table:table-cell office:value-type="float" office:value="0.0616395">
            <text:p>0.06</text:p>
          </table:table-cell>
          <table:table-cell office:value-type="float" office:value="-0.0532352">
            <text:p>-0.05</text:p>
          </table:table-cell>
          <table:table-cell office:value-type="float" office:value="168.716">
            <text:p>168.72</text:p>
          </table:table-cell>
          <table:table-cell office:value-type="float" office:value="0.0188914">
            <text:p>0.02</text:p>
          </table:table-cell>
          <table:table-cell office:value-type="float" office:value="433.198">
            <text:p>433.2</text:p>
          </table:table-cell>
          <table:table-cell table:number-columns-repeated="2"/>
          <table:table-cell office:value-type="float" office:value="4.2">
            <text:p>4.2000000</text:p>
          </table:table-cell>
          <table:table-cell office:value-type="float" office:value="0.389467">
            <text:p>0.3894670</text:p>
          </table:table-cell>
          <table:table-cell/>
          <table:table-cell office:value-type="float" office:value="4.2">
            <text:p>4.2000000</text:p>
          </table:table-cell>
          <table:table-cell office:value-type="float" office:value="0.0616395">
            <text:p>0.0616395</text:p>
          </table:table-cell>
          <table:table-cell/>
          <table:table-cell office:value-type="float" office:value="4.2">
            <text:p>4.2000000</text:p>
          </table:table-cell>
          <table:table-cell office:value-type="float" office:value="0.0188914">
            <text:p>0.0188914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4.4">
            <text:p>4.4</text:p>
          </table:table-cell>
          <table:table-cell office:value-type="float" office:value="0.39015">
            <text:p>0.39</text:p>
          </table:table-cell>
          <table:table-cell office:value-type="float" office:value="0.0613715">
            <text:p>0.06</text:p>
          </table:table-cell>
          <table:table-cell office:value-type="float" office:value="-0.0532353">
            <text:p>-0.05</text:p>
          </table:table-cell>
          <table:table-cell office:value-type="float" office:value="206.071">
            <text:p>206.07</text:p>
          </table:table-cell>
          <table:table-cell office:value-type="float" office:value="0.0154941">
            <text:p>0.02</text:p>
          </table:table-cell>
          <table:table-cell office:value-type="float" office:value="528.184">
            <text:p>528.18</text:p>
          </table:table-cell>
          <table:table-cell table:number-columns-repeated="2"/>
          <table:table-cell office:value-type="float" office:value="4.4">
            <text:p>4.4000000</text:p>
          </table:table-cell>
          <table:table-cell office:value-type="float" office:value="0.39015">
            <text:p>0.3901500</text:p>
          </table:table-cell>
          <table:table-cell/>
          <table:table-cell office:value-type="float" office:value="4.4">
            <text:p>4.4000000</text:p>
          </table:table-cell>
          <table:table-cell office:value-type="float" office:value="0.0613715">
            <text:p>0.0613715</text:p>
          </table:table-cell>
          <table:table-cell/>
          <table:table-cell office:value-type="float" office:value="4.4">
            <text:p>4.4000000</text:p>
          </table:table-cell>
          <table:table-cell office:value-type="float" office:value="0.0154941">
            <text:p>0.0154941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4.6">
            <text:p>4.6</text:p>
          </table:table-cell>
          <table:table-cell office:value-type="float" office:value="0.391069">
            <text:p>0.39</text:p>
          </table:table-cell>
          <table:table-cell office:value-type="float" office:value="0.0610121">
            <text:p>0.06</text:p>
          </table:table-cell>
          <table:table-cell office:value-type="float" office:value="-0.0532354">
            <text:p>-0.05</text:p>
          </table:table-cell>
          <table:table-cell office:value-type="float" office:value="251.695">
            <text:p>251.7</text:p>
          </table:table-cell>
          <table:table-cell office:value-type="float" office:value="0.0127154">
            <text:p>0.01</text:p>
          </table:table-cell>
          <table:table-cell office:value-type="float" office:value="643.609">
            <text:p>643.61</text:p>
          </table:table-cell>
          <table:table-cell table:number-columns-repeated="2"/>
          <table:table-cell office:value-type="float" office:value="4.6">
            <text:p>4.6000000</text:p>
          </table:table-cell>
          <table:table-cell office:value-type="float" office:value="0.391069">
            <text:p>0.3910690</text:p>
          </table:table-cell>
          <table:table-cell/>
          <table:table-cell office:value-type="float" office:value="4.6">
            <text:p>4.6000000</text:p>
          </table:table-cell>
          <table:table-cell office:value-type="float" office:value="0.0610121">
            <text:p>0.0610121</text:p>
          </table:table-cell>
          <table:table-cell/>
          <table:table-cell office:value-type="float" office:value="4.6">
            <text:p>4.6000000</text:p>
          </table:table-cell>
          <table:table-cell office:value-type="float" office:value="0.0127154">
            <text:p>0.0127154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4.8">
            <text:p>4.8</text:p>
          </table:table-cell>
          <table:table-cell office:value-type="float" office:value="0.392307">
            <text:p>0.39</text:p>
          </table:table-cell>
          <table:table-cell office:value-type="float" office:value="0.0605316">
            <text:p>0.06</text:p>
          </table:table-cell>
          <table:table-cell office:value-type="float" office:value="-0.0532354">
            <text:p>-0.05</text:p>
          </table:table-cell>
          <table:table-cell office:value-type="float" office:value="307.421">
            <text:p>307.42</text:p>
          </table:table-cell>
          <table:table-cell office:value-type="float" office:value="0.0104434">
            <text:p>0.01</text:p>
          </table:table-cell>
          <table:table-cell office:value-type="float" office:value="783.624">
            <text:p>783.62</text:p>
          </table:table-cell>
          <table:table-cell table:number-columns-repeated="2"/>
          <table:table-cell office:value-type="float" office:value="4.8">
            <text:p>4.8000000</text:p>
          </table:table-cell>
          <table:table-cell office:value-type="float" office:value="0.392307">
            <text:p>0.3923070</text:p>
          </table:table-cell>
          <table:table-cell/>
          <table:table-cell office:value-type="float" office:value="4.8">
            <text:p>4.8000000</text:p>
          </table:table-cell>
          <table:table-cell office:value-type="float" office:value="0.0605316">
            <text:p>0.0605316</text:p>
          </table:table-cell>
          <table:table-cell/>
          <table:table-cell office:value-type="float" office:value="4.8">
            <text:p>4.8000000</text:p>
          </table:table-cell>
          <table:table-cell office:value-type="float" office:value="0.0104434">
            <text:p>0.0104434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5">
            <text:p>5</text:p>
          </table:table-cell>
          <table:table-cell office:value-type="float" office:value="0.393977">
            <text:p>0.39</text:p>
          </table:table-cell>
          <table:table-cell office:value-type="float" office:value="0.0598905">
            <text:p>0.06</text:p>
          </table:table-cell>
          <table:table-cell office:value-type="float" office:value="-0.0532354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58676">
            <text:p>0.01</text:p>
          </table:table-cell>
          <table:table-cell office:value-type="float" office:value="953.063">
            <text:p>953.06</text:p>
          </table:table-cell>
          <table:table-cell table:number-columns-repeated="2"/>
          <table:table-cell office:value-type="float" office:value="5">
            <text:p>5.0000000</text:p>
          </table:table-cell>
          <table:table-cell office:value-type="float" office:value="0.393977">
            <text:p>0.3939770</text:p>
          </table:table-cell>
          <table:table-cell/>
          <table:table-cell office:value-type="float" office:value="5">
            <text:p>5.0000000</text:p>
          </table:table-cell>
          <table:table-cell office:value-type="float" office:value="0.0598905">
            <text:p>0.0598905</text:p>
          </table:table-cell>
          <table:table-cell/>
          <table:table-cell office:value-type="float" office:value="5">
            <text:p>5.0000000</text:p>
          </table:table-cell>
          <table:table-cell office:value-type="float" office:value="0.00858676">
            <text:p>0.0085868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5.2">
            <text:p>5.2</text:p>
          </table:table-cell>
          <table:table-cell office:value-type="float" office:value="0.39623">
            <text:p>0.4</text:p>
          </table:table-cell>
          <table:table-cell office:value-type="float" office:value="0.0590383">
            <text:p>0.06</text:p>
          </table:table-cell>
          <table:table-cell office:value-type="float" office:value="-0.0532354">
            <text:p>-0.05</text:p>
          </table:table-cell>
          <table:table-cell office:value-type="float" office:value="458.619">
            <text:p>458.62</text:p>
          </table:table-cell>
          <table:table-cell office:value-type="float" office:value="0.00707045">
            <text:p>0.01</text:p>
          </table:table-cell>
          <table:table-cell office:value-type="float" office:value="1157.46">
            <text:p>1157.46</text:p>
          </table:table-cell>
          <table:table-cell table:number-columns-repeated="2"/>
          <table:table-cell office:value-type="float" office:value="5.2">
            <text:p>5.2000000</text:p>
          </table:table-cell>
          <table:table-cell office:value-type="float" office:value="0.39623">
            <text:p>0.3962300</text:p>
          </table:table-cell>
          <table:table-cell/>
          <table:table-cell office:value-type="float" office:value="5.2">
            <text:p>5.2000000</text:p>
          </table:table-cell>
          <table:table-cell office:value-type="float" office:value="0.0590383">
            <text:p>0.0590383</text:p>
          </table:table-cell>
          <table:table-cell/>
          <table:table-cell office:value-type="float" office:value="5.2">
            <text:p>5.2000000</text:p>
          </table:table-cell>
          <table:table-cell office:value-type="float" office:value="0.00707045">
            <text:p>0.0070705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5.4">
            <text:p>5.4</text:p>
          </table:table-cell>
          <table:table-cell office:value-type="float" office:value="0.399271">
            <text:p>0.4</text:p>
          </table:table-cell>
          <table:table-cell office:value-type="float" office:value="0.0579107">
            <text:p>0.06</text:p>
          </table:table-cell>
          <table:table-cell office:value-type="float" office:value="-0.0532354">
            <text:p>-0.05</text:p>
          </table:table-cell>
          <table:table-cell office:value-type="float" office:value="560.158">
            <text:p>560.16</text:p>
          </table:table-cell>
          <table:table-cell office:value-type="float" office:value="0.00583322">
            <text:p>0.01</text:p>
          </table:table-cell>
          <table:table-cell office:value-type="float" office:value="1402.95">
            <text:p>1402.95</text:p>
          </table:table-cell>
          <table:table-cell table:number-columns-repeated="2"/>
          <table:table-cell office:value-type="float" office:value="5.4">
            <text:p>5.4000000</text:p>
          </table:table-cell>
          <table:table-cell office:value-type="float" office:value="0.399271">
            <text:p>0.3992710</text:p>
          </table:table-cell>
          <table:table-cell/>
          <table:table-cell office:value-type="float" office:value="5.4">
            <text:p>5.4000000</text:p>
          </table:table-cell>
          <table:table-cell office:value-type="float" office:value="0.0579107">
            <text:p>0.0579107</text:p>
          </table:table-cell>
          <table:table-cell/>
          <table:table-cell office:value-type="float" office:value="5.4">
            <text:p>5.4000000</text:p>
          </table:table-cell>
          <table:table-cell office:value-type="float" office:value="0.00583322">
            <text:p>0.0058332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5.6">
            <text:p>5.6</text:p>
          </table:table-cell>
          <table:table-cell office:value-type="float" office:value="0.40338">
            <text:p>0.4</text:p>
          </table:table-cell>
          <table:table-cell office:value-type="float" office:value="0.0564278">
            <text:p>0.06</text:p>
          </table:table-cell>
          <table:table-cell office:value-type="float" office:value="-0.0532354">
            <text:p>-0.05</text:p>
          </table:table-cell>
          <table:table-cell office:value-type="float" office:value="684.179">
            <text:p>684.18</text:p>
          </table:table-cell>
          <table:table-cell office:value-type="float" office:value="0.00482498">
            <text:p>0</text:p>
          </table:table-cell>
          <table:table-cell office:value-type="float" office:value="1696.12">
            <text:p>1696.12</text:p>
          </table:table-cell>
          <table:table-cell table:number-columns-repeated="2"/>
          <table:table-cell office:value-type="float" office:value="5.6">
            <text:p>5.6000000</text:p>
          </table:table-cell>
          <table:table-cell office:value-type="float" office:value="0.40338">
            <text:p>0.4033800</text:p>
          </table:table-cell>
          <table:table-cell/>
          <table:table-cell office:value-type="float" office:value="5.6">
            <text:p>5.6000000</text:p>
          </table:table-cell>
          <table:table-cell office:value-type="float" office:value="0.0564278">
            <text:p>0.0564278</text:p>
          </table:table-cell>
          <table:table-cell/>
          <table:table-cell office:value-type="float" office:value="5.6">
            <text:p>5.6000000</text:p>
          </table:table-cell>
          <table:table-cell office:value-type="float" office:value="0.00482498">
            <text:p>0.0048250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5.8">
            <text:p>5.8</text:p>
          </table:table-cell>
          <table:table-cell office:value-type="float" office:value="0.408936">
            <text:p>0.41</text:p>
          </table:table-cell>
          <table:table-cell office:value-type="float" office:value="0.0544936">
            <text:p>0.05</text:p>
          </table:table-cell>
          <table:table-cell office:value-type="float" office:value="-0.0532354">
            <text:p>-0.05</text:p>
          </table:table-cell>
          <table:table-cell office:value-type="float" office:value="835.658">
            <text:p>835.66</text:p>
          </table:table-cell>
          <table:table-cell office:value-type="float" office:value="0.00400477">
            <text:p>0</text:p>
          </table:table-cell>
          <table:table-cell office:value-type="float" office:value="2043.49">
            <text:p>2043.49</text:p>
          </table:table-cell>
          <table:table-cell table:number-columns-repeated="2"/>
          <table:table-cell office:value-type="float" office:value="5.8">
            <text:p>5.8000000</text:p>
          </table:table-cell>
          <table:table-cell office:value-type="float" office:value="0.408936">
            <text:p>0.4089360</text:p>
          </table:table-cell>
          <table:table-cell/>
          <table:table-cell office:value-type="float" office:value="5.8">
            <text:p>5.8000000</text:p>
          </table:table-cell>
          <table:table-cell office:value-type="float" office:value="0.0544936">
            <text:p>0.0544936</text:p>
          </table:table-cell>
          <table:table-cell/>
          <table:table-cell office:value-type="float" office:value="5.8">
            <text:p>5.8000000</text:p>
          </table:table-cell>
          <table:table-cell office:value-type="float" office:value="0.00400477">
            <text:p>0.0040048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6">
            <text:p>6</text:p>
          </table:table-cell>
          <table:table-cell office:value-type="float" office:value="0.416458">
            <text:p>0.42</text:p>
          </table:table-cell>
          <table:table-cell office:value-type="float" office:value="0.0519987">
            <text:p>0.05</text:p>
          </table:table-cell>
          <table:table-cell office:value-type="float" office:value="-0.0532354">
            <text:p>-0.05</text:p>
          </table:table-cell>
          <table:table-cell office:value-type="float" office:value="1020.67">
            <text:p>1020.67</text:p>
          </table:table-cell>
          <table:table-cell office:value-type="float" office:value="0.00333914">
            <text:p>0</text:p>
          </table:table-cell>
          <table:table-cell office:value-type="float" office:value="2450.85">
            <text:p>2450.85</text:p>
          </table:table-cell>
          <table:table-cell table:number-columns-repeated="2"/>
          <table:table-cell office:value-type="float" office:value="6">
            <text:p>6.0000000</text:p>
          </table:table-cell>
          <table:table-cell office:value-type="float" office:value="0.416458">
            <text:p>0.4164580</text:p>
          </table:table-cell>
          <table:table-cell/>
          <table:table-cell office:value-type="float" office:value="6">
            <text:p>6.0000000</text:p>
          </table:table-cell>
          <table:table-cell office:value-type="float" office:value="0.0519987">
            <text:p>0.0519987</text:p>
          </table:table-cell>
          <table:table-cell/>
          <table:table-cell office:value-type="float" office:value="6">
            <text:p>6.0000000</text:p>
          </table:table-cell>
          <table:table-cell office:value-type="float" office:value="0.00333914">
            <text:p>0.0033391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6.2">
            <text:p>6.2</text:p>
          </table:table-cell>
          <table:table-cell office:value-type="float" office:value="0.426658">
            <text:p>0.43</text:p>
          </table:table-cell>
          <table:table-cell office:value-type="float" office:value="0.0488282">
            <text:p>0.05</text:p>
          </table:table-cell>
          <table:table-cell office:value-type="float" office:value="-0.0532354">
            <text:p>-0.05</text:p>
          </table:table-cell>
          <table:table-cell office:value-type="float" office:value="1246.66">
            <text:p>1246.66</text:p>
          </table:table-cell>
          <table:table-cell office:value-type="float" office:value="0.00280082">
            <text:p>0</text:p>
          </table:table-cell>
          <table:table-cell office:value-type="float" office:value="2921.91">
            <text:p>2921.91</text:p>
          </table:table-cell>
          <table:table-cell table:number-columns-repeated="2"/>
          <table:table-cell office:value-type="float" office:value="6.2">
            <text:p>6.2000000</text:p>
          </table:table-cell>
          <table:table-cell office:value-type="float" office:value="0.426658">
            <text:p>0.4266580</text:p>
          </table:table-cell>
          <table:table-cell/>
          <table:table-cell office:value-type="float" office:value="6.2">
            <text:p>6.2000000</text:p>
          </table:table-cell>
          <table:table-cell office:value-type="float" office:value="0.0488282">
            <text:p>0.0488282</text:p>
          </table:table-cell>
          <table:table-cell/>
          <table:table-cell office:value-type="float" office:value="6.2">
            <text:p>6.2000000</text:p>
          </table:table-cell>
          <table:table-cell office:value-type="float" office:value="0.00280082">
            <text:p>0.0028008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6.4">
            <text:p>6.4</text:p>
          </table:table-cell>
          <table:table-cell office:value-type="float" office:value="0.440514">
            <text:p>0.44</text:p>
          </table:table-cell>
          <table:table-cell office:value-type="float" office:value="0.0448788">
            <text:p>0.04</text:p>
          </table:table-cell>
          <table:table-cell office:value-type="float" office:value="-0.0532355">
            <text:p>-0.05</text:p>
          </table:table-cell>
          <table:table-cell office:value-type="float" office:value="1522.67">
            <text:p>1522.67</text:p>
          </table:table-cell>
          <table:table-cell office:value-type="float" office:value="0.00236758">
            <text:p>0</text:p>
          </table:table-cell>
          <table:table-cell office:value-type="float" office:value="3456.57">
            <text:p>3456.57</text:p>
          </table:table-cell>
          <table:table-cell table:number-columns-repeated="2"/>
          <table:table-cell office:value-type="float" office:value="6.4">
            <text:p>6.4000000</text:p>
          </table:table-cell>
          <table:table-cell office:value-type="float" office:value="0.440514">
            <text:p>0.4405140</text:p>
          </table:table-cell>
          <table:table-cell/>
          <table:table-cell office:value-type="float" office:value="6.4">
            <text:p>6.4000000</text:p>
          </table:table-cell>
          <table:table-cell office:value-type="float" office:value="0.0448788">
            <text:p>0.0448788</text:p>
          </table:table-cell>
          <table:table-cell/>
          <table:table-cell office:value-type="float" office:value="6.4">
            <text:p>6.4000000</text:p>
          </table:table-cell>
          <table:table-cell office:value-type="float" office:value="0.00236758">
            <text:p>0.0023676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6.6">
            <text:p>6.6</text:p>
          </table:table-cell>
          <table:table-cell office:value-type="float" office:value="0.459372">
            <text:p>0.46</text:p>
          </table:table-cell>
          <table:table-cell office:value-type="float" office:value="0.0400893">
            <text:p>0.04</text:p>
          </table:table-cell>
          <table:table-cell office:value-type="float" office:value="-0.0532355">
            <text:p>-0.05</text:p>
          </table:table-cell>
          <table:table-cell office:value-type="float" office:value="1859.79">
            <text:p>1859.79</text:p>
          </table:table-cell>
          <table:table-cell office:value-type="float" office:value="0.00202139">
            <text:p>0</text:p>
          </table:table-cell>
          <table:table-cell office:value-type="float" office:value="4048.56">
            <text:p>4048.56</text:p>
          </table:table-cell>
          <table:table-cell table:number-columns-repeated="2"/>
          <table:table-cell office:value-type="float" office:value="6.6">
            <text:p>6.6000000</text:p>
          </table:table-cell>
          <table:table-cell office:value-type="float" office:value="0.459372">
            <text:p>0.4593720</text:p>
          </table:table-cell>
          <table:table-cell/>
          <table:table-cell office:value-type="float" office:value="6.6">
            <text:p>6.6000000</text:p>
          </table:table-cell>
          <table:table-cell office:value-type="float" office:value="0.0400893">
            <text:p>0.0400893</text:p>
          </table:table-cell>
          <table:table-cell/>
          <table:table-cell office:value-type="float" office:value="6.6">
            <text:p>6.6000000</text:p>
          </table:table-cell>
          <table:table-cell office:value-type="float" office:value="0.00202139">
            <text:p>0.0020214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6.8">
            <text:p>6.8</text:p>
          </table:table-cell>
          <table:table-cell office:value-type="float" office:value="0.485086">
            <text:p>0.49</text:p>
          </table:table-cell>
          <table:table-cell office:value-type="float" office:value="0.0344851">
            <text:p>0.03</text:p>
          </table:table-cell>
          <table:table-cell office:value-type="float" office:value="-0.0532355">
            <text:p>-0.05</text:p>
          </table:table-cell>
          <table:table-cell office:value-type="float" office:value="2271.55">
            <text:p>2271.55</text:p>
          </table:table-cell>
          <table:table-cell office:value-type="float" office:value="0.00174762">
            <text:p>0</text:p>
          </table:table-cell>
          <table:table-cell office:value-type="float" office:value="4682.79">
            <text:p>4682.79</text:p>
          </table:table-cell>
          <table:table-cell table:number-columns-repeated="2"/>
          <table:table-cell office:value-type="float" office:value="6.8">
            <text:p>6.8000000</text:p>
          </table:table-cell>
          <table:table-cell office:value-type="float" office:value="0.485086">
            <text:p>0.4850860</text:p>
          </table:table-cell>
          <table:table-cell/>
          <table:table-cell office:value-type="float" office:value="6.8">
            <text:p>6.8000000</text:p>
          </table:table-cell>
          <table:table-cell office:value-type="float" office:value="0.0344851">
            <text:p>0.0344851</text:p>
          </table:table-cell>
          <table:table-cell/>
          <table:table-cell office:value-type="float" office:value="6.8">
            <text:p>6.8000000</text:p>
          </table:table-cell>
          <table:table-cell office:value-type="float" office:value="0.00174762">
            <text:p>0.0017476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7">
            <text:p>7</text:p>
          </table:table-cell>
          <table:table-cell office:value-type="float" office:value="0.520199">
            <text:p>0.52</text:p>
          </table:table-cell>
          <table:table-cell office:value-type="float" office:value="0.0282315">
            <text:p>0.03</text:p>
          </table:table-cell>
          <table:table-cell office:value-type="float" office:value="-0.0532355">
            <text:p>-0.05</text:p>
          </table:table-cell>
          <table:table-cell office:value-type="float" office:value="2774.48">
            <text:p>2774.48</text:p>
          </table:table-cell>
          <table:table-cell office:value-type="float" office:value="0.0015344">
            <text:p>0</text:p>
          </table:table-cell>
          <table:table-cell office:value-type="float" office:value="5333.5">
            <text:p>5333.5</text:p>
          </table:table-cell>
          <table:table-cell table:number-columns-repeated="2"/>
          <table:table-cell office:value-type="float" office:value="7">
            <text:p>7.0000000</text:p>
          </table:table-cell>
          <table:table-cell office:value-type="float" office:value="0.520199">
            <text:p>0.5201990</text:p>
          </table:table-cell>
          <table:table-cell/>
          <table:table-cell office:value-type="float" office:value="7">
            <text:p>7.0000000</text:p>
          </table:table-cell>
          <table:table-cell office:value-type="float" office:value="0.0282315">
            <text:p>0.0282315</text:p>
          </table:table-cell>
          <table:table-cell/>
          <table:table-cell office:value-type="float" office:value="7">
            <text:p>7.0000000</text:p>
          </table:table-cell>
          <table:table-cell office:value-type="float" office:value="0.0015344">
            <text:p>0.0015344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7.2">
            <text:p>7.2</text:p>
          </table:table-cell>
          <table:table-cell office:value-type="float" office:value="0.568148">
            <text:p>0.57</text:p>
          </table:table-cell>
          <table:table-cell office:value-type="float" office:value="0.0216759">
            <text:p>0.02</text:p>
          </table:table-cell>
          <table:table-cell office:value-type="float" office:value="-0.0532355">
            <text:p>-0.05</text:p>
          </table:table-cell>
          <table:table-cell office:value-type="float" office:value="3388.76">
            <text:p>3388.76</text:p>
          </table:table-cell>
          <table:table-cell office:value-type="float" office:value="0.00137206">
            <text:p>0</text:p>
          </table:table-cell>
          <table:table-cell office:value-type="float" office:value="5964.57">
            <text:p>5964.57</text:p>
          </table:table-cell>
          <table:table-cell table:number-columns-repeated="2"/>
          <table:table-cell office:value-type="float" office:value="7.2">
            <text:p>7.2000000</text:p>
          </table:table-cell>
          <table:table-cell office:value-type="float" office:value="0.568148">
            <text:p>0.5681480</text:p>
          </table:table-cell>
          <table:table-cell/>
          <table:table-cell office:value-type="float" office:value="7.2">
            <text:p>7.2000000</text:p>
          </table:table-cell>
          <table:table-cell office:value-type="float" office:value="0.0216759">
            <text:p>0.0216759</text:p>
          </table:table-cell>
          <table:table-cell/>
          <table:table-cell office:value-type="float" office:value="7.2">
            <text:p>7.2000000</text:p>
          </table:table-cell>
          <table:table-cell office:value-type="float" office:value="0.00137206">
            <text:p>0.0013721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7.4">
            <text:p>7.4</text:p>
          </table:table-cell>
          <table:table-cell office:value-type="float" office:value="0.63346">
            <text:p>0.63</text:p>
          </table:table-cell>
          <table:table-cell office:value-type="float" office:value="0.0153391">
            <text:p>0.02</text:p>
          </table:table-cell>
          <table:table-cell office:value-type="float" office:value="-0.0532355">
            <text:p>-0.05</text:p>
          </table:table-cell>
          <table:table-cell office:value-type="float" office:value="4139.04">
            <text:p>4139.04</text:p>
          </table:table-cell>
          <table:table-cell office:value-type="float" office:value="0.00125248">
            <text:p>0</text:p>
          </table:table-cell>
          <table:table-cell office:value-type="float" office:value="6534.02">
            <text:p>6534.02</text:p>
          </table:table-cell>
          <table:table-cell table:number-columns-repeated="2"/>
          <table:table-cell office:value-type="float" office:value="7.4">
            <text:p>7.4000000</text:p>
          </table:table-cell>
          <table:table-cell office:value-type="float" office:value="0.63346">
            <text:p>0.6334600</text:p>
          </table:table-cell>
          <table:table-cell/>
          <table:table-cell office:value-type="float" office:value="7.4">
            <text:p>7.4000000</text:p>
          </table:table-cell>
          <table:table-cell office:value-type="float" office:value="0.0153391">
            <text:p>0.0153391</text:p>
          </table:table-cell>
          <table:table-cell/>
          <table:table-cell office:value-type="float" office:value="7.4">
            <text:p>7.4000000</text:p>
          </table:table-cell>
          <table:table-cell office:value-type="float" office:value="0.00125248">
            <text:p>0.0012525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7.6">
            <text:p>7.6</text:p>
          </table:table-cell>
          <table:table-cell office:value-type="float" office:value="0.721839">
            <text:p>0.72</text:p>
          </table:table-cell>
          <table:table-cell office:value-type="float" office:value="0.00981377">
            <text:p>0.01</text:p>
          </table:table-cell>
          <table:table-cell office:value-type="float" office:value="-0.0532355">
            <text:p>-0.05</text:p>
          </table:table-cell>
          <table:table-cell office:value-type="float" office:value="5055.44">
            <text:p>5055.44</text:p>
          </table:table-cell>
          <table:table-cell office:value-type="float" office:value="0.00116851">
            <text:p>0</text:p>
          </table:table-cell>
          <table:table-cell office:value-type="float" office:value="7003.55">
            <text:p>7003.55</text:p>
          </table:table-cell>
          <table:table-cell table:number-columns-repeated="2"/>
          <table:table-cell office:value-type="float" office:value="7.6">
            <text:p>7.6000000</text:p>
          </table:table-cell>
          <table:table-cell office:value-type="float" office:value="0.721839">
            <text:p>0.7218390</text:p>
          </table:table-cell>
          <table:table-cell/>
          <table:table-cell office:value-type="float" office:value="7.6">
            <text:p>7.6000000</text:p>
          </table:table-cell>
          <table:table-cell office:value-type="float" office:value="0.00981377">
            <text:p>0.0098138</text:p>
          </table:table-cell>
          <table:table-cell/>
          <table:table-cell office:value-type="float" office:value="7.6">
            <text:p>7.6000000</text:p>
          </table:table-cell>
          <table:table-cell office:value-type="float" office:value="0.00116851">
            <text:p>0.0011685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7.8">
            <text:p>7.8</text:p>
          </table:table-cell>
          <table:table-cell office:value-type="float" office:value="0.840017">
            <text:p>0.84</text:p>
          </table:table-cell>
          <table:table-cell office:value-type="float" office:value="0.00557058">
            <text:p>0.01</text:p>
          </table:table-cell>
          <table:table-cell office:value-type="float" office:value="-0.0532355">
            <text:p>-0.05</text:p>
          </table:table-cell>
          <table:table-cell office:value-type="float" office:value="6174.72">
            <text:p>6174.72</text:p>
          </table:table-cell>
          <table:table-cell office:value-type="float" office:value="0.00111332">
            <text:p>0</text:p>
          </table:table-cell>
          <table:table-cell office:value-type="float" office:value="7350.71">
            <text:p>7350.71</text:p>
          </table:table-cell>
          <table:table-cell table:number-columns-repeated="2"/>
          <table:table-cell office:value-type="float" office:value="7.8">
            <text:p>7.8000000</text:p>
          </table:table-cell>
          <table:table-cell office:value-type="float" office:value="0.840017">
            <text:p>0.8400170</text:p>
          </table:table-cell>
          <table:table-cell/>
          <table:table-cell office:value-type="float" office:value="7.8">
            <text:p>7.8000000</text:p>
          </table:table-cell>
          <table:table-cell office:value-type="float" office:value="0.00557058">
            <text:p>0.0055706</text:p>
          </table:table-cell>
          <table:table-cell/>
          <table:table-cell office:value-type="float" office:value="7.8">
            <text:p>7.8000000</text:p>
          </table:table-cell>
          <table:table-cell office:value-type="float" office:value="0.00111332">
            <text:p>0.0011133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8">
            <text:p>8</text:p>
          </table:table-cell>
          <table:table-cell office:value-type="float" office:value="0.995348">
            <text:p>1</text:p>
          </table:table-cell>
          <table:table-cell office:value-type="float" office:value="0.00276502">
            <text:p>0</text:p>
          </table:table-cell>
          <table:table-cell office:value-type="float" office:value="-0.0532355">
            <text:p>-0.05</text:p>
          </table:table-cell>
          <table:table-cell office:value-type="float" office:value="7541.82">
            <text:p>7541.82</text:p>
          </table:table-cell>
          <table:table-cell office:value-type="float" office:value="0.00108006">
            <text:p>0</text:p>
          </table:table-cell>
          <table:table-cell office:value-type="float" office:value="7577.07">
            <text:p>7577.07</text:p>
          </table:table-cell>
          <table:table-cell table:number-columns-repeated="2"/>
          <table:table-cell office:value-type="float" office:value="8">
            <text:p>8.0000000</text:p>
          </table:table-cell>
          <table:table-cell office:value-type="float" office:value="0.995348">
            <text:p>0.9953480</text:p>
          </table:table-cell>
          <table:table-cell/>
          <table:table-cell office:value-type="float" office:value="8">
            <text:p>8.0000000</text:p>
          </table:table-cell>
          <table:table-cell office:value-type="float" office:value="0.00276502">
            <text:p>0.0027650</text:p>
          </table:table-cell>
          <table:table-cell/>
          <table:table-cell office:value-type="float" office:value="8">
            <text:p>8.0000000</text:p>
          </table:table-cell>
          <table:table-cell office:value-type="float" office:value="0.00108006">
            <text:p>0.0010801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8.2">
            <text:p>8.2</text:p>
          </table:table-cell>
          <table:table-cell office:value-type="float" office:value="1.19539">
            <text:p>1.2</text:p>
          </table:table-cell>
          <table:table-cell office:value-type="float" office:value="0.00119438">
            <text:p>0</text:p>
          </table:table-cell>
          <table:table-cell office:value-type="float" office:value="-0.0532355">
            <text:p>-0.05</text:p>
          </table:table-cell>
          <table:table-cell office:value-type="float" office:value="9211.6">
            <text:p>9211.6</text:p>
          </table:table-cell>
          <table:table-cell office:value-type="float" office:value="0.00106201">
            <text:p>0</text:p>
          </table:table-cell>
          <table:table-cell office:value-type="float" office:value="7705.91">
            <text:p>7705.91</text:p>
          </table:table-cell>
          <table:table-cell table:number-columns-repeated="2"/>
          <table:table-cell office:value-type="float" office:value="8.2">
            <text:p>8.2000000</text:p>
          </table:table-cell>
          <table:table-cell office:value-type="float" office:value="1.19539">
            <text:p>1.1953900</text:p>
          </table:table-cell>
          <table:table-cell/>
          <table:table-cell office:value-type="float" office:value="8.2">
            <text:p>8.2000000</text:p>
          </table:table-cell>
          <table:table-cell office:value-type="float" office:value="0.00119438">
            <text:p>0.0011944</text:p>
          </table:table-cell>
          <table:table-cell/>
          <table:table-cell office:value-type="float" office:value="8.2">
            <text:p>8.2000000</text:p>
          </table:table-cell>
          <table:table-cell office:value-type="float" office:value="0.00106201">
            <text:p>0.0010620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8.4">
            <text:p>8.4</text:p>
          </table:table-cell>
          <table:table-cell office:value-type="float" office:value="1.44801">
            <text:p>1.45</text:p>
          </table:table-cell>
          <table:table-cell office:value-type="float" office:value="0.000453786">
            <text:p>0</text:p>
          </table:table-cell>
          <table:table-cell office:value-type="float" office:value="-0.0532355">
            <text:p>-0.05</text:p>
          </table:table-cell>
          <table:table-cell office:value-type="float" office:value="11251.1">
            <text:p>11251.1</text:p>
          </table:table-cell>
          <table:table-cell office:value-type="float" office:value="0.00105324">
            <text:p>0</text:p>
          </table:table-cell>
          <table:table-cell office:value-type="float" office:value="7770.03">
            <text:p>7770.03</text:p>
          </table:table-cell>
          <table:table-cell table:number-columns-repeated="2"/>
          <table:table-cell office:value-type="float" office:value="8.4">
            <text:p>8.4000000</text:p>
          </table:table-cell>
          <table:table-cell office:value-type="float" office:value="1.44801">
            <text:p>1.4480100</text:p>
          </table:table-cell>
          <table:table-cell/>
          <table:table-cell office:value-type="float" office:value="8.4">
            <text:p>8.4000000</text:p>
          </table:table-cell>
          <table:table-cell office:value-type="float" office:value="0.000453786">
            <text:p>0.0004538</text:p>
          </table:table-cell>
          <table:table-cell/>
          <table:table-cell office:value-type="float" office:value="8.4">
            <text:p>8.4000000</text:p>
          </table:table-cell>
          <table:table-cell office:value-type="float" office:value="0.00105324">
            <text:p>0.0010532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8.6">
            <text:p>8.6</text:p>
          </table:table-cell>
          <table:table-cell office:value-type="float" office:value="1.76215">
            <text:p>1.76</text:p>
          </table:table-cell>
          <table:table-cell office:value-type="float" office:value="0.000156514">
            <text:p>0</text:p>
          </table:table-cell>
          <table:table-cell office:value-type="float" office:value="-0.0532355">
            <text:p>-0.05</text:p>
          </table:table-cell>
          <table:table-cell office:value-type="float" office:value="13742.1">
            <text:p>13742.1</text:p>
          </table:table-cell>
          <table:table-cell office:value-type="float" office:value="0.0010494">
            <text:p>0</text:p>
          </table:table-cell>
          <table:table-cell office:value-type="float" office:value="7798.47">
            <text:p>7798.47</text:p>
          </table:table-cell>
          <table:table-cell table:number-columns-repeated="2"/>
          <table:table-cell office:value-type="float" office:value="8.6">
            <text:p>8.6000000</text:p>
          </table:table-cell>
          <table:table-cell office:value-type="float" office:value="1.76215">
            <text:p>1.7621500</text:p>
          </table:table-cell>
          <table:table-cell/>
          <table:table-cell office:value-type="float" office:value="8.6">
            <text:p>8.6000000</text:p>
          </table:table-cell>
          <table:table-cell office:value-type="float" office:value="0.000156514">
            <text:p>0.0001565</text:p>
          </table:table-cell>
          <table:table-cell/>
          <table:table-cell office:value-type="float" office:value="8.6">
            <text:p>8.6000000</text:p>
          </table:table-cell>
          <table:table-cell office:value-type="float" office:value="0.0010494">
            <text:p>0.0010494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8.8">
            <text:p>8.8</text:p>
          </table:table-cell>
          <table:table-cell office:value-type="float" office:value="2.14907">
            <text:p>2.15</text:p>
          </table:table-cell>
          <table:table-cell table:style-name="ce3" office:value-type="float" office:value="0.000051942">
            <text:p>5.19E-005</text:p>
          </table:table-cell>
          <table:table-cell office:value-type="float" office:value="-0.0532355">
            <text:p>-0.05</text:p>
          </table:table-cell>
          <table:table-cell office:value-type="float" office:value="16784.6">
            <text:p>16784.6</text:p>
          </table:table-cell>
          <table:table-cell office:value-type="float" office:value="0.00104783">
            <text:p>0</text:p>
          </table:table-cell>
          <table:table-cell office:value-type="float" office:value="7810.18">
            <text:p>7810.18</text:p>
          </table:table-cell>
          <table:table-cell table:number-columns-repeated="2"/>
          <table:table-cell office:value-type="float" office:value="8.8">
            <text:p>8.8000000</text:p>
          </table:table-cell>
          <table:table-cell office:value-type="float" office:value="2.14907">
            <text:p>2.1490700</text:p>
          </table:table-cell>
          <table:table-cell/>
          <table:table-cell office:value-type="float" office:value="8.8">
            <text:p>8.8000000</text:p>
          </table:table-cell>
          <table:table-cell office:value-type="float" office:value="0.000051942">
            <text:p>0.0000519</text:p>
          </table:table-cell>
          <table:table-cell/>
          <table:table-cell office:value-type="float" office:value="8.8">
            <text:p>8.8000000</text:p>
          </table:table-cell>
          <table:table-cell office:value-type="float" office:value="0.00104783">
            <text:p>0.0010478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9">
            <text:p>9</text:p>
          </table:table-cell>
          <table:table-cell office:value-type="float" office:value="2.62327">
            <text:p>2.62</text:p>
          </table:table-cell>
          <table:table-cell table:style-name="ce3" office:value-type="float" office:value="0.0000181846">
            <text:p>1.82E-005</text:p>
          </table:table-cell>
          <table:table-cell office:value-type="float" office:value="-0.0532355">
            <text:p>-0.05</text:p>
          </table:table-cell>
          <table:table-cell office:value-type="float" office:value="20500.8">
            <text:p>20500.8</text:p>
          </table:table-cell>
          <table:table-cell office:value-type="float" office:value="0.00104718">
            <text:p>0</text:p>
          </table:table-cell>
          <table:table-cell office:value-type="float" office:value="7814.99">
            <text:p>7814.99</text:p>
          </table:table-cell>
          <table:table-cell table:number-columns-repeated="2"/>
          <table:table-cell office:value-type="float" office:value="9">
            <text:p>9.0000000</text:p>
          </table:table-cell>
          <table:table-cell office:value-type="float" office:value="2.62327">
            <text:p>2.6232700</text:p>
          </table:table-cell>
          <table:table-cell/>
          <table:table-cell office:value-type="float" office:value="9">
            <text:p>9.0000000</text:p>
          </table:table-cell>
          <table:table-cell office:value-type="float" office:value="0.0000181846">
            <text:p>0.0000182</text:p>
          </table:table-cell>
          <table:table-cell/>
          <table:table-cell office:value-type="float" office:value="9">
            <text:p>9.0000000</text:p>
          </table:table-cell>
          <table:table-cell office:value-type="float" office:value="0.00104718">
            <text:p>0.0010472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9.2">
            <text:p>9.2</text:p>
          </table:table-cell>
          <table:table-cell office:value-type="float" office:value="3.20316">
            <text:p>3.2</text:p>
          </table:table-cell>
          <table:table-cell table:style-name="ce3" office:value-type="float" office:value="0.00000769413">
            <text:p>7.69E-006</text:p>
          </table:table-cell>
          <table:table-cell office:value-type="float" office:value="-0.0532355">
            <text:p>-0.05</text:p>
          </table:table-cell>
          <table:table-cell office:value-type="float" office:value="25039.7">
            <text:p>25039.7</text:p>
          </table:table-cell>
          <table:table-cell office:value-type="float" office:value="0.00104689">
            <text:p>0</text:p>
          </table:table-cell>
          <table:table-cell office:value-type="float" office:value="7817.2">
            <text:p>7817.2</text:p>
          </table:table-cell>
          <table:table-cell table:number-columns-repeated="2"/>
          <table:table-cell office:value-type="float" office:value="9.2">
            <text:p>9.2000000</text:p>
          </table:table-cell>
          <table:table-cell office:value-type="float" office:value="3.20316">
            <text:p>3.2031600</text:p>
          </table:table-cell>
          <table:table-cell/>
          <table:table-cell office:value-type="float" office:value="9.2">
            <text:p>9.2000000</text:p>
          </table:table-cell>
          <table:table-cell office:value-type="float" office:value="0.00000769413">
            <text:p>0.0000077</text:p>
          </table:table-cell>
          <table:table-cell/>
          <table:table-cell office:value-type="float" office:value="9.2">
            <text:p>9.2000000</text:p>
          </table:table-cell>
          <table:table-cell office:value-type="float" office:value="0.00104689">
            <text:p>0.0010469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9.4">
            <text:p>9.4</text:p>
          </table:table-cell>
          <table:table-cell office:value-type="float" office:value="3.91168">
            <text:p>3.91</text:p>
          </table:table-cell>
          <table:table-cell table:style-name="ce3" office:value-type="float" office:value="0.00000477658">
            <text:p>4.78E-006</text:p>
          </table:table-cell>
          <table:table-cell office:value-type="float" office:value="-0.0532355">
            <text:p>-0.05</text:p>
          </table:table-cell>
          <table:table-cell office:value-type="float" office:value="30583.6">
            <text:p>30583.6</text:p>
          </table:table-cell>
          <table:table-cell office:value-type="float" office:value="0.00104671">
            <text:p>0</text:p>
          </table:table-cell>
          <table:table-cell office:value-type="float" office:value="7818.53">
            <text:p>7818.53</text:p>
          </table:table-cell>
          <table:table-cell table:number-columns-repeated="2"/>
          <table:table-cell office:value-type="float" office:value="9.4">
            <text:p>9.4000000</text:p>
          </table:table-cell>
          <table:table-cell office:value-type="float" office:value="3.91168">
            <text:p>3.9116800</text:p>
          </table:table-cell>
          <table:table-cell/>
          <table:table-cell office:value-type="float" office:value="9.4">
            <text:p>9.4000000</text:p>
          </table:table-cell>
          <table:table-cell office:value-type="float" office:value="0.00000477658">
            <text:p>0.0000048</text:p>
          </table:table-cell>
          <table:table-cell/>
          <table:table-cell office:value-type="float" office:value="9.4">
            <text:p>9.4000000</text:p>
          </table:table-cell>
          <table:table-cell office:value-type="float" office:value="0.00104671">
            <text:p>0.0010467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9.6">
            <text:p>9.6</text:p>
          </table:table-cell>
          <table:table-cell office:value-type="float" office:value="4.7769">
            <text:p>4.78</text:p>
          </table:table-cell>
          <table:table-cell table:style-name="ce3" office:value-type="float" office:value="0.00000570237">
            <text:p>5.70E-006</text:p>
          </table:table-cell>
          <table:table-cell office:value-type="float" office:value="-0.0532355">
            <text:p>-0.05</text:p>
          </table:table-cell>
          <table:table-cell office:value-type="float" office:value="37354.9">
            <text:p>37354.9</text:p>
          </table:table-cell>
          <table:table-cell office:value-type="float" office:value="0.00104653">
            <text:p>0</text:p>
          </table:table-cell>
          <table:table-cell office:value-type="float" office:value="7819.9">
            <text:p>7819.9</text:p>
          </table:table-cell>
          <table:table-cell table:number-columns-repeated="2"/>
          <table:table-cell office:value-type="float" office:value="9.6">
            <text:p>9.6000000</text:p>
          </table:table-cell>
          <table:table-cell office:value-type="float" office:value="4.7769">
            <text:p>4.7769000</text:p>
          </table:table-cell>
          <table:table-cell/>
          <table:table-cell office:value-type="float" office:value="9.6">
            <text:p>9.6000000</text:p>
          </table:table-cell>
          <table:table-cell office:value-type="float" office:value="0.00000570237">
            <text:p>0.0000057</text:p>
          </table:table-cell>
          <table:table-cell/>
          <table:table-cell office:value-type="float" office:value="9.6">
            <text:p>9.6000000</text:p>
          </table:table-cell>
          <table:table-cell office:value-type="float" office:value="0.00104653">
            <text:p>0.0010465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9.6458">
            <text:p>9.65</text:p>
          </table:table-cell>
          <table:table-cell office:value-type="float" office:value="5.00048">
            <text:p>5</text:p>
          </table:table-cell>
          <table:table-cell table:style-name="ce3" office:value-type="float" office:value="0.00000675212">
            <text:p>6.75E-006</text:p>
          </table:table-cell>
          <table:table-cell office:value-type="float" office:value="-0.0532355">
            <text:p>-0.05</text:p>
          </table:table-cell>
          <table:table-cell office:value-type="float" office:value="39105.5">
            <text:p>39105.5</text:p>
          </table:table-cell>
          <table:table-cell office:value-type="float" office:value="0.00104647">
            <text:p>0</text:p>
          </table:table-cell>
          <table:table-cell office:value-type="float" office:value="7820.35">
            <text:p>7820.35</text:p>
          </table:table-cell>
          <table:table-cell table:number-columns-repeated="2"/>
          <table:table-cell office:value-type="float" office:value="9.6458">
            <text:p>9.6458000</text:p>
          </table:table-cell>
          <table:table-cell office:value-type="float" office:value="5.00048">
            <text:p>5.0004800</text:p>
          </table:table-cell>
          <table:table-cell/>
          <table:table-cell office:value-type="float" office:value="9.6458">
            <text:p>9.6458000</text:p>
          </table:table-cell>
          <table:table-cell office:value-type="float" office:value="0.00000675212">
            <text:p>0.0000068</text:p>
          </table:table-cell>
          <table:table-cell/>
          <table:table-cell office:value-type="float" office:value="9.6458">
            <text:p>9.6458000</text:p>
          </table:table-cell>
          <table:table-cell office:value-type="float" office:value="0.00104647">
            <text:p>0.0010465</text:p>
          </table:table-cell>
        </table:table-row>
      </table:table>
      <table:table table:name="SheetE" table:style-name="ta1" table:print="false"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6"/>
        <table:table-column table:style-name="co2" table:default-cell-style-name="Default"/>
        <table:table-column table:style-name="co2" table:number-columns-repeated="2" table:default-cell-style-name="ce6"/>
        <table:table-column table:style-name="co2" table:default-cell-style-name="Default"/>
        <table:table-column table:style-name="co2" table:number-columns-repeated="2" table:default-cell-style-name="ce6"/>
        <table:table-row table:style-name="ro1">
          <table:table-cell office:value-type="string">
            <text:p>ring1_const_temp.c derk1.c Output</text:p>
          </table:table-cell>
          <table:table-cell table:number-columns-repeated="2"/>
          <table:table-cell office:value-type="string">
            <text:p>(i=40)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2" office:value-type="string">
            <text:p>1-T/Tc</text:p>
          </table:table-cell>
          <table:table-cell table:style-name="ce2" office:value-type="string">
            <text:p>l</text:p>
          </table:table-cell>
          <table:table-cell table:style-name="ce2" office:value-type="string">
            <text:p>K</text:p>
          </table:table-cell>
          <table:table-cell table:style-name="ce2" office:value-type="string">
            <text:p>y</text:p>
          </table:table-cell>
          <table:table-cell table:style-name="ce2" office:value-type="string">
            <text:p>F</text:p>
          </table:table-cell>
          <table:table-cell table:style-name="ce2" office:value-type="string">
            <text:p>a</text:p>
          </table:table-cell>
          <table:table-cell table:style-name="ce2" office:value-type="string">
            <text:p>Kr/K0</text:p>
          </table:table-cell>
          <table:table-cell table:style-name="ce2" office:value-type="string">
            <text:p>a0/Kr</text:p>
          </table:table-cell>
          <table:table-cell table:number-columns-repeated="2"/>
          <table:table-cell table:style-name="ce2" office:value-type="string">
            <text:p>l</text:p>
          </table:table-cell>
          <table:table-cell table:style-name="ce2" office:value-type="string">
            <text:p>K</text:p>
          </table:table-cell>
          <table:table-cell/>
          <table:table-cell table:style-name="ce2" office:value-type="string">
            <text:p>l</text:p>
          </table:table-cell>
          <table:table-cell table:style-name="ce5" office:value-type="string">
            <text:p>y</text:p>
          </table:table-cell>
          <table:table-cell/>
          <table:table-cell table:style-name="ce2" office:value-type="string">
            <text:p>l</text:p>
          </table:table-cell>
          <table:table-cell table:style-name="ce5" office:value-type="string">
            <text:p>Kr/K0</text:p>
          </table:table-cell>
        </table:table-row>
        <table:table-row table:style-name="ro1">
          <table:table-cell office:value-type="float" office:value="0.0001">
            <text:p>0</text:p>
          </table:table-cell>
          <table:table-cell office:value-type="float" office:value="0.2">
            <text:p>0.2</text:p>
          </table:table-cell>
          <table:table-cell office:value-type="float" office:value="0.333765">
            <text:p>0.33</text:p>
          </table:table-cell>
          <table:table-cell office:value-type="float" office:value="0.049258">
            <text:p>0.05</text:p>
          </table:table-cell>
          <table:table-cell office:value-type="float" office:value="-0.0217528">
            <text:p>-0.02</text:p>
          </table:table-cell>
          <table:table-cell office:value-type="float" office:value="3.09015">
            <text:p>3.09</text:p>
          </table:table-cell>
          <table:table-cell office:value-type="float" office:value="0.883839">
            <text:p>0.88</text:p>
          </table:table-cell>
          <table:table-cell office:value-type="float" office:value="9.25847">
            <text:p>9.26</text:p>
          </table:table-cell>
          <table:table-cell table:number-columns-repeated="2"/>
          <table:table-cell office:value-type="float" office:value="0.2">
            <text:p>0.2000000</text:p>
          </table:table-cell>
          <table:table-cell office:value-type="float" office:value="0.333765">
            <text:p>0.3337650</text:p>
          </table:table-cell>
          <table:table-cell/>
          <table:table-cell office:value-type="float" office:value="0.2">
            <text:p>0.2000000</text:p>
          </table:table-cell>
          <table:table-cell office:value-type="float" office:value="0.049258">
            <text:p>0.0492580</text:p>
          </table:table-cell>
          <table:table-cell/>
          <table:table-cell office:value-type="float" office:value="0.2">
            <text:p>0.2000000</text:p>
          </table:table-cell>
          <table:table-cell office:value-type="float" office:value="0.883839">
            <text:p>0.8838390</text:p>
          </table:table-cell>
        </table:table-row>
        <table:table-row table:style-name="ro1">
          <table:table-cell office:value-type="float" office:value="0.0001">
            <text:p>0</text:p>
          </table:table-cell>
          <table:table-cell office:value-type="float" office:value="0.4">
            <text:p>0.4</text:p>
          </table:table-cell>
          <table:table-cell office:value-type="float" office:value="0.352044">
            <text:p>0.35</text:p>
          </table:table-cell>
          <table:table-cell office:value-type="float" office:value="0.0537606">
            <text:p>0.05</text:p>
          </table:table-cell>
          <table:table-cell office:value-type="float" office:value="-0.0350855">
            <text:p>-0.04</text:p>
          </table:table-cell>
          <table:table-cell office:value-type="float" office:value="3.77432">
            <text:p>3.77</text:p>
          </table:table-cell>
          <table:table-cell office:value-type="float" office:value="0.763257">
            <text:p>0.76</text:p>
          </table:table-cell>
          <table:table-cell office:value-type="float" office:value="10.7211">
            <text:p>10.72</text:p>
          </table:table-cell>
          <table:table-cell table:number-columns-repeated="2"/>
          <table:table-cell office:value-type="float" office:value="0.4">
            <text:p>0.4000000</text:p>
          </table:table-cell>
          <table:table-cell office:value-type="float" office:value="0.352044">
            <text:p>0.3520440</text:p>
          </table:table-cell>
          <table:table-cell/>
          <table:table-cell office:value-type="float" office:value="0.4">
            <text:p>0.4000000</text:p>
          </table:table-cell>
          <table:table-cell office:value-type="float" office:value="0.0537606">
            <text:p>0.0537606</text:p>
          </table:table-cell>
          <table:table-cell/>
          <table:table-cell office:value-type="float" office:value="0.4">
            <text:p>0.4000000</text:p>
          </table:table-cell>
          <table:table-cell office:value-type="float" office:value="0.763257">
            <text:p>0.7632570</text:p>
          </table:table-cell>
        </table:table-row>
        <table:table-row table:style-name="ro1">
          <table:table-cell office:value-type="float" office:value="0.0001">
            <text:p>0</text:p>
          </table:table-cell>
          <table:table-cell office:value-type="float" office:value="0.6">
            <text:p>0.6</text:p>
          </table:table-cell>
          <table:table-cell office:value-type="float" office:value="0.364787">
            <text:p>0.36</text:p>
          </table:table-cell>
          <table:table-cell office:value-type="float" office:value="0.0568663">
            <text:p>0.06</text:p>
          </table:table-cell>
          <table:table-cell office:value-type="float" office:value="-0.0429504">
            <text:p>-0.04</text:p>
          </table:table-cell>
          <table:table-cell office:value-type="float" office:value="4.60996">
            <text:p>4.61</text:p>
          </table:table-cell>
          <table:table-cell office:value-type="float" office:value="0.647522">
            <text:p>0.65</text:p>
          </table:table-cell>
          <table:table-cell office:value-type="float" office:value="12.6374">
            <text:p>12.64</text:p>
          </table:table-cell>
          <table:table-cell table:number-columns-repeated="2"/>
          <table:table-cell office:value-type="float" office:value="0.6">
            <text:p>0.6000000</text:p>
          </table:table-cell>
          <table:table-cell office:value-type="float" office:value="0.364787">
            <text:p>0.3647870</text:p>
          </table:table-cell>
          <table:table-cell/>
          <table:table-cell office:value-type="float" office:value="0.6">
            <text:p>0.6000000</text:p>
          </table:table-cell>
          <table:table-cell office:value-type="float" office:value="0.0568663">
            <text:p>0.0568663</text:p>
          </table:table-cell>
          <table:table-cell/>
          <table:table-cell office:value-type="float" office:value="0.6">
            <text:p>0.6000000</text:p>
          </table:table-cell>
          <table:table-cell office:value-type="float" office:value="0.647522">
            <text:p>0.6475220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0.8">
            <text:p>0.8</text:p>
          </table:table-cell>
          <table:table-cell office:value-type="float" office:value="0.37327">
            <text:p>0.37</text:p>
          </table:table-cell>
          <table:table-cell office:value-type="float" office:value="0.0589089">
            <text:p>0.06</text:p>
          </table:table-cell>
          <table:table-cell office:value-type="float" office:value="-0.0474696">
            <text:p>-0.05</text:p>
          </table:table-cell>
          <table:table-cell office:value-type="float" office:value="5.63062">
            <text:p>5.63</text:p>
          </table:table-cell>
          <table:table-cell office:value-type="float" office:value="0.542474">
            <text:p>0.54</text:p>
          </table:table-cell>
          <table:table-cell office:value-type="float" office:value="15.0846">
            <text:p>15.08</text:p>
          </table:table-cell>
          <table:table-cell table:number-columns-repeated="2"/>
          <table:table-cell office:value-type="float" office:value="0.8">
            <text:p>0.8000000</text:p>
          </table:table-cell>
          <table:table-cell office:value-type="float" office:value="0.37327">
            <text:p>0.3732700</text:p>
          </table:table-cell>
          <table:table-cell/>
          <table:table-cell office:value-type="float" office:value="0.8">
            <text:p>0.8000000</text:p>
          </table:table-cell>
          <table:table-cell office:value-type="float" office:value="0.0589089">
            <text:p>0.0589089</text:p>
          </table:table-cell>
          <table:table-cell/>
          <table:table-cell office:value-type="float" office:value="0.8">
            <text:p>0.8000000</text:p>
          </table:table-cell>
          <table:table-cell office:value-type="float" office:value="0.542474">
            <text:p>0.5424740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1">
            <text:p>1</text:p>
          </table:table-cell>
          <table:table-cell office:value-type="float" office:value="0.37875">
            <text:p>0.38</text:p>
          </table:table-cell>
          <table:table-cell office:value-type="float" office:value="0.0602072">
            <text:p>0.06</text:p>
          </table:table-cell>
          <table:table-cell office:value-type="float" office:value="-0.050022">
            <text:p>-0.05</text:p>
          </table:table-cell>
          <table:table-cell office:value-type="float" office:value="6.87725">
            <text:p>6.88</text:p>
          </table:table-cell>
          <table:table-cell office:value-type="float" office:value="0.45066">
            <text:p>0.45</text:p>
          </table:table-cell>
          <table:table-cell office:value-type="float" office:value="18.1578">
            <text:p>18.16</text:p>
          </table:table-cell>
          <table:table-cell table:number-columns-repeated="2"/>
          <table:table-cell office:value-type="float" office:value="1">
            <text:p>1.0000000</text:p>
          </table:table-cell>
          <table:table-cell office:value-type="float" office:value="0.37875">
            <text:p>0.3787500</text:p>
          </table:table-cell>
          <table:table-cell/>
          <table:table-cell office:value-type="float" office:value="1">
            <text:p>1.0000000</text:p>
          </table:table-cell>
          <table:table-cell office:value-type="float" office:value="0.0602072">
            <text:p>0.0602072</text:p>
          </table:table-cell>
          <table:table-cell/>
          <table:table-cell office:value-type="float" office:value="1">
            <text:p>1.0000000</text:p>
          </table:table-cell>
          <table:table-cell office:value-type="float" office:value="0.45066">
            <text:p>0.4506600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1.2">
            <text:p>1.2</text:p>
          </table:table-cell>
          <table:table-cell office:value-type="float" office:value="0.382232">
            <text:p>0.38</text:p>
          </table:table-cell>
          <table:table-cell office:value-type="float" office:value="0.0610097">
            <text:p>0.06</text:p>
          </table:table-cell>
          <table:table-cell office:value-type="float" office:value="-0.0514477">
            <text:p>-0.05</text:p>
          </table:table-cell>
          <table:table-cell office:value-type="float" office:value="8.3999">
            <text:p>8.4</text:p>
          </table:table-cell>
          <table:table-cell office:value-type="float" office:value="0.372362">
            <text:p>0.37</text:p>
          </table:table-cell>
          <table:table-cell office:value-type="float" office:value="21.9759">
            <text:p>21.98</text:p>
          </table:table-cell>
          <table:table-cell table:number-columns-repeated="2"/>
          <table:table-cell office:value-type="float" office:value="1.2">
            <text:p>1.2000000</text:p>
          </table:table-cell>
          <table:table-cell office:value-type="float" office:value="0.382232">
            <text:p>0.3822320</text:p>
          </table:table-cell>
          <table:table-cell/>
          <table:table-cell office:value-type="float" office:value="1.2">
            <text:p>1.2000000</text:p>
          </table:table-cell>
          <table:table-cell office:value-type="float" office:value="0.0610097">
            <text:p>0.0610097</text:p>
          </table:table-cell>
          <table:table-cell/>
          <table:table-cell office:value-type="float" office:value="1.2">
            <text:p>1.2000000</text:p>
          </table:table-cell>
          <table:table-cell office:value-type="float" office:value="0.372362">
            <text:p>0.3723620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1.4">
            <text:p>1.4</text:p>
          </table:table-cell>
          <table:table-cell office:value-type="float" office:value="0.384438">
            <text:p>0.38</text:p>
          </table:table-cell>
          <table:table-cell office:value-type="float" office:value="0.0614904">
            <text:p>0.06</text:p>
          </table:table-cell>
          <table:table-cell office:value-type="float" office:value="-0.0522385">
            <text:p>-0.05</text:p>
          </table:table-cell>
          <table:table-cell office:value-type="float" office:value="10.2597">
            <text:p>10.26</text:p>
          </table:table-cell>
          <table:table-cell office:value-type="float" office:value="0.306624">
            <text:p>0.31</text:p>
          </table:table-cell>
          <table:table-cell office:value-type="float" office:value="26.6874">
            <text:p>26.69</text:p>
          </table:table-cell>
          <table:table-cell table:number-columns-repeated="2"/>
          <table:table-cell office:value-type="float" office:value="1.4">
            <text:p>1.4000000</text:p>
          </table:table-cell>
          <table:table-cell office:value-type="float" office:value="0.384438">
            <text:p>0.3844380</text:p>
          </table:table-cell>
          <table:table-cell/>
          <table:table-cell office:value-type="float" office:value="1.4">
            <text:p>1.4000000</text:p>
          </table:table-cell>
          <table:table-cell office:value-type="float" office:value="0.0614904">
            <text:p>0.0614904</text:p>
          </table:table-cell>
          <table:table-cell/>
          <table:table-cell office:value-type="float" office:value="1.4">
            <text:p>1.4000000</text:p>
          </table:table-cell>
          <table:table-cell office:value-type="float" office:value="0.306624">
            <text:p>0.3066240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1.6">
            <text:p>1.6</text:p>
          </table:table-cell>
          <table:table-cell office:value-type="float" office:value="0.385855">
            <text:p>0.39</text:p>
          </table:table-cell>
          <table:table-cell office:value-type="float" office:value="0.0617633">
            <text:p>0.06</text:p>
          </table:table-cell>
          <table:table-cell office:value-type="float" office:value="-0.0526751">
            <text:p>-0.05</text:p>
          </table:table-cell>
          <table:table-cell office:value-type="float" office:value="12.5312">
            <text:p>12.53</text:p>
          </table:table-cell>
          <table:table-cell office:value-type="float" office:value="0.251967">
            <text:p>0.25</text:p>
          </table:table-cell>
          <table:table-cell office:value-type="float" office:value="32.4764">
            <text:p>32.48</text:p>
          </table:table-cell>
          <table:table-cell table:number-columns-repeated="2"/>
          <table:table-cell office:value-type="float" office:value="1.6">
            <text:p>1.6000000</text:p>
          </table:table-cell>
          <table:table-cell office:value-type="float" office:value="0.385855">
            <text:p>0.3858550</text:p>
          </table:table-cell>
          <table:table-cell/>
          <table:table-cell office:value-type="float" office:value="1.6">
            <text:p>1.6000000</text:p>
          </table:table-cell>
          <table:table-cell office:value-type="float" office:value="0.0617633">
            <text:p>0.0617633</text:p>
          </table:table-cell>
          <table:table-cell/>
          <table:table-cell office:value-type="float" office:value="1.6">
            <text:p>1.6000000</text:p>
          </table:table-cell>
          <table:table-cell office:value-type="float" office:value="0.251967">
            <text:p>0.2519670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1.8">
            <text:p>1.8</text:p>
          </table:table-cell>
          <table:table-cell office:value-type="float" office:value="0.3868">
            <text:p>0.39</text:p>
          </table:table-cell>
          <table:table-cell office:value-type="float" office:value="0.0618996">
            <text:p>0.06</text:p>
          </table:table-cell>
          <table:table-cell office:value-type="float" office:value="-0.0529156">
            <text:p>-0.05</text:p>
          </table:table-cell>
          <table:table-cell office:value-type="float" office:value="15.3056">
            <text:p>15.31</text:p>
          </table:table-cell>
          <table:table-cell office:value-type="float" office:value="0.206799">
            <text:p>0.21</text:p>
          </table:table-cell>
          <table:table-cell office:value-type="float" office:value="39.5698">
            <text:p>39.57</text:p>
          </table:table-cell>
          <table:table-cell table:number-columns-repeated="2"/>
          <table:table-cell office:value-type="float" office:value="1.8">
            <text:p>1.8000000</text:p>
          </table:table-cell>
          <table:table-cell office:value-type="float" office:value="0.3868">
            <text:p>0.3868000</text:p>
          </table:table-cell>
          <table:table-cell/>
          <table:table-cell office:value-type="float" office:value="1.8">
            <text:p>1.8000000</text:p>
          </table:table-cell>
          <table:table-cell office:value-type="float" office:value="0.0618996">
            <text:p>0.0618996</text:p>
          </table:table-cell>
          <table:table-cell/>
          <table:table-cell office:value-type="float" office:value="1.8">
            <text:p>1.8000000</text:p>
          </table:table-cell>
          <table:table-cell office:value-type="float" office:value="0.206799">
            <text:p>0.2067990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2">
            <text:p>2</text:p>
          </table:table-cell>
          <table:table-cell office:value-type="float" office:value="0.387483">
            <text:p>0.39</text:p>
          </table:table-cell>
          <table:table-cell office:value-type="float" office:value="0.0619412">
            <text:p>0.06</text:p>
          </table:table-cell>
          <table:table-cell office:value-type="float" office:value="-0.0530478">
            <text:p>-0.05</text:p>
          </table:table-cell>
          <table:table-cell office:value-type="float" office:value="18.6943">
            <text:p>18.69</text:p>
          </table:table-cell>
          <table:table-cell office:value-type="float" office:value="0.169611">
            <text:p>0.17</text:p>
          </table:table-cell>
          <table:table-cell office:value-type="float" office:value="48.2456">
            <text:p>48.25</text:p>
          </table:table-cell>
          <table:table-cell table:number-columns-repeated="2"/>
          <table:table-cell office:value-type="float" office:value="2">
            <text:p>2.0000000</text:p>
          </table:table-cell>
          <table:table-cell office:value-type="float" office:value="0.387483">
            <text:p>0.3874830</text:p>
          </table:table-cell>
          <table:table-cell/>
          <table:table-cell office:value-type="float" office:value="2">
            <text:p>2.0000000</text:p>
          </table:table-cell>
          <table:table-cell office:value-type="float" office:value="0.0619412">
            <text:p>0.0619412</text:p>
          </table:table-cell>
          <table:table-cell/>
          <table:table-cell office:value-type="float" office:value="2">
            <text:p>2.0000000</text:p>
          </table:table-cell>
          <table:table-cell office:value-type="float" office:value="0.169611">
            <text:p>0.1696110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2.2">
            <text:p>2.2</text:p>
          </table:table-cell>
          <table:table-cell office:value-type="float" office:value="0.38804">
            <text:p>0.39</text:p>
          </table:table-cell>
          <table:table-cell office:value-type="float" office:value="0.0619106">
            <text:p>0.06</text:p>
          </table:table-cell>
          <table:table-cell office:value-type="float" office:value="-0.0531203">
            <text:p>-0.05</text:p>
          </table:table-cell>
          <table:table-cell office:value-type="float" office:value="22.8333">
            <text:p>22.83</text:p>
          </table:table-cell>
          <table:table-cell office:value-type="float" office:value="0.139066">
            <text:p>0.14</text:p>
          </table:table-cell>
          <table:table-cell office:value-type="float" office:value="58.8427">
            <text:p>58.84</text:p>
          </table:table-cell>
          <table:table-cell table:number-columns-repeated="2"/>
          <table:table-cell office:value-type="float" office:value="2.2">
            <text:p>2.2000000</text:p>
          </table:table-cell>
          <table:table-cell office:value-type="float" office:value="0.38804">
            <text:p>0.3880400</text:p>
          </table:table-cell>
          <table:table-cell/>
          <table:table-cell office:value-type="float" office:value="2.2">
            <text:p>2.2000000</text:p>
          </table:table-cell>
          <table:table-cell office:value-type="float" office:value="0.0619106">
            <text:p>0.0619106</text:p>
          </table:table-cell>
          <table:table-cell/>
          <table:table-cell office:value-type="float" office:value="2.2">
            <text:p>2.2000000</text:p>
          </table:table-cell>
          <table:table-cell office:value-type="float" office:value="0.139066">
            <text:p>0.1390660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2.4">
            <text:p>2.4</text:p>
          </table:table-cell>
          <table:table-cell office:value-type="float" office:value="0.388569">
            <text:p>0.39</text:p>
          </table:table-cell>
          <table:table-cell office:value-type="float" office:value="0.0618166">
            <text:p>0.06</text:p>
          </table:table-cell>
          <table:table-cell office:value-type="float" office:value="-0.0531601">
            <text:p>-0.05</text:p>
          </table:table-cell>
          <table:table-cell office:value-type="float" office:value="27.8886">
            <text:p>27.89</text:p>
          </table:table-cell>
          <table:table-cell office:value-type="float" office:value="0.114013">
            <text:p>0.11</text:p>
          </table:table-cell>
          <table:table-cell office:value-type="float" office:value="71.7727">
            <text:p>71.77</text:p>
          </table:table-cell>
          <table:table-cell table:number-columns-repeated="2"/>
          <table:table-cell office:value-type="float" office:value="2.4">
            <text:p>2.4000000</text:p>
          </table:table-cell>
          <table:table-cell office:value-type="float" office:value="0.388569">
            <text:p>0.3885690</text:p>
          </table:table-cell>
          <table:table-cell/>
          <table:table-cell office:value-type="float" office:value="2.4">
            <text:p>2.4000000</text:p>
          </table:table-cell>
          <table:table-cell office:value-type="float" office:value="0.0618166">
            <text:p>0.0618166</text:p>
          </table:table-cell>
          <table:table-cell/>
          <table:table-cell office:value-type="float" office:value="2.4">
            <text:p>2.4000000</text:p>
          </table:table-cell>
          <table:table-cell office:value-type="float" office:value="0.114013">
            <text:p>0.1140130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2.6">
            <text:p>2.6</text:p>
          </table:table-cell>
          <table:table-cell office:value-type="float" office:value="0.389147">
            <text:p>0.39</text:p>
          </table:table-cell>
          <table:table-cell office:value-type="float" office:value="0.0616583">
            <text:p>0.06</text:p>
          </table:table-cell>
          <table:table-cell office:value-type="float" office:value="-0.0531819">
            <text:p>-0.05</text:p>
          </table:table-cell>
          <table:table-cell office:value-type="float" office:value="34.0633">
            <text:p>34.06</text:p>
          </table:table-cell>
          <table:table-cell office:value-type="float" office:value="0.0934845">
            <text:p>0.09</text:p>
          </table:table-cell>
          <table:table-cell office:value-type="float" office:value="87.5332">
            <text:p>87.53</text:p>
          </table:table-cell>
          <table:table-cell table:number-columns-repeated="2"/>
          <table:table-cell office:value-type="float" office:value="2.6">
            <text:p>2.6000000</text:p>
          </table:table-cell>
          <table:table-cell office:value-type="float" office:value="0.389147">
            <text:p>0.3891470</text:p>
          </table:table-cell>
          <table:table-cell/>
          <table:table-cell office:value-type="float" office:value="2.6">
            <text:p>2.6000000</text:p>
          </table:table-cell>
          <table:table-cell office:value-type="float" office:value="0.0616583">
            <text:p>0.0616583</text:p>
          </table:table-cell>
          <table:table-cell/>
          <table:table-cell office:value-type="float" office:value="2.6">
            <text:p>2.6000000</text:p>
          </table:table-cell>
          <table:table-cell office:value-type="float" office:value="0.0934845">
            <text:p>0.0934845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2.8">
            <text:p>2.8</text:p>
          </table:table-cell>
          <table:table-cell office:value-type="float" office:value="0.389844">
            <text:p>0.39</text:p>
          </table:table-cell>
          <table:table-cell office:value-type="float" office:value="0.0614263">
            <text:p>0.06</text:p>
          </table:table-cell>
          <table:table-cell office:value-type="float" office:value="-0.0531938">
            <text:p>-0.05</text:p>
          </table:table-cell>
          <table:table-cell office:value-type="float" office:value="41.605">
            <text:p>41.61</text:p>
          </table:table-cell>
          <table:table-cell office:value-type="float" office:value="0.0766757">
            <text:p>0.08</text:p>
          </table:table-cell>
          <table:table-cell office:value-type="float" office:value="106.722">
            <text:p>106.72</text:p>
          </table:table-cell>
          <table:table-cell table:number-columns-repeated="2"/>
          <table:table-cell office:value-type="float" office:value="2.8">
            <text:p>2.8000000</text:p>
          </table:table-cell>
          <table:table-cell office:value-type="float" office:value="0.389844">
            <text:p>0.3898440</text:p>
          </table:table-cell>
          <table:table-cell/>
          <table:table-cell office:value-type="float" office:value="2.8">
            <text:p>2.8000000</text:p>
          </table:table-cell>
          <table:table-cell office:value-type="float" office:value="0.0614263">
            <text:p>0.0614263</text:p>
          </table:table-cell>
          <table:table-cell/>
          <table:table-cell office:value-type="float" office:value="2.8">
            <text:p>2.8000000</text:p>
          </table:table-cell>
          <table:table-cell office:value-type="float" office:value="0.0766757">
            <text:p>0.0766757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3">
            <text:p>3</text:p>
          </table:table-cell>
          <table:table-cell office:value-type="float" office:value="0.390733">
            <text:p>0.39</text:p>
          </table:table-cell>
          <table:table-cell office:value-type="float" office:value="0.0611035">
            <text:p>0.06</text:p>
          </table:table-cell>
          <table:table-cell office:value-type="float" office:value="-0.0532003">
            <text:p>-0.05</text:p>
          </table:table-cell>
          <table:table-cell office:value-type="float" office:value="50.8164">
            <text:p>50.82</text:p>
          </table:table-cell>
          <table:table-cell office:value-type="float" office:value="0.0629199">
            <text:p>0.06</text:p>
          </table:table-cell>
          <table:table-cell office:value-type="float" office:value="130.054">
            <text:p>130.05</text:p>
          </table:table-cell>
          <table:table-cell table:number-columns-repeated="2"/>
          <table:table-cell office:value-type="float" office:value="3">
            <text:p>3.0000000</text:p>
          </table:table-cell>
          <table:table-cell office:value-type="float" office:value="0.390733">
            <text:p>0.3907330</text:p>
          </table:table-cell>
          <table:table-cell/>
          <table:table-cell office:value-type="float" office:value="3">
            <text:p>3.0000000</text:p>
          </table:table-cell>
          <table:table-cell office:value-type="float" office:value="0.0611035">
            <text:p>0.0611035</text:p>
          </table:table-cell>
          <table:table-cell/>
          <table:table-cell office:value-type="float" office:value="3">
            <text:p>3.0000000</text:p>
          </table:table-cell>
          <table:table-cell office:value-type="float" office:value="0.0629199">
            <text:p>0.0629199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3.2">
            <text:p>3.2</text:p>
          </table:table-cell>
          <table:table-cell office:value-type="float" office:value="0.391901">
            <text:p>0.39</text:p>
          </table:table-cell>
          <table:table-cell office:value-type="float" office:value="0.0606645">
            <text:p>0.06</text:p>
          </table:table-cell>
          <table:table-cell office:value-type="float" office:value="-0.0532038">
            <text:p>-0.05</text:p>
          </table:table-cell>
          <table:table-cell office:value-type="float" office:value="62.0673">
            <text:p>62.07</text:p>
          </table:table-cell>
          <table:table-cell office:value-type="float" office:value="0.0516685">
            <text:p>0.05</text:p>
          </table:table-cell>
          <table:table-cell office:value-type="float" office:value="158.375">
            <text:p>158.38</text:p>
          </table:table-cell>
          <table:table-cell table:number-columns-repeated="2"/>
          <table:table-cell office:value-type="float" office:value="3.2">
            <text:p>3.2000000</text:p>
          </table:table-cell>
          <table:table-cell office:value-type="float" office:value="0.391901">
            <text:p>0.3919010</text:p>
          </table:table-cell>
          <table:table-cell/>
          <table:table-cell office:value-type="float" office:value="3.2">
            <text:p>3.2000000</text:p>
          </table:table-cell>
          <table:table-cell office:value-type="float" office:value="0.0606645">
            <text:p>0.0606645</text:p>
          </table:table-cell>
          <table:table-cell/>
          <table:table-cell office:value-type="float" office:value="3.2">
            <text:p>3.2000000</text:p>
          </table:table-cell>
          <table:table-cell office:value-type="float" office:value="0.0516685">
            <text:p>0.0516685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3.4">
            <text:p>3.4</text:p>
          </table:table-cell>
          <table:table-cell office:value-type="float" office:value="0.393458">
            <text:p>0.39</text:p>
          </table:table-cell>
          <table:table-cell office:value-type="float" office:value="0.0600743">
            <text:p>0.06</text:p>
          </table:table-cell>
          <table:table-cell office:value-type="float" office:value="-0.0532058">
            <text:p>-0.05</text:p>
          </table:table-cell>
          <table:table-cell office:value-type="float" office:value="75.8092">
            <text:p>75.81</text:p>
          </table:table-cell>
          <table:table-cell office:value-type="float" office:value="0.0424707">
            <text:p>0.04</text:p>
          </table:table-cell>
          <table:table-cell office:value-type="float" office:value="192.674">
            <text:p>192.67</text:p>
          </table:table-cell>
          <table:table-cell table:number-columns-repeated="2"/>
          <table:table-cell office:value-type="float" office:value="3.4">
            <text:p>3.4000000</text:p>
          </table:table-cell>
          <table:table-cell office:value-type="float" office:value="0.393458">
            <text:p>0.3934580</text:p>
          </table:table-cell>
          <table:table-cell/>
          <table:table-cell office:value-type="float" office:value="3.4">
            <text:p>3.4000000</text:p>
          </table:table-cell>
          <table:table-cell office:value-type="float" office:value="0.0600743">
            <text:p>0.0600743</text:p>
          </table:table-cell>
          <table:table-cell/>
          <table:table-cell office:value-type="float" office:value="3.4">
            <text:p>3.4000000</text:p>
          </table:table-cell>
          <table:table-cell office:value-type="float" office:value="0.0424707">
            <text:p>0.0424707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3.6">
            <text:p>3.6</text:p>
          </table:table-cell>
          <table:table-cell office:value-type="float" office:value="0.395547">
            <text:p>0.4</text:p>
          </table:table-cell>
          <table:table-cell office:value-type="float" office:value="0.0592863">
            <text:p>0.06</text:p>
          </table:table-cell>
          <table:table-cell office:value-type="float" office:value="-0.0532068">
            <text:p>-0.05</text:p>
          </table:table-cell>
          <table:table-cell office:value-type="float" office:value="92.5935">
            <text:p>92.59</text:p>
          </table:table-cell>
          <table:table-cell office:value-type="float" office:value="0.0349567">
            <text:p>0.03</text:p>
          </table:table-cell>
          <table:table-cell office:value-type="float" office:value="234.09">
            <text:p>234.09</text:p>
          </table:table-cell>
          <table:table-cell table:number-columns-repeated="2"/>
          <table:table-cell office:value-type="float" office:value="3.6">
            <text:p>3.6000000</text:p>
          </table:table-cell>
          <table:table-cell office:value-type="float" office:value="0.395547">
            <text:p>0.3955470</text:p>
          </table:table-cell>
          <table:table-cell/>
          <table:table-cell office:value-type="float" office:value="3.6">
            <text:p>3.6000000</text:p>
          </table:table-cell>
          <table:table-cell office:value-type="float" office:value="0.0592863">
            <text:p>0.0592863</text:p>
          </table:table-cell>
          <table:table-cell/>
          <table:table-cell office:value-type="float" office:value="3.6">
            <text:p>3.6000000</text:p>
          </table:table-cell>
          <table:table-cell office:value-type="float" office:value="0.0349567">
            <text:p>0.0349567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3.8">
            <text:p>3.8</text:p>
          </table:table-cell>
          <table:table-cell office:value-type="float" office:value="0.39836">
            <text:p>0.4</text:p>
          </table:table-cell>
          <table:table-cell office:value-type="float" office:value="0.0582406">
            <text:p>0.06</text:p>
          </table:table-cell>
          <table:table-cell office:value-type="float" office:value="-0.0532074">
            <text:p>-0.05</text:p>
          </table:table-cell>
          <table:table-cell office:value-type="float" office:value="113.094">
            <text:p>113.09</text:p>
          </table:table-cell>
          <table:table-cell office:value-type="float" office:value="0.0288236">
            <text:p>0.03</text:p>
          </table:table-cell>
          <table:table-cell office:value-type="float" office:value="283.899">
            <text:p>283.9</text:p>
          </table:table-cell>
          <table:table-cell table:number-columns-repeated="2"/>
          <table:table-cell office:value-type="float" office:value="3.8">
            <text:p>3.8000000</text:p>
          </table:table-cell>
          <table:table-cell office:value-type="float" office:value="0.39836">
            <text:p>0.3983600</text:p>
          </table:table-cell>
          <table:table-cell/>
          <table:table-cell office:value-type="float" office:value="3.8">
            <text:p>3.8000000</text:p>
          </table:table-cell>
          <table:table-cell office:value-type="float" office:value="0.0582406">
            <text:p>0.0582406</text:p>
          </table:table-cell>
          <table:table-cell/>
          <table:table-cell office:value-type="float" office:value="3.8">
            <text:p>3.8000000</text:p>
          </table:table-cell>
          <table:table-cell office:value-type="float" office:value="0.0288236">
            <text:p>0.0288236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4">
            <text:p>4</text:p>
          </table:table-cell>
          <table:table-cell office:value-type="float" office:value="0.402155">
            <text:p>0.4</text:p>
          </table:table-cell>
          <table:table-cell office:value-type="float" office:value="0.056862">
            <text:p>0.06</text:p>
          </table:table-cell>
          <table:table-cell office:value-type="float" office:value="-0.0532077">
            <text:p>-0.05</text:p>
          </table:table-cell>
          <table:table-cell office:value-type="float" office:value="138.133">
            <text:p>138.13</text:p>
          </table:table-cell>
          <table:table-cell office:value-type="float" office:value="0.0238236">
            <text:p>0.02</text:p>
          </table:table-cell>
          <table:table-cell office:value-type="float" office:value="343.483">
            <text:p>343.48</text:p>
          </table:table-cell>
          <table:table-cell table:number-columns-repeated="2"/>
          <table:table-cell office:value-type="float" office:value="4">
            <text:p>4.0000000</text:p>
          </table:table-cell>
          <table:table-cell office:value-type="float" office:value="0.402155">
            <text:p>0.4021550</text:p>
          </table:table-cell>
          <table:table-cell/>
          <table:table-cell office:value-type="float" office:value="4">
            <text:p>4.0000000</text:p>
          </table:table-cell>
          <table:table-cell office:value-type="float" office:value="0.056862">
            <text:p>0.0568620</text:p>
          </table:table-cell>
          <table:table-cell/>
          <table:table-cell office:value-type="float" office:value="4">
            <text:p>4.0000000</text:p>
          </table:table-cell>
          <table:table-cell office:value-type="float" office:value="0.0238236">
            <text:p>0.0238236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4.2">
            <text:p>4.2</text:p>
          </table:table-cell>
          <table:table-cell office:value-type="float" office:value="0.407283">
            <text:p>0.41</text:p>
          </table:table-cell>
          <table:table-cell office:value-type="float" office:value="0.0550588">
            <text:p>0.06</text:p>
          </table:table-cell>
          <table:table-cell office:value-type="float" office:value="-0.0532079">
            <text:p>-0.05</text:p>
          </table:table-cell>
          <table:table-cell office:value-type="float" office:value="168.716">
            <text:p>168.72</text:p>
          </table:table-cell>
          <table:table-cell office:value-type="float" office:value="0.0197538">
            <text:p>0.02</text:p>
          </table:table-cell>
          <table:table-cell office:value-type="float" office:value="414.249">
            <text:p>414.25</text:p>
          </table:table-cell>
          <table:table-cell table:number-columns-repeated="2"/>
          <table:table-cell office:value-type="float" office:value="4.2">
            <text:p>4.2000000</text:p>
          </table:table-cell>
          <table:table-cell office:value-type="float" office:value="0.407283">
            <text:p>0.4072830</text:p>
          </table:table-cell>
          <table:table-cell/>
          <table:table-cell office:value-type="float" office:value="4.2">
            <text:p>4.2000000</text:p>
          </table:table-cell>
          <table:table-cell office:value-type="float" office:value="0.0550588">
            <text:p>0.0550588</text:p>
          </table:table-cell>
          <table:table-cell/>
          <table:table-cell office:value-type="float" office:value="4.2">
            <text:p>4.2000000</text:p>
          </table:table-cell>
          <table:table-cell office:value-type="float" office:value="0.0197538">
            <text:p>0.0197538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4.4">
            <text:p>4.4</text:p>
          </table:table-cell>
          <table:table-cell office:value-type="float" office:value="0.414221">
            <text:p>0.41</text:p>
          </table:table-cell>
          <table:table-cell office:value-type="float" office:value="0.052725">
            <text:p>0.05</text:p>
          </table:table-cell>
          <table:table-cell office:value-type="float" office:value="-0.0532079">
            <text:p>-0.05</text:p>
          </table:table-cell>
          <table:table-cell office:value-type="float" office:value="206.071">
            <text:p>206.07</text:p>
          </table:table-cell>
          <table:table-cell office:value-type="float" office:value="0.0164486">
            <text:p>0.02</text:p>
          </table:table-cell>
          <table:table-cell office:value-type="float" office:value="497.489">
            <text:p>497.49</text:p>
          </table:table-cell>
          <table:table-cell table:number-columns-repeated="2"/>
          <table:table-cell office:value-type="float" office:value="4.4">
            <text:p>4.4000000</text:p>
          </table:table-cell>
          <table:table-cell office:value-type="float" office:value="0.414221">
            <text:p>0.4142210</text:p>
          </table:table-cell>
          <table:table-cell/>
          <table:table-cell office:value-type="float" office:value="4.4">
            <text:p>4.4000000</text:p>
          </table:table-cell>
          <table:table-cell office:value-type="float" office:value="0.052725">
            <text:p>0.0527250</text:p>
          </table:table-cell>
          <table:table-cell/>
          <table:table-cell office:value-type="float" office:value="4.4">
            <text:p>4.4000000</text:p>
          </table:table-cell>
          <table:table-cell office:value-type="float" office:value="0.0164486">
            <text:p>0.0164486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4.6">
            <text:p>4.6</text:p>
          </table:table-cell>
          <table:table-cell office:value-type="float" office:value="0.423625">
            <text:p>0.42</text:p>
          </table:table-cell>
          <table:table-cell office:value-type="float" office:value="0.0497458">
            <text:p>0.05</text:p>
          </table:table-cell>
          <table:table-cell office:value-type="float" office:value="-0.053208">
            <text:p>-0.05</text:p>
          </table:table-cell>
          <table:table-cell office:value-type="float" office:value="251.695">
            <text:p>251.7</text:p>
          </table:table-cell>
          <table:table-cell office:value-type="float" office:value="0.0137727">
            <text:p>0.01</text:p>
          </table:table-cell>
          <table:table-cell office:value-type="float" office:value="594.146">
            <text:p>594.15</text:p>
          </table:table-cell>
          <table:table-cell table:number-columns-repeated="2"/>
          <table:table-cell office:value-type="float" office:value="4.6">
            <text:p>4.6000000</text:p>
          </table:table-cell>
          <table:table-cell office:value-type="float" office:value="0.423625">
            <text:p>0.4236250</text:p>
          </table:table-cell>
          <table:table-cell/>
          <table:table-cell office:value-type="float" office:value="4.6">
            <text:p>4.6000000</text:p>
          </table:table-cell>
          <table:table-cell office:value-type="float" office:value="0.0497458">
            <text:p>0.0497458</text:p>
          </table:table-cell>
          <table:table-cell/>
          <table:table-cell office:value-type="float" office:value="4.6">
            <text:p>4.6000000</text:p>
          </table:table-cell>
          <table:table-cell office:value-type="float" office:value="0.0137727">
            <text:p>0.0137727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4.8">
            <text:p>4.8</text:p>
          </table:table-cell>
          <table:table-cell office:value-type="float" office:value="0.436392">
            <text:p>0.44</text:p>
          </table:table-cell>
          <table:table-cell office:value-type="float" office:value="0.0460127">
            <text:p>0.05</text:p>
          </table:table-cell>
          <table:table-cell office:value-type="float" office:value="-0.053208">
            <text:p>-0.05</text:p>
          </table:table-cell>
          <table:table-cell office:value-type="float" office:value="307.421">
            <text:p>307.42</text:p>
          </table:table-cell>
          <table:table-cell office:value-type="float" office:value="0.011616">
            <text:p>0.01</text:p>
          </table:table-cell>
          <table:table-cell office:value-type="float" office:value="704.461">
            <text:p>704.46</text:p>
          </table:table-cell>
          <table:table-cell table:number-columns-repeated="2"/>
          <table:table-cell office:value-type="float" office:value="4.8">
            <text:p>4.8000000</text:p>
          </table:table-cell>
          <table:table-cell office:value-type="float" office:value="0.436392">
            <text:p>0.4363920</text:p>
          </table:table-cell>
          <table:table-cell/>
          <table:table-cell office:value-type="float" office:value="4.8">
            <text:p>4.8000000</text:p>
          </table:table-cell>
          <table:table-cell office:value-type="float" office:value="0.0460127">
            <text:p>0.0460127</text:p>
          </table:table-cell>
          <table:table-cell/>
          <table:table-cell office:value-type="float" office:value="4.8">
            <text:p>4.8000000</text:p>
          </table:table-cell>
          <table:table-cell office:value-type="float" office:value="0.011616">
            <text:p>0.0116160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5">
            <text:p>5</text:p>
          </table:table-cell>
          <table:table-cell office:value-type="float" office:value="0.453758">
            <text:p>0.45</text:p>
          </table:table-cell>
          <table:table-cell office:value-type="float" office:value="0.0414493">
            <text:p>0.04</text:p>
          </table:table-cell>
          <table:table-cell office:value-type="float" office:value="-0.053208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988881">
            <text:p>0.01</text:p>
          </table:table-cell>
          <table:table-cell office:value-type="float" office:value="827.5">
            <text:p>827.5</text:p>
          </table:table-cell>
          <table:table-cell table:number-columns-repeated="2"/>
          <table:table-cell office:value-type="float" office:value="5">
            <text:p>5.0000000</text:p>
          </table:table-cell>
          <table:table-cell office:value-type="float" office:value="0.453758">
            <text:p>0.4537580</text:p>
          </table:table-cell>
          <table:table-cell/>
          <table:table-cell office:value-type="float" office:value="5">
            <text:p>5.0000000</text:p>
          </table:table-cell>
          <table:table-cell office:value-type="float" office:value="0.0414493">
            <text:p>0.0414493</text:p>
          </table:table-cell>
          <table:table-cell/>
          <table:table-cell office:value-type="float" office:value="5">
            <text:p>5.0000000</text:p>
          </table:table-cell>
          <table:table-cell office:value-type="float" office:value="0.00988881">
            <text:p>0.0098888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5.2">
            <text:p>5.2</text:p>
          </table:table-cell>
          <table:table-cell office:value-type="float" office:value="0.477428">
            <text:p>0.48</text:p>
          </table:table-cell>
          <table:table-cell office:value-type="float" office:value="0.036053">
            <text:p>0.04</text:p>
          </table:table-cell>
          <table:table-cell office:value-type="float" office:value="-0.053208">
            <text:p>-0.05</text:p>
          </table:table-cell>
          <table:table-cell office:value-type="float" office:value="458.619">
            <text:p>458.62</text:p>
          </table:table-cell>
          <table:table-cell office:value-type="float" office:value="0.00851859">
            <text:p>0.01</text:p>
          </table:table-cell>
          <table:table-cell office:value-type="float" office:value="960.603">
            <text:p>960.6</text:p>
          </table:table-cell>
          <table:table-cell table:number-columns-repeated="2"/>
          <table:table-cell office:value-type="float" office:value="5.2">
            <text:p>5.2000000</text:p>
          </table:table-cell>
          <table:table-cell office:value-type="float" office:value="0.477428">
            <text:p>0.4774280</text:p>
          </table:table-cell>
          <table:table-cell/>
          <table:table-cell office:value-type="float" office:value="5.2">
            <text:p>5.2000000</text:p>
          </table:table-cell>
          <table:table-cell office:value-type="float" office:value="0.036053">
            <text:p>0.0360530</text:p>
          </table:table-cell>
          <table:table-cell/>
          <table:table-cell office:value-type="float" office:value="5.2">
            <text:p>5.2000000</text:p>
          </table:table-cell>
          <table:table-cell office:value-type="float" office:value="0.00851859">
            <text:p>0.0085186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5.4">
            <text:p>5.4</text:p>
          </table:table-cell>
          <table:table-cell office:value-type="float" office:value="0.509739">
            <text:p>0.51</text:p>
          </table:table-cell>
          <table:table-cell office:value-type="float" office:value="0.0299466">
            <text:p>0.03</text:p>
          </table:table-cell>
          <table:table-cell office:value-type="float" office:value="-0.053208">
            <text:p>-0.05</text:p>
          </table:table-cell>
          <table:table-cell office:value-type="float" office:value="560.158">
            <text:p>560.16</text:p>
          </table:table-cell>
          <table:table-cell office:value-type="float" office:value="0.00744645">
            <text:p>0.01</text:p>
          </table:table-cell>
          <table:table-cell office:value-type="float" office:value="1098.91">
            <text:p>1098.91</text:p>
          </table:table-cell>
          <table:table-cell table:number-columns-repeated="2"/>
          <table:table-cell office:value-type="float" office:value="5.4">
            <text:p>5.4000000</text:p>
          </table:table-cell>
          <table:table-cell office:value-type="float" office:value="0.509739">
            <text:p>0.5097390</text:p>
          </table:table-cell>
          <table:table-cell/>
          <table:table-cell office:value-type="float" office:value="5.4">
            <text:p>5.4000000</text:p>
          </table:table-cell>
          <table:table-cell office:value-type="float" office:value="0.0299466">
            <text:p>0.0299466</text:p>
          </table:table-cell>
          <table:table-cell/>
          <table:table-cell office:value-type="float" office:value="5.4">
            <text:p>5.4000000</text:p>
          </table:table-cell>
          <table:table-cell office:value-type="float" office:value="0.00744645">
            <text:p>0.0074465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5.6">
            <text:p>5.6</text:p>
          </table:table-cell>
          <table:table-cell office:value-type="float" office:value="0.55387">
            <text:p>0.55</text:p>
          </table:table-cell>
          <table:table-cell office:value-type="float" office:value="0.0234268">
            <text:p>0.02</text:p>
          </table:table-cell>
          <table:table-cell office:value-type="float" office:value="-0.053208">
            <text:p>-0.05</text:p>
          </table:table-cell>
          <table:table-cell office:value-type="float" office:value="684.179">
            <text:p>684.18</text:p>
          </table:table-cell>
          <table:table-cell office:value-type="float" office:value="0.00662446">
            <text:p>0.01</text:p>
          </table:table-cell>
          <table:table-cell office:value-type="float" office:value="1235.27">
            <text:p>1235.27</text:p>
          </table:table-cell>
          <table:table-cell table:number-columns-repeated="2"/>
          <table:table-cell office:value-type="float" office:value="5.6">
            <text:p>5.6000000</text:p>
          </table:table-cell>
          <table:table-cell office:value-type="float" office:value="0.55387">
            <text:p>0.5538700</text:p>
          </table:table-cell>
          <table:table-cell/>
          <table:table-cell office:value-type="float" office:value="5.6">
            <text:p>5.6000000</text:p>
          </table:table-cell>
          <table:table-cell office:value-type="float" office:value="0.0234268">
            <text:p>0.0234268</text:p>
          </table:table-cell>
          <table:table-cell/>
          <table:table-cell office:value-type="float" office:value="5.6">
            <text:p>5.6000000</text:p>
          </table:table-cell>
          <table:table-cell office:value-type="float" office:value="0.00662446">
            <text:p>0.0066245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5.8">
            <text:p>5.8</text:p>
          </table:table-cell>
          <table:table-cell office:value-type="float" office:value="0.614042">
            <text:p>0.61</text:p>
          </table:table-cell>
          <table:table-cell office:value-type="float" office:value="0.0169738">
            <text:p>0.02</text:p>
          </table:table-cell>
          <table:table-cell office:value-type="float" office:value="-0.053208">
            <text:p>-0.05</text:p>
          </table:table-cell>
          <table:table-cell office:value-type="float" office:value="835.658">
            <text:p>835.66</text:p>
          </table:table-cell>
          <table:table-cell office:value-type="float" office:value="0.00601286">
            <text:p>0.01</text:p>
          </table:table-cell>
          <table:table-cell office:value-type="float" office:value="1360.91">
            <text:p>1360.91</text:p>
          </table:table-cell>
          <table:table-cell table:number-columns-repeated="2"/>
          <table:table-cell office:value-type="float" office:value="5.8">
            <text:p>5.8000000</text:p>
          </table:table-cell>
          <table:table-cell office:value-type="float" office:value="0.614042">
            <text:p>0.6140420</text:p>
          </table:table-cell>
          <table:table-cell/>
          <table:table-cell office:value-type="float" office:value="5.8">
            <text:p>5.8000000</text:p>
          </table:table-cell>
          <table:table-cell office:value-type="float" office:value="0.0169738">
            <text:p>0.0169738</text:p>
          </table:table-cell>
          <table:table-cell/>
          <table:table-cell office:value-type="float" office:value="5.8">
            <text:p>5.8000000</text:p>
          </table:table-cell>
          <table:table-cell office:value-type="float" office:value="0.00601286">
            <text:p>0.0060129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6">
            <text:p>6</text:p>
          </table:table-cell>
          <table:table-cell office:value-type="float" office:value="0.695647">
            <text:p>0.7</text:p>
          </table:table-cell>
          <table:table-cell office:value-type="float" office:value="0.011177">
            <text:p>0.01</text:p>
          </table:table-cell>
          <table:table-cell office:value-type="float" office:value="-0.053208">
            <text:p>-0.05</text:p>
          </table:table-cell>
          <table:table-cell office:value-type="float" office:value="1020.67">
            <text:p>1020.67</text:p>
          </table:table-cell>
          <table:table-cell office:value-type="float" office:value="0.00557717">
            <text:p>0.01</text:p>
          </table:table-cell>
          <table:table-cell office:value-type="float" office:value="1467.23">
            <text:p>1467.23</text:p>
          </table:table-cell>
          <table:table-cell table:number-columns-repeated="2"/>
          <table:table-cell office:value-type="float" office:value="6">
            <text:p>6.0000000</text:p>
          </table:table-cell>
          <table:table-cell office:value-type="float" office:value="0.695647">
            <text:p>0.6956470</text:p>
          </table:table-cell>
          <table:table-cell/>
          <table:table-cell office:value-type="float" office:value="6">
            <text:p>6.0000000</text:p>
          </table:table-cell>
          <table:table-cell office:value-type="float" office:value="0.011177">
            <text:p>0.0111770</text:p>
          </table:table-cell>
          <table:table-cell/>
          <table:table-cell office:value-type="float" office:value="6">
            <text:p>6.0000000</text:p>
          </table:table-cell>
          <table:table-cell office:value-type="float" office:value="0.00557717">
            <text:p>0.0055772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6.2">
            <text:p>6.2</text:p>
          </table:table-cell>
          <table:table-cell office:value-type="float" office:value="0.805176">
            <text:p>0.81</text:p>
          </table:table-cell>
          <table:table-cell office:value-type="float" office:value="0.0065612">
            <text:p>0.01</text:p>
          </table:table-cell>
          <table:table-cell office:value-type="float" office:value="-0.053208">
            <text:p>-0.05</text:p>
          </table:table-cell>
          <table:table-cell office:value-type="float" office:value="1246.66">
            <text:p>1246.66</text:p>
          </table:table-cell>
          <table:table-cell office:value-type="float" office:value="0.00528514">
            <text:p>0.01</text:p>
          </table:table-cell>
          <table:table-cell office:value-type="float" office:value="1548.3">
            <text:p>1548.3</text:p>
          </table:table-cell>
          <table:table-cell table:number-columns-repeated="2"/>
          <table:table-cell office:value-type="float" office:value="6.2">
            <text:p>6.2000000</text:p>
          </table:table-cell>
          <table:table-cell office:value-type="float" office:value="0.805176">
            <text:p>0.8051760</text:p>
          </table:table-cell>
          <table:table-cell/>
          <table:table-cell office:value-type="float" office:value="6.2">
            <text:p>6.2000000</text:p>
          </table:table-cell>
          <table:table-cell office:value-type="float" office:value="0.0065612">
            <text:p>0.0065612</text:p>
          </table:table-cell>
          <table:table-cell/>
          <table:table-cell office:value-type="float" office:value="6.2">
            <text:p>6.2000000</text:p>
          </table:table-cell>
          <table:table-cell office:value-type="float" office:value="0.00528514">
            <text:p>0.0052851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6.4">
            <text:p>6.4</text:p>
          </table:table-cell>
          <table:table-cell office:value-type="float" office:value="0.949863">
            <text:p>0.95</text:p>
          </table:table-cell>
          <table:table-cell office:value-type="float" office:value="0.00337866">
            <text:p>0</text:p>
          </table:table-cell>
          <table:table-cell office:value-type="float" office:value="-0.053208">
            <text:p>-0.05</text:p>
          </table:table-cell>
          <table:table-cell office:value-type="float" office:value="1522.67">
            <text:p>1522.67</text:p>
          </table:table-cell>
          <table:table-cell office:value-type="float" office:value="0.00510467">
            <text:p>0.01</text:p>
          </table:table-cell>
          <table:table-cell office:value-type="float" office:value="1603.04">
            <text:p>1603.04</text:p>
          </table:table-cell>
          <table:table-cell table:number-columns-repeated="2"/>
          <table:table-cell office:value-type="float" office:value="6.4">
            <text:p>6.4000000</text:p>
          </table:table-cell>
          <table:table-cell office:value-type="float" office:value="0.949863">
            <text:p>0.9498630</text:p>
          </table:table-cell>
          <table:table-cell/>
          <table:table-cell office:value-type="float" office:value="6.4">
            <text:p>6.4000000</text:p>
          </table:table-cell>
          <table:table-cell office:value-type="float" office:value="0.00337866">
            <text:p>0.0033787</text:p>
          </table:table-cell>
          <table:table-cell/>
          <table:table-cell office:value-type="float" office:value="6.4">
            <text:p>6.4000000</text:p>
          </table:table-cell>
          <table:table-cell office:value-type="float" office:value="0.00510467">
            <text:p>0.0051047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6.6">
            <text:p>6.6</text:p>
          </table:table-cell>
          <table:table-cell office:value-type="float" office:value="1.13724">
            <text:p>1.14</text:p>
          </table:table-cell>
          <table:table-cell office:value-type="float" office:value="0.00151409">
            <text:p>0</text:p>
          </table:table-cell>
          <table:table-cell office:value-type="float" office:value="-0.053208">
            <text:p>-0.05</text:p>
          </table:table-cell>
          <table:table-cell office:value-type="float" office:value="1859.79">
            <text:p>1859.79</text:p>
          </table:table-cell>
          <table:table-cell office:value-type="float" office:value="0.00500379">
            <text:p>0.01</text:p>
          </table:table-cell>
          <table:table-cell office:value-type="float" office:value="1635.36">
            <text:p>1635.36</text:p>
          </table:table-cell>
          <table:table-cell table:number-columns-repeated="2"/>
          <table:table-cell office:value-type="float" office:value="6.6">
            <text:p>6.6000000</text:p>
          </table:table-cell>
          <table:table-cell office:value-type="float" office:value="1.13724">
            <text:p>1.1372400</text:p>
          </table:table-cell>
          <table:table-cell/>
          <table:table-cell office:value-type="float" office:value="6.6">
            <text:p>6.6000000</text:p>
          </table:table-cell>
          <table:table-cell office:value-type="float" office:value="0.00151409">
            <text:p>0.0015141</text:p>
          </table:table-cell>
          <table:table-cell/>
          <table:table-cell office:value-type="float" office:value="6.6">
            <text:p>6.6000000</text:p>
          </table:table-cell>
          <table:table-cell office:value-type="float" office:value="0.00500379">
            <text:p>0.0050038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6.8">
            <text:p>6.8</text:p>
          </table:table-cell>
          <table:table-cell office:value-type="float" office:value="1.37502">
            <text:p>1.38</text:p>
          </table:table-cell>
          <table:table-cell office:value-type="float" office:value="0.000594019">
            <text:p>0</text:p>
          </table:table-cell>
          <table:table-cell office:value-type="float" office:value="-0.053208">
            <text:p>-0.05</text:p>
          </table:table-cell>
          <table:table-cell office:value-type="float" office:value="2271.55">
            <text:p>2271.55</text:p>
          </table:table-cell>
          <table:table-cell office:value-type="float" office:value="0.00495335">
            <text:p>0</text:p>
          </table:table-cell>
          <table:table-cell office:value-type="float" office:value="1652.01">
            <text:p>1652.01</text:p>
          </table:table-cell>
          <table:table-cell table:number-columns-repeated="2"/>
          <table:table-cell office:value-type="float" office:value="6.8">
            <text:p>6.8000000</text:p>
          </table:table-cell>
          <table:table-cell office:value-type="float" office:value="1.37502">
            <text:p>1.3750200</text:p>
          </table:table-cell>
          <table:table-cell/>
          <table:table-cell office:value-type="float" office:value="6.8">
            <text:p>6.8000000</text:p>
          </table:table-cell>
          <table:table-cell office:value-type="float" office:value="0.000594019">
            <text:p>0.0005940</text:p>
          </table:table-cell>
          <table:table-cell/>
          <table:table-cell office:value-type="float" office:value="6.8">
            <text:p>6.8000000</text:p>
          </table:table-cell>
          <table:table-cell office:value-type="float" office:value="0.00495335">
            <text:p>0.0049534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7">
            <text:p>7</text:p>
          </table:table-cell>
          <table:table-cell office:value-type="float" office:value="1.67177">
            <text:p>1.67</text:p>
          </table:table-cell>
          <table:table-cell office:value-type="float" office:value="0.000209295">
            <text:p>0</text:p>
          </table:table-cell>
          <table:table-cell office:value-type="float" office:value="-0.053208">
            <text:p>-0.05</text:p>
          </table:table-cell>
          <table:table-cell office:value-type="float" office:value="2774.48">
            <text:p>2774.48</text:p>
          </table:table-cell>
          <table:table-cell office:value-type="float" office:value="0.00493068">
            <text:p>0</text:p>
          </table:table-cell>
          <table:table-cell office:value-type="float" office:value="1659.61">
            <text:p>1659.61</text:p>
          </table:table-cell>
          <table:table-cell table:number-columns-repeated="2"/>
          <table:table-cell office:value-type="float" office:value="7">
            <text:p>7.0000000</text:p>
          </table:table-cell>
          <table:table-cell office:value-type="float" office:value="1.67177">
            <text:p>1.6717700</text:p>
          </table:table-cell>
          <table:table-cell/>
          <table:table-cell office:value-type="float" office:value="7">
            <text:p>7.0000000</text:p>
          </table:table-cell>
          <table:table-cell office:value-type="float" office:value="0.000209295">
            <text:p>0.0002093</text:p>
          </table:table-cell>
          <table:table-cell/>
          <table:table-cell office:value-type="float" office:value="7">
            <text:p>7.0000000</text:p>
          </table:table-cell>
          <table:table-cell office:value-type="float" office:value="0.00493068">
            <text:p>0.0049307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7.2">
            <text:p>7.2</text:p>
          </table:table-cell>
          <table:table-cell office:value-type="float" office:value="2.03801">
            <text:p>2.04</text:p>
          </table:table-cell>
          <table:table-cell table:style-name="ce3" office:value-type="float" office:value="0.0000696554">
            <text:p>6.97E-005</text:p>
          </table:table-cell>
          <table:table-cell office:value-type="float" office:value="-0.053208">
            <text:p>-0.05</text:p>
          </table:table-cell>
          <table:table-cell office:value-type="float" office:value="3388.76">
            <text:p>3388.76</text:p>
          </table:table-cell>
          <table:table-cell office:value-type="float" office:value="0.00492128">
            <text:p>0</text:p>
          </table:table-cell>
          <table:table-cell office:value-type="float" office:value="1662.78">
            <text:p>1662.78</text:p>
          </table:table-cell>
          <table:table-cell table:number-columns-repeated="2"/>
          <table:table-cell office:value-type="float" office:value="7.2">
            <text:p>7.2000000</text:p>
          </table:table-cell>
          <table:table-cell office:value-type="float" office:value="2.03801">
            <text:p>2.0380100</text:p>
          </table:table-cell>
          <table:table-cell/>
          <table:table-cell office:value-type="float" office:value="7.2">
            <text:p>7.2000000</text:p>
          </table:table-cell>
          <table:table-cell office:value-type="float" office:value="0.0000696554">
            <text:p>0.0000697</text:p>
          </table:table-cell>
          <table:table-cell/>
          <table:table-cell office:value-type="float" office:value="7.2">
            <text:p>7.2000000</text:p>
          </table:table-cell>
          <table:table-cell office:value-type="float" office:value="0.00492128">
            <text:p>0.0049213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7.4">
            <text:p>7.4</text:p>
          </table:table-cell>
          <table:table-cell office:value-type="float" office:value="2.4873">
            <text:p>2.49</text:p>
          </table:table-cell>
          <table:table-cell table:style-name="ce3" office:value-type="float" office:value="0.0000237715">
            <text:p>2.38E-005</text:p>
          </table:table-cell>
          <table:table-cell office:value-type="float" office:value="-0.053208">
            <text:p>-0.05</text:p>
          </table:table-cell>
          <table:table-cell office:value-type="float" office:value="4139.04">
            <text:p>4139.04</text:p>
          </table:table-cell>
          <table:table-cell office:value-type="float" office:value="0.00491746">
            <text:p>0</text:p>
          </table:table-cell>
          <table:table-cell office:value-type="float" office:value="1664.07">
            <text:p>1664.07</text:p>
          </table:table-cell>
          <table:table-cell table:number-columns-repeated="2"/>
          <table:table-cell office:value-type="float" office:value="7.4">
            <text:p>7.4000000</text:p>
          </table:table-cell>
          <table:table-cell office:value-type="float" office:value="2.4873">
            <text:p>2.4873000</text:p>
          </table:table-cell>
          <table:table-cell/>
          <table:table-cell office:value-type="float" office:value="7.4">
            <text:p>7.4000000</text:p>
          </table:table-cell>
          <table:table-cell office:value-type="float" office:value="0.0000237715">
            <text:p>0.0000238</text:p>
          </table:table-cell>
          <table:table-cell/>
          <table:table-cell office:value-type="float" office:value="7.4">
            <text:p>7.4000000</text:p>
          </table:table-cell>
          <table:table-cell office:value-type="float" office:value="0.00491746">
            <text:p>0.0049175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7.6">
            <text:p>7.6</text:p>
          </table:table-cell>
          <table:table-cell office:value-type="float" office:value="3.03696">
            <text:p>3.04</text:p>
          </table:table-cell>
          <table:table-cell table:style-name="ce3" office:value-type="float" office:value="0.00000940807">
            <text:p>9.41E-006</text:p>
          </table:table-cell>
          <table:table-cell office:value-type="float" office:value="-0.053208">
            <text:p>-0.05</text:p>
          </table:table-cell>
          <table:table-cell office:value-type="float" office:value="5055.44">
            <text:p>5055.44</text:p>
          </table:table-cell>
          <table:table-cell office:value-type="float" office:value="0.00491578">
            <text:p>0</text:p>
          </table:table-cell>
          <table:table-cell office:value-type="float" office:value="1664.64">
            <text:p>1664.64</text:p>
          </table:table-cell>
          <table:table-cell table:number-columns-repeated="2"/>
          <table:table-cell office:value-type="float" office:value="7.6">
            <text:p>7.6000000</text:p>
          </table:table-cell>
          <table:table-cell office:value-type="float" office:value="3.03696">
            <text:p>3.0369600</text:p>
          </table:table-cell>
          <table:table-cell/>
          <table:table-cell office:value-type="float" office:value="7.6">
            <text:p>7.6000000</text:p>
          </table:table-cell>
          <table:table-cell office:value-type="float" office:value="0.00000940807">
            <text:p>0.0000094</text:p>
          </table:table-cell>
          <table:table-cell/>
          <table:table-cell office:value-type="float" office:value="7.6">
            <text:p>7.6000000</text:p>
          </table:table-cell>
          <table:table-cell office:value-type="float" office:value="0.00491578">
            <text:p>0.0049158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7.8">
            <text:p>7.8</text:p>
          </table:table-cell>
          <table:table-cell office:value-type="float" office:value="3.70865">
            <text:p>3.71</text:p>
          </table:table-cell>
          <table:table-cell table:style-name="ce3" office:value-type="float" office:value="0.0000051535">
            <text:p>5.15E-006</text:p>
          </table:table-cell>
          <table:table-cell office:value-type="float" office:value="-0.053208">
            <text:p>-0.05</text:p>
          </table:table-cell>
          <table:table-cell office:value-type="float" office:value="6174.72">
            <text:p>6174.72</text:p>
          </table:table-cell>
          <table:table-cell office:value-type="float" office:value="0.00491486">
            <text:p>0</text:p>
          </table:table-cell>
          <table:table-cell office:value-type="float" office:value="1664.95">
            <text:p>1664.95</text:p>
          </table:table-cell>
          <table:table-cell table:number-columns-repeated="2"/>
          <table:table-cell office:value-type="float" office:value="7.8">
            <text:p>7.8000000</text:p>
          </table:table-cell>
          <table:table-cell office:value-type="float" office:value="3.70865">
            <text:p>3.7086500</text:p>
          </table:table-cell>
          <table:table-cell/>
          <table:table-cell office:value-type="float" office:value="7.8">
            <text:p>7.8000000</text:p>
          </table:table-cell>
          <table:table-cell office:value-type="float" office:value="0.0000051535">
            <text:p>0.0000052</text:p>
          </table:table-cell>
          <table:table-cell/>
          <table:table-cell office:value-type="float" office:value="7.8">
            <text:p>7.8000000</text:p>
          </table:table-cell>
          <table:table-cell office:value-type="float" office:value="0.00491486">
            <text:p>0.0049149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8">
            <text:p>8</text:p>
          </table:table-cell>
          <table:table-cell office:value-type="float" office:value="4.52903">
            <text:p>4.53</text:p>
          </table:table-cell>
          <table:table-cell table:style-name="ce3" office:value-type="float" office:value="0.00000500683">
            <text:p>5.01E-006</text:p>
          </table:table-cell>
          <table:table-cell office:value-type="float" office:value="-0.053208">
            <text:p>-0.05</text:p>
          </table:table-cell>
          <table:table-cell office:value-type="float" office:value="7541.82">
            <text:p>7541.82</text:p>
          </table:table-cell>
          <table:table-cell office:value-type="float" office:value="0.00491406">
            <text:p>0</text:p>
          </table:table-cell>
          <table:table-cell office:value-type="float" office:value="1665.22">
            <text:p>1665.22</text:p>
          </table:table-cell>
          <table:table-cell table:number-columns-repeated="2"/>
          <table:table-cell office:value-type="float" office:value="8">
            <text:p>8.0000000</text:p>
          </table:table-cell>
          <table:table-cell office:value-type="float" office:value="4.52903">
            <text:p>4.5290300</text:p>
          </table:table-cell>
          <table:table-cell/>
          <table:table-cell office:value-type="float" office:value="8">
            <text:p>8.0000000</text:p>
          </table:table-cell>
          <table:table-cell office:value-type="float" office:value="0.00000500683">
            <text:p>0.0000050</text:p>
          </table:table-cell>
          <table:table-cell/>
          <table:table-cell office:value-type="float" office:value="8">
            <text:p>8.0000000</text:p>
          </table:table-cell>
          <table:table-cell office:value-type="float" office:value="0.00491406">
            <text:p>0.0049141</text:p>
          </table:table-cell>
        </table:table-row>
        <table:table-row table:style-name="ro3">
          <table:table-cell office:value-type="float" office:value="0.0001">
            <text:p>0</text:p>
          </table:table-cell>
          <table:table-cell office:value-type="float" office:value="8.0991">
            <text:p>8.1</text:p>
          </table:table-cell>
          <table:table-cell office:value-type="float" office:value="5.00029">
            <text:p>5</text:p>
          </table:table-cell>
          <table:table-cell table:style-name="ce3" office:value-type="float" office:value="0.00000675097">
            <text:p>6.75E-006</text:p>
          </table:table-cell>
          <table:table-cell office:value-type="float" office:value="-0.053208">
            <text:p>-0.05</text:p>
          </table:table-cell>
          <table:table-cell office:value-type="float" office:value="8327.51">
            <text:p>8327.51</text:p>
          </table:table-cell>
          <table:table-cell office:value-type="float" office:value="0.00491351">
            <text:p>0</text:p>
          </table:table-cell>
          <table:table-cell office:value-type="float" office:value="1665.41">
            <text:p>1665.41</text:p>
          </table:table-cell>
          <table:table-cell table:number-columns-repeated="2"/>
          <table:table-cell office:value-type="float" office:value="8.0991">
            <text:p>8.0991000</text:p>
          </table:table-cell>
          <table:table-cell office:value-type="float" office:value="5.00029">
            <text:p>5.0002900</text:p>
          </table:table-cell>
          <table:table-cell/>
          <table:table-cell office:value-type="float" office:value="8.0991">
            <text:p>8.0991000</text:p>
          </table:table-cell>
          <table:table-cell office:value-type="float" office:value="0.00000675097">
            <text:p>0.0000068</text:p>
          </table:table-cell>
          <table:table-cell/>
          <table:table-cell office:value-type="float" office:value="8.0991">
            <text:p>8.0991000</text:p>
          </table:table-cell>
          <table:table-cell office:value-type="float" office:value="0.00491351">
            <text:p>0.0049135</text:p>
          </table:table-cell>
        </table:table-row>
      </table:table>
      <table:table table:name="SheetF" table:style-name="ta1" table:print="false"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6"/>
        <table:table-column table:style-name="co2" table:default-cell-style-name="Default"/>
        <table:table-column table:style-name="co2" table:number-columns-repeated="2" table:default-cell-style-name="ce6"/>
        <table:table-column table:style-name="co2" table:default-cell-style-name="Default"/>
        <table:table-column table:style-name="co2" table:number-columns-repeated="2" table:default-cell-style-name="ce6"/>
        <table:table-row table:style-name="ro1">
          <table:table-cell office:value-type="string">
            <text:p>ring1_const_temp.c derk1.c Output</text:p>
          </table:table-cell>
          <table:table-cell table:number-columns-repeated="2"/>
          <table:table-cell office:value-type="string">
            <text:p>(i=50)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2" office:value-type="string">
            <text:p>1-T/Tc</text:p>
          </table:table-cell>
          <table:table-cell table:style-name="ce2" office:value-type="string">
            <text:p>l</text:p>
          </table:table-cell>
          <table:table-cell table:style-name="ce2" office:value-type="string">
            <text:p>K</text:p>
          </table:table-cell>
          <table:table-cell table:style-name="ce2" office:value-type="string">
            <text:p>y</text:p>
          </table:table-cell>
          <table:table-cell table:style-name="ce2" office:value-type="string">
            <text:p>F</text:p>
          </table:table-cell>
          <table:table-cell table:style-name="ce2" office:value-type="string">
            <text:p>a</text:p>
          </table:table-cell>
          <table:table-cell table:style-name="ce2" office:value-type="string">
            <text:p>Kr/K0</text:p>
          </table:table-cell>
          <table:table-cell table:style-name="ce2" office:value-type="string">
            <text:p>a0/Kr</text:p>
          </table:table-cell>
          <table:table-cell table:number-columns-repeated="2"/>
          <table:table-cell table:style-name="ce5" office:value-type="string">
            <text:p>l</text:p>
          </table:table-cell>
          <table:table-cell table:style-name="ce5" office:value-type="string">
            <text:p>K</text:p>
          </table:table-cell>
          <table:table-cell/>
          <table:table-cell table:style-name="ce5" office:value-type="string">
            <text:p>l</text:p>
          </table:table-cell>
          <table:table-cell table:style-name="ce5" office:value-type="string">
            <text:p>y</text:p>
          </table:table-cell>
          <table:table-cell/>
          <table:table-cell table:style-name="ce5" office:value-type="string">
            <text:p>l</text:p>
          </table:table-cell>
          <table:table-cell table:style-name="ce5" office:value-type="string">
            <text:p>Kr/K0</text:p>
          </table:table-cell>
        </table:table-row>
        <table:table-row table:style-name="ro1">
          <table:table-cell office:value-type="float" office:value="0.001">
            <text:p>0</text:p>
          </table:table-cell>
          <table:table-cell office:value-type="float" office:value="0.2">
            <text:p>0.2</text:p>
          </table:table-cell>
          <table:table-cell office:value-type="float" office:value="0.334154">
            <text:p>0.33</text:p>
          </table:table-cell>
          <table:table-cell office:value-type="float" office:value="0.0490842">
            <text:p>0.05</text:p>
          </table:table-cell>
          <table:table-cell office:value-type="float" office:value="-0.0216846">
            <text:p>-0.02</text:p>
          </table:table-cell>
          <table:table-cell office:value-type="float" office:value="3.09015">
            <text:p>3.09</text:p>
          </table:table-cell>
          <table:table-cell office:value-type="float" office:value="0.884073">
            <text:p>0.88</text:p>
          </table:table-cell>
          <table:table-cell office:value-type="float" office:value="9.24768">
            <text:p>9.25</text:p>
          </table:table-cell>
          <table:table-cell table:number-columns-repeated="2"/>
          <table:table-cell office:value-type="float" office:value="0.2">
            <text:p>0.2000000</text:p>
          </table:table-cell>
          <table:table-cell office:value-type="float" office:value="0.334154">
            <text:p>0.3341540</text:p>
          </table:table-cell>
          <table:table-cell/>
          <table:table-cell office:value-type="float" office:value="0.2">
            <text:p>0.2000000</text:p>
          </table:table-cell>
          <table:table-cell office:value-type="float" office:value="0.0490842">
            <text:p>0.0490842</text:p>
          </table:table-cell>
          <table:table-cell/>
          <table:table-cell office:value-type="float" office:value="0.2">
            <text:p>0.2000000</text:p>
          </table:table-cell>
          <table:table-cell office:value-type="float" office:value="0.884073">
            <text:p>0.8840730</text:p>
          </table:table-cell>
        </table:table-row>
        <table:table-row table:style-name="ro1">
          <table:table-cell office:value-type="float" office:value="0.001">
            <text:p>0</text:p>
          </table:table-cell>
          <table:table-cell office:value-type="float" office:value="0.4">
            <text:p>0.4</text:p>
          </table:table-cell>
          <table:table-cell office:value-type="float" office:value="0.352591">
            <text:p>0.35</text:p>
          </table:table-cell>
          <table:table-cell office:value-type="float" office:value="0.0535199">
            <text:p>0.05</text:p>
          </table:table-cell>
          <table:table-cell office:value-type="float" office:value="-0.0349648">
            <text:p>-0.03</text:p>
          </table:table-cell>
          <table:table-cell office:value-type="float" office:value="3.77432">
            <text:p>3.77</text:p>
          </table:table-cell>
          <table:table-cell office:value-type="float" office:value="0.763756">
            <text:p>0.76</text:p>
          </table:table-cell>
          <table:table-cell office:value-type="float" office:value="10.7045">
            <text:p>10.7</text:p>
          </table:table-cell>
          <table:table-cell table:number-columns-repeated="2"/>
          <table:table-cell office:value-type="float" office:value="0.4">
            <text:p>0.4000000</text:p>
          </table:table-cell>
          <table:table-cell office:value-type="float" office:value="0.352591">
            <text:p>0.3525910</text:p>
          </table:table-cell>
          <table:table-cell/>
          <table:table-cell office:value-type="float" office:value="0.4">
            <text:p>0.4000000</text:p>
          </table:table-cell>
          <table:table-cell office:value-type="float" office:value="0.0535199">
            <text:p>0.0535199</text:p>
          </table:table-cell>
          <table:table-cell/>
          <table:table-cell office:value-type="float" office:value="0.4">
            <text:p>0.4000000</text:p>
          </table:table-cell>
          <table:table-cell office:value-type="float" office:value="0.763756">
            <text:p>0.7637560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0.6">
            <text:p>0.6</text:p>
          </table:table-cell>
          <table:table-cell office:value-type="float" office:value="0.365552">
            <text:p>0.37</text:p>
          </table:table-cell>
          <table:table-cell office:value-type="float" office:value="0.056538">
            <text:p>0.06</text:p>
          </table:table-cell>
          <table:table-cell office:value-type="float" office:value="-0.0427901">
            <text:p>-0.04</text:p>
          </table:table-cell>
          <table:table-cell office:value-type="float" office:value="4.60996">
            <text:p>4.61</text:p>
          </table:table-cell>
          <table:table-cell office:value-type="float" office:value="0.648296">
            <text:p>0.65</text:p>
          </table:table-cell>
          <table:table-cell office:value-type="float" office:value="12.6109">
            <text:p>12.61</text:p>
          </table:table-cell>
          <table:table-cell table:number-columns-repeated="2"/>
          <table:table-cell office:value-type="float" office:value="0.6">
            <text:p>0.6000000</text:p>
          </table:table-cell>
          <table:table-cell office:value-type="float" office:value="0.365552">
            <text:p>0.3655520</text:p>
          </table:table-cell>
          <table:table-cell/>
          <table:table-cell office:value-type="float" office:value="0.6">
            <text:p>0.6000000</text:p>
          </table:table-cell>
          <table:table-cell office:value-type="float" office:value="0.056538">
            <text:p>0.0565380</text:p>
          </table:table-cell>
          <table:table-cell/>
          <table:table-cell office:value-type="float" office:value="0.6">
            <text:p>0.6000000</text:p>
          </table:table-cell>
          <table:table-cell office:value-type="float" office:value="0.648296">
            <text:p>0.6482960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0.8">
            <text:p>0.8</text:p>
          </table:table-cell>
          <table:table-cell office:value-type="float" office:value="0.37433">
            <text:p>0.37</text:p>
          </table:table-cell>
          <table:table-cell office:value-type="float" office:value="0.0584646">
            <text:p>0.06</text:p>
          </table:table-cell>
          <table:table-cell office:value-type="float" office:value="-0.0472799">
            <text:p>-0.05</text:p>
          </table:table-cell>
          <table:table-cell office:value-type="float" office:value="5.63062">
            <text:p>5.63</text:p>
          </table:table-cell>
          <table:table-cell office:value-type="float" office:value="0.543525">
            <text:p>0.54</text:p>
          </table:table-cell>
          <table:table-cell office:value-type="float" office:value="15.0419">
            <text:p>15.04</text:p>
          </table:table-cell>
          <table:table-cell table:number-columns-repeated="2"/>
          <table:table-cell office:value-type="float" office:value="0.8">
            <text:p>0.8000000</text:p>
          </table:table-cell>
          <table:table-cell office:value-type="float" office:value="0.37433">
            <text:p>0.3743300</text:p>
          </table:table-cell>
          <table:table-cell/>
          <table:table-cell office:value-type="float" office:value="0.8">
            <text:p>0.8000000</text:p>
          </table:table-cell>
          <table:table-cell office:value-type="float" office:value="0.0584646">
            <text:p>0.0584646</text:p>
          </table:table-cell>
          <table:table-cell/>
          <table:table-cell office:value-type="float" office:value="0.8">
            <text:p>0.8000000</text:p>
          </table:table-cell>
          <table:table-cell office:value-type="float" office:value="0.543525">
            <text:p>0.5435250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1">
            <text:p>1</text:p>
          </table:table-cell>
          <table:table-cell office:value-type="float" office:value="0.380206">
            <text:p>0.38</text:p>
          </table:table-cell>
          <table:table-cell office:value-type="float" office:value="0.0596083">
            <text:p>0.06</text:p>
          </table:table-cell>
          <table:table-cell office:value-type="float" office:value="-0.0498104">
            <text:p>-0.05</text:p>
          </table:table-cell>
          <table:table-cell office:value-type="float" office:value="6.87725">
            <text:p>6.88</text:p>
          </table:table-cell>
          <table:table-cell office:value-type="float" office:value="0.451985">
            <text:p>0.45</text:p>
          </table:table-cell>
          <table:table-cell office:value-type="float" office:value="18.0883">
            <text:p>18.09</text:p>
          </table:table-cell>
          <table:table-cell table:number-columns-repeated="2"/>
          <table:table-cell office:value-type="float" office:value="1">
            <text:p>1.0000000</text:p>
          </table:table-cell>
          <table:table-cell office:value-type="float" office:value="0.380206">
            <text:p>0.3802060</text:p>
          </table:table-cell>
          <table:table-cell/>
          <table:table-cell office:value-type="float" office:value="1">
            <text:p>1.0000000</text:p>
          </table:table-cell>
          <table:table-cell office:value-type="float" office:value="0.0596083">
            <text:p>0.0596083</text:p>
          </table:table-cell>
          <table:table-cell/>
          <table:table-cell office:value-type="float" office:value="1">
            <text:p>1.0000000</text:p>
          </table:table-cell>
          <table:table-cell office:value-type="float" office:value="0.451985">
            <text:p>0.4519850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1.2">
            <text:p>1.2</text:p>
          </table:table-cell>
          <table:table-cell office:value-type="float" office:value="0.384219">
            <text:p>0.38</text:p>
          </table:table-cell>
          <table:table-cell office:value-type="float" office:value="0.0602039">
            <text:p>0.06</text:p>
          </table:table-cell>
          <table:table-cell office:value-type="float" office:value="-0.0512199">
            <text:p>-0.05</text:p>
          </table:table-cell>
          <table:table-cell office:value-type="float" office:value="8.3999">
            <text:p>8.4</text:p>
          </table:table-cell>
          <table:table-cell office:value-type="float" office:value="0.37396">
            <text:p>0.37</text:p>
          </table:table-cell>
          <table:table-cell office:value-type="float" office:value="21.8623">
            <text:p>21.86</text:p>
          </table:table-cell>
          <table:table-cell table:number-columns-repeated="2"/>
          <table:table-cell office:value-type="float" office:value="1.2">
            <text:p>1.2000000</text:p>
          </table:table-cell>
          <table:table-cell office:value-type="float" office:value="0.384219">
            <text:p>0.3842190</text:p>
          </table:table-cell>
          <table:table-cell/>
          <table:table-cell office:value-type="float" office:value="1.2">
            <text:p>1.2000000</text:p>
          </table:table-cell>
          <table:table-cell office:value-type="float" office:value="0.0602039">
            <text:p>0.0602039</text:p>
          </table:table-cell>
          <table:table-cell/>
          <table:table-cell office:value-type="float" office:value="1.2">
            <text:p>1.2000000</text:p>
          </table:table-cell>
          <table:table-cell office:value-type="float" office:value="0.37396">
            <text:p>0.3739600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1.4">
            <text:p>1.4</text:p>
          </table:table-cell>
          <table:table-cell office:value-type="float" office:value="0.387137">
            <text:p>0.39</text:p>
          </table:table-cell>
          <table:table-cell office:value-type="float" office:value="0.0604077">
            <text:p>0.06</text:p>
          </table:table-cell>
          <table:table-cell office:value-type="float" office:value="-0.0519987">
            <text:p>-0.05</text:p>
          </table:table-cell>
          <table:table-cell office:value-type="float" office:value="10.2597">
            <text:p>10.26</text:p>
          </table:table-cell>
          <table:table-cell office:value-type="float" office:value="0.308499">
            <text:p>0.31</text:p>
          </table:table-cell>
          <table:table-cell office:value-type="float" office:value="26.5013">
            <text:p>26.5</text:p>
          </table:table-cell>
          <table:table-cell table:number-columns-repeated="2"/>
          <table:table-cell office:value-type="float" office:value="1.4">
            <text:p>1.4000000</text:p>
          </table:table-cell>
          <table:table-cell office:value-type="float" office:value="0.387137">
            <text:p>0.3871370</text:p>
          </table:table-cell>
          <table:table-cell/>
          <table:table-cell office:value-type="float" office:value="1.4">
            <text:p>1.4000000</text:p>
          </table:table-cell>
          <table:table-cell office:value-type="float" office:value="0.0604077">
            <text:p>0.0604077</text:p>
          </table:table-cell>
          <table:table-cell/>
          <table:table-cell office:value-type="float" office:value="1.4">
            <text:p>1.4000000</text:p>
          </table:table-cell>
          <table:table-cell office:value-type="float" office:value="0.308499">
            <text:p>0.3084990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1.6">
            <text:p>1.6</text:p>
          </table:table-cell>
          <table:table-cell office:value-type="float" office:value="0.389511">
            <text:p>0.39</text:p>
          </table:table-cell>
          <table:table-cell office:value-type="float" office:value="0.0603106">
            <text:p>0.06</text:p>
          </table:table-cell>
          <table:table-cell office:value-type="float" office:value="-0.0524266">
            <text:p>-0.05</text:p>
          </table:table-cell>
          <table:table-cell office:value-type="float" office:value="12.5312">
            <text:p>12.53</text:p>
          </table:table-cell>
          <table:table-cell office:value-type="float" office:value="0.254126">
            <text:p>0.25</text:p>
          </table:table-cell>
          <table:table-cell office:value-type="float" office:value="32.1715">
            <text:p>32.17</text:p>
          </table:table-cell>
          <table:table-cell table:number-columns-repeated="2"/>
          <table:table-cell office:value-type="float" office:value="1.6">
            <text:p>1.6000000</text:p>
          </table:table-cell>
          <table:table-cell office:value-type="float" office:value="0.389511">
            <text:p>0.3895110</text:p>
          </table:table-cell>
          <table:table-cell/>
          <table:table-cell office:value-type="float" office:value="1.6">
            <text:p>1.6000000</text:p>
          </table:table-cell>
          <table:table-cell office:value-type="float" office:value="0.0603106">
            <text:p>0.0603106</text:p>
          </table:table-cell>
          <table:table-cell/>
          <table:table-cell office:value-type="float" office:value="1.6">
            <text:p>1.6000000</text:p>
          </table:table-cell>
          <table:table-cell office:value-type="float" office:value="0.254126">
            <text:p>0.2541260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1.8">
            <text:p>1.8</text:p>
          </table:table-cell>
          <table:table-cell office:value-type="float" office:value="0.391744">
            <text:p>0.39</text:p>
          </table:table-cell>
          <table:table-cell office:value-type="float" office:value="0.059953">
            <text:p>0.06</text:p>
          </table:table-cell>
          <table:table-cell office:value-type="float" office:value="-0.0526606">
            <text:p>-0.05</text:p>
          </table:table-cell>
          <table:table-cell office:value-type="float" office:value="15.3056">
            <text:p>15.31</text:p>
          </table:table-cell>
          <table:table-cell office:value-type="float" office:value="0.209254">
            <text:p>0.21</text:p>
          </table:table-cell>
          <table:table-cell office:value-type="float" office:value="39.0704">
            <text:p>39.07</text:p>
          </table:table-cell>
          <table:table-cell table:number-columns-repeated="2"/>
          <table:table-cell office:value-type="float" office:value="1.8">
            <text:p>1.8000000</text:p>
          </table:table-cell>
          <table:table-cell office:value-type="float" office:value="0.391744">
            <text:p>0.3917440</text:p>
          </table:table-cell>
          <table:table-cell/>
          <table:table-cell office:value-type="float" office:value="1.8">
            <text:p>1.8000000</text:p>
          </table:table-cell>
          <table:table-cell office:value-type="float" office:value="0.059953">
            <text:p>0.0599530</text:p>
          </table:table-cell>
          <table:table-cell/>
          <table:table-cell office:value-type="float" office:value="1.8">
            <text:p>1.8000000</text:p>
          </table:table-cell>
          <table:table-cell office:value-type="float" office:value="0.209254">
            <text:p>0.2092540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2">
            <text:p>2</text:p>
          </table:table-cell>
          <table:table-cell office:value-type="float" office:value="0.394161">
            <text:p>0.39</text:p>
          </table:table-cell>
          <table:table-cell office:value-type="float" office:value="0.0593379">
            <text:p>0.06</text:p>
          </table:table-cell>
          <table:table-cell office:value-type="float" office:value="-0.052788">
            <text:p>-0.05</text:p>
          </table:table-cell>
          <table:table-cell office:value-type="float" office:value="18.6943">
            <text:p>18.69</text:p>
          </table:table-cell>
          <table:table-cell office:value-type="float" office:value="0.172379">
            <text:p>0.17</text:p>
          </table:table-cell>
          <table:table-cell office:value-type="float" office:value="47.4281">
            <text:p>47.43</text:p>
          </table:table-cell>
          <table:table-cell table:number-columns-repeated="2"/>
          <table:table-cell office:value-type="float" office:value="2">
            <text:p>2.0000000</text:p>
          </table:table-cell>
          <table:table-cell office:value-type="float" office:value="0.394161">
            <text:p>0.3941610</text:p>
          </table:table-cell>
          <table:table-cell/>
          <table:table-cell office:value-type="float" office:value="2">
            <text:p>2.0000000</text:p>
          </table:table-cell>
          <table:table-cell office:value-type="float" office:value="0.0593379">
            <text:p>0.0593379</text:p>
          </table:table-cell>
          <table:table-cell/>
          <table:table-cell office:value-type="float" office:value="2">
            <text:p>2.0000000</text:p>
          </table:table-cell>
          <table:table-cell office:value-type="float" office:value="0.172379">
            <text:p>0.1723790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2.2">
            <text:p>2.2</text:p>
          </table:table-cell>
          <table:table-cell office:value-type="float" office:value="0.397057">
            <text:p>0.4</text:p>
          </table:table-cell>
          <table:table-cell office:value-type="float" office:value="0.0584373">
            <text:p>0.06</text:p>
          </table:table-cell>
          <table:table-cell office:value-type="float" office:value="-0.0528571">
            <text:p>-0.05</text:p>
          </table:table-cell>
          <table:table-cell office:value-type="float" office:value="22.8333">
            <text:p>22.83</text:p>
          </table:table-cell>
          <table:table-cell office:value-type="float" office:value="0.142169">
            <text:p>0.14</text:p>
          </table:table-cell>
          <table:table-cell office:value-type="float" office:value="57.5063">
            <text:p>57.51</text:p>
          </table:table-cell>
          <table:table-cell table:number-columns-repeated="2"/>
          <table:table-cell office:value-type="float" office:value="2.2">
            <text:p>2.2000000</text:p>
          </table:table-cell>
          <table:table-cell office:value-type="float" office:value="0.397057">
            <text:p>0.3970570</text:p>
          </table:table-cell>
          <table:table-cell/>
          <table:table-cell office:value-type="float" office:value="2.2">
            <text:p>2.2000000</text:p>
          </table:table-cell>
          <table:table-cell office:value-type="float" office:value="0.0584373">
            <text:p>0.0584373</text:p>
          </table:table-cell>
          <table:table-cell/>
          <table:table-cell office:value-type="float" office:value="2.2">
            <text:p>2.2000000</text:p>
          </table:table-cell>
          <table:table-cell office:value-type="float" office:value="0.142169">
            <text:p>0.1421690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2.4">
            <text:p>2.4</text:p>
          </table:table-cell>
          <table:table-cell office:value-type="float" office:value="0.400744">
            <text:p>0.4</text:p>
          </table:table-cell>
          <table:table-cell office:value-type="float" office:value="0.0571979">
            <text:p>0.06</text:p>
          </table:table-cell>
          <table:table-cell office:value-type="float" office:value="-0.0528943">
            <text:p>-0.05</text:p>
          </table:table-cell>
          <table:table-cell office:value-type="float" office:value="27.8886">
            <text:p>27.89</text:p>
          </table:table-cell>
          <table:table-cell office:value-type="float" office:value="0.117479">
            <text:p>0.12</text:p>
          </table:table-cell>
          <table:table-cell office:value-type="float" office:value="69.5922">
            <text:p>69.59</text:p>
          </table:table-cell>
          <table:table-cell table:number-columns-repeated="2"/>
          <table:table-cell office:value-type="float" office:value="2.4">
            <text:p>2.4000000</text:p>
          </table:table-cell>
          <table:table-cell office:value-type="float" office:value="0.400744">
            <text:p>0.4007440</text:p>
          </table:table-cell>
          <table:table-cell/>
          <table:table-cell office:value-type="float" office:value="2.4">
            <text:p>2.4000000</text:p>
          </table:table-cell>
          <table:table-cell office:value-type="float" office:value="0.0571979">
            <text:p>0.0571979</text:p>
          </table:table-cell>
          <table:table-cell/>
          <table:table-cell office:value-type="float" office:value="2.4">
            <text:p>2.4000000</text:p>
          </table:table-cell>
          <table:table-cell office:value-type="float" office:value="0.117479">
            <text:p>0.1174790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2.6">
            <text:p>2.6</text:p>
          </table:table-cell>
          <table:table-cell office:value-type="float" office:value="0.405589">
            <text:p>0.41</text:p>
          </table:table-cell>
          <table:table-cell office:value-type="float" office:value="0.0555431">
            <text:p>0.06</text:p>
          </table:table-cell>
          <table:table-cell office:value-type="float" office:value="-0.0529142">
            <text:p>-0.05</text:p>
          </table:table-cell>
          <table:table-cell office:value-type="float" office:value="34.0633">
            <text:p>34.06</text:p>
          </table:table-cell>
          <table:table-cell office:value-type="float" office:value="0.0973467">
            <text:p>0.1</text:p>
          </table:table-cell>
          <table:table-cell office:value-type="float" office:value="83.9846">
            <text:p>83.98</text:p>
          </table:table-cell>
          <table:table-cell table:number-columns-repeated="2"/>
          <table:table-cell office:value-type="float" office:value="2.6">
            <text:p>2.6000000</text:p>
          </table:table-cell>
          <table:table-cell office:value-type="float" office:value="0.405589">
            <text:p>0.4055890</text:p>
          </table:table-cell>
          <table:table-cell/>
          <table:table-cell office:value-type="float" office:value="2.6">
            <text:p>2.6000000</text:p>
          </table:table-cell>
          <table:table-cell office:value-type="float" office:value="0.0555431">
            <text:p>0.0555431</text:p>
          </table:table-cell>
          <table:table-cell/>
          <table:table-cell office:value-type="float" office:value="2.6">
            <text:p>2.6000000</text:p>
          </table:table-cell>
          <table:table-cell office:value-type="float" office:value="0.0973467">
            <text:p>0.0973467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2.8">
            <text:p>2.8</text:p>
          </table:table-cell>
          <table:table-cell office:value-type="float" office:value="0.412061">
            <text:p>0.41</text:p>
          </table:table-cell>
          <table:table-cell office:value-type="float" office:value="0.0533766">
            <text:p>0.05</text:p>
          </table:table-cell>
          <table:table-cell office:value-type="float" office:value="-0.0529248">
            <text:p>-0.05</text:p>
          </table:table-cell>
          <table:table-cell office:value-type="float" office:value="41.605">
            <text:p>41.61</text:p>
          </table:table-cell>
          <table:table-cell office:value-type="float" office:value="0.0809726">
            <text:p>0.08</text:p>
          </table:table-cell>
          <table:table-cell office:value-type="float" office:value="100.968">
            <text:p>100.97</text:p>
          </table:table-cell>
          <table:table-cell table:number-columns-repeated="2"/>
          <table:table-cell office:value-type="float" office:value="2.8">
            <text:p>2.8000000</text:p>
          </table:table-cell>
          <table:table-cell office:value-type="float" office:value="0.412061">
            <text:p>0.4120610</text:p>
          </table:table-cell>
          <table:table-cell/>
          <table:table-cell office:value-type="float" office:value="2.8">
            <text:p>2.8000000</text:p>
          </table:table-cell>
          <table:table-cell office:value-type="float" office:value="0.0533766">
            <text:p>0.0533766</text:p>
          </table:table-cell>
          <table:table-cell/>
          <table:table-cell office:value-type="float" office:value="2.8">
            <text:p>2.8000000</text:p>
          </table:table-cell>
          <table:table-cell office:value-type="float" office:value="0.0809726">
            <text:p>0.0809726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3">
            <text:p>3</text:p>
          </table:table-cell>
          <table:table-cell office:value-type="float" office:value="0.420778">
            <text:p>0.42</text:p>
          </table:table-cell>
          <table:table-cell office:value-type="float" office:value="0.0505892">
            <text:p>0.05</text:p>
          </table:table-cell>
          <table:table-cell office:value-type="float" office:value="-0.0529303">
            <text:p>-0.05</text:p>
          </table:table-cell>
          <table:table-cell office:value-type="float" office:value="50.8164">
            <text:p>50.82</text:p>
          </table:table-cell>
          <table:table-cell office:value-type="float" office:value="0.0676971">
            <text:p>0.07</text:p>
          </table:table-cell>
          <table:table-cell office:value-type="float" office:value="120.768">
            <text:p>120.77</text:p>
          </table:table-cell>
          <table:table-cell table:number-columns-repeated="2"/>
          <table:table-cell office:value-type="float" office:value="3">
            <text:p>3.0000000</text:p>
          </table:table-cell>
          <table:table-cell office:value-type="float" office:value="0.420778">
            <text:p>0.4207780</text:p>
          </table:table-cell>
          <table:table-cell/>
          <table:table-cell office:value-type="float" office:value="3">
            <text:p>3.0000000</text:p>
          </table:table-cell>
          <table:table-cell office:value-type="float" office:value="0.0505892">
            <text:p>0.0505892</text:p>
          </table:table-cell>
          <table:table-cell/>
          <table:table-cell office:value-type="float" office:value="3">
            <text:p>3.0000000</text:p>
          </table:table-cell>
          <table:table-cell office:value-type="float" office:value="0.0676971">
            <text:p>0.0676971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3.2">
            <text:p>3.2</text:p>
          </table:table-cell>
          <table:table-cell office:value-type="float" office:value="0.432576">
            <text:p>0.43</text:p>
          </table:table-cell>
          <table:table-cell office:value-type="float" office:value="0.0470709">
            <text:p>0.05</text:p>
          </table:table-cell>
          <table:table-cell office:value-type="float" office:value="-0.0529332">
            <text:p>-0.05</text:p>
          </table:table-cell>
          <table:table-cell office:value-type="float" office:value="62.0673">
            <text:p>62.07</text:p>
          </table:table-cell>
          <table:table-cell office:value-type="float" office:value="0.0569797">
            <text:p>0.06</text:p>
          </table:table-cell>
          <table:table-cell office:value-type="float" office:value="143.483">
            <text:p>143.48</text:p>
          </table:table-cell>
          <table:table-cell table:number-columns-repeated="2"/>
          <table:table-cell office:value-type="float" office:value="3.2">
            <text:p>3.2000000</text:p>
          </table:table-cell>
          <table:table-cell office:value-type="float" office:value="0.432576">
            <text:p>0.4325760</text:p>
          </table:table-cell>
          <table:table-cell/>
          <table:table-cell office:value-type="float" office:value="3.2">
            <text:p>3.2000000</text:p>
          </table:table-cell>
          <table:table-cell office:value-type="float" office:value="0.0470709">
            <text:p>0.0470709</text:p>
          </table:table-cell>
          <table:table-cell/>
          <table:table-cell office:value-type="float" office:value="3.2">
            <text:p>3.2000000</text:p>
          </table:table-cell>
          <table:table-cell office:value-type="float" office:value="0.0569797">
            <text:p>0.0569797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3.4">
            <text:p>3.4</text:p>
          </table:table-cell>
          <table:table-cell office:value-type="float" office:value="0.448596">
            <text:p>0.45</text:p>
          </table:table-cell>
          <table:table-cell office:value-type="float" office:value="0.0427352">
            <text:p>0.04</text:p>
          </table:table-cell>
          <table:table-cell office:value-type="float" office:value="-0.0529347">
            <text:p>-0.05</text:p>
          </table:table-cell>
          <table:table-cell office:value-type="float" office:value="75.8092">
            <text:p>75.81</text:p>
          </table:table-cell>
          <table:table-cell office:value-type="float" office:value="0.0483788">
            <text:p>0.05</text:p>
          </table:table-cell>
          <table:table-cell office:value-type="float" office:value="168.992">
            <text:p>168.99</text:p>
          </table:table-cell>
          <table:table-cell table:number-columns-repeated="2"/>
          <table:table-cell office:value-type="float" office:value="3.4">
            <text:p>3.4000000</text:p>
          </table:table-cell>
          <table:table-cell office:value-type="float" office:value="0.448596">
            <text:p>0.4485960</text:p>
          </table:table-cell>
          <table:table-cell/>
          <table:table-cell office:value-type="float" office:value="3.4">
            <text:p>3.4000000</text:p>
          </table:table-cell>
          <table:table-cell office:value-type="float" office:value="0.0427352">
            <text:p>0.0427352</text:p>
          </table:table-cell>
          <table:table-cell/>
          <table:table-cell office:value-type="float" office:value="3.4">
            <text:p>3.4000000</text:p>
          </table:table-cell>
          <table:table-cell office:value-type="float" office:value="0.0483788">
            <text:p>0.0483788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3.6">
            <text:p>3.6</text:p>
          </table:table-cell>
          <table:table-cell office:value-type="float" office:value="0.470408">
            <text:p>0.47</text:p>
          </table:table-cell>
          <table:table-cell office:value-type="float" office:value="0.0375558">
            <text:p>0.04</text:p>
          </table:table-cell>
          <table:table-cell office:value-type="float" office:value="-0.0529354">
            <text:p>-0.05</text:p>
          </table:table-cell>
          <table:table-cell office:value-type="float" office:value="92.5935">
            <text:p>92.59</text:p>
          </table:table-cell>
          <table:table-cell office:value-type="float" office:value="0.0415351">
            <text:p>0.04</text:p>
          </table:table-cell>
          <table:table-cell office:value-type="float" office:value="196.837">
            <text:p>196.84</text:p>
          </table:table-cell>
          <table:table-cell table:number-columns-repeated="2"/>
          <table:table-cell office:value-type="float" office:value="3.6">
            <text:p>3.6000000</text:p>
          </table:table-cell>
          <table:table-cell office:value-type="float" office:value="0.470408">
            <text:p>0.4704080</text:p>
          </table:table-cell>
          <table:table-cell/>
          <table:table-cell office:value-type="float" office:value="3.6">
            <text:p>3.6000000</text:p>
          </table:table-cell>
          <table:table-cell office:value-type="float" office:value="0.0375558">
            <text:p>0.0375558</text:p>
          </table:table-cell>
          <table:table-cell/>
          <table:table-cell office:value-type="float" office:value="3.6">
            <text:p>3.6000000</text:p>
          </table:table-cell>
          <table:table-cell office:value-type="float" office:value="0.0415351">
            <text:p>0.0415351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3.8">
            <text:p>3.8</text:p>
          </table:table-cell>
          <table:table-cell office:value-type="float" office:value="0.500166">
            <text:p>0.5</text:p>
          </table:table-cell>
          <table:table-cell office:value-type="float" office:value="0.0316177">
            <text:p>0.03</text:p>
          </table:table-cell>
          <table:table-cell office:value-type="float" office:value="-0.0529357">
            <text:p>-0.05</text:p>
          </table:table-cell>
          <table:table-cell office:value-type="float" office:value="113.094">
            <text:p>113.09</text:p>
          </table:table-cell>
          <table:table-cell office:value-type="float" office:value="0.0361572">
            <text:p>0.04</text:p>
          </table:table-cell>
          <table:table-cell office:value-type="float" office:value="226.113">
            <text:p>226.11</text:p>
          </table:table-cell>
          <table:table-cell table:number-columns-repeated="2"/>
          <table:table-cell office:value-type="float" office:value="3.8">
            <text:p>3.8000000</text:p>
          </table:table-cell>
          <table:table-cell office:value-type="float" office:value="0.500166">
            <text:p>0.5001660</text:p>
          </table:table-cell>
          <table:table-cell/>
          <table:table-cell office:value-type="float" office:value="3.8">
            <text:p>3.8000000</text:p>
          </table:table-cell>
          <table:table-cell office:value-type="float" office:value="0.0316177">
            <text:p>0.0316177</text:p>
          </table:table-cell>
          <table:table-cell/>
          <table:table-cell office:value-type="float" office:value="3.8">
            <text:p>3.8000000</text:p>
          </table:table-cell>
          <table:table-cell office:value-type="float" office:value="0.0361572">
            <text:p>0.0361572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4">
            <text:p>4</text:p>
          </table:table-cell>
          <table:table-cell office:value-type="float" office:value="0.540805">
            <text:p>0.54</text:p>
          </table:table-cell>
          <table:table-cell office:value-type="float" office:value="0.0251686">
            <text:p>0.03</text:p>
          </table:table-cell>
          <table:table-cell office:value-type="float" office:value="-0.0529359">
            <text:p>-0.05</text:p>
          </table:table-cell>
          <table:table-cell office:value-type="float" office:value="138.133">
            <text:p>138.13</text:p>
          </table:table-cell>
          <table:table-cell office:value-type="float" office:value="0.0320083">
            <text:p>0.03</text:p>
          </table:table-cell>
          <table:table-cell office:value-type="float" office:value="255.422">
            <text:p>255.42</text:p>
          </table:table-cell>
          <table:table-cell table:number-columns-repeated="2"/>
          <table:table-cell office:value-type="float" office:value="4">
            <text:p>4.0000000</text:p>
          </table:table-cell>
          <table:table-cell office:value-type="float" office:value="0.540805">
            <text:p>0.5408050</text:p>
          </table:table-cell>
          <table:table-cell/>
          <table:table-cell office:value-type="float" office:value="4">
            <text:p>4.0000000</text:p>
          </table:table-cell>
          <table:table-cell office:value-type="float" office:value="0.0251686">
            <text:p>0.0251686</text:p>
          </table:table-cell>
          <table:table-cell/>
          <table:table-cell office:value-type="float" office:value="4">
            <text:p>4.0000000</text:p>
          </table:table-cell>
          <table:table-cell office:value-type="float" office:value="0.0320083">
            <text:p>0.0320083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4.2">
            <text:p>4.2</text:p>
          </table:table-cell>
          <table:table-cell office:value-type="float" office:value="0.596255">
            <text:p>0.6</text:p>
          </table:table-cell>
          <table:table-cell office:value-type="float" office:value="0.0186431">
            <text:p>0.02</text:p>
          </table:table-cell>
          <table:table-cell office:value-type="float" office:value="-0.0529359">
            <text:p>-0.05</text:p>
          </table:table-cell>
          <table:table-cell office:value-type="float" office:value="168.716">
            <text:p>168.72</text:p>
          </table:table-cell>
          <table:table-cell office:value-type="float" office:value="0.0288932">
            <text:p>0.03</text:p>
          </table:table-cell>
          <table:table-cell office:value-type="float" office:value="282.96">
            <text:p>282.96</text:p>
          </table:table-cell>
          <table:table-cell table:number-columns-repeated="2"/>
          <table:table-cell office:value-type="float" office:value="4.2">
            <text:p>4.2000000</text:p>
          </table:table-cell>
          <table:table-cell office:value-type="float" office:value="0.596255">
            <text:p>0.5962550</text:p>
          </table:table-cell>
          <table:table-cell/>
          <table:table-cell office:value-type="float" office:value="4.2">
            <text:p>4.2000000</text:p>
          </table:table-cell>
          <table:table-cell office:value-type="float" office:value="0.0186431">
            <text:p>0.0186431</text:p>
          </table:table-cell>
          <table:table-cell/>
          <table:table-cell office:value-type="float" office:value="4.2">
            <text:p>4.2000000</text:p>
          </table:table-cell>
          <table:table-cell office:value-type="float" office:value="0.0288932">
            <text:p>0.0288932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4.4">
            <text:p>4.4</text:p>
          </table:table-cell>
          <table:table-cell office:value-type="float" office:value="0.671594">
            <text:p>0.67</text:p>
          </table:table-cell>
          <table:table-cell office:value-type="float" office:value="0.0126152">
            <text:p>0.01</text:p>
          </table:table-cell>
          <table:table-cell office:value-type="float" office:value="-0.0529359">
            <text:p>-0.05</text:p>
          </table:table-cell>
          <table:table-cell office:value-type="float" office:value="206.071">
            <text:p>206.07</text:p>
          </table:table-cell>
          <table:table-cell office:value-type="float" office:value="0.0266448">
            <text:p>0.03</text:p>
          </table:table-cell>
          <table:table-cell office:value-type="float" office:value="306.838">
            <text:p>306.84</text:p>
          </table:table-cell>
          <table:table-cell table:number-columns-repeated="2"/>
          <table:table-cell office:value-type="float" office:value="4.4">
            <text:p>4.4000000</text:p>
          </table:table-cell>
          <table:table-cell office:value-type="float" office:value="0.671594">
            <text:p>0.6715940</text:p>
          </table:table-cell>
          <table:table-cell/>
          <table:table-cell office:value-type="float" office:value="4.4">
            <text:p>4.4000000</text:p>
          </table:table-cell>
          <table:table-cell office:value-type="float" office:value="0.0126152">
            <text:p>0.0126152</text:p>
          </table:table-cell>
          <table:table-cell/>
          <table:table-cell office:value-type="float" office:value="4.4">
            <text:p>4.4000000</text:p>
          </table:table-cell>
          <table:table-cell office:value-type="float" office:value="0.0266448">
            <text:p>0.0266448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4.6">
            <text:p>4.6</text:p>
          </table:table-cell>
          <table:table-cell office:value-type="float" office:value="0.773046">
            <text:p>0.77</text:p>
          </table:table-cell>
          <table:table-cell office:value-type="float" office:value="0.00764785">
            <text:p>0.01</text:p>
          </table:table-cell>
          <table:table-cell office:value-type="float" office:value="-0.052936">
            <text:p>-0.05</text:p>
          </table:table-cell>
          <table:table-cell office:value-type="float" office:value="251.695">
            <text:p>251.7</text:p>
          </table:table-cell>
          <table:table-cell office:value-type="float" office:value="0.0251102">
            <text:p>0.03</text:p>
          </table:table-cell>
          <table:table-cell office:value-type="float" office:value="325.589">
            <text:p>325.59</text:p>
          </table:table-cell>
          <table:table-cell table:number-columns-repeated="2"/>
          <table:table-cell office:value-type="float" office:value="4.6">
            <text:p>4.6000000</text:p>
          </table:table-cell>
          <table:table-cell office:value-type="float" office:value="0.773046">
            <text:p>0.7730460</text:p>
          </table:table-cell>
          <table:table-cell/>
          <table:table-cell office:value-type="float" office:value="4.6">
            <text:p>4.6000000</text:p>
          </table:table-cell>
          <table:table-cell office:value-type="float" office:value="0.00764785">
            <text:p>0.0076479</text:p>
          </table:table-cell>
          <table:table-cell/>
          <table:table-cell office:value-type="float" office:value="4.6">
            <text:p>4.6000000</text:p>
          </table:table-cell>
          <table:table-cell office:value-type="float" office:value="0.0251102">
            <text:p>0.0251102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4.8">
            <text:p>4.8</text:p>
          </table:table-cell>
          <table:table-cell office:value-type="float" office:value="0.907694">
            <text:p>0.91</text:p>
          </table:table-cell>
          <table:table-cell office:value-type="float" office:value="0.00408223">
            <text:p>0</text:p>
          </table:table-cell>
          <table:table-cell office:value-type="float" office:value="-0.052936">
            <text:p>-0.05</text:p>
          </table:table-cell>
          <table:table-cell office:value-type="float" office:value="307.421">
            <text:p>307.42</text:p>
          </table:table-cell>
          <table:table-cell office:value-type="float" office:value="0.0241394">
            <text:p>0.02</text:p>
          </table:table-cell>
          <table:table-cell office:value-type="float" office:value="338.684">
            <text:p>338.68</text:p>
          </table:table-cell>
          <table:table-cell table:number-columns-repeated="2"/>
          <table:table-cell office:value-type="float" office:value="4.8">
            <text:p>4.8000000</text:p>
          </table:table-cell>
          <table:table-cell office:value-type="float" office:value="0.907694">
            <text:p>0.9076940</text:p>
          </table:table-cell>
          <table:table-cell/>
          <table:table-cell office:value-type="float" office:value="4.8">
            <text:p>4.8000000</text:p>
          </table:table-cell>
          <table:table-cell office:value-type="float" office:value="0.00408223">
            <text:p>0.0040822</text:p>
          </table:table-cell>
          <table:table-cell/>
          <table:table-cell office:value-type="float" office:value="4.8">
            <text:p>4.8000000</text:p>
          </table:table-cell>
          <table:table-cell office:value-type="float" office:value="0.0241394">
            <text:p>0.0241394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5">
            <text:p>5</text:p>
          </table:table-cell>
          <table:table-cell office:value-type="float" office:value="1.08302">
            <text:p>1.08</text:p>
          </table:table-cell>
          <table:table-cell office:value-type="float" office:value="0.00189815">
            <text:p>0</text:p>
          </table:table-cell>
          <table:table-cell office:value-type="float" office:value="-0.052936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235812">
            <text:p>0.02</text:p>
          </table:table-cell>
          <table:table-cell office:value-type="float" office:value="346.701">
            <text:p>346.7</text:p>
          </table:table-cell>
          <table:table-cell table:number-columns-repeated="2"/>
          <table:table-cell office:value-type="float" office:value="5">
            <text:p>5.0000000</text:p>
          </table:table-cell>
          <table:table-cell office:value-type="float" office:value="1.08302">
            <text:p>1.0830200</text:p>
          </table:table-cell>
          <table:table-cell/>
          <table:table-cell office:value-type="float" office:value="5">
            <text:p>5.0000000</text:p>
          </table:table-cell>
          <table:table-cell office:value-type="float" office:value="0.00189815">
            <text:p>0.0018982</text:p>
          </table:table-cell>
          <table:table-cell/>
          <table:table-cell office:value-type="float" office:value="5">
            <text:p>5.0000000</text:p>
          </table:table-cell>
          <table:table-cell office:value-type="float" office:value="0.0235812">
            <text:p>0.0235812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5.2">
            <text:p>5.2</text:p>
          </table:table-cell>
          <table:table-cell office:value-type="float" office:value="1.30668">
            <text:p>1.31</text:p>
          </table:table-cell>
          <table:table-cell office:value-type="float" office:value="0.000770177">
            <text:p>0</text:p>
          </table:table-cell>
          <table:table-cell office:value-type="float" office:value="-0.052936">
            <text:p>-0.05</text:p>
          </table:table-cell>
          <table:table-cell office:value-type="float" office:value="458.619">
            <text:p>458.62</text:p>
          </table:table-cell>
          <table:table-cell office:value-type="float" office:value="0.0232936">
            <text:p>0.02</text:p>
          </table:table-cell>
          <table:table-cell office:value-type="float" office:value="350.981">
            <text:p>350.98</text:p>
          </table:table-cell>
          <table:table-cell table:number-columns-repeated="2"/>
          <table:table-cell office:value-type="float" office:value="5.2">
            <text:p>5.2000000</text:p>
          </table:table-cell>
          <table:table-cell office:value-type="float" office:value="1.30668">
            <text:p>1.3066800</text:p>
          </table:table-cell>
          <table:table-cell/>
          <table:table-cell office:value-type="float" office:value="5.2">
            <text:p>5.2000000</text:p>
          </table:table-cell>
          <table:table-cell office:value-type="float" office:value="0.000770177">
            <text:p>0.0007702</text:p>
          </table:table-cell>
          <table:table-cell/>
          <table:table-cell office:value-type="float" office:value="5.2">
            <text:p>5.2000000</text:p>
          </table:table-cell>
          <table:table-cell office:value-type="float" office:value="0.0232936">
            <text:p>0.0232936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5.4">
            <text:p>5.4</text:p>
          </table:table-cell>
          <table:table-cell office:value-type="float" office:value="1.58689">
            <text:p>1.59</text:p>
          </table:table-cell>
          <table:table-cell office:value-type="float" office:value="0.000278145">
            <text:p>0</text:p>
          </table:table-cell>
          <table:table-cell office:value-type="float" office:value="-0.052936">
            <text:p>-0.05</text:p>
          </table:table-cell>
          <table:table-cell office:value-type="float" office:value="560.158">
            <text:p>560.16</text:p>
          </table:table-cell>
          <table:table-cell office:value-type="float" office:value="0.0231609">
            <text:p>0.02</text:p>
          </table:table-cell>
          <table:table-cell office:value-type="float" office:value="352.992">
            <text:p>352.99</text:p>
          </table:table-cell>
          <table:table-cell table:number-columns-repeated="2"/>
          <table:table-cell office:value-type="float" office:value="5.4">
            <text:p>5.4000000</text:p>
          </table:table-cell>
          <table:table-cell office:value-type="float" office:value="1.58689">
            <text:p>1.5868900</text:p>
          </table:table-cell>
          <table:table-cell/>
          <table:table-cell office:value-type="float" office:value="5.4">
            <text:p>5.4000000</text:p>
          </table:table-cell>
          <table:table-cell office:value-type="float" office:value="0.000278145">
            <text:p>0.0002781</text:p>
          </table:table-cell>
          <table:table-cell/>
          <table:table-cell office:value-type="float" office:value="5.4">
            <text:p>5.4000000</text:p>
          </table:table-cell>
          <table:table-cell office:value-type="float" office:value="0.0231609">
            <text:p>0.0231609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5.6">
            <text:p>5.6</text:p>
          </table:table-cell>
          <table:table-cell office:value-type="float" office:value="1.93354">
            <text:p>1.93</text:p>
          </table:table-cell>
          <table:table-cell table:style-name="ce3" office:value-type="float" office:value="0.0000933637">
            <text:p>9.34E-005</text:p>
          </table:table-cell>
          <table:table-cell office:value-type="float" office:value="-0.052936">
            <text:p>-0.05</text:p>
          </table:table-cell>
          <table:table-cell office:value-type="float" office:value="684.179">
            <text:p>684.18</text:p>
          </table:table-cell>
          <table:table-cell office:value-type="float" office:value="0.0231049">
            <text:p>0.02</text:p>
          </table:table-cell>
          <table:table-cell office:value-type="float" office:value="353.848">
            <text:p>353.85</text:p>
          </table:table-cell>
          <table:table-cell table:number-columns-repeated="2"/>
          <table:table-cell office:value-type="float" office:value="5.6">
            <text:p>5.6000000</text:p>
          </table:table-cell>
          <table:table-cell office:value-type="float" office:value="1.93354">
            <text:p>1.9335400</text:p>
          </table:table-cell>
          <table:table-cell/>
          <table:table-cell office:value-type="float" office:value="5.6">
            <text:p>5.6000000</text:p>
          </table:table-cell>
          <table:table-cell office:value-type="float" office:value="0.0000933637">
            <text:p>0.0000934</text:p>
          </table:table-cell>
          <table:table-cell/>
          <table:table-cell office:value-type="float" office:value="5.6">
            <text:p>5.6000000</text:p>
          </table:table-cell>
          <table:table-cell office:value-type="float" office:value="0.0231049">
            <text:p>0.0231049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5.8">
            <text:p>5.8</text:p>
          </table:table-cell>
          <table:table-cell office:value-type="float" office:value="2.35931">
            <text:p>2.36</text:p>
          </table:table-cell>
          <table:table-cell table:style-name="ce3" office:value-type="float" office:value="0.0000313331">
            <text:p>3.13E-005</text:p>
          </table:table-cell>
          <table:table-cell office:value-type="float" office:value="-0.052936">
            <text:p>-0.05</text:p>
          </table:table-cell>
          <table:table-cell office:value-type="float" office:value="835.658">
            <text:p>835.66</text:p>
          </table:table-cell>
          <table:table-cell office:value-type="float" office:value="0.0230822">
            <text:p>0.02</text:p>
          </table:table-cell>
          <table:table-cell office:value-type="float" office:value="354.196">
            <text:p>354.2</text:p>
          </table:table-cell>
          <table:table-cell table:number-columns-repeated="2"/>
          <table:table-cell office:value-type="float" office:value="5.8">
            <text:p>5.8000000</text:p>
          </table:table-cell>
          <table:table-cell office:value-type="float" office:value="2.35931">
            <text:p>2.3593100</text:p>
          </table:table-cell>
          <table:table-cell/>
          <table:table-cell office:value-type="float" office:value="5.8">
            <text:p>5.8000000</text:p>
          </table:table-cell>
          <table:table-cell office:value-type="float" office:value="0.0000313331">
            <text:p>0.0000313</text:p>
          </table:table-cell>
          <table:table-cell/>
          <table:table-cell office:value-type="float" office:value="5.8">
            <text:p>5.8000000</text:p>
          </table:table-cell>
          <table:table-cell office:value-type="float" office:value="0.0230822">
            <text:p>0.0230822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6">
            <text:p>6</text:p>
          </table:table-cell>
          <table:table-cell office:value-type="float" office:value="2.88046">
            <text:p>2.88</text:p>
          </table:table-cell>
          <table:table-cell table:style-name="ce3" office:value-type="float" office:value="0.0000117491">
            <text:p>1.17E-005</text:p>
          </table:table-cell>
          <table:table-cell office:value-type="float" office:value="-0.052936">
            <text:p>-0.05</text:p>
          </table:table-cell>
          <table:table-cell office:value-type="float" office:value="1020.67">
            <text:p>1020.67</text:p>
          </table:table-cell>
          <table:table-cell office:value-type="float" office:value="0.0230726">
            <text:p>0.02</text:p>
          </table:table-cell>
          <table:table-cell office:value-type="float" office:value="354.344">
            <text:p>354.34</text:p>
          </table:table-cell>
          <table:table-cell table:number-columns-repeated="2"/>
          <table:table-cell office:value-type="float" office:value="6">
            <text:p>6.0000000</text:p>
          </table:table-cell>
          <table:table-cell office:value-type="float" office:value="2.88046">
            <text:p>2.8804600</text:p>
          </table:table-cell>
          <table:table-cell/>
          <table:table-cell office:value-type="float" office:value="6">
            <text:p>6.0000000</text:p>
          </table:table-cell>
          <table:table-cell office:value-type="float" office:value="0.0000117491">
            <text:p>0.0000117</text:p>
          </table:table-cell>
          <table:table-cell/>
          <table:table-cell office:value-type="float" office:value="6">
            <text:p>6.0000000</text:p>
          </table:table-cell>
          <table:table-cell office:value-type="float" office:value="0.0230726">
            <text:p>0.0230726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6.2">
            <text:p>6.2</text:p>
          </table:table-cell>
          <table:table-cell office:value-type="float" office:value="3.51746">
            <text:p>3.52</text:p>
          </table:table-cell>
          <table:table-cell table:style-name="ce3" office:value-type="float" office:value="0.00000578302">
            <text:p>5.78E-006</text:p>
          </table:table-cell>
          <table:table-cell office:value-type="float" office:value="-0.052936">
            <text:p>-0.05</text:p>
          </table:table-cell>
          <table:table-cell office:value-type="float" office:value="1246.66">
            <text:p>1246.66</text:p>
          </table:table-cell>
          <table:table-cell office:value-type="float" office:value="0.0230677">
            <text:p>0.02</text:p>
          </table:table-cell>
          <table:table-cell office:value-type="float" office:value="354.419">
            <text:p>354.42</text:p>
          </table:table-cell>
          <table:table-cell table:number-columns-repeated="2"/>
          <table:table-cell office:value-type="float" office:value="6.2">
            <text:p>6.2000000</text:p>
          </table:table-cell>
          <table:table-cell office:value-type="float" office:value="3.51746">
            <text:p>3.5174600</text:p>
          </table:table-cell>
          <table:table-cell/>
          <table:table-cell office:value-type="float" office:value="6.2">
            <text:p>6.2000000</text:p>
          </table:table-cell>
          <table:table-cell office:value-type="float" office:value="0.00000578302">
            <text:p>0.0000058</text:p>
          </table:table-cell>
          <table:table-cell/>
          <table:table-cell office:value-type="float" office:value="6.2">
            <text:p>6.2000000</text:p>
          </table:table-cell>
          <table:table-cell office:value-type="float" office:value="0.0230677">
            <text:p>0.0230677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6.4">
            <text:p>6.4</text:p>
          </table:table-cell>
          <table:table-cell office:value-type="float" office:value="4.29555">
            <text:p>4.3</text:p>
          </table:table-cell>
          <table:table-cell table:style-name="ce3" office:value-type="float" office:value="0.00000468948">
            <text:p>4.69E-006</text:p>
          </table:table-cell>
          <table:table-cell office:value-type="float" office:value="-0.052936">
            <text:p>-0.05</text:p>
          </table:table-cell>
          <table:table-cell office:value-type="float" office:value="1522.67">
            <text:p>1522.67</text:p>
          </table:table-cell>
          <table:table-cell office:value-type="float" office:value="0.023064">
            <text:p>0.02</text:p>
          </table:table-cell>
          <table:table-cell office:value-type="float" office:value="354.476">
            <text:p>354.48</text:p>
          </table:table-cell>
          <table:table-cell table:number-columns-repeated="2"/>
          <table:table-cell office:value-type="float" office:value="6.4">
            <text:p>6.4000000</text:p>
          </table:table-cell>
          <table:table-cell office:value-type="float" office:value="4.29555">
            <text:p>4.2955500</text:p>
          </table:table-cell>
          <table:table-cell/>
          <table:table-cell office:value-type="float" office:value="6.4">
            <text:p>6.4000000</text:p>
          </table:table-cell>
          <table:table-cell office:value-type="float" office:value="0.00000468948">
            <text:p>0.0000047</text:p>
          </table:table-cell>
          <table:table-cell/>
          <table:table-cell office:value-type="float" office:value="6.4">
            <text:p>6.4000000</text:p>
          </table:table-cell>
          <table:table-cell office:value-type="float" office:value="0.023064">
            <text:p>0.0230640</text:p>
          </table:table-cell>
        </table:table-row>
        <table:table-row table:style-name="ro3">
          <table:table-cell office:value-type="float" office:value="0.001">
            <text:p>0</text:p>
          </table:table-cell>
          <table:table-cell office:value-type="float" office:value="6.5521">
            <text:p>6.55</text:p>
          </table:table-cell>
          <table:table-cell office:value-type="float" office:value="5.00042">
            <text:p>5</text:p>
          </table:table-cell>
          <table:table-cell table:style-name="ce3" office:value-type="float" office:value="0.00000675153">
            <text:p>6.75E-006</text:p>
          </table:table-cell>
          <table:table-cell office:value-type="float" office:value="-0.052936">
            <text:p>-0.05</text:p>
          </table:table-cell>
          <table:table-cell office:value-type="float" office:value="1772.81">
            <text:p>1772.81</text:p>
          </table:table-cell>
          <table:table-cell office:value-type="float" office:value="0.0230603">
            <text:p>0.02</text:p>
          </table:table-cell>
          <table:table-cell office:value-type="float" office:value="354.532">
            <text:p>354.53</text:p>
          </table:table-cell>
          <table:table-cell table:number-columns-repeated="2"/>
          <table:table-cell office:value-type="float" office:value="6.5521">
            <text:p>6.5521000</text:p>
          </table:table-cell>
          <table:table-cell office:value-type="float" office:value="5.00042">
            <text:p>5.0004200</text:p>
          </table:table-cell>
          <table:table-cell/>
          <table:table-cell office:value-type="float" office:value="6.5521">
            <text:p>6.5521000</text:p>
          </table:table-cell>
          <table:table-cell office:value-type="float" office:value="0.00000675153">
            <text:p>0.0000068</text:p>
          </table:table-cell>
          <table:table-cell/>
          <table:table-cell office:value-type="float" office:value="6.5521">
            <text:p>6.5521000</text:p>
          </table:table-cell>
          <table:table-cell office:value-type="float" office:value="0.0230603">
            <text:p>0.0230603</text:p>
          </table:table-cell>
        </table:table-row>
      </table:table>
      <table:table table:name="SheetG" table:style-name="ta1" table:print="false"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6"/>
        <table:table-column table:style-name="co2" table:default-cell-style-name="Default"/>
        <table:table-column table:style-name="co2" table:number-columns-repeated="2" table:default-cell-style-name="ce6"/>
        <table:table-column table:style-name="co2" table:default-cell-style-name="Default"/>
        <table:table-column table:style-name="co2" table:number-columns-repeated="2" table:default-cell-style-name="ce6"/>
        <table:table-row table:style-name="ro1">
          <table:table-cell office:value-type="string">
            <text:p>ring1_const_temp.c derk1.c Output</text:p>
          </table:table-cell>
          <table:table-cell table:number-columns-repeated="2"/>
          <table:table-cell office:value-type="string">
            <text:p>(i=60)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2" office:value-type="string">
            <text:p>1-T/Tc</text:p>
          </table:table-cell>
          <table:table-cell table:style-name="ce2" office:value-type="string">
            <text:p>l</text:p>
          </table:table-cell>
          <table:table-cell table:style-name="ce2" office:value-type="string">
            <text:p>K</text:p>
          </table:table-cell>
          <table:table-cell table:style-name="ce2" office:value-type="string">
            <text:p>y</text:p>
          </table:table-cell>
          <table:table-cell table:style-name="ce2" office:value-type="string">
            <text:p>F</text:p>
          </table:table-cell>
          <table:table-cell table:style-name="ce2" office:value-type="string">
            <text:p>a</text:p>
          </table:table-cell>
          <table:table-cell table:style-name="ce2" office:value-type="string">
            <text:p>Kr/K0</text:p>
          </table:table-cell>
          <table:table-cell table:style-name="ce2" office:value-type="string">
            <text:p>a0/Kr</text:p>
          </table:table-cell>
          <table:table-cell table:number-columns-repeated="2"/>
          <table:table-cell table:style-name="ce5" office:value-type="string">
            <text:p>l</text:p>
          </table:table-cell>
          <table:table-cell table:style-name="ce5" office:value-type="string">
            <text:p>K</text:p>
          </table:table-cell>
          <table:table-cell/>
          <table:table-cell table:style-name="ce5" office:value-type="string">
            <text:p>l</text:p>
          </table:table-cell>
          <table:table-cell table:style-name="ce5" office:value-type="string">
            <text:p>y</text:p>
          </table:table-cell>
          <table:table-cell/>
          <table:table-cell table:style-name="ce5" office:value-type="string">
            <text:p>l</text:p>
          </table:table-cell>
          <table:table-cell table:style-name="ce5" office:value-type="string">
            <text:p>Kr/K0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2">
            <text:p>0.2</text:p>
          </table:table-cell>
          <table:table-cell office:value-type="float" office:value="0.338087">
            <text:p>0.34</text:p>
          </table:table-cell>
          <table:table-cell office:value-type="float" office:value="0.0473637">
            <text:p>0.05</text:p>
          </table:table-cell>
          <table:table-cell office:value-type="float" office:value="-0.0210081">
            <text:p>-0.02</text:p>
          </table:table-cell>
          <table:table-cell office:value-type="float" office:value="3.09015">
            <text:p>3.09</text:p>
          </table:table-cell>
          <table:table-cell office:value-type="float" office:value="0.886421">
            <text:p>0.89</text:p>
          </table:table-cell>
          <table:table-cell office:value-type="float" office:value="9.1401">
            <text:p>9.14</text:p>
          </table:table-cell>
          <table:table-cell table:number-columns-repeated="2"/>
          <table:table-cell office:value-type="float" office:value="0.2">
            <text:p>0.2000000</text:p>
          </table:table-cell>
          <table:table-cell office:value-type="float" office:value="0.338087">
            <text:p>0.3380870</text:p>
          </table:table-cell>
          <table:table-cell/>
          <table:table-cell office:value-type="float" office:value="0.2">
            <text:p>0.2000000</text:p>
          </table:table-cell>
          <table:table-cell office:value-type="float" office:value="0.0473637">
            <text:p>0.0473637</text:p>
          </table:table-cell>
          <table:table-cell/>
          <table:table-cell office:value-type="float" office:value="0.2">
            <text:p>0.2000000</text:p>
          </table:table-cell>
          <table:table-cell office:value-type="float" office:value="0.886421">
            <text:p>0.8864210</text:p>
          </table:table-cell>
        </table:table-row>
        <table:table-row table:style-name="ro3">
          <table:table-cell office:value-type="float" office:value="0.01">
            <text:p>0.01</text:p>
          </table:table-cell>
          <table:table-cell office:value-type="float" office:value="0.4">
            <text:p>0.4</text:p>
          </table:table-cell>
          <table:table-cell office:value-type="float" office:value="0.358123">
            <text:p>0.36</text:p>
          </table:table-cell>
          <table:table-cell office:value-type="float" office:value="0.0511514">
            <text:p>0.05</text:p>
          </table:table-cell>
          <table:table-cell office:value-type="float" office:value="-0.03377">
            <text:p>-0.03</text:p>
          </table:table-cell>
          <table:table-cell office:value-type="float" office:value="3.77432">
            <text:p>3.77</text:p>
          </table:table-cell>
          <table:table-cell office:value-type="float" office:value="0.768749">
            <text:p>0.77</text:p>
          </table:table-cell>
          <table:table-cell office:value-type="float" office:value="10.5392">
            <text:p>10.54</text:p>
          </table:table-cell>
          <table:table-cell table:number-columns-repeated="2"/>
          <table:table-cell office:value-type="float" office:value="0.4">
            <text:p>0.4000000</text:p>
          </table:table-cell>
          <table:table-cell office:value-type="float" office:value="0.358123">
            <text:p>0.3581230</text:p>
          </table:table-cell>
          <table:table-cell/>
          <table:table-cell office:value-type="float" office:value="0.4">
            <text:p>0.4000000</text:p>
          </table:table-cell>
          <table:table-cell office:value-type="float" office:value="0.0511514">
            <text:p>0.0511514</text:p>
          </table:table-cell>
          <table:table-cell/>
          <table:table-cell office:value-type="float" office:value="0.4">
            <text:p>0.4000000</text:p>
          </table:table-cell>
          <table:table-cell office:value-type="float" office:value="0.768749">
            <text:p>0.7687490</text:p>
          </table:table-cell>
        </table:table-row>
        <table:table-row table:style-name="ro3">
          <table:table-cell office:value-type="float" office:value="0.01">
            <text:p>0.01</text:p>
          </table:table-cell>
          <table:table-cell office:value-type="float" office:value="0.6">
            <text:p>0.6</text:p>
          </table:table-cell>
          <table:table-cell office:value-type="float" office:value="0.373292">
            <text:p>0.37</text:p>
          </table:table-cell>
          <table:table-cell office:value-type="float" office:value="0.0533334">
            <text:p>0.05</text:p>
          </table:table-cell>
          <table:table-cell office:value-type="float" office:value="-0.0412071">
            <text:p>-0.04</text:p>
          </table:table-cell>
          <table:table-cell office:value-type="float" office:value="4.60996">
            <text:p>4.61</text:p>
          </table:table-cell>
          <table:table-cell office:value-type="float" office:value="0.656057">
            <text:p>0.66</text:p>
          </table:table-cell>
          <table:table-cell office:value-type="float" office:value="12.3495">
            <text:p>12.35</text:p>
          </table:table-cell>
          <table:table-cell table:number-columns-repeated="2"/>
          <table:table-cell office:value-type="float" office:value="0.6">
            <text:p>0.6000000</text:p>
          </table:table-cell>
          <table:table-cell office:value-type="float" office:value="0.373292">
            <text:p>0.3732920</text:p>
          </table:table-cell>
          <table:table-cell/>
          <table:table-cell office:value-type="float" office:value="0.6">
            <text:p>0.6000000</text:p>
          </table:table-cell>
          <table:table-cell office:value-type="float" office:value="0.0533334">
            <text:p>0.0533334</text:p>
          </table:table-cell>
          <table:table-cell/>
          <table:table-cell office:value-type="float" office:value="0.6">
            <text:p>0.6000000</text:p>
          </table:table-cell>
          <table:table-cell office:value-type="float" office:value="0.656057">
            <text:p>0.6560570</text:p>
          </table:table-cell>
        </table:table-row>
        <table:table-row table:style-name="ro3">
          <table:table-cell office:value-type="float" office:value="0.01">
            <text:p>0.01</text:p>
          </table:table-cell>
          <table:table-cell office:value-type="float" office:value="0.8">
            <text:p>0.8</text:p>
          </table:table-cell>
          <table:table-cell office:value-type="float" office:value="0.385065">
            <text:p>0.39</text:p>
          </table:table-cell>
          <table:table-cell office:value-type="float" office:value="0.0541737">
            <text:p>0.05</text:p>
          </table:table-cell>
          <table:table-cell office:value-type="float" office:value="-0.0454103">
            <text:p>-0.05</text:p>
          </table:table-cell>
          <table:table-cell office:value-type="float" office:value="5.63062">
            <text:p>5.63</text:p>
          </table:table-cell>
          <table:table-cell office:value-type="float" office:value="0.554076">
            <text:p>0.55</text:p>
          </table:table-cell>
          <table:table-cell office:value-type="float" office:value="14.6225">
            <text:p>14.62</text:p>
          </table:table-cell>
          <table:table-cell table:number-columns-repeated="2"/>
          <table:table-cell office:value-type="float" office:value="0.8">
            <text:p>0.8000000</text:p>
          </table:table-cell>
          <table:table-cell office:value-type="float" office:value="0.385065">
            <text:p>0.3850650</text:p>
          </table:table-cell>
          <table:table-cell/>
          <table:table-cell office:value-type="float" office:value="0.8">
            <text:p>0.8000000</text:p>
          </table:table-cell>
          <table:table-cell office:value-type="float" office:value="0.0541737">
            <text:p>0.0541737</text:p>
          </table:table-cell>
          <table:table-cell/>
          <table:table-cell office:value-type="float" office:value="0.8">
            <text:p>0.8000000</text:p>
          </table:table-cell>
          <table:table-cell office:value-type="float" office:value="0.554076">
            <text:p>0.5540760</text:p>
          </table:table-cell>
        </table:table-row>
        <table:table-row table:style-name="ro3"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.394978">
            <text:p>0.39</text:p>
          </table:table-cell>
          <table:table-cell office:value-type="float" office:value="0.0539055">
            <text:p>0.05</text:p>
          </table:table-cell>
          <table:table-cell office:value-type="float" office:value="-0.0477309">
            <text:p>-0.05</text:p>
          </table:table-cell>
          <table:table-cell office:value-type="float" office:value="6.87725">
            <text:p>6.88</text:p>
          </table:table-cell>
          <table:table-cell office:value-type="float" office:value="0.465317">
            <text:p>0.47</text:p>
          </table:table-cell>
          <table:table-cell office:value-type="float" office:value="17.4117">
            <text:p>17.41</text:p>
          </table:table-cell>
          <table:table-cell table:number-columns-repeated="2"/>
          <table:table-cell office:value-type="float" office:value="1">
            <text:p>1.0000000</text:p>
          </table:table-cell>
          <table:table-cell office:value-type="float" office:value="0.394978">
            <text:p>0.3949780</text:p>
          </table:table-cell>
          <table:table-cell/>
          <table:table-cell office:value-type="float" office:value="1">
            <text:p>1.0000000</text:p>
          </table:table-cell>
          <table:table-cell office:value-type="float" office:value="0.0539055">
            <text:p>0.0539055</text:p>
          </table:table-cell>
          <table:table-cell/>
          <table:table-cell office:value-type="float" office:value="1">
            <text:p>1.0000000</text:p>
          </table:table-cell>
          <table:table-cell office:value-type="float" office:value="0.465317">
            <text:p>0.4653170</text:p>
          </table:table-cell>
        </table:table-row>
        <table:table-row table:style-name="ro3">
          <table:table-cell office:value-type="float" office:value="0.01">
            <text:p>0.01</text:p>
          </table:table-cell>
          <table:table-cell office:value-type="float" office:value="1.2">
            <text:p>1.2</text:p>
          </table:table-cell>
          <table:table-cell office:value-type="float" office:value="0.404428">
            <text:p>0.4</text:p>
          </table:table-cell>
          <table:table-cell office:value-type="float" office:value="0.0526769">
            <text:p>0.05</text:p>
          </table:table-cell>
          <table:table-cell office:value-type="float" office:value="-0.0489878">
            <text:p>-0.05</text:p>
          </table:table-cell>
          <table:table-cell office:value-type="float" office:value="8.3999">
            <text:p>8.4</text:p>
          </table:table-cell>
          <table:table-cell office:value-type="float" office:value="0.390083">
            <text:p>0.39</text:p>
          </table:table-cell>
          <table:table-cell office:value-type="float" office:value="20.7698">
            <text:p>20.77</text:p>
          </table:table-cell>
          <table:table-cell table:number-columns-repeated="2"/>
          <table:table-cell office:value-type="float" office:value="1.2">
            <text:p>1.2000000</text:p>
          </table:table-cell>
          <table:table-cell office:value-type="float" office:value="0.404428">
            <text:p>0.4044280</text:p>
          </table:table-cell>
          <table:table-cell/>
          <table:table-cell office:value-type="float" office:value="1.2">
            <text:p>1.2000000</text:p>
          </table:table-cell>
          <table:table-cell office:value-type="float" office:value="0.0526769">
            <text:p>0.0526769</text:p>
          </table:table-cell>
          <table:table-cell/>
          <table:table-cell office:value-type="float" office:value="1.2">
            <text:p>1.2000000</text:p>
          </table:table-cell>
          <table:table-cell office:value-type="float" office:value="0.390083">
            <text:p>0.3900830</text:p>
          </table:table-cell>
        </table:table-row>
        <table:table-row table:style-name="ro3">
          <table:table-cell office:value-type="float" office:value="0.01">
            <text:p>0.01</text:p>
          </table:table-cell>
          <table:table-cell office:value-type="float" office:value="1.4">
            <text:p>1.4</text:p>
          </table:table-cell>
          <table:table-cell office:value-type="float" office:value="0.41468">
            <text:p>0.41</text:p>
          </table:table-cell>
          <table:table-cell office:value-type="float" office:value="0.0505507">
            <text:p>0.05</text:p>
          </table:table-cell>
          <table:table-cell office:value-type="float" office:value="-0.0496565">
            <text:p>-0.05</text:p>
          </table:table-cell>
          <table:table-cell office:value-type="float" office:value="10.2597">
            <text:p>10.26</text:p>
          </table:table-cell>
          <table:table-cell office:value-type="float" office:value="0.327469">
            <text:p>0.33</text:p>
          </table:table-cell>
          <table:table-cell office:value-type="float" office:value="24.7412">
            <text:p>24.74</text:p>
          </table:table-cell>
          <table:table-cell table:number-columns-repeated="2"/>
          <table:table-cell office:value-type="float" office:value="1.4">
            <text:p>1.4000000</text:p>
          </table:table-cell>
          <table:table-cell office:value-type="float" office:value="0.41468">
            <text:p>0.4146800</text:p>
          </table:table-cell>
          <table:table-cell/>
          <table:table-cell office:value-type="float" office:value="1.4">
            <text:p>1.4000000</text:p>
          </table:table-cell>
          <table:table-cell office:value-type="float" office:value="0.0505507">
            <text:p>0.0505507</text:p>
          </table:table-cell>
          <table:table-cell/>
          <table:table-cell office:value-type="float" office:value="1.4">
            <text:p>1.4000000</text:p>
          </table:table-cell>
          <table:table-cell office:value-type="float" office:value="0.327469">
            <text:p>0.3274690</text:p>
          </table:table-cell>
        </table:table-row>
        <table:table-row table:style-name="ro3">
          <table:table-cell office:value-type="float" office:value="0.01">
            <text:p>0.01</text:p>
          </table:table-cell>
          <table:table-cell office:value-type="float" office:value="1.6">
            <text:p>1.6</text:p>
          </table:table-cell>
          <table:table-cell office:value-type="float" office:value="0.426974">
            <text:p>0.43</text:p>
          </table:table-cell>
          <table:table-cell office:value-type="float" office:value="0.0475287">
            <text:p>0.05</text:p>
          </table:table-cell>
          <table:table-cell office:value-type="float" office:value="-0.0500056">
            <text:p>-0.05</text:p>
          </table:table-cell>
          <table:table-cell office:value-type="float" office:value="12.5312">
            <text:p>12.53</text:p>
          </table:table-cell>
          <table:table-cell office:value-type="float" office:value="0.276058">
            <text:p>0.28</text:p>
          </table:table-cell>
          <table:table-cell office:value-type="float" office:value="29.3488">
            <text:p>29.35</text:p>
          </table:table-cell>
          <table:table-cell table:number-columns-repeated="2"/>
          <table:table-cell office:value-type="float" office:value="1.6">
            <text:p>1.6000000</text:p>
          </table:table-cell>
          <table:table-cell office:value-type="float" office:value="0.426974">
            <text:p>0.4269740</text:p>
          </table:table-cell>
          <table:table-cell/>
          <table:table-cell office:value-type="float" office:value="1.6">
            <text:p>1.6000000</text:p>
          </table:table-cell>
          <table:table-cell office:value-type="float" office:value="0.0475287">
            <text:p>0.0475287</text:p>
          </table:table-cell>
          <table:table-cell/>
          <table:table-cell office:value-type="float" office:value="1.6">
            <text:p>1.6000000</text:p>
          </table:table-cell>
          <table:table-cell office:value-type="float" office:value="0.276058">
            <text:p>0.2760580</text:p>
          </table:table-cell>
        </table:table-row>
        <table:table-row table:style-name="ro3">
          <table:table-cell office:value-type="float" office:value="0.01">
            <text:p>0.01</text:p>
          </table:table-cell>
          <table:table-cell office:value-type="float" office:value="1.8">
            <text:p>1.8</text:p>
          </table:table-cell>
          <table:table-cell office:value-type="float" office:value="0.44267">
            <text:p>0.44</text:p>
          </table:table-cell>
          <table:table-cell office:value-type="float" office:value="0.0435881">
            <text:p>0.04</text:p>
          </table:table-cell>
          <table:table-cell office:value-type="float" office:value="-0.0501838">
            <text:p>-0.05</text:p>
          </table:table-cell>
          <table:table-cell office:value-type="float" office:value="15.3056">
            <text:p>15.31</text:p>
          </table:table-cell>
          <table:table-cell office:value-type="float" office:value="0.234326">
            <text:p>0.23</text:p>
          </table:table-cell>
          <table:table-cell office:value-type="float" office:value="34.5756">
            <text:p>34.58</text:p>
          </table:table-cell>
          <table:table-cell table:number-columns-repeated="2"/>
          <table:table-cell office:value-type="float" office:value="1.8">
            <text:p>1.8000000</text:p>
          </table:table-cell>
          <table:table-cell office:value-type="float" office:value="0.44267">
            <text:p>0.4426700</text:p>
          </table:table-cell>
          <table:table-cell/>
          <table:table-cell office:value-type="float" office:value="1.8">
            <text:p>1.8000000</text:p>
          </table:table-cell>
          <table:table-cell office:value-type="float" office:value="0.0435881">
            <text:p>0.0435881</text:p>
          </table:table-cell>
          <table:table-cell/>
          <table:table-cell office:value-type="float" office:value="1.8">
            <text:p>1.8000000</text:p>
          </table:table-cell>
          <table:table-cell office:value-type="float" office:value="0.234326">
            <text:p>0.2343260</text:p>
          </table:table-cell>
        </table:table-row>
        <table:table-row table:style-name="ro3"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0.463408">
            <text:p>0.46</text:p>
          </table:table-cell>
          <table:table-cell office:value-type="float" office:value="0.0387293">
            <text:p>0.04</text:p>
          </table:table-cell>
          <table:table-cell office:value-type="float" office:value="-0.0502723">
            <text:p>-0.05</text:p>
          </table:table-cell>
          <table:table-cell office:value-type="float" office:value="18.6943">
            <text:p>18.69</text:p>
          </table:table-cell>
          <table:table-cell office:value-type="float" office:value="0.200838">
            <text:p>0.2</text:p>
          </table:table-cell>
          <table:table-cell office:value-type="float" office:value="40.3409">
            <text:p>40.34</text:p>
          </table:table-cell>
          <table:table-cell table:number-columns-repeated="2"/>
          <table:table-cell office:value-type="float" office:value="2">
            <text:p>2.0000000</text:p>
          </table:table-cell>
          <table:table-cell office:value-type="float" office:value="0.463408">
            <text:p>0.4634080</text:p>
          </table:table-cell>
          <table:table-cell/>
          <table:table-cell office:value-type="float" office:value="2">
            <text:p>2.0000000</text:p>
          </table:table-cell>
          <table:table-cell office:value-type="float" office:value="0.0387293">
            <text:p>0.0387293</text:p>
          </table:table-cell>
          <table:table-cell/>
          <table:table-cell office:value-type="float" office:value="2">
            <text:p>2.0000000</text:p>
          </table:table-cell>
          <table:table-cell office:value-type="float" office:value="0.200838">
            <text:p>0.2008380</text:p>
          </table:table-cell>
        </table:table-row>
        <table:table-row table:style-name="ro3">
          <table:table-cell office:value-type="float" office:value="0.01">
            <text:p>0.01</text:p>
          </table:table-cell>
          <table:table-cell office:value-type="float" office:value="2.2">
            <text:p>2.2</text:p>
          </table:table-cell>
          <table:table-cell office:value-type="float" office:value="0.491301">
            <text:p>0.49</text:p>
          </table:table-cell>
          <table:table-cell office:value-type="float" office:value="0.033033">
            <text:p>0.03</text:p>
          </table:table-cell>
          <table:table-cell office:value-type="float" office:value="-0.0503148">
            <text:p>-0.05</text:p>
          </table:table-cell>
          <table:table-cell office:value-type="float" office:value="22.8333">
            <text:p>22.83</text:p>
          </table:table-cell>
          <table:table-cell office:value-type="float" office:value="0.174329">
            <text:p>0.17</text:p>
          </table:table-cell>
          <table:table-cell office:value-type="float" office:value="46.4752">
            <text:p>46.48</text:p>
          </table:table-cell>
          <table:table-cell table:number-columns-repeated="2"/>
          <table:table-cell office:value-type="float" office:value="2.2">
            <text:p>2.2000000</text:p>
          </table:table-cell>
          <table:table-cell office:value-type="float" office:value="0.491301">
            <text:p>0.4913010</text:p>
          </table:table-cell>
          <table:table-cell/>
          <table:table-cell office:value-type="float" office:value="2.2">
            <text:p>2.2000000</text:p>
          </table:table-cell>
          <table:table-cell office:value-type="float" office:value="0.033033">
            <text:p>0.0330330</text:p>
          </table:table-cell>
          <table:table-cell/>
          <table:table-cell office:value-type="float" office:value="2.2">
            <text:p>2.2000000</text:p>
          </table:table-cell>
          <table:table-cell office:value-type="float" office:value="0.174329">
            <text:p>0.1743290</text:p>
          </table:table-cell>
        </table:table-row>
        <table:table-row table:style-name="ro3">
          <table:table-cell office:value-type="float" office:value="0.01">
            <text:p>0.01</text:p>
          </table:table-cell>
          <table:table-cell office:value-type="float" office:value="2.4">
            <text:p>2.4</text:p>
          </table:table-cell>
          <table:table-cell office:value-type="float" office:value="0.529145">
            <text:p>0.53</text:p>
          </table:table-cell>
          <table:table-cell office:value-type="float" office:value="0.0267201">
            <text:p>0.03</text:p>
          </table:table-cell>
          <table:table-cell office:value-type="float" office:value="-0.0503342">
            <text:p>-0.05</text:p>
          </table:table-cell>
          <table:table-cell office:value-type="float" office:value="27.8886">
            <text:p>27.89</text:p>
          </table:table-cell>
          <table:table-cell office:value-type="float" office:value="0.153723">
            <text:p>0.15</text:p>
          </table:table-cell>
          <table:table-cell office:value-type="float" office:value="52.7051">
            <text:p>52.71</text:p>
          </table:table-cell>
          <table:table-cell table:number-columns-repeated="2"/>
          <table:table-cell office:value-type="float" office:value="2.4">
            <text:p>2.4000000</text:p>
          </table:table-cell>
          <table:table-cell office:value-type="float" office:value="0.529145">
            <text:p>0.5291450</text:p>
          </table:table-cell>
          <table:table-cell/>
          <table:table-cell office:value-type="float" office:value="2.4">
            <text:p>2.4000000</text:p>
          </table:table-cell>
          <table:table-cell office:value-type="float" office:value="0.0267201">
            <text:p>0.0267201</text:p>
          </table:table-cell>
          <table:table-cell/>
          <table:table-cell office:value-type="float" office:value="2.4">
            <text:p>2.4000000</text:p>
          </table:table-cell>
          <table:table-cell office:value-type="float" office:value="0.153723">
            <text:p>0.1537230</text:p>
          </table:table-cell>
        </table:table-row>
        <table:table-row table:style-name="ro3">
          <table:table-cell office:value-type="float" office:value="0.01">
            <text:p>0.01</text:p>
          </table:table-cell>
          <table:table-cell office:value-type="float" office:value="2.6">
            <text:p>2.6</text:p>
          </table:table-cell>
          <table:table-cell office:value-type="float" office:value="0.580651">
            <text:p>0.58</text:p>
          </table:table-cell>
          <table:table-cell office:value-type="float" office:value="0.0201907">
            <text:p>0.02</text:p>
          </table:table-cell>
          <table:table-cell office:value-type="float" office:value="-0.0503426">
            <text:p>-0.05</text:p>
          </table:table-cell>
          <table:table-cell office:value-type="float" office:value="34.0633">
            <text:p>34.06</text:p>
          </table:table-cell>
          <table:table-cell office:value-type="float" office:value="0.138108">
            <text:p>0.14</text:p>
          </table:table-cell>
          <table:table-cell office:value-type="float" office:value="58.6639">
            <text:p>58.66</text:p>
          </table:table-cell>
          <table:table-cell table:number-columns-repeated="2"/>
          <table:table-cell office:value-type="float" office:value="2.6">
            <text:p>2.6000000</text:p>
          </table:table-cell>
          <table:table-cell office:value-type="float" office:value="0.580651">
            <text:p>0.5806510</text:p>
          </table:table-cell>
          <table:table-cell/>
          <table:table-cell office:value-type="float" office:value="2.6">
            <text:p>2.6000000</text:p>
          </table:table-cell>
          <table:table-cell office:value-type="float" office:value="0.0201907">
            <text:p>0.0201907</text:p>
          </table:table-cell>
          <table:table-cell/>
          <table:table-cell office:value-type="float" office:value="2.6">
            <text:p>2.6000000</text:p>
          </table:table-cell>
          <table:table-cell office:value-type="float" office:value="0.138108">
            <text:p>0.1381080</text:p>
          </table:table-cell>
        </table:table-row>
        <table:table-row table:style-name="ro3">
          <table:table-cell office:value-type="float" office:value="0.01">
            <text:p>0.01</text:p>
          </table:table-cell>
          <table:table-cell office:value-type="float" office:value="2.8">
            <text:p>2.8</text:p>
          </table:table-cell>
          <table:table-cell office:value-type="float" office:value="0.650635">
            <text:p>0.65</text:p>
          </table:table-cell>
          <table:table-cell office:value-type="float" office:value="0.0140007">
            <text:p>0.01</text:p>
          </table:table-cell>
          <table:table-cell office:value-type="float" office:value="-0.0503459">
            <text:p>-0.05</text:p>
          </table:table-cell>
          <table:table-cell office:value-type="float" office:value="41.605">
            <text:p>41.61</text:p>
          </table:table-cell>
          <table:table-cell office:value-type="float" office:value="0.126702">
            <text:p>0.13</text:p>
          </table:table-cell>
          <table:table-cell office:value-type="float" office:value="63.9452">
            <text:p>63.95</text:p>
          </table:table-cell>
          <table:table-cell table:number-columns-repeated="2"/>
          <table:table-cell office:value-type="float" office:value="2.8">
            <text:p>2.8000000</text:p>
          </table:table-cell>
          <table:table-cell office:value-type="float" office:value="0.650635">
            <text:p>0.6506350</text:p>
          </table:table-cell>
          <table:table-cell/>
          <table:table-cell office:value-type="float" office:value="2.8">
            <text:p>2.8000000</text:p>
          </table:table-cell>
          <table:table-cell office:value-type="float" office:value="0.0140007">
            <text:p>0.0140007</text:p>
          </table:table-cell>
          <table:table-cell/>
          <table:table-cell office:value-type="float" office:value="2.8">
            <text:p>2.8000000</text:p>
          </table:table-cell>
          <table:table-cell office:value-type="float" office:value="0.126702">
            <text:p>0.1267020</text:p>
          </table:table-cell>
        </table:table-row>
        <table:table-row table:style-name="ro3"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0.745067">
            <text:p>0.75</text:p>
          </table:table-cell>
          <table:table-cell office:value-type="float" office:value="0.00873836">
            <text:p>0.01</text:p>
          </table:table-cell>
          <table:table-cell office:value-type="float" office:value="-0.0503472">
            <text:p>-0.05</text:p>
          </table:table-cell>
          <table:table-cell office:value-type="float" office:value="50.8164">
            <text:p>50.82</text:p>
          </table:table-cell>
          <table:table-cell office:value-type="float" office:value="0.118791">
            <text:p>0.12</text:p>
          </table:table-cell>
          <table:table-cell office:value-type="float" office:value="68.2038">
            <text:p>68.2</text:p>
          </table:table-cell>
          <table:table-cell table:number-columns-repeated="2"/>
          <table:table-cell office:value-type="float" office:value="3">
            <text:p>3.0000000</text:p>
          </table:table-cell>
          <table:table-cell office:value-type="float" office:value="0.745067">
            <text:p>0.7450670</text:p>
          </table:table-cell>
          <table:table-cell/>
          <table:table-cell office:value-type="float" office:value="3">
            <text:p>3.0000000</text:p>
          </table:table-cell>
          <table:table-cell office:value-type="float" office:value="0.00873836">
            <text:p>0.0087384</text:p>
          </table:table-cell>
          <table:table-cell/>
          <table:table-cell office:value-type="float" office:value="3">
            <text:p>3.0000000</text:p>
          </table:table-cell>
          <table:table-cell office:value-type="float" office:value="0.118791">
            <text:p>0.1187910</text:p>
          </table:table-cell>
        </table:table-row>
        <table:table-row table:style-name="ro3">
          <table:table-cell office:value-type="float" office:value="0.01">
            <text:p>0.01</text:p>
          </table:table-cell>
          <table:table-cell office:value-type="float" office:value="3.2">
            <text:p>3.2</text:p>
          </table:table-cell>
          <table:table-cell office:value-type="float" office:value="0.87087">
            <text:p>0.87</text:p>
          </table:table-cell>
          <table:table-cell office:value-type="float" office:value="0.00482026">
            <text:p>0</text:p>
          </table:table-cell>
          <table:table-cell office:value-type="float" office:value="-0.0503476">
            <text:p>-0.05</text:p>
          </table:table-cell>
          <table:table-cell office:value-type="float" office:value="62.0673">
            <text:p>62.07</text:p>
          </table:table-cell>
          <table:table-cell office:value-type="float" office:value="0.113679">
            <text:p>0.11</text:p>
          </table:table-cell>
          <table:table-cell office:value-type="float" office:value="71.2705">
            <text:p>71.27</text:p>
          </table:table-cell>
          <table:table-cell table:number-columns-repeated="2"/>
          <table:table-cell office:value-type="float" office:value="3.2">
            <text:p>3.2000000</text:p>
          </table:table-cell>
          <table:table-cell office:value-type="float" office:value="0.87087">
            <text:p>0.8708700</text:p>
          </table:table-cell>
          <table:table-cell/>
          <table:table-cell office:value-type="float" office:value="3.2">
            <text:p>3.2000000</text:p>
          </table:table-cell>
          <table:table-cell office:value-type="float" office:value="0.00482026">
            <text:p>0.0048203</text:p>
          </table:table-cell>
          <table:table-cell/>
          <table:table-cell office:value-type="float" office:value="3.2">
            <text:p>3.2000000</text:p>
          </table:table-cell>
          <table:table-cell office:value-type="float" office:value="0.113679">
            <text:p>0.1136790</text:p>
          </table:table-cell>
        </table:table-row>
        <table:table-row table:style-name="ro3">
          <table:table-cell office:value-type="float" office:value="0.01">
            <text:p>0.01</text:p>
          </table:table-cell>
          <table:table-cell office:value-type="float" office:value="3.4">
            <text:p>3.4</text:p>
          </table:table-cell>
          <table:table-cell office:value-type="float" office:value="1.03548">
            <text:p>1.04</text:p>
          </table:table-cell>
          <table:table-cell office:value-type="float" office:value="0.00232012">
            <text:p>0</text:p>
          </table:table-cell>
          <table:table-cell office:value-type="float" office:value="-0.0503477">
            <text:p>-0.05</text:p>
          </table:table-cell>
          <table:table-cell office:value-type="float" office:value="75.8092">
            <text:p>75.81</text:p>
          </table:table-cell>
          <table:table-cell office:value-type="float" office:value="0.110665">
            <text:p>0.11</text:p>
          </table:table-cell>
          <table:table-cell office:value-type="float" office:value="73.212">
            <text:p>73.21</text:p>
          </table:table-cell>
          <table:table-cell table:number-columns-repeated="2"/>
          <table:table-cell office:value-type="float" office:value="3.4">
            <text:p>3.4000000</text:p>
          </table:table-cell>
          <table:table-cell office:value-type="float" office:value="1.03548">
            <text:p>1.0354800</text:p>
          </table:table-cell>
          <table:table-cell/>
          <table:table-cell office:value-type="float" office:value="3.4">
            <text:p>3.4000000</text:p>
          </table:table-cell>
          <table:table-cell office:value-type="float" office:value="0.00232012">
            <text:p>0.0023201</text:p>
          </table:table-cell>
          <table:table-cell/>
          <table:table-cell office:value-type="float" office:value="3.4">
            <text:p>3.4000000</text:p>
          </table:table-cell>
          <table:table-cell office:value-type="float" office:value="0.110665">
            <text:p>0.1106650</text:p>
          </table:table-cell>
        </table:table-row>
        <table:table-row table:style-name="ro3">
          <table:table-cell office:value-type="float" office:value="0.01">
            <text:p>0.01</text:p>
          </table:table-cell>
          <table:table-cell office:value-type="float" office:value="3.6">
            <text:p>3.6</text:p>
          </table:table-cell>
          <table:table-cell office:value-type="float" office:value="1.24648">
            <text:p>1.25</text:p>
          </table:table-cell>
          <table:table-cell office:value-type="float" office:value="0.000972612">
            <text:p>0</text:p>
          </table:table-cell>
          <table:table-cell office:value-type="float" office:value="-0.0503477">
            <text:p>-0.05</text:p>
          </table:table-cell>
          <table:table-cell office:value-type="float" office:value="92.5935">
            <text:p>92.59</text:p>
          </table:table-cell>
          <table:table-cell office:value-type="float" office:value="0.109068">
            <text:p>0.11</text:p>
          </table:table-cell>
          <table:table-cell office:value-type="float" office:value="74.284">
            <text:p>74.28</text:p>
          </table:table-cell>
          <table:table-cell table:number-columns-repeated="2"/>
          <table:table-cell office:value-type="float" office:value="3.6">
            <text:p>3.6000000</text:p>
          </table:table-cell>
          <table:table-cell office:value-type="float" office:value="1.24648">
            <text:p>1.2464800</text:p>
          </table:table-cell>
          <table:table-cell/>
          <table:table-cell office:value-type="float" office:value="3.6">
            <text:p>3.6000000</text:p>
          </table:table-cell>
          <table:table-cell office:value-type="float" office:value="0.000972612">
            <text:p>0.0009726</text:p>
          </table:table-cell>
          <table:table-cell/>
          <table:table-cell office:value-type="float" office:value="3.6">
            <text:p>3.6000000</text:p>
          </table:table-cell>
          <table:table-cell office:value-type="float" office:value="0.109068">
            <text:p>0.1090680</text:p>
          </table:table-cell>
        </table:table-row>
        <table:table-row table:style-name="ro3">
          <table:table-cell office:value-type="float" office:value="0.01">
            <text:p>0.01</text:p>
          </table:table-cell>
          <table:table-cell office:value-type="float" office:value="3.8">
            <text:p>3.8</text:p>
          </table:table-cell>
          <table:table-cell office:value-type="float" office:value="1.51189">
            <text:p>1.51</text:p>
          </table:table-cell>
          <table:table-cell office:value-type="float" office:value="0.000360417">
            <text:p>0</text:p>
          </table:table-cell>
          <table:table-cell office:value-type="float" office:value="-0.0503477">
            <text:p>-0.05</text:p>
          </table:table-cell>
          <table:table-cell office:value-type="float" office:value="113.094">
            <text:p>113.09</text:p>
          </table:table-cell>
          <table:table-cell office:value-type="float" office:value="0.108311">
            <text:p>0.11</text:p>
          </table:table-cell>
          <table:table-cell office:value-type="float" office:value="74.8029">
            <text:p>74.8</text:p>
          </table:table-cell>
          <table:table-cell table:number-columns-repeated="2"/>
          <table:table-cell office:value-type="float" office:value="3.8">
            <text:p>3.8000000</text:p>
          </table:table-cell>
          <table:table-cell office:value-type="float" office:value="1.51189">
            <text:p>1.5118900</text:p>
          </table:table-cell>
          <table:table-cell/>
          <table:table-cell office:value-type="float" office:value="3.8">
            <text:p>3.8000000</text:p>
          </table:table-cell>
          <table:table-cell office:value-type="float" office:value="0.000360417">
            <text:p>0.0003604</text:p>
          </table:table-cell>
          <table:table-cell/>
          <table:table-cell office:value-type="float" office:value="3.8">
            <text:p>3.8000000</text:p>
          </table:table-cell>
          <table:table-cell office:value-type="float" office:value="0.108311">
            <text:p>0.1083110</text:p>
          </table:table-cell>
        </table:table-row>
        <table:table-row table:style-name="ro3">
          <table:table-cell office:value-type="float" office:value="0.01">
            <text:p>0.01</text:p>
          </table:table-cell>
          <table:table-cell office:value-type="float" office:value="4">
            <text:p>4</text:p>
          </table:table-cell>
          <table:table-cell office:value-type="float" office:value="1.84109">
            <text:p>1.84</text:p>
          </table:table-cell>
          <table:table-cell office:value-type="float" office:value="0.000122508">
            <text:p>0</text:p>
          </table:table-cell>
          <table:table-cell office:value-type="float" office:value="-0.0503477">
            <text:p>-0.05</text:p>
          </table:table-cell>
          <table:table-cell office:value-type="float" office:value="138.133">
            <text:p>138.13</text:p>
          </table:table-cell>
          <table:table-cell office:value-type="float" office:value="0.107986">
            <text:p>0.11</text:p>
          </table:table-cell>
          <table:table-cell office:value-type="float" office:value="75.0282">
            <text:p>75.03</text:p>
          </table:table-cell>
          <table:table-cell table:number-columns-repeated="2"/>
          <table:table-cell office:value-type="float" office:value="4">
            <text:p>4.0000000</text:p>
          </table:table-cell>
          <table:table-cell office:value-type="float" office:value="1.84109">
            <text:p>1.8410900</text:p>
          </table:table-cell>
          <table:table-cell/>
          <table:table-cell office:value-type="float" office:value="4">
            <text:p>4.0000000</text:p>
          </table:table-cell>
          <table:table-cell office:value-type="float" office:value="0.000122508">
            <text:p>0.0001225</text:p>
          </table:table-cell>
          <table:table-cell/>
          <table:table-cell office:value-type="float" office:value="4">
            <text:p>4.0000000</text:p>
          </table:table-cell>
          <table:table-cell office:value-type="float" office:value="0.107986">
            <text:p>0.1079860</text:p>
          </table:table-cell>
        </table:table-row>
        <table:table-row table:style-name="ro3">
          <table:table-cell office:value-type="float" office:value="0.01">
            <text:p>0.01</text:p>
          </table:table-cell>
          <table:table-cell office:value-type="float" office:value="4.2">
            <text:p>4.2</text:p>
          </table:table-cell>
          <table:table-cell office:value-type="float" office:value="2.24595">
            <text:p>2.25</text:p>
          </table:table-cell>
          <table:table-cell table:style-name="ce3" office:value-type="float" office:value="0.0000407603">
            <text:p>4.08E-005</text:p>
          </table:table-cell>
          <table:table-cell office:value-type="float" office:value="-0.0503477">
            <text:p>-0.05</text:p>
          </table:table-cell>
          <table:table-cell office:value-type="float" office:value="168.716">
            <text:p>168.72</text:p>
          </table:table-cell>
          <table:table-cell office:value-type="float" office:value="0.107853">
            <text:p>0.11</text:p>
          </table:table-cell>
          <table:table-cell office:value-type="float" office:value="75.1203">
            <text:p>75.12</text:p>
          </table:table-cell>
          <table:table-cell table:number-columns-repeated="2"/>
          <table:table-cell office:value-type="float" office:value="4.2">
            <text:p>4.2000000</text:p>
          </table:table-cell>
          <table:table-cell office:value-type="float" office:value="2.24595">
            <text:p>2.2459500</text:p>
          </table:table-cell>
          <table:table-cell/>
          <table:table-cell office:value-type="float" office:value="4.2">
            <text:p>4.2000000</text:p>
          </table:table-cell>
          <table:table-cell office:value-type="float" office:value="0.0000407603">
            <text:p>0.0000408</text:p>
          </table:table-cell>
          <table:table-cell/>
          <table:table-cell office:value-type="float" office:value="4.2">
            <text:p>4.2000000</text:p>
          </table:table-cell>
          <table:table-cell office:value-type="float" office:value="0.107853">
            <text:p>0.1078530</text:p>
          </table:table-cell>
        </table:table-row>
        <table:table-row table:style-name="ro3">
          <table:table-cell office:value-type="float" office:value="0.01">
            <text:p>0.01</text:p>
          </table:table-cell>
          <table:table-cell office:value-type="float" office:value="4.4">
            <text:p>4.4</text:p>
          </table:table-cell>
          <table:table-cell office:value-type="float" office:value="2.74181">
            <text:p>2.74</text:p>
          </table:table-cell>
          <table:table-cell table:style-name="ce3" office:value-type="float" office:value="0.0000146815">
            <text:p>1.47E-005</text:p>
          </table:table-cell>
          <table:table-cell office:value-type="float" office:value="-0.0503477">
            <text:p>-0.05</text:p>
          </table:table-cell>
          <table:table-cell office:value-type="float" office:value="206.071">
            <text:p>206.07</text:p>
          </table:table-cell>
          <table:table-cell office:value-type="float" office:value="0.107798">
            <text:p>0.11</text:p>
          </table:table-cell>
          <table:table-cell office:value-type="float" office:value="75.1586">
            <text:p>75.16</text:p>
          </table:table-cell>
          <table:table-cell table:number-columns-repeated="2"/>
          <table:table-cell office:value-type="float" office:value="4.4">
            <text:p>4.4000000</text:p>
          </table:table-cell>
          <table:table-cell office:value-type="float" office:value="2.74181">
            <text:p>2.7418100</text:p>
          </table:table-cell>
          <table:table-cell/>
          <table:table-cell office:value-type="float" office:value="4.4">
            <text:p>4.4000000</text:p>
          </table:table-cell>
          <table:table-cell office:value-type="float" office:value="0.0000146815">
            <text:p>0.0000147</text:p>
          </table:table-cell>
          <table:table-cell/>
          <table:table-cell office:value-type="float" office:value="4.4">
            <text:p>4.4000000</text:p>
          </table:table-cell>
          <table:table-cell office:value-type="float" office:value="0.107798">
            <text:p>0.1077980</text:p>
          </table:table-cell>
        </table:table-row>
        <table:table-row table:style-name="ro3">
          <table:table-cell office:value-type="float" office:value="0.01">
            <text:p>0.01</text:p>
          </table:table-cell>
          <table:table-cell office:value-type="float" office:value="4.6">
            <text:p>4.6</text:p>
          </table:table-cell>
          <table:table-cell office:value-type="float" office:value="3.34804">
            <text:p>3.35</text:p>
          </table:table-cell>
          <table:table-cell table:style-name="ce3" office:value-type="float" office:value="0.00000663442">
            <text:p>6.63E-006</text:p>
          </table:table-cell>
          <table:table-cell office:value-type="float" office:value="-0.0503477">
            <text:p>-0.05</text:p>
          </table:table-cell>
          <table:table-cell office:value-type="float" office:value="251.695">
            <text:p>251.7</text:p>
          </table:table-cell>
          <table:table-cell office:value-type="float" office:value="0.107772">
            <text:p>0.11</text:p>
          </table:table-cell>
          <table:table-cell office:value-type="float" office:value="75.177">
            <text:p>75.18</text:p>
          </table:table-cell>
          <table:table-cell table:number-columns-repeated="2"/>
          <table:table-cell office:value-type="float" office:value="4.6">
            <text:p>4.6000000</text:p>
          </table:table-cell>
          <table:table-cell office:value-type="float" office:value="3.34804">
            <text:p>3.3480400</text:p>
          </table:table-cell>
          <table:table-cell/>
          <table:table-cell office:value-type="float" office:value="4.6">
            <text:p>4.6000000</text:p>
          </table:table-cell>
          <table:table-cell office:value-type="float" office:value="0.00000663442">
            <text:p>0.0000066</text:p>
          </table:table-cell>
          <table:table-cell/>
          <table:table-cell office:value-type="float" office:value="4.6">
            <text:p>4.6000000</text:p>
          </table:table-cell>
          <table:table-cell office:value-type="float" office:value="0.107772">
            <text:p>0.1077720</text:p>
          </table:table-cell>
        </table:table-row>
        <table:table-row table:style-name="ro3">
          <table:table-cell office:value-type="float" office:value="0.01">
            <text:p>0.01</text:p>
          </table:table-cell>
          <table:table-cell office:value-type="float" office:value="4.8">
            <text:p>4.8</text:p>
          </table:table-cell>
          <table:table-cell office:value-type="float" office:value="4.08864">
            <text:p>4.09</text:p>
          </table:table-cell>
          <table:table-cell table:style-name="ce3" office:value-type="float" office:value="0.00000463613">
            <text:p>4.64E-006</text:p>
          </table:table-cell>
          <table:table-cell office:value-type="float" office:value="-0.0503477">
            <text:p>-0.05</text:p>
          </table:table-cell>
          <table:table-cell office:value-type="float" office:value="307.421">
            <text:p>307.42</text:p>
          </table:table-cell>
          <table:table-cell office:value-type="float" office:value="0.107754">
            <text:p>0.11</text:p>
          </table:table-cell>
          <table:table-cell office:value-type="float" office:value="75.1892">
            <text:p>75.19</text:p>
          </table:table-cell>
          <table:table-cell table:number-columns-repeated="2"/>
          <table:table-cell office:value-type="float" office:value="4.8">
            <text:p>4.8000000</text:p>
          </table:table-cell>
          <table:table-cell office:value-type="float" office:value="4.08864">
            <text:p>4.0886400</text:p>
          </table:table-cell>
          <table:table-cell/>
          <table:table-cell office:value-type="float" office:value="4.8">
            <text:p>4.8000000</text:p>
          </table:table-cell>
          <table:table-cell office:value-type="float" office:value="0.00000463613">
            <text:p>0.0000046</text:p>
          </table:table-cell>
          <table:table-cell/>
          <table:table-cell office:value-type="float" office:value="4.8">
            <text:p>4.8000000</text:p>
          </table:table-cell>
          <table:table-cell office:value-type="float" office:value="0.107754">
            <text:p>0.1077540</text:p>
          </table:table-cell>
        </table:table-row>
        <table:table-row table:style-name="ro3"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4.9929">
            <text:p>4.99</text:p>
          </table:table-cell>
          <table:table-cell table:style-name="ce3" office:value-type="float" office:value="0.00000669857">
            <text:p>6.70E-006</text:p>
          </table:table-cell>
          <table:table-cell office:value-type="float" office:value="-0.0503477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107733">
            <text:p>0.11</text:p>
          </table:table-cell>
          <table:table-cell office:value-type="float" office:value="75.2039">
            <text:p>75.2</text:p>
          </table:table-cell>
          <table:table-cell table:number-columns-repeated="2"/>
          <table:table-cell office:value-type="float" office:value="5">
            <text:p>5.0000000</text:p>
          </table:table-cell>
          <table:table-cell office:value-type="float" office:value="4.9929">
            <text:p>4.9929000</text:p>
          </table:table-cell>
          <table:table-cell/>
          <table:table-cell office:value-type="float" office:value="5">
            <text:p>5.0000000</text:p>
          </table:table-cell>
          <table:table-cell office:value-type="float" office:value="0.00000669857">
            <text:p>0.0000067</text:p>
          </table:table-cell>
          <table:table-cell/>
          <table:table-cell office:value-type="float" office:value="5">
            <text:p>5.0000000</text:p>
          </table:table-cell>
          <table:table-cell office:value-type="float" office:value="0.107733">
            <text:p>0.1077330</text:p>
          </table:table-cell>
        </table:table-row>
        <table:table-row table:style-name="ro3">
          <table:table-cell office:value-type="float" office:value="0.01">
            <text:p>0.01</text:p>
          </table:table-cell>
          <table:table-cell office:value-type="float" office:value="5.0015">
            <text:p>5</text:p>
          </table:table-cell>
          <table:table-cell office:value-type="float" office:value="5.00038">
            <text:p>5</text:p>
          </table:table-cell>
          <table:table-cell table:style-name="ce3" office:value-type="float" office:value="0.00000674178">
            <text:p>6.74E-006</text:p>
          </table:table-cell>
          <table:table-cell office:value-type="float" office:value="-0.0503477">
            <text:p>-0.05</text:p>
          </table:table-cell>
          <table:table-cell office:value-type="float" office:value="376.049">
            <text:p>376.05</text:p>
          </table:table-cell>
          <table:table-cell office:value-type="float" office:value="0.107733">
            <text:p>0.11</text:p>
          </table:table-cell>
          <table:table-cell office:value-type="float" office:value="75.2041">
            <text:p>75.2</text:p>
          </table:table-cell>
          <table:table-cell table:number-columns-repeated="2"/>
          <table:table-cell office:value-type="float" office:value="5.0015">
            <text:p>5.0015000</text:p>
          </table:table-cell>
          <table:table-cell office:value-type="float" office:value="5.00038">
            <text:p>5.0003800</text:p>
          </table:table-cell>
          <table:table-cell/>
          <table:table-cell office:value-type="float" office:value="5.0015">
            <text:p>5.0015000</text:p>
          </table:table-cell>
          <table:table-cell office:value-type="float" office:value="0.00000674178">
            <text:p>0.0000067</text:p>
          </table:table-cell>
          <table:table-cell/>
          <table:table-cell office:value-type="float" office:value="5.0015">
            <text:p>5.0015000</text:p>
          </table:table-cell>
          <table:table-cell office:value-type="float" office:value="0.107733">
            <text:p>0.1077330</text:p>
          </table:table-cell>
        </table:table-row>
      </table:table>
      <table:table table:name="Sheet1A" table:style-name="ta1" table:print="false">
        <table:table-column table:style-name="co1" table:default-cell-style-name="ce3"/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6"/>
        <table:table-row table:style-name="ro1">
          <table:table-cell table:style-name="ce1" office:value-type="string">
            <text:p>ring1.c derk1.c Output</text:p>
          </table:table-cell>
          <table:table-cell/>
          <table:table-cell table:style-name="ce1" office:value-type="string">
            <text:p>(Dexp=5)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2" office:value-type="string">
            <text:p>1-T/Tc</text:p>
          </table:table-cell>
          <table:table-cell table:style-name="ce2" office:value-type="string">
            <text:p>l</text:p>
          </table:table-cell>
          <table:table-cell table:style-name="ce2" office:value-type="string">
            <text:p>K</text:p>
          </table:table-cell>
          <table:table-cell table:style-name="ce2" office:value-type="string">
            <text:p>y</text:p>
          </table:table-cell>
          <table:table-cell table:style-name="ce2" office:value-type="string">
            <text:p>F</text:p>
          </table:table-cell>
          <table:table-cell table:style-name="ce2" office:value-type="string">
            <text:p>a</text:p>
          </table:table-cell>
          <table:table-cell table:style-name="ce2" office:value-type="string">
            <text:p>Kr/K0</text:p>
          </table:table-cell>
          <table:table-cell table:style-name="ce2" office:value-type="string">
            <text:p>a0/Kr</text:p>
          </table:table-cell>
          <table:table-cell table:style-name="ce2"/>
          <table:table-cell/>
          <table:table-cell table:style-name="ce2" office:value-type="string">
            <text:p>1-T/Tc</text:p>
          </table:table-cell>
          <table:table-cell table:style-name="ce2" office:value-type="string">
            <text:p>K</text:p>
          </table:table-cell>
        </table:table-row>
        <table:table-row table:style-name="ro1">
          <table:table-cell office:value-type="float" office:value="0.00000001">
            <text:p>1.00E-008</text:p>
          </table:table-cell>
          <table:table-cell office:value-type="float" office:value="5">
            <text:p>5</text:p>
          </table:table-cell>
          <table:table-cell office:value-type="float" office:value="0.387514">
            <text:p>0.39</text:p>
          </table:table-cell>
          <table:table-cell office:value-type="float" office:value="0.0624183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4598">
            <text:p>0.01</text:p>
          </table:table-cell>
          <table:table-cell office:value-type="float" office:value="968.959">
            <text:p>968.96</text:p>
          </table:table-cell>
          <table:table-cell table:number-columns-repeated="2"/>
          <table:table-cell office:value-type="float" office:value="0.00000001">
            <text:p>0.0000000</text:p>
          </table:table-cell>
          <table:table-cell office:value-type="float" office:value="0.387514">
            <text:p>0.3875140</text:p>
          </table:table-cell>
        </table:table-row>
        <table:table-row table:style-name="ro3">
          <table:table-cell office:value-type="float" office:value="0.0000000125893">
            <text:p>1.26E-008</text:p>
          </table:table-cell>
          <table:table-cell office:value-type="float" office:value="5">
            <text:p>5</text:p>
          </table:table-cell>
          <table:table-cell office:value-type="float" office:value="0.387516">
            <text:p>0.39</text:p>
          </table:table-cell>
          <table:table-cell office:value-type="float" office:value="0.0624176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4602">
            <text:p>0.01</text:p>
          </table:table-cell>
          <table:table-cell office:value-type="float" office:value="968.955">
            <text:p>968.96</text:p>
          </table:table-cell>
          <table:table-cell table:number-columns-repeated="2"/>
          <table:table-cell office:value-type="float" office:value="0.0000000125893">
            <text:p>0.0000000</text:p>
          </table:table-cell>
          <table:table-cell office:value-type="float" office:value="0.387516">
            <text:p>0.3875160</text:p>
          </table:table-cell>
        </table:table-row>
        <table:table-row table:style-name="ro3">
          <table:table-cell office:value-type="float" office:value="0.0000000158489">
            <text:p>1.58E-008</text:p>
          </table:table-cell>
          <table:table-cell office:value-type="float" office:value="5">
            <text:p>5</text:p>
          </table:table-cell>
          <table:table-cell office:value-type="float" office:value="0.387518">
            <text:p>0.39</text:p>
          </table:table-cell>
          <table:table-cell office:value-type="float" office:value="0.0624168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4606">
            <text:p>0.01</text:p>
          </table:table-cell>
          <table:table-cell office:value-type="float" office:value="968.949">
            <text:p>968.95</text:p>
          </table:table-cell>
          <table:table-cell table:number-columns-repeated="2"/>
          <table:table-cell office:value-type="float" office:value="0.0000000158489">
            <text:p>0.0000000</text:p>
          </table:table-cell>
          <table:table-cell office:value-type="float" office:value="0.387518">
            <text:p>0.3875180</text:p>
          </table:table-cell>
        </table:table-row>
        <table:table-row table:style-name="ro3">
          <table:table-cell office:value-type="float" office:value="0.0000000199526">
            <text:p>2.00E-008</text:p>
          </table:table-cell>
          <table:table-cell office:value-type="float" office:value="5">
            <text:p>5</text:p>
          </table:table-cell>
          <table:table-cell office:value-type="float" office:value="0.387521">
            <text:p>0.39</text:p>
          </table:table-cell>
          <table:table-cell office:value-type="float" office:value="0.0624157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4612">
            <text:p>0.01</text:p>
          </table:table-cell>
          <table:table-cell office:value-type="float" office:value="968.943">
            <text:p>968.94</text:p>
          </table:table-cell>
          <table:table-cell table:number-columns-repeated="2"/>
          <table:table-cell office:value-type="float" office:value="0.0000000199526">
            <text:p>0.0000000</text:p>
          </table:table-cell>
          <table:table-cell office:value-type="float" office:value="0.387521">
            <text:p>0.3875210</text:p>
          </table:table-cell>
        </table:table-row>
        <table:table-row table:style-name="ro3">
          <table:table-cell office:value-type="float" office:value="0.0000000251189">
            <text:p>2.51E-008</text:p>
          </table:table-cell>
          <table:table-cell office:value-type="float" office:value="5">
            <text:p>5</text:p>
          </table:table-cell>
          <table:table-cell office:value-type="float" office:value="0.387524">
            <text:p>0.39</text:p>
          </table:table-cell>
          <table:table-cell office:value-type="float" office:value="0.0624144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4619">
            <text:p>0.01</text:p>
          </table:table-cell>
          <table:table-cell office:value-type="float" office:value="968.934">
            <text:p>968.93</text:p>
          </table:table-cell>
          <table:table-cell table:number-columns-repeated="2"/>
          <table:table-cell office:value-type="float" office:value="0.0000000251189">
            <text:p>0.0000000</text:p>
          </table:table-cell>
          <table:table-cell office:value-type="float" office:value="0.387524">
            <text:p>0.3875240</text:p>
          </table:table-cell>
        </table:table-row>
        <table:table-row table:style-name="ro3">
          <table:table-cell office:value-type="float" office:value="0.0000000316228">
            <text:p>3.16E-008</text:p>
          </table:table-cell>
          <table:table-cell office:value-type="float" office:value="5">
            <text:p>5</text:p>
          </table:table-cell>
          <table:table-cell office:value-type="float" office:value="0.387528">
            <text:p>0.39</text:p>
          </table:table-cell>
          <table:table-cell office:value-type="float" office:value="0.0624127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4629">
            <text:p>0.01</text:p>
          </table:table-cell>
          <table:table-cell office:value-type="float" office:value="968.924">
            <text:p>968.92</text:p>
          </table:table-cell>
          <table:table-cell table:number-columns-repeated="2"/>
          <table:table-cell office:value-type="float" office:value="0.0000000316228">
            <text:p>0.0000000</text:p>
          </table:table-cell>
          <table:table-cell office:value-type="float" office:value="0.387528">
            <text:p>0.3875280</text:p>
          </table:table-cell>
        </table:table-row>
        <table:table-row table:style-name="ro3">
          <table:table-cell office:value-type="float" office:value="0.0000000398107">
            <text:p>3.98E-008</text:p>
          </table:table-cell>
          <table:table-cell office:value-type="float" office:value="5">
            <text:p>5</text:p>
          </table:table-cell>
          <table:table-cell office:value-type="float" office:value="0.387533">
            <text:p>0.39</text:p>
          </table:table-cell>
          <table:table-cell office:value-type="float" office:value="0.0624106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464">
            <text:p>0.01</text:p>
          </table:table-cell>
          <table:table-cell office:value-type="float" office:value="968.911">
            <text:p>968.91</text:p>
          </table:table-cell>
          <table:table-cell table:number-columns-repeated="2"/>
          <table:table-cell office:value-type="float" office:value="0.0000000398107">
            <text:p>0.0000000</text:p>
          </table:table-cell>
          <table:table-cell office:value-type="float" office:value="0.387533">
            <text:p>0.3875330</text:p>
          </table:table-cell>
        </table:table-row>
        <table:table-row table:style-name="ro3">
          <table:table-cell office:value-type="float" office:value="0.0000000501187">
            <text:p>5.01E-008</text:p>
          </table:table-cell>
          <table:table-cell office:value-type="float" office:value="5">
            <text:p>5</text:p>
          </table:table-cell>
          <table:table-cell office:value-type="float" office:value="0.38754">
            <text:p>0.39</text:p>
          </table:table-cell>
          <table:table-cell office:value-type="float" office:value="0.0624079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4655">
            <text:p>0.01</text:p>
          </table:table-cell>
          <table:table-cell office:value-type="float" office:value="968.894">
            <text:p>968.89</text:p>
          </table:table-cell>
          <table:table-cell table:number-columns-repeated="2"/>
          <table:table-cell office:value-type="float" office:value="0.0000000501187">
            <text:p>0.0000001</text:p>
          </table:table-cell>
          <table:table-cell office:value-type="float" office:value="0.38754">
            <text:p>0.3875400</text:p>
          </table:table-cell>
        </table:table-row>
        <table:table-row table:style-name="ro3">
          <table:table-cell office:value-type="float" office:value="0.0000000630957">
            <text:p>6.31E-008</text:p>
          </table:table-cell>
          <table:table-cell office:value-type="float" office:value="5">
            <text:p>5</text:p>
          </table:table-cell>
          <table:table-cell office:value-type="float" office:value="0.387548">
            <text:p>0.39</text:p>
          </table:table-cell>
          <table:table-cell office:value-type="float" office:value="0.0624046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4673">
            <text:p>0.01</text:p>
          </table:table-cell>
          <table:table-cell office:value-type="float" office:value="968.873">
            <text:p>968.87</text:p>
          </table:table-cell>
          <table:table-cell table:number-columns-repeated="2"/>
          <table:table-cell office:value-type="float" office:value="0.0000000630957">
            <text:p>0.0000001</text:p>
          </table:table-cell>
          <table:table-cell office:value-type="float" office:value="0.387548">
            <text:p>0.3875480</text:p>
          </table:table-cell>
        </table:table-row>
        <table:table-row table:style-name="ro3">
          <table:table-cell office:value-type="float" office:value="0.0000000794328">
            <text:p>7.94E-008</text:p>
          </table:table-cell>
          <table:table-cell office:value-type="float" office:value="5">
            <text:p>5</text:p>
          </table:table-cell>
          <table:table-cell office:value-type="float" office:value="0.387559">
            <text:p>0.39</text:p>
          </table:table-cell>
          <table:table-cell office:value-type="float" office:value="0.0624004">
            <text:p>0.06</text:p>
          </table:table-cell>
          <table:table-cell office:value-type="float" office:value="-0.0532385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4696">
            <text:p>0.01</text:p>
          </table:table-cell>
          <table:table-cell office:value-type="float" office:value="968.847">
            <text:p>968.85</text:p>
          </table:table-cell>
          <table:table-cell table:number-columns-repeated="2"/>
          <table:table-cell office:value-type="float" office:value="0.0000000794328">
            <text:p>0.0000001</text:p>
          </table:table-cell>
          <table:table-cell office:value-type="float" office:value="0.387559">
            <text:p>0.3875590</text:p>
          </table:table-cell>
        </table:table-row>
        <table:table-row table:style-name="ro3">
          <table:table-cell office:value-type="float" office:value="0.0000001">
            <text:p>1.00E-007</text:p>
          </table:table-cell>
          <table:table-cell office:value-type="float" office:value="5">
            <text:p>5</text:p>
          </table:table-cell>
          <table:table-cell office:value-type="float" office:value="0.387572">
            <text:p>0.39</text:p>
          </table:table-cell>
          <table:table-cell office:value-type="float" office:value="0.062395">
            <text:p>0.06</text:p>
          </table:table-cell>
          <table:table-cell office:value-type="float" office:value="-0.0532384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4725">
            <text:p>0.01</text:p>
          </table:table-cell>
          <table:table-cell office:value-type="float" office:value="968.814">
            <text:p>968.81</text:p>
          </table:table-cell>
          <table:table-cell table:number-columns-repeated="2"/>
          <table:table-cell office:value-type="float" office:value="0.0000001">
            <text:p>0.0000001</text:p>
          </table:table-cell>
          <table:table-cell office:value-type="float" office:value="0.387572">
            <text:p>0.3875720</text:p>
          </table:table-cell>
        </table:table-row>
        <table:table-row table:style-name="ro3">
          <table:table-cell office:value-type="float" office:value="0.000000125893">
            <text:p>1.26E-007</text:p>
          </table:table-cell>
          <table:table-cell office:value-type="float" office:value="5">
            <text:p>5</text:p>
          </table:table-cell>
          <table:table-cell office:value-type="float" office:value="0.387589">
            <text:p>0.39</text:p>
          </table:table-cell>
          <table:table-cell office:value-type="float" office:value="0.0623884">
            <text:p>0.06</text:p>
          </table:table-cell>
          <table:table-cell office:value-type="float" office:value="-0.0532384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4761">
            <text:p>0.01</text:p>
          </table:table-cell>
          <table:table-cell office:value-type="float" office:value="968.772">
            <text:p>968.77</text:p>
          </table:table-cell>
          <table:table-cell table:number-columns-repeated="2"/>
          <table:table-cell office:value-type="float" office:value="0.000000125893">
            <text:p>0.0000001</text:p>
          </table:table-cell>
          <table:table-cell office:value-type="float" office:value="0.387589">
            <text:p>0.3875890</text:p>
          </table:table-cell>
        </table:table-row>
        <table:table-row table:style-name="ro3">
          <table:table-cell office:value-type="float" office:value="0.000000158489">
            <text:p>1.58E-007</text:p>
          </table:table-cell>
          <table:table-cell office:value-type="float" office:value="5">
            <text:p>5</text:p>
          </table:table-cell>
          <table:table-cell office:value-type="float" office:value="0.38761">
            <text:p>0.39</text:p>
          </table:table-cell>
          <table:table-cell office:value-type="float" office:value="0.0623799">
            <text:p>0.06</text:p>
          </table:table-cell>
          <table:table-cell office:value-type="float" office:value="-0.0532384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4807">
            <text:p>0.01</text:p>
          </table:table-cell>
          <table:table-cell office:value-type="float" office:value="968.719">
            <text:p>968.72</text:p>
          </table:table-cell>
          <table:table-cell table:number-columns-repeated="2"/>
          <table:table-cell office:value-type="float" office:value="0.000000158489">
            <text:p>0.0000002</text:p>
          </table:table-cell>
          <table:table-cell office:value-type="float" office:value="0.38761">
            <text:p>0.3876100</text:p>
          </table:table-cell>
        </table:table-row>
        <table:table-row table:style-name="ro3">
          <table:table-cell office:value-type="float" office:value="0.000000199526">
            <text:p>2.00E-007</text:p>
          </table:table-cell>
          <table:table-cell office:value-type="float" office:value="5">
            <text:p>5</text:p>
          </table:table-cell>
          <table:table-cell office:value-type="float" office:value="0.387636">
            <text:p>0.39</text:p>
          </table:table-cell>
          <table:table-cell office:value-type="float" office:value="0.0623693">
            <text:p>0.06</text:p>
          </table:table-cell>
          <table:table-cell office:value-type="float" office:value="-0.0532384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4865">
            <text:p>0.01</text:p>
          </table:table-cell>
          <table:table-cell office:value-type="float" office:value="968.653">
            <text:p>968.65</text:p>
          </table:table-cell>
          <table:table-cell table:number-columns-repeated="2"/>
          <table:table-cell office:value-type="float" office:value="0.000000199526">
            <text:p>0.0000002</text:p>
          </table:table-cell>
          <table:table-cell office:value-type="float" office:value="0.387636">
            <text:p>0.3876360</text:p>
          </table:table-cell>
        </table:table-row>
        <table:table-row table:style-name="ro3">
          <table:table-cell office:value-type="float" office:value="0.000000251189">
            <text:p>2.51E-007</text:p>
          </table:table-cell>
          <table:table-cell office:value-type="float" office:value="5">
            <text:p>5</text:p>
          </table:table-cell>
          <table:table-cell office:value-type="float" office:value="0.38767">
            <text:p>0.39</text:p>
          </table:table-cell>
          <table:table-cell office:value-type="float" office:value="0.062356">
            <text:p>0.06</text:p>
          </table:table-cell>
          <table:table-cell office:value-type="float" office:value="-0.0532384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4937">
            <text:p>0.01</text:p>
          </table:table-cell>
          <table:table-cell office:value-type="float" office:value="968.57">
            <text:p>968.57</text:p>
          </table:table-cell>
          <table:table-cell table:number-columns-repeated="2"/>
          <table:table-cell office:value-type="float" office:value="0.000000251189">
            <text:p>0.0000003</text:p>
          </table:table-cell>
          <table:table-cell office:value-type="float" office:value="0.38767">
            <text:p>0.3876700</text:p>
          </table:table-cell>
        </table:table-row>
        <table:table-row table:style-name="ro3">
          <table:table-cell office:value-type="float" office:value="0.000000316228">
            <text:p>3.16E-007</text:p>
          </table:table-cell>
          <table:table-cell office:value-type="float" office:value="5">
            <text:p>5</text:p>
          </table:table-cell>
          <table:table-cell office:value-type="float" office:value="0.387712">
            <text:p>0.39</text:p>
          </table:table-cell>
          <table:table-cell office:value-type="float" office:value="0.0623392">
            <text:p>0.06</text:p>
          </table:table-cell>
          <table:table-cell office:value-type="float" office:value="-0.0532384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5029">
            <text:p>0.01</text:p>
          </table:table-cell>
          <table:table-cell office:value-type="float" office:value="968.465">
            <text:p>968.47</text:p>
          </table:table-cell>
          <table:table-cell table:number-columns-repeated="2"/>
          <table:table-cell office:value-type="float" office:value="0.000000316228">
            <text:p>0.0000003</text:p>
          </table:table-cell>
          <table:table-cell office:value-type="float" office:value="0.387712">
            <text:p>0.3877120</text:p>
          </table:table-cell>
        </table:table-row>
        <table:table-row table:style-name="ro3">
          <table:table-cell office:value-type="float" office:value="0.000000398107">
            <text:p>3.98E-007</text:p>
          </table:table-cell>
          <table:table-cell office:value-type="float" office:value="5">
            <text:p>5</text:p>
          </table:table-cell>
          <table:table-cell office:value-type="float" office:value="0.387765">
            <text:p>0.39</text:p>
          </table:table-cell>
          <table:table-cell office:value-type="float" office:value="0.062318">
            <text:p>0.06</text:p>
          </table:table-cell>
          <table:table-cell office:value-type="float" office:value="-0.0532384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5144">
            <text:p>0.01</text:p>
          </table:table-cell>
          <table:table-cell office:value-type="float" office:value="968.333">
            <text:p>968.33</text:p>
          </table:table-cell>
          <table:table-cell table:number-columns-repeated="2"/>
          <table:table-cell office:value-type="float" office:value="0.000000398107">
            <text:p>0.0000004</text:p>
          </table:table-cell>
          <table:table-cell office:value-type="float" office:value="0.387765">
            <text:p>0.3877650</text:p>
          </table:table-cell>
        </table:table-row>
        <table:table-row table:style-name="ro3">
          <table:table-cell office:value-type="float" office:value="0.000000501187">
            <text:p>5.01E-007</text:p>
          </table:table-cell>
          <table:table-cell office:value-type="float" office:value="5">
            <text:p>5</text:p>
          </table:table-cell>
          <table:table-cell office:value-type="float" office:value="0.387831">
            <text:p>0.39</text:p>
          </table:table-cell>
          <table:table-cell office:value-type="float" office:value="0.0622914">
            <text:p>0.06</text:p>
          </table:table-cell>
          <table:table-cell office:value-type="float" office:value="-0.0532383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5288">
            <text:p>0.01</text:p>
          </table:table-cell>
          <table:table-cell office:value-type="float" office:value="968.167">
            <text:p>968.17</text:p>
          </table:table-cell>
          <table:table-cell table:number-columns-repeated="2"/>
          <table:table-cell office:value-type="float" office:value="0.000000501187">
            <text:p>0.0000005</text:p>
          </table:table-cell>
          <table:table-cell office:value-type="float" office:value="0.387831">
            <text:p>0.3878310</text:p>
          </table:table-cell>
        </table:table-row>
        <table:table-row table:style-name="ro3">
          <table:table-cell office:value-type="float" office:value="0.000000630957">
            <text:p>6.31E-007</text:p>
          </table:table-cell>
          <table:table-cell office:value-type="float" office:value="5">
            <text:p>5</text:p>
          </table:table-cell>
          <table:table-cell office:value-type="float" office:value="0.387915">
            <text:p>0.39</text:p>
          </table:table-cell>
          <table:table-cell office:value-type="float" office:value="0.062258">
            <text:p>0.06</text:p>
          </table:table-cell>
          <table:table-cell office:value-type="float" office:value="-0.0532383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5471">
            <text:p>0.01</text:p>
          </table:table-cell>
          <table:table-cell office:value-type="float" office:value="967.958">
            <text:p>967.96</text:p>
          </table:table-cell>
          <table:table-cell table:number-columns-repeated="2"/>
          <table:table-cell office:value-type="float" office:value="0.000000630957">
            <text:p>0.0000006</text:p>
          </table:table-cell>
          <table:table-cell office:value-type="float" office:value="0.387915">
            <text:p>0.3879150</text:p>
          </table:table-cell>
        </table:table-row>
        <table:table-row table:style-name="ro3">
          <table:table-cell office:value-type="float" office:value="0.000000794328">
            <text:p>7.94E-007</text:p>
          </table:table-cell>
          <table:table-cell office:value-type="float" office:value="5">
            <text:p>5</text:p>
          </table:table-cell>
          <table:table-cell office:value-type="float" office:value="0.38802">
            <text:p>0.39</text:p>
          </table:table-cell>
          <table:table-cell office:value-type="float" office:value="0.0622159">
            <text:p>0.06</text:p>
          </table:table-cell>
          <table:table-cell office:value-type="float" office:value="-0.0532382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57">
            <text:p>0.01</text:p>
          </table:table-cell>
          <table:table-cell office:value-type="float" office:value="967.695">
            <text:p>967.7</text:p>
          </table:table-cell>
          <table:table-cell table:number-columns-repeated="2"/>
          <table:table-cell office:value-type="float" office:value="0.000000794328">
            <text:p>0.0000008</text:p>
          </table:table-cell>
          <table:table-cell office:value-type="float" office:value="0.38802">
            <text:p>0.3880200</text:p>
          </table:table-cell>
        </table:table-row>
        <table:table-row table:style-name="ro3">
          <table:table-cell office:value-type="float" office:value="0.000001">
            <text:p>1.00E-006</text:p>
          </table:table-cell>
          <table:table-cell office:value-type="float" office:value="5">
            <text:p>5</text:p>
          </table:table-cell>
          <table:table-cell office:value-type="float" office:value="0.388153">
            <text:p>0.39</text:p>
          </table:table-cell>
          <table:table-cell office:value-type="float" office:value="0.0621629">
            <text:p>0.06</text:p>
          </table:table-cell>
          <table:table-cell office:value-type="float" office:value="-0.0532382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599">
            <text:p>0.01</text:p>
          </table:table-cell>
          <table:table-cell office:value-type="float" office:value="967.364">
            <text:p>967.36</text:p>
          </table:table-cell>
          <table:table-cell table:number-columns-repeated="2"/>
          <table:table-cell office:value-type="float" office:value="0.000001">
            <text:p>0.0000010</text:p>
          </table:table-cell>
          <table:table-cell office:value-type="float" office:value="0.388153">
            <text:p>0.3881530</text:p>
          </table:table-cell>
        </table:table-row>
        <table:table-row table:style-name="ro3">
          <table:table-cell office:value-type="float" office:value="0.00000125893">
            <text:p>1.26E-006</text:p>
          </table:table-cell>
          <table:table-cell office:value-type="float" office:value="5">
            <text:p>5</text:p>
          </table:table-cell>
          <table:table-cell office:value-type="float" office:value="0.38832">
            <text:p>0.39</text:p>
          </table:table-cell>
          <table:table-cell office:value-type="float" office:value="0.0620962">
            <text:p>0.06</text:p>
          </table:table-cell>
          <table:table-cell office:value-type="float" office:value="-0.0532381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6354">
            <text:p>0.01</text:p>
          </table:table-cell>
          <table:table-cell office:value-type="float" office:value="966.948">
            <text:p>966.95</text:p>
          </table:table-cell>
          <table:table-cell table:number-columns-repeated="2"/>
          <table:table-cell office:value-type="float" office:value="0.00000125893">
            <text:p>0.0000013</text:p>
          </table:table-cell>
          <table:table-cell office:value-type="float" office:value="0.38832">
            <text:p>0.3883200</text:p>
          </table:table-cell>
        </table:table-row>
        <table:table-row table:style-name="ro3">
          <table:table-cell office:value-type="float" office:value="0.00000158489">
            <text:p>1.58E-006</text:p>
          </table:table-cell>
          <table:table-cell office:value-type="float" office:value="5">
            <text:p>5</text:p>
          </table:table-cell>
          <table:table-cell office:value-type="float" office:value="0.388531">
            <text:p>0.39</text:p>
          </table:table-cell>
          <table:table-cell office:value-type="float" office:value="0.0620125">
            <text:p>0.06</text:p>
          </table:table-cell>
          <table:table-cell office:value-type="float" office:value="-0.053238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6812">
            <text:p>0.01</text:p>
          </table:table-cell>
          <table:table-cell office:value-type="float" office:value="966.424">
            <text:p>966.42</text:p>
          </table:table-cell>
          <table:table-cell table:number-columns-repeated="2"/>
          <table:table-cell office:value-type="float" office:value="0.00000158489">
            <text:p>0.0000016</text:p>
          </table:table-cell>
          <table:table-cell office:value-type="float" office:value="0.388531">
            <text:p>0.3885310</text:p>
          </table:table-cell>
        </table:table-row>
        <table:table-row table:style-name="ro3">
          <table:table-cell office:value-type="float" office:value="0.00000199526">
            <text:p>2.00E-006</text:p>
          </table:table-cell>
          <table:table-cell office:value-type="float" office:value="5">
            <text:p>5</text:p>
          </table:table-cell>
          <table:table-cell office:value-type="float" office:value="0.388796">
            <text:p>0.39</text:p>
          </table:table-cell>
          <table:table-cell office:value-type="float" office:value="0.0619072">
            <text:p>0.06</text:p>
          </table:table-cell>
          <table:table-cell office:value-type="float" office:value="-0.0532379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7389">
            <text:p>0.01</text:p>
          </table:table-cell>
          <table:table-cell office:value-type="float" office:value="965.766">
            <text:p>965.77</text:p>
          </table:table-cell>
          <table:table-cell table:number-columns-repeated="2"/>
          <table:table-cell office:value-type="float" office:value="0.00000199526">
            <text:p>0.0000020</text:p>
          </table:table-cell>
          <table:table-cell office:value-type="float" office:value="0.388796">
            <text:p>0.3887960</text:p>
          </table:table-cell>
        </table:table-row>
        <table:table-row table:style-name="ro3">
          <table:table-cell office:value-type="float" office:value="0.00000251189">
            <text:p>2.51E-006</text:p>
          </table:table-cell>
          <table:table-cell office:value-type="float" office:value="5">
            <text:p>5</text:p>
          </table:table-cell>
          <table:table-cell office:value-type="float" office:value="0.389129">
            <text:p>0.39</text:p>
          </table:table-cell>
          <table:table-cell office:value-type="float" office:value="0.0617749">
            <text:p>0.06</text:p>
          </table:table-cell>
          <table:table-cell office:value-type="float" office:value="-0.0532377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8116">
            <text:p>0.01</text:p>
          </table:table-cell>
          <table:table-cell office:value-type="float" office:value="964.937">
            <text:p>964.94</text:p>
          </table:table-cell>
          <table:table-cell table:number-columns-repeated="2"/>
          <table:table-cell office:value-type="float" office:value="0.00000251189">
            <text:p>0.0000025</text:p>
          </table:table-cell>
          <table:table-cell office:value-type="float" office:value="0.389129">
            <text:p>0.3891290</text:p>
          </table:table-cell>
        </table:table-row>
        <table:table-row table:style-name="ro3">
          <table:table-cell office:value-type="float" office:value="0.00000316228">
            <text:p>3.16E-006</text:p>
          </table:table-cell>
          <table:table-cell office:value-type="float" office:value="5">
            <text:p>5</text:p>
          </table:table-cell>
          <table:table-cell office:value-type="float" office:value="0.389549">
            <text:p>0.39</text:p>
          </table:table-cell>
          <table:table-cell office:value-type="float" office:value="0.0616088">
            <text:p>0.06</text:p>
          </table:table-cell>
          <table:table-cell office:value-type="float" office:value="-0.0532375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49031">
            <text:p>0.01</text:p>
          </table:table-cell>
          <table:table-cell office:value-type="float" office:value="963.896">
            <text:p>963.9</text:p>
          </table:table-cell>
          <table:table-cell table:number-columns-repeated="2"/>
          <table:table-cell office:value-type="float" office:value="0.00000316228">
            <text:p>0.0000032</text:p>
          </table:table-cell>
          <table:table-cell office:value-type="float" office:value="0.389549">
            <text:p>0.3895490</text:p>
          </table:table-cell>
        </table:table-row>
        <table:table-row table:style-name="ro3">
          <table:table-cell office:value-type="float" office:value="0.00000398107">
            <text:p>3.98E-006</text:p>
          </table:table-cell>
          <table:table-cell office:value-type="float" office:value="5">
            <text:p>5</text:p>
          </table:table-cell>
          <table:table-cell office:value-type="float" office:value="0.390079">
            <text:p>0.39</text:p>
          </table:table-cell>
          <table:table-cell office:value-type="float" office:value="0.0614003">
            <text:p>0.06</text:p>
          </table:table-cell>
          <table:table-cell office:value-type="float" office:value="-0.0532373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50184">
            <text:p>0.01</text:p>
          </table:table-cell>
          <table:table-cell office:value-type="float" office:value="962.589">
            <text:p>962.59</text:p>
          </table:table-cell>
          <table:table-cell table:number-columns-repeated="2"/>
          <table:table-cell office:value-type="float" office:value="0.00000398107">
            <text:p>0.0000040</text:p>
          </table:table-cell>
          <table:table-cell office:value-type="float" office:value="0.390079">
            <text:p>0.3900790</text:p>
          </table:table-cell>
        </table:table-row>
        <table:table-row table:style-name="ro3">
          <table:table-cell office:value-type="float" office:value="0.00000501187">
            <text:p>5.01E-006</text:p>
          </table:table-cell>
          <table:table-cell office:value-type="float" office:value="5">
            <text:p>5</text:p>
          </table:table-cell>
          <table:table-cell office:value-type="float" office:value="0.390745">
            <text:p>0.39</text:p>
          </table:table-cell>
          <table:table-cell office:value-type="float" office:value="0.0611389">
            <text:p>0.06</text:p>
          </table:table-cell>
          <table:table-cell office:value-type="float" office:value="-0.053237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51636">
            <text:p>0.01</text:p>
          </table:table-cell>
          <table:table-cell office:value-type="float" office:value="960.946">
            <text:p>960.95</text:p>
          </table:table-cell>
          <table:table-cell table:number-columns-repeated="2"/>
          <table:table-cell office:value-type="float" office:value="0.00000501187">
            <text:p>0.0000050</text:p>
          </table:table-cell>
          <table:table-cell office:value-type="float" office:value="0.390745">
            <text:p>0.3907450</text:p>
          </table:table-cell>
        </table:table-row>
        <table:table-row table:style-name="ro3">
          <table:table-cell office:value-type="float" office:value="0.00000630957">
            <text:p>6.31E-006</text:p>
          </table:table-cell>
          <table:table-cell office:value-type="float" office:value="5">
            <text:p>5</text:p>
          </table:table-cell>
          <table:table-cell office:value-type="float" office:value="0.391585">
            <text:p>0.39</text:p>
          </table:table-cell>
          <table:table-cell office:value-type="float" office:value="0.0608115">
            <text:p>0.06</text:p>
          </table:table-cell>
          <table:table-cell office:value-type="float" office:value="-0.0532366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53466">
            <text:p>0.01</text:p>
          </table:table-cell>
          <table:table-cell office:value-type="float" office:value="958.885">
            <text:p>958.89</text:p>
          </table:table-cell>
          <table:table-cell table:number-columns-repeated="2"/>
          <table:table-cell office:value-type="float" office:value="0.00000630957">
            <text:p>0.0000063</text:p>
          </table:table-cell>
          <table:table-cell office:value-type="float" office:value="0.391585">
            <text:p>0.3915850</text:p>
          </table:table-cell>
        </table:table-row>
        <table:table-row table:style-name="ro3">
          <table:table-cell office:value-type="float" office:value="0.00000794328">
            <text:p>7.94E-006</text:p>
          </table:table-cell>
          <table:table-cell office:value-type="float" office:value="5">
            <text:p>5</text:p>
          </table:table-cell>
          <table:table-cell office:value-type="float" office:value="0.392644">
            <text:p>0.39</text:p>
          </table:table-cell>
          <table:table-cell office:value-type="float" office:value="0.060402">
            <text:p>0.06</text:p>
          </table:table-cell>
          <table:table-cell office:value-type="float" office:value="-0.0532361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55771">
            <text:p>0.01</text:p>
          </table:table-cell>
          <table:table-cell office:value-type="float" office:value="956.301">
            <text:p>956.3</text:p>
          </table:table-cell>
          <table:table-cell table:number-columns-repeated="2"/>
          <table:table-cell office:value-type="float" office:value="0.00000794328">
            <text:p>0.0000079</text:p>
          </table:table-cell>
          <table:table-cell office:value-type="float" office:value="0.392644">
            <text:p>0.3926440</text:p>
          </table:table-cell>
        </table:table-row>
        <table:table-row table:style-name="ro3">
          <table:table-cell office:value-type="float" office:value="0.00001">
            <text:p>1.00E-005</text:p>
          </table:table-cell>
          <table:table-cell office:value-type="float" office:value="5">
            <text:p>5</text:p>
          </table:table-cell>
          <table:table-cell office:value-type="float" office:value="0.393977">
            <text:p>0.39</text:p>
          </table:table-cell>
          <table:table-cell office:value-type="float" office:value="0.0598905">
            <text:p>0.06</text:p>
          </table:table-cell>
          <table:table-cell office:value-type="float" office:value="-0.0532354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58676">
            <text:p>0.01</text:p>
          </table:table-cell>
          <table:table-cell office:value-type="float" office:value="953.063">
            <text:p>953.06</text:p>
          </table:table-cell>
          <table:table-cell table:number-columns-repeated="2"/>
          <table:table-cell office:value-type="float" office:value="0.00001">
            <text:p>0.0000100</text:p>
          </table:table-cell>
          <table:table-cell office:value-type="float" office:value="0.393977">
            <text:p>0.3939770</text:p>
          </table:table-cell>
        </table:table-row>
        <table:table-row table:style-name="ro3">
          <table:table-cell office:value-type="float" office:value="0.0000125893">
            <text:p>1.26E-005</text:p>
          </table:table-cell>
          <table:table-cell office:value-type="float" office:value="5">
            <text:p>5</text:p>
          </table:table-cell>
          <table:table-cell office:value-type="float" office:value="0.395659">
            <text:p>0.4</text:p>
          </table:table-cell>
          <table:table-cell office:value-type="float" office:value="0.0592531">
            <text:p>0.06</text:p>
          </table:table-cell>
          <table:table-cell office:value-type="float" office:value="-0.0532346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62338">
            <text:p>0.01</text:p>
          </table:table-cell>
          <table:table-cell office:value-type="float" office:value="949.013">
            <text:p>949.01</text:p>
          </table:table-cell>
          <table:table-cell table:number-columns-repeated="2"/>
          <table:table-cell office:value-type="float" office:value="0.0000125893">
            <text:p>0.0000126</text:p>
          </table:table-cell>
          <table:table-cell office:value-type="float" office:value="0.395659">
            <text:p>0.3956590</text:p>
          </table:table-cell>
        </table:table-row>
        <table:table-row table:style-name="ro3">
          <table:table-cell office:value-type="float" office:value="0.0000158489">
            <text:p>1.58E-005</text:p>
          </table:table-cell>
          <table:table-cell office:value-type="float" office:value="5">
            <text:p>5</text:p>
          </table:table-cell>
          <table:table-cell office:value-type="float" office:value="0.397779">
            <text:p>0.4</text:p>
          </table:table-cell>
          <table:table-cell office:value-type="float" office:value="0.0584608">
            <text:p>0.06</text:p>
          </table:table-cell>
          <table:table-cell office:value-type="float" office:value="-0.0532336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66956">
            <text:p>0.01</text:p>
          </table:table-cell>
          <table:table-cell office:value-type="float" office:value="943.955">
            <text:p>943.96</text:p>
          </table:table-cell>
          <table:table-cell table:number-columns-repeated="2"/>
          <table:table-cell office:value-type="float" office:value="0.0000158489">
            <text:p>0.0000158</text:p>
          </table:table-cell>
          <table:table-cell office:value-type="float" office:value="0.397779">
            <text:p>0.3977790</text:p>
          </table:table-cell>
        </table:table-row>
        <table:table-row table:style-name="ro3">
          <table:table-cell office:value-type="float" office:value="0.0000199526">
            <text:p>2.00E-005</text:p>
          </table:table-cell>
          <table:table-cell office:value-type="float" office:value="5">
            <text:p>5</text:p>
          </table:table-cell>
          <table:table-cell office:value-type="float" office:value="0.400454">
            <text:p>0.4</text:p>
          </table:table-cell>
          <table:table-cell office:value-type="float" office:value="0.0574791">
            <text:p>0.06</text:p>
          </table:table-cell>
          <table:table-cell office:value-type="float" office:value="-0.0532324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72783">
            <text:p>0.01</text:p>
          </table:table-cell>
          <table:table-cell office:value-type="float" office:value="937.65">
            <text:p>937.65</text:p>
          </table:table-cell>
          <table:table-cell table:number-columns-repeated="2"/>
          <table:table-cell office:value-type="float" office:value="0.0000199526">
            <text:p>0.0000200</text:p>
          </table:table-cell>
          <table:table-cell office:value-type="float" office:value="0.400454">
            <text:p>0.4004540</text:p>
          </table:table-cell>
        </table:table-row>
        <table:table-row table:style-name="ro3">
          <table:table-cell office:value-type="float" office:value="0.0000251189">
            <text:p>2.51E-005</text:p>
          </table:table-cell>
          <table:table-cell office:value-type="float" office:value="5">
            <text:p>5</text:p>
          </table:table-cell>
          <table:table-cell office:value-type="float" office:value="0.40383">
            <text:p>0.4</text:p>
          </table:table-cell>
          <table:table-cell office:value-type="float" office:value="0.056268">
            <text:p>0.06</text:p>
          </table:table-cell>
          <table:table-cell office:value-type="float" office:value="-0.0532308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80136">
            <text:p>0.01</text:p>
          </table:table-cell>
          <table:table-cell office:value-type="float" office:value="929.811">
            <text:p>929.81</text:p>
          </table:table-cell>
          <table:table-cell table:number-columns-repeated="2"/>
          <table:table-cell office:value-type="float" office:value="0.0000251189">
            <text:p>0.0000251</text:p>
          </table:table-cell>
          <table:table-cell office:value-type="float" office:value="0.40383">
            <text:p>0.4038300</text:p>
          </table:table-cell>
        </table:table-row>
        <table:table-row table:style-name="ro3">
          <table:table-cell office:value-type="float" office:value="0.0000316228">
            <text:p>3.16E-005</text:p>
          </table:table-cell>
          <table:table-cell office:value-type="float" office:value="5">
            <text:p>5</text:p>
          </table:table-cell>
          <table:table-cell office:value-type="float" office:value="0.408094">
            <text:p>0.41</text:p>
          </table:table-cell>
          <table:table-cell office:value-type="float" office:value="0.0547815">
            <text:p>0.05</text:p>
          </table:table-cell>
          <table:table-cell office:value-type="float" office:value="-0.0532288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889423">
            <text:p>0.01</text:p>
          </table:table-cell>
          <table:table-cell office:value-type="float" office:value="920.096">
            <text:p>920.1</text:p>
          </table:table-cell>
          <table:table-cell table:number-columns-repeated="2"/>
          <table:table-cell office:value-type="float" office:value="0.0000316228">
            <text:p>0.0000316</text:p>
          </table:table-cell>
          <table:table-cell office:value-type="float" office:value="0.408094">
            <text:p>0.4080940</text:p>
          </table:table-cell>
        </table:table-row>
        <table:table-row table:style-name="ro3">
          <table:table-cell office:value-type="float" office:value="0.0000398107">
            <text:p>3.98E-005</text:p>
          </table:table-cell>
          <table:table-cell office:value-type="float" office:value="5">
            <text:p>5</text:p>
          </table:table-cell>
          <table:table-cell office:value-type="float" office:value="0.413483">
            <text:p>0.41</text:p>
          </table:table-cell>
          <table:table-cell office:value-type="float" office:value="0.0529689">
            <text:p>0.05</text:p>
          </table:table-cell>
          <table:table-cell office:value-type="float" office:value="-0.0532263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901161">
            <text:p>0.01</text:p>
          </table:table-cell>
          <table:table-cell office:value-type="float" office:value="908.104">
            <text:p>908.1</text:p>
          </table:table-cell>
          <table:table-cell table:number-columns-repeated="2"/>
          <table:table-cell office:value-type="float" office:value="0.0000398107">
            <text:p>0.0000398</text:p>
          </table:table-cell>
          <table:table-cell office:value-type="float" office:value="0.413483">
            <text:p>0.4134830</text:p>
          </table:table-cell>
        </table:table-row>
        <table:table-row table:style-name="ro3">
          <table:table-cell office:value-type="float" office:value="0.0000501187">
            <text:p>5.01E-005</text:p>
          </table:table-cell>
          <table:table-cell office:value-type="float" office:value="5">
            <text:p>5</text:p>
          </table:table-cell>
          <table:table-cell office:value-type="float" office:value="0.4203">
            <text:p>0.42</text:p>
          </table:table-cell>
          <table:table-cell office:value-type="float" office:value="0.0507767">
            <text:p>0.05</text:p>
          </table:table-cell>
          <table:table-cell office:value-type="float" office:value="-0.0532232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916009">
            <text:p>0.01</text:p>
          </table:table-cell>
          <table:table-cell office:value-type="float" office:value="893.375">
            <text:p>893.38</text:p>
          </table:table-cell>
          <table:table-cell table:number-columns-repeated="2"/>
          <table:table-cell office:value-type="float" office:value="0.0000501187">
            <text:p>0.0000501</text:p>
          </table:table-cell>
          <table:table-cell office:value-type="float" office:value="0.4203">
            <text:p>0.4203000</text:p>
          </table:table-cell>
        </table:table-row>
        <table:table-row table:style-name="ro3">
          <table:table-cell office:value-type="float" office:value="0.0000630957">
            <text:p>6.31E-005</text:p>
          </table:table-cell>
          <table:table-cell office:value-type="float" office:value="5">
            <text:p>5</text:p>
          </table:table-cell>
          <table:table-cell office:value-type="float" office:value="0.428931">
            <text:p>0.43</text:p>
          </table:table-cell>
          <table:table-cell office:value-type="float" office:value="0.0481529">
            <text:p>0.05</text:p>
          </table:table-cell>
          <table:table-cell office:value-type="float" office:value="-0.0532193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934809">
            <text:p>0.01</text:p>
          </table:table-cell>
          <table:table-cell office:value-type="float" office:value="875.398">
            <text:p>875.4</text:p>
          </table:table-cell>
          <table:table-cell table:number-columns-repeated="2"/>
          <table:table-cell office:value-type="float" office:value="0.0000630957">
            <text:p>0.0000631</text:p>
          </table:table-cell>
          <table:table-cell office:value-type="float" office:value="0.428931">
            <text:p>0.4289310</text:p>
          </table:table-cell>
        </table:table-row>
        <table:table-row table:style-name="ro3">
          <table:table-cell office:value-type="float" office:value="0.0000794328">
            <text:p>7.94E-005</text:p>
          </table:table-cell>
          <table:table-cell office:value-type="float" office:value="5">
            <text:p>5</text:p>
          </table:table-cell>
          <table:table-cell office:value-type="float" office:value="0.439873">
            <text:p>0.44</text:p>
          </table:table-cell>
          <table:table-cell office:value-type="float" office:value="0.0450528">
            <text:p>0.05</text:p>
          </table:table-cell>
          <table:table-cell office:value-type="float" office:value="-0.0532143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958639">
            <text:p>0.01</text:p>
          </table:table-cell>
          <table:table-cell office:value-type="float" office:value="853.623">
            <text:p>853.62</text:p>
          </table:table-cell>
          <table:table-cell table:number-columns-repeated="2"/>
          <table:table-cell office:value-type="float" office:value="0.0000794328">
            <text:p>0.0000794</text:p>
          </table:table-cell>
          <table:table-cell office:value-type="float" office:value="0.439873">
            <text:p>0.4398730</text:p>
          </table:table-cell>
        </table:table-row>
        <table:table-row table:style-name="ro3">
          <table:table-cell table:style-name="Default" office:value-type="float" office:value="0.0001">
            <text:p>0</text:p>
          </table:table-cell>
          <table:table-cell office:value-type="float" office:value="5">
            <text:p>5</text:p>
          </table:table-cell>
          <table:table-cell office:value-type="float" office:value="0.453758">
            <text:p>0.45</text:p>
          </table:table-cell>
          <table:table-cell office:value-type="float" office:value="0.0414493">
            <text:p>0.04</text:p>
          </table:table-cell>
          <table:table-cell office:value-type="float" office:value="-0.053208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0988881">
            <text:p>0.01</text:p>
          </table:table-cell>
          <table:table-cell office:value-type="float" office:value="827.5">
            <text:p>827.5</text:p>
          </table:table-cell>
          <table:table-cell table:number-columns-repeated="2"/>
          <table:table-cell office:value-type="float" office:value="0.0001">
            <text:p>0.0001000</text:p>
          </table:table-cell>
          <table:table-cell office:value-type="float" office:value="0.453758">
            <text:p>0.4537580</text:p>
          </table:table-cell>
        </table:table-row>
        <table:table-row table:style-name="ro3">
          <table:table-cell table:style-name="Default" office:value-type="float" office:value="0.000125893">
            <text:p>0</text:p>
          </table:table-cell>
          <table:table-cell office:value-type="float" office:value="5">
            <text:p>5</text:p>
          </table:table-cell>
          <table:table-cell office:value-type="float" office:value="0.471402">
            <text:p>0.47</text:p>
          </table:table-cell>
          <table:table-cell office:value-type="float" office:value="0.0373451">
            <text:p>0.04</text:p>
          </table:table-cell>
          <table:table-cell office:value-type="float" office:value="-0.0532001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10273">
            <text:p>0.01</text:p>
          </table:table-cell>
          <table:table-cell office:value-type="float" office:value="796.529">
            <text:p>796.53</text:p>
          </table:table-cell>
          <table:table-cell table:number-columns-repeated="2"/>
          <table:table-cell office:value-type="float" office:value="0.000125893">
            <text:p>0.0001259</text:p>
          </table:table-cell>
          <table:table-cell office:value-type="float" office:value="0.471402">
            <text:p>0.4714020</text:p>
          </table:table-cell>
        </table:table-row>
        <table:table-row table:style-name="ro3">
          <table:table-cell table:style-name="Default" office:value-type="float" office:value="0.000158489">
            <text:p>0</text:p>
          </table:table-cell>
          <table:table-cell office:value-type="float" office:value="5">
            <text:p>5</text:p>
          </table:table-cell>
          <table:table-cell office:value-type="float" office:value="0.493842">
            <text:p>0.49</text:p>
          </table:table-cell>
          <table:table-cell office:value-type="float" office:value="0.0327877">
            <text:p>0.03</text:p>
          </table:table-cell>
          <table:table-cell office:value-type="float" office:value="-0.0531902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107617">
            <text:p>0.01</text:p>
          </table:table-cell>
          <table:table-cell office:value-type="float" office:value="760.335">
            <text:p>760.34</text:p>
          </table:table-cell>
          <table:table-cell table:number-columns-repeated="2"/>
          <table:table-cell office:value-type="float" office:value="0.000158489">
            <text:p>0.0001585</text:p>
          </table:table-cell>
          <table:table-cell office:value-type="float" office:value="0.493842">
            <text:p>0.4938420</text:p>
          </table:table-cell>
        </table:table-row>
        <table:table-row table:style-name="ro3">
          <table:table-cell table:style-name="Default" office:value-type="float" office:value="0.000199526">
            <text:p>0</text:p>
          </table:table-cell>
          <table:table-cell office:value-type="float" office:value="5">
            <text:p>5</text:p>
          </table:table-cell>
          <table:table-cell office:value-type="float" office:value="0.522402">
            <text:p>0.52</text:p>
          </table:table-cell>
          <table:table-cell office:value-type="float" office:value="0.0278846">
            <text:p>0.03</text:p>
          </table:table-cell>
          <table:table-cell office:value-type="float" office:value="-0.0531778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113836">
            <text:p>0.01</text:p>
          </table:table-cell>
          <table:table-cell office:value-type="float" office:value="718.767">
            <text:p>718.77</text:p>
          </table:table-cell>
          <table:table-cell table:number-columns-repeated="2"/>
          <table:table-cell office:value-type="float" office:value="0.000199526">
            <text:p>0.0001995</text:p>
          </table:table-cell>
          <table:table-cell office:value-type="float" office:value="0.522402">
            <text:p>0.5224020</text:p>
          </table:table-cell>
        </table:table-row>
        <table:table-row table:style-name="ro3">
          <table:table-cell table:style-name="Default" office:value-type="float" office:value="0.000251189">
            <text:p>0</text:p>
          </table:table-cell>
          <table:table-cell office:value-type="float" office:value="5">
            <text:p>5</text:p>
          </table:table-cell>
          <table:table-cell office:value-type="float" office:value="0.558745">
            <text:p>0.56</text:p>
          </table:table-cell>
          <table:table-cell office:value-type="float" office:value="0.0228113">
            <text:p>0.02</text:p>
          </table:table-cell>
          <table:table-cell office:value-type="float" office:value="-0.0531621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12175">
            <text:p>0.01</text:p>
          </table:table-cell>
          <table:table-cell office:value-type="float" office:value="672.015">
            <text:p>672.02</text:p>
          </table:table-cell>
          <table:table-cell table:number-columns-repeated="2"/>
          <table:table-cell office:value-type="float" office:value="0.000251189">
            <text:p>0.0002512</text:p>
          </table:table-cell>
          <table:table-cell office:value-type="float" office:value="0.558745">
            <text:p>0.5587450</text:p>
          </table:table-cell>
        </table:table-row>
        <table:table-row table:style-name="ro3">
          <table:table-cell table:style-name="Default" office:value-type="float" office:value="0.000316228">
            <text:p>0</text:p>
          </table:table-cell>
          <table:table-cell office:value-type="float" office:value="5">
            <text:p>5</text:p>
          </table:table-cell>
          <table:table-cell office:value-type="float" office:value="0.604935">
            <text:p>0.6</text:p>
          </table:table-cell>
          <table:table-cell office:value-type="float" office:value="0.017807">
            <text:p>0.02</text:p>
          </table:table-cell>
          <table:table-cell office:value-type="float" office:value="-0.0531423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131806">
            <text:p>0.01</text:p>
          </table:table-cell>
          <table:table-cell office:value-type="float" office:value="620.704">
            <text:p>620.7</text:p>
          </table:table-cell>
          <table:table-cell table:number-columns-repeated="2"/>
          <table:table-cell office:value-type="float" office:value="0.000316228">
            <text:p>0.0003162</text:p>
          </table:table-cell>
          <table:table-cell office:value-type="float" office:value="0.604935">
            <text:p>0.6049350</text:p>
          </table:table-cell>
        </table:table-row>
        <table:table-row table:style-name="ro3">
          <table:table-cell table:style-name="Default" office:value-type="float" office:value="0.000398107">
            <text:p>0</text:p>
          </table:table-cell>
          <table:table-cell office:value-type="float" office:value="5">
            <text:p>5</text:p>
          </table:table-cell>
          <table:table-cell office:value-type="float" office:value="0.663457">
            <text:p>0.66</text:p>
          </table:table-cell>
          <table:table-cell office:value-type="float" office:value="0.0131482">
            <text:p>0.01</text:p>
          </table:table-cell>
          <table:table-cell office:value-type="float" office:value="-0.0531175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144545">
            <text:p>0.01</text:p>
          </table:table-cell>
          <table:table-cell office:value-type="float" office:value="565.953">
            <text:p>565.95</text:p>
          </table:table-cell>
          <table:table-cell table:number-columns-repeated="2"/>
          <table:table-cell office:value-type="float" office:value="0.000398107">
            <text:p>0.0003981</text:p>
          </table:table-cell>
          <table:table-cell office:value-type="float" office:value="0.663457">
            <text:p>0.6634570</text:p>
          </table:table-cell>
        </table:table-row>
        <table:table-row table:style-name="ro3">
          <table:table-cell table:style-name="Default" office:value-type="float" office:value="0.000501187">
            <text:p>0</text:p>
          </table:table-cell>
          <table:table-cell office:value-type="float" office:value="5">
            <text:p>5</text:p>
          </table:table-cell>
          <table:table-cell office:value-type="float" office:value="0.73721">
            <text:p>0.74</text:p>
          </table:table-cell>
          <table:table-cell office:value-type="float" office:value="0.00909982">
            <text:p>0.01</text:p>
          </table:table-cell>
          <table:table-cell office:value-type="float" office:value="-0.0530863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160597">
            <text:p>0.02</text:p>
          </table:table-cell>
          <table:table-cell office:value-type="float" office:value="509.333">
            <text:p>509.33</text:p>
          </table:table-cell>
          <table:table-cell table:number-columns-repeated="2"/>
          <table:table-cell office:value-type="float" office:value="0.000501187">
            <text:p>0.0005012</text:p>
          </table:table-cell>
          <table:table-cell office:value-type="float" office:value="0.73721">
            <text:p>0.7372100</text:p>
          </table:table-cell>
        </table:table-row>
        <table:table-row table:style-name="ro3">
          <table:table-cell table:style-name="Default" office:value-type="float" office:value="0.000630957">
            <text:p>0</text:p>
          </table:table-cell>
          <table:table-cell office:value-type="float" office:value="5">
            <text:p>5</text:p>
          </table:table-cell>
          <table:table-cell office:value-type="float" office:value="0.829424">
            <text:p>0.83</text:p>
          </table:table-cell>
          <table:table-cell office:value-type="float" office:value="0.00585308">
            <text:p>0.01</text:p>
          </table:table-cell>
          <table:table-cell office:value-type="float" office:value="-0.0530471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180661">
            <text:p>0.02</text:p>
          </table:table-cell>
          <table:table-cell office:value-type="float" office:value="452.706">
            <text:p>452.71</text:p>
          </table:table-cell>
          <table:table-cell table:number-columns-repeated="2"/>
          <table:table-cell office:value-type="float" office:value="0.000630957">
            <text:p>0.0006310</text:p>
          </table:table-cell>
          <table:table-cell office:value-type="float" office:value="0.829424">
            <text:p>0.8294240</text:p>
          </table:table-cell>
        </table:table-row>
        <table:table-row table:style-name="ro3">
          <table:table-cell table:style-name="Default" office:value-type="float" office:value="0.000794328">
            <text:p>0</text:p>
          </table:table-cell>
          <table:table-cell office:value-type="float" office:value="5">
            <text:p>5</text:p>
          </table:table-cell>
          <table:table-cell office:value-type="float" office:value="0.943527">
            <text:p>0.94</text:p>
          </table:table-cell>
          <table:table-cell office:value-type="float" office:value="0.00347526">
            <text:p>0</text:p>
          </table:table-cell>
          <table:table-cell office:value-type="float" office:value="-0.0529978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205481">
            <text:p>0.02</text:p>
          </table:table-cell>
          <table:table-cell office:value-type="float" office:value="397.959">
            <text:p>397.96</text:p>
          </table:table-cell>
          <table:table-cell table:number-columns-repeated="2"/>
          <table:table-cell office:value-type="float" office:value="0.000794328">
            <text:p>0.0007943</text:p>
          </table:table-cell>
          <table:table-cell office:value-type="float" office:value="0.943527">
            <text:p>0.9435270</text:p>
          </table:table-cell>
        </table:table-row>
        <table:table-row table:style-name="ro3">
          <table:table-cell table:style-name="Default" office:value-type="float" office:value="0.001">
            <text:p>0</text:p>
          </table:table-cell>
          <table:table-cell office:value-type="float" office:value="5">
            <text:p>5</text:p>
          </table:table-cell>
          <table:table-cell office:value-type="float" office:value="1.08302">
            <text:p>1.08</text:p>
          </table:table-cell>
          <table:table-cell office:value-type="float" office:value="0.00189815">
            <text:p>0</text:p>
          </table:table-cell>
          <table:table-cell office:value-type="float" office:value="-0.052936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235812">
            <text:p>0.02</text:p>
          </table:table-cell>
          <table:table-cell office:value-type="float" office:value="346.701">
            <text:p>346.7</text:p>
          </table:table-cell>
          <table:table-cell table:number-columns-repeated="2"/>
          <table:table-cell office:value-type="float" office:value="0.001">
            <text:p>0.0010000</text:p>
          </table:table-cell>
          <table:table-cell office:value-type="float" office:value="1.08302">
            <text:p>1.0830200</text:p>
          </table:table-cell>
        </table:table-row>
        <table:table-row table:style-name="ro3">
          <table:table-cell table:style-name="Default" office:value-type="float" office:value="0.00125893">
            <text:p>0</text:p>
          </table:table-cell>
          <table:table-cell office:value-type="float" office:value="5">
            <text:p>5</text:p>
          </table:table-cell>
          <table:table-cell office:value-type="float" office:value="1.25147">
            <text:p>1.25</text:p>
          </table:table-cell>
          <table:table-cell office:value-type="float" office:value="0.000955075">
            <text:p>0</text:p>
          </table:table-cell>
          <table:table-cell office:value-type="float" office:value="-0.0528583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272418">
            <text:p>0.03</text:p>
          </table:table-cell>
          <table:table-cell office:value-type="float" office:value="300.036">
            <text:p>300.04</text:p>
          </table:table-cell>
          <table:table-cell table:number-columns-repeated="2"/>
          <table:table-cell office:value-type="float" office:value="0.00125893">
            <text:p>0.0012589</text:p>
          </table:table-cell>
          <table:table-cell office:value-type="float" office:value="1.25147">
            <text:p>1.2514700</text:p>
          </table:table-cell>
        </table:table-row>
        <table:table-row table:style-name="ro3">
          <table:table-cell table:style-name="Default" office:value-type="float" office:value="0.00158489">
            <text:p>0</text:p>
          </table:table-cell>
          <table:table-cell office:value-type="float" office:value="5">
            <text:p>5</text:p>
          </table:table-cell>
          <table:table-cell office:value-type="float" office:value="1.45263">
            <text:p>1.45</text:p>
          </table:table-cell>
          <table:table-cell office:value-type="float" office:value="0.000446212">
            <text:p>0</text:p>
          </table:table-cell>
          <table:table-cell office:value-type="float" office:value="-0.0527608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316103">
            <text:p>0.03</text:p>
          </table:table-cell>
          <table:table-cell office:value-type="float" office:value="258.487">
            <text:p>258.49</text:p>
          </table:table-cell>
          <table:table-cell table:number-columns-repeated="2"/>
          <table:table-cell office:value-type="float" office:value="0.00158489">
            <text:p>0.0015849</text:p>
          </table:table-cell>
          <table:table-cell office:value-type="float" office:value="1.45263">
            <text:p>1.4526300</text:p>
          </table:table-cell>
        </table:table-row>
        <table:table-row table:style-name="ro3">
          <table:table-cell table:style-name="Default" office:value-type="float" office:value="0.00199526">
            <text:p>0</text:p>
          </table:table-cell>
          <table:table-cell office:value-type="float" office:value="5">
            <text:p>5</text:p>
          </table:table-cell>
          <table:table-cell office:value-type="float" office:value="1.69076">
            <text:p>1.69</text:p>
          </table:table-cell>
          <table:table-cell office:value-type="float" office:value="0.000196671">
            <text:p>0</text:p>
          </table:table-cell>
          <table:table-cell office:value-type="float" office:value="-0.0526387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367772">
            <text:p>0.04</text:p>
          </table:table-cell>
          <table:table-cell office:value-type="float" office:value="222.08">
            <text:p>222.08</text:p>
          </table:table-cell>
          <table:table-cell table:number-columns-repeated="2"/>
          <table:table-cell office:value-type="float" office:value="0.00199526">
            <text:p>0.0019953</text:p>
          </table:table-cell>
          <table:table-cell office:value-type="float" office:value="1.69076">
            <text:p>1.6907600</text:p>
          </table:table-cell>
        </table:table-row>
        <table:table-row table:style-name="ro3">
          <table:table-cell table:style-name="Default" office:value-type="float" office:value="0.00251189">
            <text:p>0</text:p>
          </table:table-cell>
          <table:table-cell office:value-type="float" office:value="5">
            <text:p>5</text:p>
          </table:table-cell>
          <table:table-cell office:value-type="float" office:value="1.971">
            <text:p>1.97</text:p>
          </table:table-cell>
          <table:table-cell table:style-name="ce3" office:value-type="float" office:value="0.0000838851">
            <text:p>8.39E-005</text:p>
          </table:table-cell>
          <table:table-cell office:value-type="float" office:value="-0.0524856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428505">
            <text:p>0.04</text:p>
          </table:table-cell>
          <table:table-cell office:value-type="float" office:value="190.505">
            <text:p>190.51</text:p>
          </table:table-cell>
          <table:table-cell table:number-columns-repeated="2"/>
          <table:table-cell office:value-type="float" office:value="0.00251189">
            <text:p>0.0025119</text:p>
          </table:table-cell>
          <table:table-cell office:value-type="float" office:value="1.971">
            <text:p>1.9710000</text:p>
          </table:table-cell>
        </table:table-row>
        <table:table-row table:style-name="ro3">
          <table:table-cell table:style-name="Default" office:value-type="float" office:value="0.00316228">
            <text:p>0</text:p>
          </table:table-cell>
          <table:table-cell office:value-type="float" office:value="5">
            <text:p>5</text:p>
          </table:table-cell>
          <table:table-cell office:value-type="float" office:value="2.29959">
            <text:p>2.3</text:p>
          </table:table-cell>
          <table:table-cell table:style-name="ce3" office:value-type="float" office:value="0.0000359268">
            <text:p>3.59E-005</text:p>
          </table:table-cell>
          <table:table-cell office:value-type="float" office:value="-0.0522942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499616">
            <text:p>0.05</text:p>
          </table:table-cell>
          <table:table-cell office:value-type="float" office:value="163.284">
            <text:p>163.28</text:p>
          </table:table-cell>
          <table:table-cell table:number-columns-repeated="2"/>
          <table:table-cell office:value-type="float" office:value="0.00316228">
            <text:p>0.0031623</text:p>
          </table:table-cell>
          <table:table-cell office:value-type="float" office:value="2.29959">
            <text:p>2.2995900</text:p>
          </table:table-cell>
        </table:table-row>
        <table:table-row table:style-name="ro3">
          <table:table-cell table:style-name="Default" office:value-type="float" office:value="0.00398107">
            <text:p>0</text:p>
          </table:table-cell>
          <table:table-cell office:value-type="float" office:value="5">
            <text:p>5</text:p>
          </table:table-cell>
          <table:table-cell office:value-type="float" office:value="2.68416">
            <text:p>2.68</text:p>
          </table:table-cell>
          <table:table-cell table:style-name="ce3" office:value-type="float" office:value="0.0000162595">
            <text:p>1.63E-005</text:p>
          </table:table-cell>
          <table:table-cell office:value-type="float" office:value="-0.0520549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58269">
            <text:p>0.06</text:p>
          </table:table-cell>
          <table:table-cell office:value-type="float" office:value="139.89">
            <text:p>139.89</text:p>
          </table:table-cell>
          <table:table-cell table:number-columns-repeated="2"/>
          <table:table-cell office:value-type="float" office:value="0.00398107">
            <text:p>0.0039811</text:p>
          </table:table-cell>
          <table:table-cell office:value-type="float" office:value="2.68416">
            <text:p>2.6841600</text:p>
          </table:table-cell>
        </table:table-row>
        <table:table-row table:style-name="ro3">
          <table:table-cell table:style-name="Default" office:value-type="float" office:value="0.00501187">
            <text:p>0.01</text:p>
          </table:table-cell>
          <table:table-cell office:value-type="float" office:value="5">
            <text:p>5</text:p>
          </table:table-cell>
          <table:table-cell office:value-type="float" office:value="3.13387">
            <text:p>3.13</text:p>
          </table:table-cell>
          <table:table-cell table:style-name="ce3" office:value-type="float" office:value="0.00000832732">
            <text:p>8.33E-006</text:p>
          </table:table-cell>
          <table:table-cell office:value-type="float" office:value="-0.0517562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679612">
            <text:p>0.07</text:p>
          </table:table-cell>
          <table:table-cell office:value-type="float" office:value="119.815">
            <text:p>119.82</text:p>
          </table:table-cell>
          <table:table-cell table:number-columns-repeated="2"/>
          <table:table-cell office:value-type="float" office:value="0.00501187">
            <text:p>0.0050119</text:p>
          </table:table-cell>
          <table:table-cell office:value-type="float" office:value="3.13387">
            <text:p>3.1338700</text:p>
          </table:table-cell>
        </table:table-row>
        <table:table-row table:style-name="ro3">
          <table:table-cell table:style-name="Default" office:value-type="float" office:value="0.00630957">
            <text:p>0.01</text:p>
          </table:table-cell>
          <table:table-cell office:value-type="float" office:value="5">
            <text:p>5</text:p>
          </table:table-cell>
          <table:table-cell office:value-type="float" office:value="3.65962">
            <text:p>3.66</text:p>
          </table:table-cell>
          <table:table-cell table:style-name="ce3" office:value-type="float" office:value="0.00000528287">
            <text:p>5.28E-006</text:p>
          </table:table-cell>
          <table:table-cell office:value-type="float" office:value="-0.0513842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792593">
            <text:p>0.08</text:p>
          </table:table-cell>
          <table:table-cell office:value-type="float" office:value="102.602">
            <text:p>102.6</text:p>
          </table:table-cell>
          <table:table-cell table:number-columns-repeated="2"/>
          <table:table-cell office:value-type="float" office:value="0.00630957">
            <text:p>0.0063096</text:p>
          </table:table-cell>
          <table:table-cell office:value-type="float" office:value="3.65962">
            <text:p>3.6596200</text:p>
          </table:table-cell>
        </table:table-row>
        <table:table-row table:style-name="ro3">
          <table:table-cell table:style-name="Default" office:value-type="float" office:value="0.00794328">
            <text:p>0.01</text:p>
          </table:table-cell>
          <table:table-cell office:value-type="float" office:value="5">
            <text:p>5</text:p>
          </table:table-cell>
          <table:table-cell office:value-type="float" office:value="4.27429">
            <text:p>4.27</text:p>
          </table:table-cell>
          <table:table-cell table:style-name="ce3" office:value-type="float" office:value="0.00000467035">
            <text:p>4.67E-006</text:p>
          </table:table-cell>
          <table:table-cell office:value-type="float" office:value="-0.0509215">
            <text:p>-0.05</text:p>
          </table:table-cell>
          <table:table-cell office:value-type="float" office:value="375.485">
            <text:p>375.49</text:p>
          </table:table-cell>
          <table:table-cell office:value-type="float" office:value="0.0924193">
            <text:p>0.09</text:p>
          </table:table-cell>
          <table:table-cell office:value-type="float" office:value="87.8475">
            <text:p>87.85</text:p>
          </table:table-cell>
          <table:table-cell table:number-columns-repeated="2"/>
          <table:table-cell office:value-type="float" office:value="0.00794328">
            <text:p>0.0079433</text:p>
          </table:table-cell>
          <table:table-cell office:value-type="float" office:value="4.27429">
            <text:p>4.27429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12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8">12/18/2008</text:date>, <text:time>00:5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12-03T15:15:31</meta:creation-date>
    <dc:date>2008-12-18T00:54:10</dc:date>
    <meta:editing-cycles>19</meta:editing-cycles>
    <meta:editing-duration>P1DT16H5M38S</meta:editing-duration>
    <meta:user-defined meta:name="Info 1"/>
    <meta:user-defined meta:name="Info 2"/>
    <meta:user-defined meta:name="Info 3"/>
    <meta:user-defined meta:name="Info 4"/>
    <meta:document-statistic meta:table-count="11" meta:cell-count="6965"/>
  </office:meta>
</office:document-meta>
</file>